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oboSAX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page" style:column-width="1cm"/>
    </style:style>
    <style:style style:name="co8" style:family="table-column">
      <style:table-column-properties fo:break-before="auto" style:column-width="2.282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4.013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0.86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eamplatzierung">
      <style:table-properties table:display="true" style:writing-mode="lr-tb"/>
    </style:style>
    <style:style style:name="ta2" style:family="table" style:master-page-name="PageStyle_5f_Spielstände">
      <style:table-properties table:display="true" style:writing-mode="lr-tb"/>
    </style:style>
    <number:number-style style:name="N10000" number:language="de" number:country="DE">
      <number:number number:min-integer-digits="1"/>
    </number:number-style>
    <number:time-style style:name="N10040" number:language="de" number:country="DE">
      <number:hours number:style="long"/>
      <number:text>:</number:text>
      <number:minutes number:style="long"/>
    </number:time-style>
    <style:style style:name="ce33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ffd7d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9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96" style:family="table-cell" style:parent-style-name="Default">
      <style:text-properties fo:font-size="14pt" style:font-size-asian="14pt" style:font-size-complex="14pt"/>
    </style:style>
    <style:style style:name="ce197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fo:background-color="#ffd7d7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03" style:family="table-cell" style:parent-style-name="Default" style:data-style-name="N10040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0040">
      <style:table-cell-properties fo:border-bottom="none" fo:background-color="#ffd7d7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fo:font-size="12pt" style:font-size-asian="12pt" style:font-size-complex="12pt"/>
    </style:style>
    <style:style style:name="ce37" style:family="table-cell" style:parent-style-name="Default" style:data-style-name="N10040">
      <style:table-cell-properties fo:border-bottom="none" fo:background-color="#ffd7d7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fo:font-size="12pt" style:font-size-asian="12pt" style:font-size-complex="12pt"/>
    </style:style>
    <style:style style:name="ce3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fo:background-color="#ffd7d7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0">
      <style:table-cell-properties fo:background-color="#ffd7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 style:data-style-name="N10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49" style:family="table-cell" style:parent-style-name="Default" style:data-style-name="N0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style:text-line-through-style="none" style:text-line-through-type="none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ce50" style:family="table-cell" style:parent-style-name="Default" style:data-style-name="N0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 style:data-style-name="N10000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10000">
      <style:table-cell-properties fo:border-bottom="none" fo:background-color="#ffd7d7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 style:data-style-name="N10000">
      <style:table-cell-properties fo:background-color="#ffd7d7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transparent" style:vertical-align="top"/>
      <style:text-properties fo:font-size="6pt" style:font-size-asian="6pt" style:font-size-complex="6pt"/>
    </style:style>
    <style:style style:name="ce2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0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="none"/>
      <style:text-properties fo:font-size="8pt" fo:font-weight="normal" style:font-size-asian="8pt" style:font-weight-asian="normal" style:font-size-complex="8pt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" style:family="table-cell" style:parent-style-name="Default">
      <style:table-cell-properties style:vertical-align="top"/>
    </style:style>
    <style:style style:name="ce357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transparent" style:vertical-align="top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eeeeee"/>
    </style:style>
    <style:style style:name="ce179" style:family="table-cell" style:parent-style-name="Default">
      <style:table-cell-properties fo:background-color="#eeeeee" style:text-align-source="fix" style:repeat-content="false" fo:border="2.01pt solid #000000" style:rotation-angle="90" style:vertical-align="top"/>
      <style:paragraph-properties fo:text-align="center"/>
    </style:style>
    <style:style style:name="ce180" style:family="table-cell" style:parent-style-name="Default">
      <style:table-cell-properties fo:border-bottom="2.01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81" style:family="table-cell" style:parent-style-name="Default">
      <style:table-cell-properties fo:background-color="#cccccc" style:diagonal-bl-tr="none" style:diagonal-tl-br="none" fo:border="none" style:rotation-align="none"/>
    </style:style>
    <style:style style:name="ce182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/>
    </style:style>
    <style:style style:name="ce183" style:family="table-cell" style:parent-style-name="Default">
      <style:table-cell-properties fo:border-bottom="0.74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84" style:family="table-cell" style:parent-style-name="Default">
      <style:table-cell-properties fo:border-bottom="2.01pt solid #000000" fo:background-color="#eeeeee" style:text-align-source="fix" style:repeat-content="false" fo:border-left="none" fo:border-right="none" fo:border-top="2.01pt solid #000000" style:vertical-align="top"/>
      <style:paragraph-properties fo:text-align="center"/>
    </style:style>
    <style:style style:name="ce185" style:family="table-cell" style:parent-style-name="Default">
      <style:table-cell-properties fo:border-bottom="2.01pt solid #000000" fo:border-left="none" fo:border-right="none" fo:border-top="none"/>
    </style:style>
    <style:style style:name="ce186" style:family="table-cell" style:parent-style-name="Default">
      <style:table-cell-properties fo:background-color="#cccccc"/>
    </style:style>
    <style:style style:name="ce187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2.01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border="2.01pt solid #000000" style:vertical-align="top"/>
      <style:paragraph-properties fo:text-align="center"/>
    </style:style>
    <style:style style:name="ce192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98" style:family="table-cell" style:parent-style-name="Default">
      <style:table-cell-properties fo:background-color="#cccccc" fo:border="none"/>
    </style:style>
    <style:style style:name="ce20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2.01pt solid #000000"/>
      <style:paragraph-properties fo:text-align="center" fo:margin-left="0cm"/>
    </style:style>
    <style:style style:name="ce20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/>
      <style:paragraph-properties fo:text-align="center" fo:margin-left="0cm"/>
    </style:style>
    <style:style style:name="ce210" style:family="table-cell" style:parent-style-name="Default">
      <style:table-cell-properties fo:border-bottom="2.01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/>
      <style:paragraph-properties fo:text-align="center" fo:margin-left="0cm"/>
    </style:style>
    <style:style style:name="ce91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 style:vertical-align="middle"/>
      <style:paragraph-properties fo:text-align="center"/>
    </style:style>
    <style:style style:name="ce214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/>
    </style:style>
    <style:style style:name="ce93" style:family="table-cell" style:parent-style-name="Default">
      <style:table-cell-properties fo:background-color="#eeeeee" style:diagonal-bl-tr="none" style:diagonal-tl-br="none" fo:border="none" style:rotation-align="none"/>
    </style:style>
    <style:style style:name="ce218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19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center"/>
    </style:style>
    <style:style style:name="ce220" style:family="table-cell" style:parent-style-name="Default" style:data-style-name="N0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21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22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/>
    </style:style>
    <style:style style:name="ce102" style:family="table-cell" style:parent-style-name="Default">
      <style:table-cell-properties fo:background-color="#eeeeee" fo:border="none"/>
    </style:style>
    <style:style style:name="ce224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225" style:family="table-cell" style:parent-style-name="Default">
      <style:table-cell-properties fo:border="none"/>
    </style:style>
    <style:style style:name="ce226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227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28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/>
    </style:style>
    <style:style style:name="ce229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/>
    </style:style>
    <style:style style:name="ce230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/>
    </style:style>
    <style:style style:name="ce23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107" style:family="table-cell" style:parent-style-name="Default">
      <style:table-cell-properties fo:background-color="#dddddd"/>
    </style:style>
    <style:style style:name="ce108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none" style:rotation-angle="90" fo:border-top="2.01pt solid #000000" style:vertical-align="top"/>
      <style:paragraph-properties fo:text-align="center"/>
    </style:style>
    <style:style style:name="ce109" style:family="table-cell" style:parent-style-name="Default">
      <style:table-cell-properties fo:border-bottom="2.01pt solid #000000" fo:background-color="#dddddd" style:diagonal-bl-tr="none" style:diagonal-tl-br="none" fo:border-left="2.01pt solid #000000" fo:border-right="0.74pt solid #000000" style:rotation-align="none" fo:border-top="0.74pt solid #000000"/>
    </style:style>
    <style:style style:name="ce110" style:family="table-cell" style:parent-style-name="Default">
      <style:table-cell-properties fo:background-color="#dddddd" style:diagonal-bl-tr="none" style:diagonal-tl-br="none" fo:border="none" style:rotation-align="none"/>
    </style:style>
    <style:style style:name="ce98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/>
      <style:paragraph-properties fo:text-align="center" fo:margin-left="0cm"/>
    </style:style>
    <style:style style:name="ce100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/>
      <style:paragraph-properties fo:text-align="center" fo:margin-left="0cm"/>
    </style:style>
    <style:style style:name="ce113" style:family="table-cell" style:parent-style-name="Default">
      <style:table-cell-properties fo:border-bottom="0.74pt solid #000000" fo:background-color="#dddddd" style:text-align-source="fix" style:repeat-content="false" fo:border-left="2.01pt solid #000000" fo:border-right="0.74pt solid #000000" fo:border-top="2.01pt solid #000000" style:vertical-align="middle"/>
      <style:paragraph-properties fo:text-align="center"/>
    </style:style>
    <style:style style:name="ce114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74pt solid #000000" fo:border-top="0.74pt solid #000000" style:vertical-align="top"/>
      <style:paragraph-properties fo:text-align="center"/>
    </style:style>
    <style:style style:name="ce115" style:family="table-cell" style:parent-style-name="Default" style:data-style-name="N10000">
      <style:table-cell-properties fo:border-bottom="0.74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10000">
      <style:table-cell-properties fo:border-bottom="0.74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10000">
      <style:table-cell-properties fo:border-bottom="2.01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01pt solid #000000" style:vertical-align="top"/>
      <style:paragraph-properties fo:text-align="center"/>
    </style:style>
    <style:style style:name="ce119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0.74pt solid #000000" fo:border-top="0.74pt solid #000000" style:vertical-align="top"/>
      <style:paragraph-properties fo:text-align="center"/>
    </style:style>
    <style:style style:name="ce12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2.01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2" style:family="table-cell" style:parent-style-name="Default">
      <style:table-cell-properties fo:border-bottom="2.01pt solid #000000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124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2.01pt solid #000000" fo:border-top="0.74pt solid #000000" style:vertical-align="top"/>
      <style:paragraph-properties fo:text-align="center"/>
    </style:style>
    <style:style style:name="ce125" style:family="table-cell" style:parent-style-name="Default">
      <style:table-cell-properties fo:background-color="#dddddd" fo:border="none"/>
    </style:style>
    <style:style style:name="ce126" style:family="table-cell" style:parent-style-name="Default">
      <style:table-cell-properties fo:border-bottom="0.74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order-bottom="0.74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order-bottom="2.01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order-bottom="0.74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6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2.01pt solid #000000"/>
      <style:paragraph-properties fo:text-align="center" fo:margin-left="0cm"/>
    </style:style>
    <style:style style:name="ce238" style:family="table-cell" style:parent-style-name="Default">
      <style:table-cell-properties fo:background-color="#dddddd" style:diagonal-bl-tr="none" style:diagonal-tl-br="none" fo:border="0.06pt solid #000000" style:rotation-align="none"/>
    </style:style>
    <style:style style:name="ce132" style:family="table-cell" style:parent-style-name="Default" style:data-style-name="N113">
      <style:table-cell-properties fo:background-color="#dddddd" style:diagonal-bl-tr="none" style:diagonal-tl-br="none" fo:border="none" style:rotation-align="none"/>
      <style:text-properties fo:font-weight="bold" style:font-weight-asian="bold" style:font-weight-complex="bold"/>
    </style:style>
    <style:style style:name="ce174" style:family="table-cell" style:parent-style-name="Default" style:data-style-name="N113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text-properties fo:font-weight="normal" style:font-weight-asian="normal" style:font-weight-complex="normal"/>
    </style:style>
    <style:style style:name="ce176" style:family="table-cell" style:parent-style-name="Default" style:data-style-name="N113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113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ackground-color="#dddddd"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13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139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248" style:family="table-cell" style:parent-style-name="Default">
      <style:table-cell-properties fo:background-color="#dddddd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384" style:family="table-cell" style:parent-style-name="Default">
      <style:table-cell-properties fo:border-bottom="0.06pt solid #000000" fo:background-color="#e8f2a1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142" style:family="table-cell" style:parent-style-name="Default">
      <style:table-cell-properties fo:border-bottom="2.01pt solid #000000" fo:background-color="#dddddd" style:diagonal-bl-tr="none" style:diagonal-tl-br="none" fo:border-left="0.74pt solid #000000" fo:border-right="0.74pt solid #000000" style:rotation-align="none" fo:border-top="0.06pt solid #000000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1.H5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1.H5"/>
    </style:style>
    <style:style style:name="ce145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1.H5"/>
    </style:style>
    <style:style style:name="ce3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2.01pt solid #000000" style:vertical-align="top"/>
      <style:paragraph-properties fo:text-align="center"/>
    </style:style>
    <style:style style:name="ce241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1.H5"/>
    </style:style>
    <style:style style:name="ce148" style:family="table-cell" style:parent-style-name="Default" style:data-style-name="N0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1.H5"/>
    </style:style>
    <style:style style:name="ce149" style:family="table-cell" style:parent-style-name="Default" style:data-style-name="N0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1.H5"/>
    </style:style>
    <style:style style:name="ce390" style:family="table-cell" style:parent-style-name="Default">
      <style:table-cell-properties fo:border-bottom="0.06pt solid #000000" fo:background-color="#ffffd7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51" style:family="table-cell" style:parent-style-name="Default">
      <style:table-cell-properties fo:border-bottom="2.01pt solid #000000" fo:background-color="#dddddd" fo:border-left="2.01pt solid #000000" fo:border-right="0.74pt solid #000000" fo:border-top="0.06pt solid #000000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39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15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393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74pt solid #000000" fo:border-top="2.01pt solid #000000" style:vertical-align="top"/>
      <style:paragraph-properties fo:text-align="center"/>
    </style:style>
    <style:style style:name="ce156" style:family="table-cell" style:parent-style-name="Default">
      <style:table-cell-properties fo:border-bottom="2.01pt solid #000000" fo:background-color="#dddddd" fo:border-left="0.74pt solid #000000" fo:border-right="0.74pt solid #000000" fo:border-top="0.06pt solid #000000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1.G5"/>
    </style:style>
    <style:style style:name="ce159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160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161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1.G5"/>
    </style:style>
    <style:style style:name="ce162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397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164" style:family="table-cell" style:parent-style-name="Default">
      <style:table-cell-properties fo:border-bottom="2.01pt solid #000000" fo:background-color="#dddddd" style:diagonal-bl-tr="none" style:diagonal-tl-br="none" fo:border-left="0.74pt solid #000000" fo:border-right="2.01pt solid #000000" style:rotation-align="none" fo:border-top="0.06pt solid #000000"/>
    </style:style>
    <style:style style:name="ce16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</style:style>
    <style:style style:name="ce16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</style:style>
    <style:style style:name="ce167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</style:style>
    <style:style style:name="ce400" style:family="table-cell" style:parent-style-name="Default">
      <style:table-cell-properties fo:border-bottom="0.06pt solid #000000" fo:background-color="#ffd7d7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401" style:family="table-cell" style:parent-style-name="Default">
      <style:table-cell-properties fo:border-bottom="0.06pt solid #000000" fo:background-color="#999999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402" style:family="table-cell" style:parent-style-name="Default">
      <style:table-cell-properties fo:border-bottom="0.06pt solid #000000" fo:background-color="#dee6ef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04" style:family="table-cell" style:parent-style-name="Default">
      <style:table-cell-properties fo:border-bottom="0.06pt solid #000000" fo:background-color="#e0c2c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73" style:family="table-cell" style:parent-style-name="Default">
      <style:table-cell-properties fo:background-color="#dddddd" fo:border="0.06pt solid #000000"/>
    </style:style>
    <style:style style:name="ce406" style:family="table-cell" style:parent-style-name="Default">
      <style:table-cell-properties fo:border-bottom="0.06pt solid #000000" fo:background-color="#e0c2cd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111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/>
    </style:style>
    <style:style style:name="ce112" style:family="table-cell" style:parent-style-name="Default">
      <style:table-cell-properties fo:border-bottom="0.74pt solid #000000" fo:background-color="#dddddd" style:diagonal-bl-tr="none" style:diagonal-tl-br="none" fo:border-left="2.01pt solid #000000" fo:border-right="0.74pt solid #000000" style:rotation-align="none" fo:border-top="0.74pt solid #000000"/>
    </style:style>
    <style:style style:name="ce271" style:family="table-cell" style:parent-style-name="Default" style:data-style-name="N113">
      <style:table-cell-properties fo:border-bottom="0.74pt solid #000000" fo:background-color="#eeeeee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273" style:family="table-cell" style:parent-style-name="Default" style:data-style-name="N113">
      <style:table-cell-properties fo:background-color="#eeeeee"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274" style:family="table-cell" style:parent-style-name="Default" style:data-style-name="N113">
      <style:table-cell-properties fo:border-bottom="2.01pt solid #000000" fo:background-color="#eeeeee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</style:style>
    <style:style style:name="ce292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9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94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9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2.H5"/>
    </style:style>
    <style:style style:name="ce296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2.H5"/>
    </style:style>
    <style:style style:name="ce297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2.H5"/>
    </style:style>
    <style:style style:name="ce298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2.H5"/>
    </style:style>
    <style:style style:name="ce299" style:family="table-cell" style:parent-style-name="Default" style:data-style-name="N0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2.H5"/>
    </style:style>
    <style:style style:name="ce300" style:family="table-cell" style:parent-style-name="Default" style:data-style-name="N0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2.H5"/>
    </style:style>
    <style:style style:name="ce30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3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5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6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8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9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310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311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312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3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3.H5"/>
    </style:style>
    <style:style style:name="ce314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3.H5"/>
    </style:style>
    <style:style style:name="ce315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3.H5"/>
    </style:style>
    <style:style style:name="ce316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3.H5"/>
    </style:style>
    <style:style style:name="ce317" style:family="table-cell" style:parent-style-name="Default" style:data-style-name="N0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3.H5"/>
    </style:style>
    <style:style style:name="ce318" style:family="table-cell" style:parent-style-name="Default" style:data-style-name="N0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3.H5"/>
    </style:style>
    <style:style style:name="ce3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21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23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3.G5"/>
    </style:style>
    <style:style style:name="ce32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2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26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3.G5"/>
    </style:style>
    <style:style style:name="ce327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2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32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330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3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4.H5"/>
    </style:style>
    <style:style style:name="ce332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4.H5"/>
    </style:style>
    <style:style style:name="ce333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4.H5"/>
    </style:style>
    <style:style style:name="ce334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4.H5"/>
    </style:style>
    <style:style style:name="ce335" style:family="table-cell" style:parent-style-name="Default" style:data-style-name="N0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4.H5"/>
    </style:style>
    <style:style style:name="ce339" style:family="table-cell" style:parent-style-name="Default" style:data-style-name="N0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4.H5"/>
    </style:style>
    <style:style style:name="ce3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42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44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4.G5"/>
    </style:style>
    <style:style style:name="ce346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4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48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4.G5"/>
    </style:style>
    <style:style style:name="ce349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50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351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352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35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5.H5"/>
    </style:style>
    <style:style style:name="ce354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5.H5"/>
    </style:style>
    <style:style style:name="ce358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5.H5"/>
    </style:style>
    <style:style style:name="ce359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Block5.H5"/>
    </style:style>
    <style:style style:name="ce360" style:family="table-cell" style:parent-style-name="Default" style:data-style-name="N0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1" style:base-cell-address="Block5.H5"/>
    </style:style>
    <style:style style:name="ce361" style:family="table-cell" style:parent-style-name="Default" style:data-style-name="N0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Block5.H5"/>
    </style:style>
    <style:style style:name="ce3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6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7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9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5.G5"/>
    </style:style>
    <style:style style:name="ce370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272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ngle="90" style:rotation-align="none" fo:border-top="2.01pt solid #000000" style:vertical-align="middle"/>
      <style:paragraph-properties fo:text-align="center"/>
    </style:style>
    <style:style style:name="ce372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7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74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7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Zusatz.H5"/>
    </style:style>
    <style:style style:name="ce376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1" style:base-cell-address="Zusatz.H5"/>
    </style:style>
    <style:style style:name="ce377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Zusatz.H5"/>
    </style:style>
    <style:style style:name="ce378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1" style:base-cell-address="Zusatz.H5"/>
    </style:style>
    <style:style style:name="ce379" style:family="table-cell" style:parent-style-name="Default" style:data-style-name="N0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1" style:base-cell-address="Zusatz.H5"/>
    </style:style>
    <style:style style:name="ce380" style:family="table-cell" style:parent-style-name="Default" style:data-style-name="N0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1" style:base-cell-address="Zusatz.H5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83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8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86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Zusatz.G5"/>
    </style:style>
    <style:style style:name="ce388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8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91" style:family="table-cell" style:parent-style-name="Default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map style:condition="is-true-formula(#REF!)" style:apply-style-name="ConditionalStyle_5f_49" style:base-cell-address="Zusatz.G5"/>
    </style:style>
    <style:style style:name="ce394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nkte" table:style-name="ta1" table:print-ranges="Punkte.B1:Punkte.N18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chaltfläche 1" form:control-implementation="ooo:com.sun.star.form.component.CommandButton" xml:id="control1" form:id="control1" form:label="Teams sort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Sortieren?language=Basic&amp;location=document" xlink:type="simple"/>
              </office:event-listeners>
            </form:button>
            <form:button form:name="Schaltfläche 2" form:control-implementation="ooo:com.sun.star.form.component.CommandButton" xml:id="control2" form:id="control2" form:label="Init Block 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1?language=Basic&amp;location=document" xlink:type="simple"/>
              </office:event-listeners>
            </form:button>
            <form:button form:name="Schaltfläche 2" form:control-implementation="ooo:com.sun.star.form.component.CommandButton" xml:id="control3" form:id="control3" form:label="Init Block 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2?language=Basic&amp;location=document" xlink:type="simple"/>
              </office:event-listeners>
            </form:button>
            <form:button form:name="Schaltfläche 2" form:control-implementation="ooo:com.sun.star.form.component.CommandButton" xml:id="control4" form:id="control4" form:label="Init Block 3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3?language=Basic&amp;location=document" xlink:type="simple"/>
              </office:event-listeners>
            </form:button>
            <form:button form:name="Schaltfläche 2" form:control-implementation="ooo:com.sun.star.form.component.CommandButton" xml:id="control5" form:id="control5" form:label="Init Block 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4?language=Basic&amp;location=document" xlink:type="simple"/>
              </office:event-listeners>
            </form:button>
            <form:button form:name="Schaltfläche 2" form:control-implementation="ooo:com.sun.star.form.component.CommandButton" xml:id="control6" form:id="control6" form:label="Init Block 5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5?language=Basic&amp;location=document" xlink:type="simple"/>
              </office:event-listeners>
            </form:button>
            <form:button form:name="Schaltfläche 1" form:control-implementation="ooo:com.sun.star.form.component.CommandButton" xml:id="control7" form:id="control7" form:label="Backup &amp; Check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Backup_And_Check?language=Basic&amp;location=document" xlink:type="simple"/>
              </office:event-listeners>
            </form:button>
            <form:button form:name="Schaltfläche 1" form:control-implementation="ooo:com.sun.star.form.component.CommandButton" xml:id="control8" form:id="control8" form:label="Export To Web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Export_To_Web?language=Basic&amp;location=document" xlink:type="simple"/>
              </office:event-listeners>
            </form:button>
          </form:form>
        </office:forms>
        <table:shapes>
          <draw:control draw:z-index="0" draw:text-style-name="P1" svg:width="22.457cm" svg:height="0.801cm" svg:x="0.844cm" svg:y="11.275cm" draw:control="control1"/>
          <draw:control draw:z-index="1" draw:text-style-name="P1" svg:width="2.81cm" svg:height="2.81cm" svg:x="6.537cm" svg:y="12.5cm" draw:control="control2"/>
          <draw:control draw:z-index="2" draw:text-style-name="P1" svg:width="2.813cm" svg:height="2.81cm" svg:x="9.574cm" svg:y="12.5cm" draw:control="control3"/>
          <draw:control draw:z-index="3" draw:text-style-name="P1" svg:width="2.813cm" svg:height="2.81cm" svg:x="12.553cm" svg:y="12.5cm" draw:control="control4"/>
          <draw:control draw:z-index="4" draw:text-style-name="P1" svg:width="2.813cm" svg:height="2.81cm" svg:x="15.57cm" svg:y="12.5cm" draw:control="control5"/>
          <draw:control draw:z-index="5" draw:text-style-name="P1" svg:width="2.813cm" svg:height="2.81cm" svg:x="18.544cm" svg:y="12.5cm" draw:control="control6"/>
          <draw:control draw:z-index="6" draw:text-style-name="P1" svg:width="5.58cm" svg:height="1.266cm" svg:x="0.8cm" svg:y="12.5cm" draw:control="control7"/>
          <draw:control draw:z-index="7" draw:text-style-name="P1" svg:width="5.58cm" svg:height="1.266cm" svg:x="0.8cm" svg:y="14cm" draw:control="control8"/>
        </table:shapes>
        <table:table-column table:style-name="co1" table:default-cell-style-name="ce338"/>
        <table:table-column table:style-name="co2" table:default-cell-style-name="ce338"/>
        <table:table-column table:style-name="co3" table:default-cell-style-name="ce338"/>
        <table:table-column table:style-name="co4" table:number-columns-repeated="10" table:default-cell-style-name="ce345"/>
        <table:table-column table:style-name="co5" table:default-cell-style-name="ce355"/>
        <table:table-column table:style-name="co6" table:number-columns-repeated="4" table:default-cell-style-name="ce355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number-columns-repeated="993" table:default-cell-style-name="Default"/>
        <table:table-row table:style-name="ro1">
          <table:table-cell table:style-name="ce336"/>
          <table:table-cell table:style-name="ce4" table:formula="of:= IF(COUNT([.E2:.E13]) = 0; &quot;StartNr&quot;; &quot;Position&quot;)" office:value-type="string" office:string-value="Position" calcext:value-type="string">
            <text:p>Position</text:p>
          </table:table-cell>
          <table:table-cell table:style-name="ce197" office:value-type="string" calcext:value-type="string">
            <text:p>Team</text:p>
          </table:table-cell>
          <table:table-cell table:style-name="ce23" office:value-type="string" calcext:value-type="string" table:number-columns-spanned="2" table:number-rows-spanned="1">
            <text:p>Spielblock 1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Spielblock 2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Spielblock 3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Spielblock 4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Spielblock 5</text:p>
          </table:table-cell>
          <table:covered-table-cell table:style-name="ce23"/>
          <table:table-cell table:style-name="ce209" office:value-type="string" calcext:value-type="string">
            <text:p>Summe</text:p>
          </table:table-cell>
          <table:table-cell table:style-name="ce28"/>
          <table:table-cell table:style-name="ce58" office:value-type="string" calcext:value-type="string" table:number-columns-spanned="2" table:number-rows-spanned="1">
            <text:p>Sortieren</text:p>
          </table:table-cell>
          <table:covered-table-cell table:style-name="ce58"/>
          <table:table-cell table:style-name="ce33"/>
          <table:table-cell table:style-name="ce36" office:value-type="string" calcext:value-type="string">
            <text:p>StNr</text:p>
          </table:table-cell>
          <table:table-cell table:style-name="ce36"/>
          <table:table-cell table:style-name="ce36" office:value-type="string" calcext:value-type="string">
            <text:p>Block1</text:p>
          </table:table-cell>
          <table:table-cell table:style-name="ce36"/>
          <table:table-cell table:style-name="ce36" office:value-type="string" calcext:value-type="string">
            <text:p>Block2</text:p>
          </table:table-cell>
          <table:table-cell table:style-name="ce36"/>
          <table:table-cell table:style-name="ce36" office:value-type="string" calcext:value-type="string">
            <text:p>Block3</text:p>
          </table:table-cell>
          <table:table-cell table:style-name="ce36"/>
          <table:table-cell table:style-name="ce36" office:value-type="string" calcext:value-type="string">
            <text:p>Block4</text:p>
          </table:table-cell>
          <table:table-cell table:style-name="ce36"/>
          <table:table-cell table:style-name="ce36" office:value-type="string" calcext:value-type="string">
            <text:p>Block5</text:p>
          </table:table-cell>
          <table:table-cell table:style-name="ce36"/>
          <table:table-cell table:style-name="ce36" office:value-type="string" calcext:value-type="string">
            <text:p>Zusatz</text:p>
          </table:table-cell>
          <table:table-cell table:style-name="ce356" table:number-columns-repeated="993"/>
        </table:table-row>
        <table:table-row table:style-name="ro1">
          <table:table-cell table:style-name="ce337" office:value-type="float" office:value="1" calcext:value-type="float">
            <text:p>1</text:p>
          </table:table-cell>
          <table:table-cell table:style-name="ce193" table:formula="of:=IF([.$B$1] = &quot;StartNr&quot;; IF(ISNUMBER(INDIRECT(&quot;S&quot; &amp; ([.$A2] + 1))); INDIRECT(&quot;S&quot; &amp; ([.$A2] + 1)); &quot;&quot;); IF(AND(ISNUMBER(INDIRECT(&quot;N&quot; &amp; ([.$A2] + 1))); INDIRECT(&quot;N&quot; &amp; ([.$A2] + 1)) &gt; 0); [.$A2];&quot;&quot;))" office:value-type="float" office:value="1" calcext:value-type="float">
            <text:p>1</text:p>
          </table:table-cell>
          <table:table-cell table:style-name="ce199" office:value-type="string" calcext:value-type="string">
            <text:p>RoboCop</text:p>
          </table:table-cell>
          <table:table-cell table:style-name="ce203" table:formula="of:= IF(ISNUMBER([.U2]); INDIRECT([.U$14]&amp;&quot;F&quot;&amp;TEXT([.U2] + 4;0));&quot;&quot;)" office:value-type="time" office:time-value="PT09H30M00S" calcext:value-type="time">
            <text:p>09:30</text:p>
          </table:table-cell>
          <table:table-cell table:style-name="ce207" table:formula="of:= IF([.D2] = &quot;&quot;; &quot;&quot;; IF(ISNUMBER(INDIRECT([.U$14]&amp;&quot;G&quot;&amp;TEXT([.U2] + 4;0))); INDIRECT([.U$14]&amp;&quot;G&quot;&amp;TEXT([.U2] + 4;0)); &quot;&quot;))" office:value-type="float" office:value="15" calcext:value-type="float">
            <text:p>15</text:p>
          </table:table-cell>
          <table:table-cell table:style-name="ce203" table:formula="of:= IF(ISNUMBER([.W2]); INDIRECT([.W$14]&amp;&quot;F&quot;&amp;TEXT([.W2] + 4;0));&quot;&quot;)" office:value-type="time" office:time-value="PT10H45M00S" calcext:value-type="time">
            <text:p>10:45</text:p>
          </table:table-cell>
          <table:table-cell table:style-name="ce49" table:formula="of:= IF([.F2] = &quot;&quot;; &quot;&quot;; IF(ISNUMBER(INDIRECT([.W$14]&amp;&quot;G&quot;&amp;TEXT([.W2] + 4;0))); INDIRECT([.W$14]&amp;&quot;G&quot;&amp;TEXT([.W2] + 4;0)); &quot;&quot;))" office:value-type="float" office:value="1" calcext:value-type="float">
            <text:p>1</text:p>
          </table:table-cell>
          <table:table-cell table:style-name="ce203" table:formula="of:= IF(ISNUMBER([.Y2]); INDIRECT([.Y$14]&amp;&quot;F&quot;&amp;TEXT([.Y2] + 4;0));&quot;&quot;)" office:value-type="time" office:time-value="PT11H50M00S" calcext:value-type="time">
            <text:p>11:50</text:p>
          </table:table-cell>
          <table:table-cell table:style-name="ce207" table:formula="of:= IF([.H2] = &quot;&quot;; &quot;&quot;; IF(ISNUMBER(INDIRECT([.Y$14]&amp;&quot;G&quot;&amp;TEXT([.Y2] + 4;0))); INDIRECT([.Y$14]&amp;&quot;G&quot;&amp;TEXT([.Y2] + 4;0)); &quot;&quot;))" office:value-type="float" office:value="20" calcext:value-type="float">
            <text:p>20</text:p>
          </table:table-cell>
          <table:table-cell table:style-name="ce203" table:formula="of:= IF(ISNUMBER([.AA2]); INDIRECT([.AA$14]&amp;&quot;F&quot;&amp;TEXT([.AA2] + 4;0));&quot;&quot;)" office:value-type="time" office:time-value="PT13H00M00S" calcext:value-type="time">
            <text:p>13:00</text:p>
          </table:table-cell>
          <table:table-cell table:style-name="ce50" table:formula="of:= IF([.J2] = &quot;&quot;; &quot;&quot;; IF(ISNUMBER(INDIRECT([.AA$14]&amp;&quot;G&quot;&amp;TEXT([.AA2] + 4;0))); INDIRECT([.AA$14]&amp;&quot;G&quot;&amp;TEXT([.AA2] + 4;0)); &quot;&quot;))" office:value-type="float" office:value="3" calcext:value-type="float">
            <text:p>3</text:p>
          </table:table-cell>
          <table:table-cell table:style-name="ce203" table:formula="of:= IF(ISNUMBER([.AC2]); INDIRECT([.AC$14]&amp;&quot;F&quot;&amp;TEXT([.AC2] + 4;0));&quot;&quot;)" office:value-type="time" office:time-value="PT14H05M00S" calcext:value-type="time">
            <text:p>14:05</text:p>
          </table:table-cell>
          <table:table-cell table:style-name="ce207" table:formula="of:= IF([.L2] = &quot;&quot;; &quot;&quot;; IF(ISNUMBER(INDIRECT([.AC$14]&amp;&quot;G&quot;&amp;TEXT([.AC2] + 4;0))); INDIRECT([.AC$14]&amp;&quot;G&quot;&amp;TEXT([.AC2] + 4;0)); &quot;&quot;))" office:value-type="float" office:value="30" calcext:value-type="float">
            <text:p>30</text:p>
          </table:table-cell>
          <table:table-cell table:style-name="ce211" table:formula="of:= IF(COUNT([.E2];[.G2];[.I2];[.K2];[.M2]) &gt; 0; SUM([.E2];[.G2];[.I2];[.K2];[.M2]) - IF(COUNT([.E2];[.G2];[.I2];[.K2];[.M2]) &gt; 3; MIN([.E2];[.G2];[.I2];[.K2];[.M2]); 0) - IF(COUNT([.E2];[.G2];[.I2];[.K2];[.M2]) = 5; QUARTILE([.E2]~[.G2]~[.I2]~[.K2]~[.M2];1); 0); &quot;&quot;)" office:value-type="float" office:value="65" calcext:value-type="float">
            <text:p>65</text:p>
          </table:table-cell>
          <table:table-cell table:style-name="ce211"/>
          <table:table-cell table:style-name="ce30" table:formula="of:= IF(ISNUMBER([.N2]); [.N2]; 0)" office:value-type="float" office:value="65" calcext:value-type="float">
            <text:p>65</text:p>
          </table:table-cell>
          <table:table-cell table:style-name="ce215" table:formula="of:= IF(ISNUMBER([.S2]); [.S2]; IF([.S2] = &quot;-&quot;; 50; 99))" office:value-type="float" office:value="1" calcext:value-type="float">
            <text:p>1</text:p>
          </table:table-cell>
          <table:table-cell table:style-name="ce34"/>
          <table:table-cell table:style-name="ce215" table:formula="of:= IF(ISNUMBER(MATCH([.C2];[$Startnummer.$B$5:.$B$16];0)); VLOOKUP([.C2];[$Startnummer.$B$5:.$C$16];2;FALSE()); &quot;-&quot;)" office:value-type="float" office:value="1" calcext:value-type="float">
            <text:p>1</text:p>
          </table:table-cell>
          <table:table-cell table:style-name="ce217"/>
          <table:table-cell table:style-name="ce215" table:formula="of:= IF(ISNUMBER(MATCH([.$C2];INDIRECT([.U$14]&amp;&quot;D5:D16&quot;);0)); MATCH([.$C2];INDIRECT([.U$14]&amp;&quot;D5:D16&quot;);0); &quot;-&quot;)" office:value-type="float" office:value="1" calcext:value-type="float">
            <text:p>1</text:p>
          </table:table-cell>
          <table:table-cell table:style-name="ce217"/>
          <table:table-cell table:style-name="ce215" table:formula="of:= IF(ISNUMBER(MATCH([.$C2];INDIRECT([.W$14]&amp;&quot;D5:D16&quot;);0)); MATCH([.$C2];INDIRECT([.W$14]&amp;&quot;D5:D16&quot;);0); &quot;-&quot;)" office:value-type="float" office:value="1" calcext:value-type="float">
            <text:p>1</text:p>
          </table:table-cell>
          <table:table-cell table:style-name="ce217"/>
          <table:table-cell table:style-name="ce215" table:formula="of:= IF(ISNUMBER(MATCH([.$C2];INDIRECT([.Y$14]&amp;&quot;D5:D16&quot;);0)); MATCH([.$C2];INDIRECT([.Y$14]&amp;&quot;D5:D16&quot;);0); &quot;-&quot;)" office:value-type="float" office:value="10" calcext:value-type="float">
            <text:p>10</text:p>
          </table:table-cell>
          <table:table-cell table:style-name="ce217"/>
          <table:table-cell table:style-name="ce215" table:formula="of:= IF(ISNUMBER(MATCH([.$C2];INDIRECT([.AA$14]&amp;&quot;D5:D16&quot;);0)); MATCH([.$C2];INDIRECT([.AA$14]&amp;&quot;D5:D16&quot;);0); &quot;-&quot;)" office:value-type="float" office:value="1" calcext:value-type="float">
            <text:p>1</text:p>
          </table:table-cell>
          <table:table-cell table:style-name="ce217"/>
          <table:table-cell table:style-name="ce41" table:formula="of:= IF(ISNUMBER(MATCH([.$C2];INDIRECT([.AC$14]&amp;&quot;D5:D16&quot;);0)); MATCH([.$C2];INDIRECT([.AC$14]&amp;&quot;D5:D16&quot;);0); &quot;-&quot;)" office:value-type="float" office:value="10" calcext:value-type="float">
            <text:p>10</text:p>
          </table:table-cell>
          <table:table-cell table:style-name="ce217"/>
          <table:table-cell table:style-name="ce41" table:formula="of:= IF(ISNUMBER(MATCH([.$C2];INDIRECT([.AE$14]&amp;&quot;D5:D16&quot;);0)); MATCH([.$C2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2" calcext:value-type="float">
            <text:p>2</text:p>
          </table:table-cell>
          <table:table-cell table:style-name="ce9" table:formula="of:=IF([.$B$1]=&quot;StartNr&quot;; IF(ISNUMBER(INDIRECT(&quot;S&quot; &amp; ([.$A3] + 1))); INDIRECT(&quot;S&quot; &amp; ([.$A3] + 1)); &quot;&quot;); IF(INDIRECT(&quot;N&quot; &amp; ([.$A3]+1))=INDIRECT(&quot;N&quot; &amp; [.$A3]);[.$B2]; IF(AND(ISNUMBER(INDIRECT(&quot;N&quot; &amp; ([.$A3] + 1))); INDIRECT(&quot;N&quot; &amp; ([.$A3] + 1)) &gt; 0); [.$A3];&quot;&quot;)))" office:value-type="float" office:value="2" calcext:value-type="float">
            <text:p>2</text:p>
          </table:table-cell>
          <table:table-cell table:style-name="ce199" office:value-type="string" calcext:value-type="string">
            <text:p>Kepler mBot 2 </text:p>
          </table:table-cell>
          <table:table-cell table:style-name="ce203" table:formula="of:= IF(ISNUMBER([.U3]); INDIRECT([.U$14]&amp;&quot;F&quot;&amp;TEXT([.U3] + 4;0));&quot;&quot;)" office:value-type="time" office:time-value="PT09H35M00S" calcext:value-type="time">
            <text:p>09:35</text:p>
          </table:table-cell>
          <table:table-cell table:style-name="ce207" table:formula="of:= IF([.D3] = &quot;&quot;; &quot;&quot;; IF(ISNUMBER(INDIRECT([.U$14]&amp;&quot;G&quot;&amp;TEXT([.U3] + 4;0))); INDIRECT([.U$14]&amp;&quot;G&quot;&amp;TEXT([.U3] + 4;0)); &quot;&quot;))" office:value-type="float" office:value="15" calcext:value-type="float">
            <text:p>15</text:p>
          </table:table-cell>
          <table:table-cell table:style-name="ce203" table:formula="of:= IF(ISNUMBER([.W3]); INDIRECT([.W$14]&amp;&quot;F&quot;&amp;TEXT([.W3] + 4;0));&quot;&quot;)" office:value-type="time" office:time-value="PT10H45M00S" calcext:value-type="time">
            <text:p>10:45</text:p>
          </table:table-cell>
          <table:table-cell table:style-name="ce50" table:formula="of:= IF([.F3] = &quot;&quot;; &quot;&quot;; IF(ISNUMBER(INDIRECT([.W$14]&amp;&quot;G&quot;&amp;TEXT([.W3] + 4;0))); INDIRECT([.W$14]&amp;&quot;G&quot;&amp;TEXT([.W3] + 4;0)); &quot;&quot;))" office:value-type="float" office:value="2" calcext:value-type="float">
            <text:p>2</text:p>
          </table:table-cell>
          <table:table-cell table:style-name="ce203" table:formula="of:= IF(ISNUMBER([.Y3]); INDIRECT([.Y$14]&amp;&quot;F&quot;&amp;TEXT([.Y3] + 4;0));&quot;&quot;)" office:value-type="time" office:time-value="PT11H50M00S" calcext:value-type="time">
            <text:p>11:50</text:p>
          </table:table-cell>
          <table:table-cell table:style-name="ce207" table:formula="of:= IF([.H3] = &quot;&quot;; &quot;&quot;; IF(ISNUMBER(INDIRECT([.Y$14]&amp;&quot;G&quot;&amp;TEXT([.Y3] + 4;0))); INDIRECT([.Y$14]&amp;&quot;G&quot;&amp;TEXT([.Y3] + 4;0)); &quot;&quot;))" office:value-type="float" office:value="18" calcext:value-type="float">
            <text:p>18</text:p>
          </table:table-cell>
          <table:table-cell table:style-name="ce203" table:formula="of:= IF(ISNUMBER([.AA3]); INDIRECT([.AA$14]&amp;&quot;F&quot;&amp;TEXT([.AA3] + 4;0));&quot;&quot;)" office:value-type="time" office:time-value="PT13H00M00S" calcext:value-type="time">
            <text:p>13:00</text:p>
          </table:table-cell>
          <table:table-cell table:style-name="ce50" table:formula="of:= IF([.J3] = &quot;&quot;; &quot;&quot;; IF(ISNUMBER(INDIRECT([.AA$14]&amp;&quot;G&quot;&amp;TEXT([.AA3] + 4;0))); INDIRECT([.AA$14]&amp;&quot;G&quot;&amp;TEXT([.AA3] + 4;0)); &quot;&quot;))" office:value-type="float" office:value="6" calcext:value-type="float">
            <text:p>6</text:p>
          </table:table-cell>
          <table:table-cell table:style-name="ce203" table:formula="of:= IF(ISNUMBER([.AC3]); INDIRECT([.AC$14]&amp;&quot;F&quot;&amp;TEXT([.AC3] + 4;0));&quot;&quot;)" office:value-type="time" office:time-value="PT14H05M00S" calcext:value-type="time">
            <text:p>14:05</text:p>
          </table:table-cell>
          <table:table-cell table:style-name="ce207" table:formula="of:= IF([.L3] = &quot;&quot;; &quot;&quot;; IF(ISNUMBER(INDIRECT([.AC$14]&amp;&quot;G&quot;&amp;TEXT([.AC3] + 4;0))); INDIRECT([.AC$14]&amp;&quot;G&quot;&amp;TEXT([.AC3] + 4;0)); &quot;&quot;))" office:value-type="float" office:value="27" calcext:value-type="float">
            <text:p>27</text:p>
          </table:table-cell>
          <table:table-cell table:style-name="ce211" table:formula="of:= IF(COUNT([.E3];[.G3];[.I3];[.K3];[.M3]) &gt; 0; SUM([.E3];[.G3];[.I3];[.K3];[.M3]) - IF(COUNT([.E3];[.G3];[.I3];[.K3];[.M3]) &gt; 3; MIN([.E3];[.G3];[.I3];[.K3];[.M3]); 0) - IF(COUNT([.E3];[.G3];[.I3];[.K3];[.M3]) = 5; QUARTILE([.E3]~[.G3]~[.I3]~[.K3]~[.M3];1); 0); &quot;&quot;)" office:value-type="float" office:value="60" calcext:value-type="float">
            <text:p>60</text:p>
          </table:table-cell>
          <table:table-cell table:style-name="ce211"/>
          <table:table-cell table:style-name="ce30" table:formula="of:= IF(ISNUMBER([.N3]); [.N3]; 0)" office:value-type="float" office:value="60" calcext:value-type="float">
            <text:p>60</text:p>
          </table:table-cell>
          <table:table-cell table:style-name="ce215" table:formula="of:= IF(ISNUMBER([.S3]); [.S3]; IF([.S3] = &quot;-&quot;; 50; 99))" office:value-type="float" office:value="2" calcext:value-type="float">
            <text:p>2</text:p>
          </table:table-cell>
          <table:table-cell table:style-name="ce34"/>
          <table:table-cell table:style-name="ce215" table:formula="of:= IF(ISNUMBER(MATCH([.C3];[$Startnummer.$B$5:.$B$16];0)); VLOOKUP([.C3];[$Startnummer.$B$5:.$C$16];2;FALSE()); &quot;-&quot;)" office:value-type="float" office:value="2" calcext:value-type="float">
            <text:p>2</text:p>
          </table:table-cell>
          <table:table-cell table:style-name="ce217"/>
          <table:table-cell table:style-name="ce215" table:formula="of:= IF(ISNUMBER(MATCH([.$C3];INDIRECT([.U$14]&amp;&quot;D5:D16&quot;);0)); MATCH([.$C3];INDIRECT([.U$14]&amp;&quot;D5:D16&quot;);0); &quot;-&quot;)" office:value-type="float" office:value="2" calcext:value-type="float">
            <text:p>2</text:p>
          </table:table-cell>
          <table:table-cell table:style-name="ce217"/>
          <table:table-cell table:style-name="ce215" table:formula="of:= IF(ISNUMBER(MATCH([.$C3];INDIRECT([.W$14]&amp;&quot;D5:D16&quot;);0)); MATCH([.$C3];INDIRECT([.W$14]&amp;&quot;D5:D16&quot;);0); &quot;-&quot;)" office:value-type="float" office:value="2" calcext:value-type="float">
            <text:p>2</text:p>
          </table:table-cell>
          <table:table-cell table:style-name="ce217"/>
          <table:table-cell table:style-name="ce215" table:formula="of:= IF(ISNUMBER(MATCH([.$C3];INDIRECT([.Y$14]&amp;&quot;D5:D16&quot;);0)); MATCH([.$C3];INDIRECT([.Y$14]&amp;&quot;D5:D16&quot;);0); &quot;-&quot;)" office:value-type="float" office:value="9" calcext:value-type="float">
            <text:p>9</text:p>
          </table:table-cell>
          <table:table-cell table:style-name="ce217"/>
          <table:table-cell table:style-name="ce215" table:formula="of:= IF(ISNUMBER(MATCH([.$C3];INDIRECT([.AA$14]&amp;&quot;D5:D16&quot;);0)); MATCH([.$C3];INDIRECT([.AA$14]&amp;&quot;D5:D16&quot;);0); &quot;-&quot;)" office:value-type="float" office:value="2" calcext:value-type="float">
            <text:p>2</text:p>
          </table:table-cell>
          <table:table-cell table:style-name="ce217"/>
          <table:table-cell table:style-name="ce41" table:formula="of:= IF(ISNUMBER(MATCH([.$C3];INDIRECT([.AC$14]&amp;&quot;D5:D16&quot;);0)); MATCH([.$C3];INDIRECT([.AC$14]&amp;&quot;D5:D16&quot;);0); &quot;-&quot;)" office:value-type="float" office:value="9" calcext:value-type="float">
            <text:p>9</text:p>
          </table:table-cell>
          <table:table-cell table:style-name="ce217"/>
          <table:table-cell table:style-name="ce41" table:formula="of:= IF(ISNUMBER(MATCH([.$C3];INDIRECT([.AE$14]&amp;&quot;D5:D16&quot;);0)); MATCH([.$C3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99" office:value-type="string" calcext:value-type="string">
            <text:p>DaTiFen Bots </text:p>
          </table:table-cell>
          <table:table-cell table:style-name="ce203" table:formula="of:= IF(ISNUMBER([.U4]); INDIRECT([.U$14]&amp;&quot;F&quot;&amp;TEXT([.U4] + 4;0));&quot;&quot;)" office:value-type="time" office:time-value="PT09H40M00S" calcext:value-type="time">
            <text:p>09:40</text:p>
          </table:table-cell>
          <table:table-cell table:style-name="ce207" table:formula="of:= IF([.D4] = &quot;&quot;; &quot;&quot;; IF(ISNUMBER(INDIRECT([.U$14]&amp;&quot;G&quot;&amp;TEXT([.U4] + 4;0))); INDIRECT([.U$14]&amp;&quot;G&quot;&amp;TEXT([.U4] + 4;0)); &quot;&quot;))" office:value-type="float" office:value="15" calcext:value-type="float">
            <text:p>15</text:p>
          </table:table-cell>
          <table:table-cell table:style-name="ce203" table:formula="of:= IF(ISNUMBER([.W4]); INDIRECT([.W$14]&amp;&quot;F&quot;&amp;TEXT([.W4] + 4;0));&quot;&quot;)" office:value-type="time" office:time-value="PT10H50M00S" calcext:value-type="time">
            <text:p>10:50</text:p>
          </table:table-cell>
          <table:table-cell table:style-name="ce50" table:formula="of:= IF([.F4] = &quot;&quot;; &quot;&quot;; IF(ISNUMBER(INDIRECT([.W$14]&amp;&quot;G&quot;&amp;TEXT([.W4] + 4;0))); INDIRECT([.W$14]&amp;&quot;G&quot;&amp;TEXT([.W4] + 4;0)); &quot;&quot;))" office:value-type="float" office:value="3" calcext:value-type="float">
            <text:p>3</text:p>
          </table:table-cell>
          <table:table-cell table:style-name="ce203" table:formula="of:= IF(ISNUMBER([.Y4]); INDIRECT([.Y$14]&amp;&quot;F&quot;&amp;TEXT([.Y4] + 4;0));&quot;&quot;)" office:value-type="time" office:time-value="PT11H45M00S" calcext:value-type="time">
            <text:p>11:45</text:p>
          </table:table-cell>
          <table:table-cell table:style-name="ce207" table:formula="of:= IF([.H4] = &quot;&quot;; &quot;&quot;; IF(ISNUMBER(INDIRECT([.Y$14]&amp;&quot;G&quot;&amp;TEXT([.Y4] + 4;0))); INDIRECT([.Y$14]&amp;&quot;G&quot;&amp;TEXT([.Y4] + 4;0)); &quot;&quot;))" office:value-type="float" office:value="16" calcext:value-type="float">
            <text:p>16</text:p>
          </table:table-cell>
          <table:table-cell table:style-name="ce203" table:formula="of:= IF(ISNUMBER([.AA4]); INDIRECT([.AA$14]&amp;&quot;F&quot;&amp;TEXT([.AA4] + 4;0));&quot;&quot;)" office:value-type="time" office:time-value="PT13H05M00S" calcext:value-type="time">
            <text:p>13:05</text:p>
          </table:table-cell>
          <table:table-cell table:style-name="ce50" table:formula="of:= IF([.J4] = &quot;&quot;; &quot;&quot;; IF(ISNUMBER(INDIRECT([.AA$14]&amp;&quot;G&quot;&amp;TEXT([.AA4] + 4;0))); INDIRECT([.AA$14]&amp;&quot;G&quot;&amp;TEXT([.AA4] + 4;0)); &quot;&quot;))" office:value-type="float" office:value="9" calcext:value-type="float">
            <text:p>9</text:p>
          </table:table-cell>
          <table:table-cell table:style-name="ce203" table:formula="of:= IF(ISNUMBER([.AC4]); INDIRECT([.AC$14]&amp;&quot;F&quot;&amp;TEXT([.AC4] + 4;0));&quot;&quot;)" office:value-type="time" office:time-value="PT14H00M00S" calcext:value-type="time">
            <text:p>14:00</text:p>
          </table:table-cell>
          <table:table-cell table:style-name="ce207" table:formula="of:= IF([.L4] = &quot;&quot;; &quot;&quot;; IF(ISNUMBER(INDIRECT([.AC$14]&amp;&quot;G&quot;&amp;TEXT([.AC4] + 4;0))); INDIRECT([.AC$14]&amp;&quot;G&quot;&amp;TEXT([.AC4] + 4;0)); &quot;&quot;))" office:value-type="float" office:value="24" calcext:value-type="float">
            <text:p>24</text:p>
          </table:table-cell>
          <table:table-cell table:style-name="ce54" table:formula="of:= IF(COUNT([.E4];[.G4];[.I4];[.K4];[.M4]) &gt; 0; SUM([.E4];[.G4];[.I4];[.K4];[.M4]) - IF(COUNT([.E4];[.G4];[.I4];[.K4];[.M4]) &gt; 3; MIN([.E4];[.G4];[.I4];[.K4];[.M4]); 0) - IF(COUNT([.E4];[.G4];[.I4];[.K4];[.M4]) = 5; QUARTILE([.E4]~[.G4]~[.I4]~[.K4]~[.M4];1); 0); &quot;&quot;) &amp; &quot;+&quot;" office:value-type="string" office:string-value="55+" calcext:value-type="string">
            <text:p>55+</text:p>
          </table:table-cell>
          <table:table-cell table:style-name="ce211"/>
          <table:table-cell table:style-name="ce60" office:value-type="float" office:value="55.5" calcext:value-type="float">
            <text:p>55,5</text:p>
          </table:table-cell>
          <table:table-cell table:style-name="ce215" table:formula="of:= IF(ISNUMBER([.S4]); [.S4]; IF([.S4] = &quot;-&quot;; 50; 99))" office:value-type="float" office:value="3" calcext:value-type="float">
            <text:p>3</text:p>
          </table:table-cell>
          <table:table-cell table:style-name="ce34"/>
          <table:table-cell table:style-name="ce215" table:formula="of:= IF(ISNUMBER(MATCH([.C4];[$Startnummer.$B$5:.$B$16];0)); VLOOKUP([.C4];[$Startnummer.$B$5:.$C$16];2;FALSE()); &quot;-&quot;)" office:value-type="float" office:value="3" calcext:value-type="float">
            <text:p>3</text:p>
          </table:table-cell>
          <table:table-cell table:style-name="ce217"/>
          <table:table-cell table:style-name="ce215" table:formula="of:= IF(ISNUMBER(MATCH([.$C4];INDIRECT([.U$14]&amp;&quot;D5:D16&quot;);0)); MATCH([.$C4];INDIRECT([.U$14]&amp;&quot;D5:D16&quot;);0); &quot;-&quot;)" office:value-type="float" office:value="3" calcext:value-type="float">
            <text:p>3</text:p>
          </table:table-cell>
          <table:table-cell table:style-name="ce217"/>
          <table:table-cell table:style-name="ce215" table:formula="of:= IF(ISNUMBER(MATCH([.$C4];INDIRECT([.W$14]&amp;&quot;D5:D16&quot;);0)); MATCH([.$C4];INDIRECT([.W$14]&amp;&quot;D5:D16&quot;);0); &quot;-&quot;)" office:value-type="float" office:value="3" calcext:value-type="float">
            <text:p>3</text:p>
          </table:table-cell>
          <table:table-cell table:style-name="ce217"/>
          <table:table-cell table:style-name="ce215" table:formula="of:= IF(ISNUMBER(MATCH([.$C4];INDIRECT([.Y$14]&amp;&quot;D5:D16&quot;);0)); MATCH([.$C4];INDIRECT([.Y$14]&amp;&quot;D5:D16&quot;);0); &quot;-&quot;)" office:value-type="float" office:value="8" calcext:value-type="float">
            <text:p>8</text:p>
          </table:table-cell>
          <table:table-cell table:style-name="ce217"/>
          <table:table-cell table:style-name="ce215" table:formula="of:= IF(ISNUMBER(MATCH([.$C4];INDIRECT([.AA$14]&amp;&quot;D5:D16&quot;);0)); MATCH([.$C4];INDIRECT([.AA$14]&amp;&quot;D5:D16&quot;);0); &quot;-&quot;)" office:value-type="float" office:value="3" calcext:value-type="float">
            <text:p>3</text:p>
          </table:table-cell>
          <table:table-cell table:style-name="ce217"/>
          <table:table-cell table:style-name="ce41" table:formula="of:= IF(ISNUMBER(MATCH([.$C4];INDIRECT([.AC$14]&amp;&quot;D5:D16&quot;);0)); MATCH([.$C4];INDIRECT([.AC$14]&amp;&quot;D5:D16&quot;);0); &quot;-&quot;)" office:value-type="float" office:value="8" calcext:value-type="float">
            <text:p>8</text:p>
          </table:table-cell>
          <table:table-cell table:style-name="ce217"/>
          <table:table-cell table:style-name="ce41" table:formula="of:= IF(ISNUMBER(MATCH([.$C4];INDIRECT([.AE$14]&amp;&quot;D5:D16&quot;);0)); MATCH([.$C4];INDIRECT([.AE$14]&amp;&quot;D5:D16&quot;);0); &quot;-&quot;)" office:value-type="float" office:value="1" calcext:value-type="float">
            <text:p>1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4" calcext:value-type="float">
            <text:p>4</text:p>
          </table:table-cell>
          <table:table-cell table:style-name="ce9" table:formula="of:=IF([.$B$1]=&quot;StartNr&quot;; IF(ISNUMBER(INDIRECT(&quot;S&quot; &amp; ([.$A5] + 1))); INDIRECT(&quot;S&quot; &amp; ([.$A5] + 1)); &quot;&quot;); IF(INDIRECT(&quot;N&quot; &amp; ([.$A5]+1))=INDIRECT(&quot;N&quot; &amp; [.$A5]);[.$B4]; IF(AND(ISNUMBER(INDIRECT(&quot;N&quot; &amp; ([.$A5] + 1))); INDIRECT(&quot;N&quot; &amp; ([.$A5] + 1)) &gt; 0); [.$A5];&quot;&quot;)))" office:value-type="float" office:value="4" calcext:value-type="float">
            <text:p>4</text:p>
          </table:table-cell>
          <table:table-cell table:style-name="ce199" office:value-type="string" calcext:value-type="string">
            <text:p>RoboKids 1 </text:p>
          </table:table-cell>
          <table:table-cell table:style-name="ce203" table:formula="of:= IF(ISNUMBER([.U5]); INDIRECT([.U$14]&amp;&quot;F&quot;&amp;TEXT([.U5] + 4;0));&quot;&quot;)" office:value-type="time" office:time-value="PT10H15M00S" calcext:value-type="time">
            <text:p>10:15</text:p>
          </table:table-cell>
          <table:table-cell table:style-name="ce207" table:formula="of:= IF([.D5] = &quot;&quot;; &quot;&quot;; IF(ISNUMBER(INDIRECT([.U$14]&amp;&quot;G&quot;&amp;TEXT([.U5] + 4;0))); INDIRECT([.U$14]&amp;&quot;G&quot;&amp;TEXT([.U5] + 4;0)); &quot;&quot;))" office:value-type="float" office:value="15" calcext:value-type="float">
            <text:p>15</text:p>
          </table:table-cell>
          <table:table-cell table:style-name="ce203" table:formula="of:= IF(ISNUMBER([.W5]); INDIRECT([.W$14]&amp;&quot;F&quot;&amp;TEXT([.W5] + 4;0));&quot;&quot;)" office:value-type="time" office:time-value="PT11H05M00S" calcext:value-type="time">
            <text:p>11:05</text:p>
          </table:table-cell>
          <table:table-cell table:style-name="ce207" table:formula="of:= IF([.F5] = &quot;&quot;; &quot;&quot;; IF(ISNUMBER(INDIRECT([.W$14]&amp;&quot;G&quot;&amp;TEXT([.W5] + 4;0))); INDIRECT([.W$14]&amp;&quot;G&quot;&amp;TEXT([.W5] + 4;0)); &quot;&quot;))" office:value-type="float" office:value="10" calcext:value-type="float">
            <text:p>10</text:p>
          </table:table-cell>
          <table:table-cell table:style-name="ce203" table:formula="of:= IF(ISNUMBER([.Y5]); INDIRECT([.Y$14]&amp;&quot;F&quot;&amp;TEXT([.Y5] + 4;0));&quot;&quot;)" office:value-type="time" office:time-value="PT11H30M00S" calcext:value-type="time">
            <text:p>11:30</text:p>
          </table:table-cell>
          <table:table-cell table:style-name="ce50" table:formula="of:= IF([.H5] = &quot;&quot;; &quot;&quot;; IF(ISNUMBER(INDIRECT([.Y$14]&amp;&quot;G&quot;&amp;TEXT([.Y5] + 4;0))); INDIRECT([.Y$14]&amp;&quot;G&quot;&amp;TEXT([.Y5] + 4;0)); &quot;&quot;))" office:value-type="float" office:value="2" calcext:value-type="float">
            <text:p>2</text:p>
          </table:table-cell>
          <table:table-cell table:style-name="ce203" table:formula="of:= IF(ISNUMBER([.AA5]); INDIRECT([.AA$14]&amp;&quot;F&quot;&amp;TEXT([.AA5] + 4;0));&quot;&quot;)" office:value-type="time" office:time-value="PT13H20M00S" calcext:value-type="time">
            <text:p>13:20</text:p>
          </table:table-cell>
          <table:table-cell table:style-name="ce207" table:formula="of:= IF([.J5] = &quot;&quot;; &quot;&quot;; IF(ISNUMBER(INDIRECT([.AA$14]&amp;&quot;G&quot;&amp;TEXT([.AA5] + 4;0))); INDIRECT([.AA$14]&amp;&quot;G&quot;&amp;TEXT([.AA5] + 4;0)); &quot;&quot;))" office:value-type="float" office:value="30" calcext:value-type="float">
            <text:p>30</text:p>
          </table:table-cell>
          <table:table-cell table:style-name="ce203" table:formula="of:= IF(ISNUMBER([.AC5]); INDIRECT([.AC$14]&amp;&quot;F&quot;&amp;TEXT([.AC5] + 4;0));&quot;&quot;)" office:value-type="time" office:time-value="PT13H45M00S" calcext:value-type="time">
            <text:p>13:45</text:p>
          </table:table-cell>
          <table:table-cell table:style-name="ce50" table:formula="of:= IF([.L5] = &quot;&quot;; &quot;&quot;; IF(ISNUMBER(INDIRECT([.AC$14]&amp;&quot;G&quot;&amp;TEXT([.AC5] + 4;0))); INDIRECT([.AC$14]&amp;&quot;G&quot;&amp;TEXT([.AC5] + 4;0)); &quot;&quot;))" office:value-type="float" office:value="3" calcext:value-type="float">
            <text:p>3</text:p>
          </table:table-cell>
          <table:table-cell table:style-name="ce211" table:formula="of:= IF(COUNT([.E5];[.G5];[.I5];[.K5];[.M5]) &gt; 0; SUM([.E5];[.G5];[.I5];[.K5];[.M5]) - IF(COUNT([.E5];[.G5];[.I5];[.K5];[.M5]) &gt; 3; MIN([.E5];[.G5];[.I5];[.K5];[.M5]); 0) - IF(COUNT([.E5];[.G5];[.I5];[.K5];[.M5]) = 5; QUARTILE([.E5]~[.G5]~[.I5]~[.K5]~[.M5];1); 0); &quot;&quot;)" office:value-type="float" office:value="55" calcext:value-type="float">
            <text:p>55</text:p>
          </table:table-cell>
          <table:table-cell table:style-name="ce211"/>
          <table:table-cell table:style-name="ce30" table:formula="of:= IF(ISNUMBER([.N5]); [.N5]; 0)" office:value-type="float" office:value="55" calcext:value-type="float">
            <text:p>55</text:p>
          </table:table-cell>
          <table:table-cell table:style-name="ce215" table:formula="of:= IF(ISNUMBER([.S5]); [.S5]; IF([.S5] = &quot;-&quot;; 50; 99))" office:value-type="float" office:value="10" calcext:value-type="float">
            <text:p>10</text:p>
          </table:table-cell>
          <table:table-cell table:style-name="ce34"/>
          <table:table-cell table:style-name="ce215" table:formula="of:= IF(ISNUMBER(MATCH([.C5];[$Startnummer.$B$5:.$B$16];0)); VLOOKUP([.C5];[$Startnummer.$B$5:.$C$16];2;FALSE()); &quot;-&quot;)" office:value-type="float" office:value="10" calcext:value-type="float">
            <text:p>10</text:p>
          </table:table-cell>
          <table:table-cell table:style-name="ce217"/>
          <table:table-cell table:style-name="ce215" table:formula="of:= IF(ISNUMBER(MATCH([.$C5];INDIRECT([.U$14]&amp;&quot;D5:D16&quot;);0)); MATCH([.$C5];INDIRECT([.U$14]&amp;&quot;D5:D16&quot;);0); &quot;-&quot;)" office:value-type="float" office:value="10" calcext:value-type="float">
            <text:p>10</text:p>
          </table:table-cell>
          <table:table-cell table:style-name="ce217"/>
          <table:table-cell table:style-name="ce215" table:formula="of:= IF(ISNUMBER(MATCH([.$C5];INDIRECT([.W$14]&amp;&quot;D5:D16&quot;);0)); MATCH([.$C5];INDIRECT([.W$14]&amp;&quot;D5:D16&quot;);0); &quot;-&quot;)" office:value-type="float" office:value="10" calcext:value-type="float">
            <text:p>10</text:p>
          </table:table-cell>
          <table:table-cell table:style-name="ce217"/>
          <table:table-cell table:style-name="ce215" table:formula="of:= IF(ISNUMBER(MATCH([.$C5];INDIRECT([.Y$14]&amp;&quot;D5:D16&quot;);0)); MATCH([.$C5];INDIRECT([.Y$14]&amp;&quot;D5:D16&quot;);0); &quot;-&quot;)" office:value-type="float" office:value="1" calcext:value-type="float">
            <text:p>1</text:p>
          </table:table-cell>
          <table:table-cell table:style-name="ce217"/>
          <table:table-cell table:style-name="ce215" table:formula="of:= IF(ISNUMBER(MATCH([.$C5];INDIRECT([.AA$14]&amp;&quot;D5:D16&quot;);0)); MATCH([.$C5];INDIRECT([.AA$14]&amp;&quot;D5:D16&quot;);0); &quot;-&quot;)" office:value-type="float" office:value="10" calcext:value-type="float">
            <text:p>10</text:p>
          </table:table-cell>
          <table:table-cell table:style-name="ce217"/>
          <table:table-cell table:style-name="ce41" table:formula="of:= IF(ISNUMBER(MATCH([.$C5];INDIRECT([.AC$14]&amp;&quot;D5:D16&quot;);0)); MATCH([.$C5];INDIRECT([.AC$14]&amp;&quot;D5:D16&quot;);0); &quot;-&quot;)" office:value-type="float" office:value="1" calcext:value-type="float">
            <text:p>1</text:p>
          </table:table-cell>
          <table:table-cell table:style-name="ce217"/>
          <table:table-cell table:style-name="ce41" table:formula="of:= IF(ISNUMBER(MATCH([.$C5];INDIRECT([.AE$14]&amp;&quot;D5:D16&quot;);0)); MATCH([.$C5];INDIRECT([.AE$14]&amp;&quot;D5:D16&quot;);0); &quot;-&quot;)" office:value-type="float" office:value="2" calcext:value-type="float">
            <text:p>2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5" calcext:value-type="float">
            <text:p>5</text:p>
          </table:table-cell>
          <table:table-cell table:style-name="ce9" table:formula="of:=IF([.$B$1]=&quot;StartNr&quot;; IF(ISNUMBER(INDIRECT(&quot;S&quot; &amp; ([.$A6] + 1))); INDIRECT(&quot;S&quot; &amp; ([.$A6] + 1)); &quot;&quot;); IF(INDIRECT(&quot;N&quot; &amp; ([.$A6]+1))=INDIRECT(&quot;N&quot; &amp; [.$A6]);[.$B5]; IF(AND(ISNUMBER(INDIRECT(&quot;N&quot; &amp; ([.$A6] + 1))); INDIRECT(&quot;N&quot; &amp; ([.$A6] + 1)) &gt; 0); [.$A6];&quot;&quot;)))" office:value-type="float" office:value="5" calcext:value-type="float">
            <text:p>5</text:p>
          </table:table-cell>
          <table:table-cell table:style-name="ce199" office:value-type="string" calcext:value-type="string">
            <text:p>KeplerLEGO 2 </text:p>
          </table:table-cell>
          <table:table-cell table:style-name="ce203" table:formula="of:= IF(ISNUMBER([.U6]); INDIRECT([.U$14]&amp;&quot;F&quot;&amp;TEXT([.U6] + 4;0));&quot;&quot;)" office:value-type="time" office:time-value="PT10H10M00S" calcext:value-type="time">
            <text:p>10:10</text:p>
          </table:table-cell>
          <table:table-cell table:style-name="ce207" table:formula="of:= IF([.D6] = &quot;&quot;; &quot;&quot;; IF(ISNUMBER(INDIRECT([.U$14]&amp;&quot;G&quot;&amp;TEXT([.U6] + 4;0))); INDIRECT([.U$14]&amp;&quot;G&quot;&amp;TEXT([.U6] + 4;0)); &quot;&quot;))" office:value-type="float" office:value="15" calcext:value-type="float">
            <text:p>15</text:p>
          </table:table-cell>
          <table:table-cell table:style-name="ce203" table:formula="of:= IF(ISNUMBER([.W6]); INDIRECT([.W$14]&amp;&quot;F&quot;&amp;TEXT([.W6] + 4;0));&quot;&quot;)" office:value-type="time" office:time-value="PT11H05M00S" calcext:value-type="time">
            <text:p>11:05</text:p>
          </table:table-cell>
          <table:table-cell table:style-name="ce207" table:formula="of:= IF([.F6] = &quot;&quot;; &quot;&quot;; IF(ISNUMBER(INDIRECT([.W$14]&amp;&quot;G&quot;&amp;TEXT([.W6] + 4;0))); INDIRECT([.W$14]&amp;&quot;G&quot;&amp;TEXT([.W6] + 4;0)); &quot;&quot;))" office:value-type="float" office:value="9" calcext:value-type="float">
            <text:p>9</text:p>
          </table:table-cell>
          <table:table-cell table:style-name="ce203" table:formula="of:= IF(ISNUMBER([.Y6]); INDIRECT([.Y$14]&amp;&quot;F&quot;&amp;TEXT([.Y6] + 4;0));&quot;&quot;)" office:value-type="time" office:time-value="PT11H30M00S" calcext:value-type="time">
            <text:p>11:30</text:p>
          </table:table-cell>
          <table:table-cell table:style-name="ce50" table:formula="of:= IF([.H6] = &quot;&quot;; &quot;&quot;; IF(ISNUMBER(INDIRECT([.Y$14]&amp;&quot;G&quot;&amp;TEXT([.Y6] + 4;0))); INDIRECT([.Y$14]&amp;&quot;G&quot;&amp;TEXT([.Y6] + 4;0)); &quot;&quot;))" office:value-type="float" office:value="4" calcext:value-type="float">
            <text:p>4</text:p>
          </table:table-cell>
          <table:table-cell table:style-name="ce203" table:formula="of:= IF(ISNUMBER([.AA6]); INDIRECT([.AA$14]&amp;&quot;F&quot;&amp;TEXT([.AA6] + 4;0));&quot;&quot;)" office:value-type="time" office:time-value="PT13H20M00S" calcext:value-type="time">
            <text:p>13:20</text:p>
          </table:table-cell>
          <table:table-cell table:style-name="ce207" table:formula="of:= IF([.J6] = &quot;&quot;; &quot;&quot;; IF(ISNUMBER(INDIRECT([.AA$14]&amp;&quot;G&quot;&amp;TEXT([.AA6] + 4;0))); INDIRECT([.AA$14]&amp;&quot;G&quot;&amp;TEXT([.AA6] + 4;0)); &quot;&quot;))" office:value-type="float" office:value="27" calcext:value-type="float">
            <text:p>27</text:p>
          </table:table-cell>
          <table:table-cell table:style-name="ce203" table:formula="of:= IF(ISNUMBER([.AC6]); INDIRECT([.AC$14]&amp;&quot;F&quot;&amp;TEXT([.AC6] + 4;0));&quot;&quot;)" office:value-type="time" office:time-value="PT13H45M00S" calcext:value-type="time">
            <text:p>13:45</text:p>
          </table:table-cell>
          <table:table-cell table:style-name="ce50" table:formula="of:= IF([.L6] = &quot;&quot;; &quot;&quot;; IF(ISNUMBER(INDIRECT([.AC$14]&amp;&quot;G&quot;&amp;TEXT([.AC6] + 4;0))); INDIRECT([.AC$14]&amp;&quot;G&quot;&amp;TEXT([.AC6] + 4;0)); &quot;&quot;))" office:value-type="float" office:value="6" calcext:value-type="float">
            <text:p>6</text:p>
          </table:table-cell>
          <table:table-cell table:style-name="ce211" table:formula="of:= IF(COUNT([.E6];[.G6];[.I6];[.K6];[.M6]) &gt; 0; SUM([.E6];[.G6];[.I6];[.K6];[.M6]) - IF(COUNT([.E6];[.G6];[.I6];[.K6];[.M6]) &gt; 3; MIN([.E6];[.G6];[.I6];[.K6];[.M6]); 0) - IF(COUNT([.E6];[.G6];[.I6];[.K6];[.M6]) = 5; QUARTILE([.E6]~[.G6]~[.I6]~[.K6]~[.M6];1); 0); &quot;&quot;)" office:value-type="float" office:value="51" calcext:value-type="float">
            <text:p>51</text:p>
          </table:table-cell>
          <table:table-cell table:style-name="ce211"/>
          <table:table-cell table:style-name="ce30" table:formula="of:= IF(ISNUMBER([.N6]); [.N6]; 0)" office:value-type="float" office:value="51" calcext:value-type="float">
            <text:p>51</text:p>
          </table:table-cell>
          <table:table-cell table:style-name="ce215" table:formula="of:= IF(ISNUMBER([.S6]); [.S6]; IF([.S6] = &quot;-&quot;; 50; 99))" office:value-type="float" office:value="9" calcext:value-type="float">
            <text:p>9</text:p>
          </table:table-cell>
          <table:table-cell table:style-name="ce34"/>
          <table:table-cell table:style-name="ce215" table:formula="of:= IF(ISNUMBER(MATCH([.C6];[$Startnummer.$B$5:.$B$16];0)); VLOOKUP([.C6];[$Startnummer.$B$5:.$C$16];2;FALSE()); &quot;-&quot;)" office:value-type="float" office:value="9" calcext:value-type="float">
            <text:p>9</text:p>
          </table:table-cell>
          <table:table-cell table:style-name="ce217"/>
          <table:table-cell table:style-name="ce215" table:formula="of:= IF(ISNUMBER(MATCH([.$C6];INDIRECT([.U$14]&amp;&quot;D5:D16&quot;);0)); MATCH([.$C6];INDIRECT([.U$14]&amp;&quot;D5:D16&quot;);0); &quot;-&quot;)" office:value-type="float" office:value="7" calcext:value-type="float">
            <text:p>7</text:p>
          </table:table-cell>
          <table:table-cell table:style-name="ce217"/>
          <table:table-cell table:style-name="ce215" table:formula="of:= IF(ISNUMBER(MATCH([.$C6];INDIRECT([.W$14]&amp;&quot;D5:D16&quot;);0)); MATCH([.$C6];INDIRECT([.W$14]&amp;&quot;D5:D16&quot;);0); &quot;-&quot;)" office:value-type="float" office:value="9" calcext:value-type="float">
            <text:p>9</text:p>
          </table:table-cell>
          <table:table-cell table:style-name="ce217"/>
          <table:table-cell table:style-name="ce215" table:formula="of:= IF(ISNUMBER(MATCH([.$C6];INDIRECT([.Y$14]&amp;&quot;D5:D16&quot;);0)); MATCH([.$C6];INDIRECT([.Y$14]&amp;&quot;D5:D16&quot;);0); &quot;-&quot;)" office:value-type="float" office:value="2" calcext:value-type="float">
            <text:p>2</text:p>
          </table:table-cell>
          <table:table-cell table:style-name="ce217"/>
          <table:table-cell table:style-name="ce215" table:formula="of:= IF(ISNUMBER(MATCH([.$C6];INDIRECT([.AA$14]&amp;&quot;D5:D16&quot;);0)); MATCH([.$C6];INDIRECT([.AA$14]&amp;&quot;D5:D16&quot;);0); &quot;-&quot;)" office:value-type="float" office:value="9" calcext:value-type="float">
            <text:p>9</text:p>
          </table:table-cell>
          <table:table-cell table:style-name="ce217"/>
          <table:table-cell table:style-name="ce41" table:formula="of:= IF(ISNUMBER(MATCH([.$C6];INDIRECT([.AC$14]&amp;&quot;D5:D16&quot;);0)); MATCH([.$C6];INDIRECT([.AC$14]&amp;&quot;D5:D16&quot;);0); &quot;-&quot;)" office:value-type="float" office:value="2" calcext:value-type="float">
            <text:p>2</text:p>
          </table:table-cell>
          <table:table-cell table:style-name="ce217"/>
          <table:table-cell table:style-name="ce41" table:formula="of:= IF(ISNUMBER(MATCH([.$C6];INDIRECT([.AE$14]&amp;&quot;D5:D16&quot;);0)); MATCH([.$C6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6" calcext:value-type="float">
            <text:p>6</text:p>
          </table:table-cell>
          <table:table-cell table:style-name="ce9" table:formula="of:=IF([.$B$1]=&quot;StartNr&quot;; IF(ISNUMBER(INDIRECT(&quot;S&quot; &amp; ([.$A7] + 1))); INDIRECT(&quot;S&quot; &amp; ([.$A7] + 1)); &quot;&quot;); IF(INDIRECT(&quot;N&quot; &amp; ([.$A7]+1))=INDIRECT(&quot;N&quot; &amp; [.$A7]);[.$B6]; IF(AND(ISNUMBER(INDIRECT(&quot;N&quot; &amp; ([.$A7] + 1))); INDIRECT(&quot;N&quot; &amp; ([.$A7] + 1)) &gt; 0); [.$A7];&quot;&quot;)))" office:value-type="float" office:value="6" calcext:value-type="float">
            <text:p>6</text:p>
          </table:table-cell>
          <table:table-cell table:style-name="ce199" office:value-type="string" calcext:value-type="string">
            <text:p>Franzi 1 </text:p>
          </table:table-cell>
          <table:table-cell table:style-name="ce203" table:formula="of:= IF(ISNUMBER([.U7]); INDIRECT([.U$14]&amp;&quot;F&quot;&amp;TEXT([.U7] + 4;0));&quot;&quot;)" office:value-type="time" office:time-value="PT09H45M00S" calcext:value-type="time">
            <text:p>09:45</text:p>
          </table:table-cell>
          <table:table-cell table:style-name="ce207" table:formula="of:= IF([.D7] = &quot;&quot;; &quot;&quot;; IF(ISNUMBER(INDIRECT([.U$14]&amp;&quot;G&quot;&amp;TEXT([.U7] + 4;0))); INDIRECT([.U$14]&amp;&quot;G&quot;&amp;TEXT([.U7] + 4;0)); &quot;&quot;))" office:value-type="float" office:value="15" calcext:value-type="float">
            <text:p>15</text:p>
          </table:table-cell>
          <table:table-cell table:style-name="ce203" table:formula="of:= IF(ISNUMBER([.W7]); INDIRECT([.W$14]&amp;&quot;F&quot;&amp;TEXT([.W7] + 4;0));&quot;&quot;)" office:value-type="time" office:time-value="PT10H50M00S" calcext:value-type="time">
            <text:p>10:50</text:p>
          </table:table-cell>
          <table:table-cell table:style-name="ce50" table:formula="of:= IF([.F7] = &quot;&quot;; &quot;&quot;; IF(ISNUMBER(INDIRECT([.W$14]&amp;&quot;G&quot;&amp;TEXT([.W7] + 4;0))); INDIRECT([.W$14]&amp;&quot;G&quot;&amp;TEXT([.W7] + 4;0)); &quot;&quot;))" office:value-type="float" office:value="4" calcext:value-type="float">
            <text:p>4</text:p>
          </table:table-cell>
          <table:table-cell table:style-name="ce203" table:formula="of:= IF(ISNUMBER([.Y7]); INDIRECT([.Y$14]&amp;&quot;F&quot;&amp;TEXT([.Y7] + 4;0));&quot;&quot;)" office:value-type="time" office:time-value="PT11H45M00S" calcext:value-type="time">
            <text:p>11:45</text:p>
          </table:table-cell>
          <table:table-cell table:style-name="ce207" table:formula="of:= IF([.H7] = &quot;&quot;; &quot;&quot;; IF(ISNUMBER(INDIRECT([.Y$14]&amp;&quot;G&quot;&amp;TEXT([.Y7] + 4;0))); INDIRECT([.Y$14]&amp;&quot;G&quot;&amp;TEXT([.Y7] + 4;0)); &quot;&quot;))" office:value-type="float" office:value="14" calcext:value-type="float">
            <text:p>14</text:p>
          </table:table-cell>
          <table:table-cell table:style-name="ce203" table:formula="of:= IF(ISNUMBER([.AA7]); INDIRECT([.AA$14]&amp;&quot;F&quot;&amp;TEXT([.AA7] + 4;0));&quot;&quot;)" office:value-type="time" office:time-value="PT13H05M00S" calcext:value-type="time">
            <text:p>13:05</text:p>
          </table:table-cell>
          <table:table-cell table:style-name="ce50" table:formula="of:= IF([.J7] = &quot;&quot;; &quot;&quot;; IF(ISNUMBER(INDIRECT([.AA$14]&amp;&quot;G&quot;&amp;TEXT([.AA7] + 4;0))); INDIRECT([.AA$14]&amp;&quot;G&quot;&amp;TEXT([.AA7] + 4;0)); &quot;&quot;))" office:value-type="float" office:value="12" calcext:value-type="float">
            <text:p>12</text:p>
          </table:table-cell>
          <table:table-cell table:style-name="ce203" table:formula="of:= IF(ISNUMBER([.AC7]); INDIRECT([.AC$14]&amp;&quot;F&quot;&amp;TEXT([.AC7] + 4;0));&quot;&quot;)" office:value-type="time" office:time-value="PT14H00M00S" calcext:value-type="time">
            <text:p>14:00</text:p>
          </table:table-cell>
          <table:table-cell table:style-name="ce207" table:formula="of:= IF([.L7] = &quot;&quot;; &quot;&quot;; IF(ISNUMBER(INDIRECT([.AC$14]&amp;&quot;G&quot;&amp;TEXT([.AC7] + 4;0))); INDIRECT([.AC$14]&amp;&quot;G&quot;&amp;TEXT([.AC7] + 4;0)); &quot;&quot;))" office:value-type="float" office:value="21" calcext:value-type="float">
            <text:p>21</text:p>
          </table:table-cell>
          <table:table-cell table:style-name="ce211" table:formula="of:= IF(COUNT([.E7];[.G7];[.I7];[.K7];[.M7]) &gt; 0; SUM([.E7];[.G7];[.I7];[.K7];[.M7]) - IF(COUNT([.E7];[.G7];[.I7];[.K7];[.M7]) &gt; 3; MIN([.E7];[.G7];[.I7];[.K7];[.M7]); 0) - IF(COUNT([.E7];[.G7];[.I7];[.K7];[.M7]) = 5; QUARTILE([.E7]~[.G7]~[.I7]~[.K7]~[.M7];1); 0); &quot;&quot;)" office:value-type="float" office:value="50" calcext:value-type="float">
            <text:p>50</text:p>
          </table:table-cell>
          <table:table-cell table:style-name="ce211"/>
          <table:table-cell table:style-name="ce30" table:formula="of:= IF(ISNUMBER([.N7]); [.N7]; 0)" office:value-type="float" office:value="50" calcext:value-type="float">
            <text:p>50</text:p>
          </table:table-cell>
          <table:table-cell table:style-name="ce215" table:formula="of:= IF(ISNUMBER([.S7]); [.S7]; IF([.S7] = &quot;-&quot;; 50; 99))" office:value-type="float" office:value="4" calcext:value-type="float">
            <text:p>4</text:p>
          </table:table-cell>
          <table:table-cell table:style-name="ce34"/>
          <table:table-cell table:style-name="ce215" table:formula="of:= IF(ISNUMBER(MATCH([.C7];[$Startnummer.$B$5:.$B$16];0)); VLOOKUP([.C7];[$Startnummer.$B$5:.$C$16];2;FALSE()); &quot;-&quot;)" office:value-type="float" office:value="4" calcext:value-type="float">
            <text:p>4</text:p>
          </table:table-cell>
          <table:table-cell table:style-name="ce217"/>
          <table:table-cell table:style-name="ce215" table:formula="of:= IF(ISNUMBER(MATCH([.$C7];INDIRECT([.U$14]&amp;&quot;D5:D16&quot;);0)); MATCH([.$C7];INDIRECT([.U$14]&amp;&quot;D5:D16&quot;);0); &quot;-&quot;)" office:value-type="float" office:value="5" calcext:value-type="float">
            <text:p>5</text:p>
          </table:table-cell>
          <table:table-cell table:style-name="ce217"/>
          <table:table-cell table:style-name="ce215" table:formula="of:= IF(ISNUMBER(MATCH([.$C7];INDIRECT([.W$14]&amp;&quot;D5:D16&quot;);0)); MATCH([.$C7];INDIRECT([.W$14]&amp;&quot;D5:D16&quot;);0); &quot;-&quot;)" office:value-type="float" office:value="4" calcext:value-type="float">
            <text:p>4</text:p>
          </table:table-cell>
          <table:table-cell table:style-name="ce217"/>
          <table:table-cell table:style-name="ce215" table:formula="of:= IF(ISNUMBER(MATCH([.$C7];INDIRECT([.Y$14]&amp;&quot;D5:D16&quot;);0)); MATCH([.$C7];INDIRECT([.Y$14]&amp;&quot;D5:D16&quot;);0); &quot;-&quot;)" office:value-type="float" office:value="7" calcext:value-type="float">
            <text:p>7</text:p>
          </table:table-cell>
          <table:table-cell table:style-name="ce217"/>
          <table:table-cell table:style-name="ce215" table:formula="of:= IF(ISNUMBER(MATCH([.$C7];INDIRECT([.AA$14]&amp;&quot;D5:D16&quot;);0)); MATCH([.$C7];INDIRECT([.AA$14]&amp;&quot;D5:D16&quot;);0); &quot;-&quot;)" office:value-type="float" office:value="4" calcext:value-type="float">
            <text:p>4</text:p>
          </table:table-cell>
          <table:table-cell table:style-name="ce217"/>
          <table:table-cell table:style-name="ce215" table:formula="of:= IF(ISNUMBER(MATCH([.$C7];INDIRECT([.AC$14]&amp;&quot;D5:D16&quot;);0)); MATCH([.$C7];INDIRECT([.AC$14]&amp;&quot;D5:D16&quot;);0); &quot;-&quot;)" office:value-type="float" office:value="7" calcext:value-type="float">
            <text:p>7</text:p>
          </table:table-cell>
          <table:table-cell table:style-name="ce217"/>
          <table:table-cell table:style-name="ce215" table:formula="of:= IF(ISNUMBER(MATCH([.$C7];INDIRECT([.AE$14]&amp;&quot;D5:D16&quot;);0)); MATCH([.$C7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7" calcext:value-type="float">
            <text:p>7</text:p>
          </table:table-cell>
          <table:table-cell table:style-name="ce9" table:formula="of:=IF([.$B$1]=&quot;StartNr&quot;; IF(ISNUMBER(INDIRECT(&quot;S&quot; &amp; ([.$A8] + 1))); INDIRECT(&quot;S&quot; &amp; ([.$A8] + 1)); &quot;&quot;); IF(INDIRECT(&quot;N&quot; &amp; ([.$A8]+1))=INDIRECT(&quot;N&quot; &amp; [.$A8]);[.$B7]; IF(AND(ISNUMBER(INDIRECT(&quot;N&quot; &amp; ([.$A8] + 1))); INDIRECT(&quot;N&quot; &amp; ([.$A8] + 1)) &gt; 0); [.$A8];&quot;&quot;)))" office:value-type="float" office:value="7" calcext:value-type="float">
            <text:p>7</text:p>
          </table:table-cell>
          <table:table-cell table:style-name="ce199" office:value-type="string" calcext:value-type="string">
            <text:p>RoboKids 2 </text:p>
          </table:table-cell>
          <table:table-cell table:style-name="ce203" table:formula="of:= IF(ISNUMBER([.U8]); INDIRECT([.U$14]&amp;&quot;F&quot;&amp;TEXT([.U8] + 4;0));&quot;&quot;)" office:value-type="time" office:time-value="PT09H50M00S" calcext:value-type="time">
            <text:p>09:50</text:p>
          </table:table-cell>
          <table:table-cell table:style-name="ce207" table:formula="of:= IF([.D8] = &quot;&quot;; &quot;&quot;; IF(ISNUMBER(INDIRECT([.U$14]&amp;&quot;G&quot;&amp;TEXT([.U8] + 4;0))); INDIRECT([.U$14]&amp;&quot;G&quot;&amp;TEXT([.U8] + 4;0)); &quot;&quot;))" office:value-type="float" office:value="15" calcext:value-type="float">
            <text:p>15</text:p>
          </table:table-cell>
          <table:table-cell table:style-name="ce203" table:formula="of:= IF(ISNUMBER([.W8]); INDIRECT([.W$14]&amp;&quot;F&quot;&amp;TEXT([.W8] + 4;0));&quot;&quot;)" office:value-type="time" office:time-value="PT10H55M00S" calcext:value-type="time">
            <text:p>10:55</text:p>
          </table:table-cell>
          <table:table-cell table:style-name="ce50" table:formula="of:= IF([.F8] = &quot;&quot;; &quot;&quot;; IF(ISNUMBER(INDIRECT([.W$14]&amp;&quot;G&quot;&amp;TEXT([.W8] + 4;0))); INDIRECT([.W$14]&amp;&quot;G&quot;&amp;TEXT([.W8] + 4;0)); &quot;&quot;))" office:value-type="float" office:value="5" calcext:value-type="float">
            <text:p>5</text:p>
          </table:table-cell>
          <table:table-cell table:style-name="ce203" table:formula="of:= IF(ISNUMBER([.Y8]); INDIRECT([.Y$14]&amp;&quot;F&quot;&amp;TEXT([.Y8] + 4;0));&quot;&quot;)" office:value-type="time" office:time-value="PT11H40M00S" calcext:value-type="time">
            <text:p>11:40</text:p>
          </table:table-cell>
          <table:table-cell table:style-name="ce50" table:formula="of:= IF([.H8] = &quot;&quot;; &quot;&quot;; IF(ISNUMBER(INDIRECT([.Y$14]&amp;&quot;G&quot;&amp;TEXT([.Y8] + 4;0))); INDIRECT([.Y$14]&amp;&quot;G&quot;&amp;TEXT([.Y8] + 4;0)); &quot;&quot;))" office:value-type="float" office:value="12" calcext:value-type="float">
            <text:p>12</text:p>
          </table:table-cell>
          <table:table-cell table:style-name="ce203" table:formula="of:= IF(ISNUMBER([.AA8]); INDIRECT([.AA$14]&amp;&quot;F&quot;&amp;TEXT([.AA8] + 4;0));&quot;&quot;)" office:value-type="time" office:time-value="PT13H10M00S" calcext:value-type="time">
            <text:p>13:10</text:p>
          </table:table-cell>
          <table:table-cell table:style-name="ce51" table:formula="of:= IF([.J8] = &quot;&quot;; &quot;&quot;; IF(ISNUMBER(INDIRECT([.AA$14]&amp;&quot;G&quot;&amp;TEXT([.AA8] + 4;0))); INDIRECT([.AA$14]&amp;&quot;G&quot;&amp;TEXT([.AA8] + 4;0)); &quot;&quot;))" office:value-type="float" office:value="15" calcext:value-type="float">
            <text:p>15</text:p>
          </table:table-cell>
          <table:table-cell table:style-name="ce203" table:formula="of:= IF(ISNUMBER([.AC8]); INDIRECT([.AC$14]&amp;&quot;F&quot;&amp;TEXT([.AC8] + 4;0));&quot;&quot;)" office:value-type="time" office:time-value="PT13H55M00S" calcext:value-type="time">
            <text:p>13:55</text:p>
          </table:table-cell>
          <table:table-cell table:style-name="ce207" table:formula="of:= IF([.L8] = &quot;&quot;; &quot;&quot;; IF(ISNUMBER(INDIRECT([.AC$14]&amp;&quot;G&quot;&amp;TEXT([.AC8] + 4;0))); INDIRECT([.AC$14]&amp;&quot;G&quot;&amp;TEXT([.AC8] + 4;0)); &quot;&quot;))" office:value-type="float" office:value="18" calcext:value-type="float">
            <text:p>18</text:p>
          </table:table-cell>
          <table:table-cell table:style-name="ce211" table:formula="of:= IF(COUNT([.E8];[.G8];[.I8];[.K8];[.M8]) &gt; 0; SUM([.E8];[.G8];[.I8];[.K8];[.M8]) - IF(COUNT([.E8];[.G8];[.I8];[.K8];[.M8]) &gt; 3; MIN([.E8];[.G8];[.I8];[.K8];[.M8]); 0) - IF(COUNT([.E8];[.G8];[.I8];[.K8];[.M8]) = 5; QUARTILE([.E8]~[.G8]~[.I8]~[.K8]~[.M8];1); 0); &quot;&quot;)" office:value-type="float" office:value="48" calcext:value-type="float">
            <text:p>48</text:p>
          </table:table-cell>
          <table:table-cell table:style-name="ce211"/>
          <table:table-cell table:style-name="ce30" table:formula="of:= IF(ISNUMBER([.N8]); [.N8]; 0)" office:value-type="float" office:value="48" calcext:value-type="float">
            <text:p>48</text:p>
          </table:table-cell>
          <table:table-cell table:style-name="ce215" table:formula="of:= IF(ISNUMBER([.S8]); [.S8]; IF([.S8] = &quot;-&quot;; 50; 99))" office:value-type="float" office:value="5" calcext:value-type="float">
            <text:p>5</text:p>
          </table:table-cell>
          <table:table-cell table:style-name="ce34"/>
          <table:table-cell table:style-name="ce215" table:formula="of:= IF(ISNUMBER(MATCH([.C8];[$Startnummer.$B$5:.$B$16];0)); VLOOKUP([.C8];[$Startnummer.$B$5:.$C$16];2;FALSE()); &quot;-&quot;)" office:value-type="float" office:value="5" calcext:value-type="float">
            <text:p>5</text:p>
          </table:table-cell>
          <table:table-cell table:style-name="ce217"/>
          <table:table-cell table:style-name="ce215" table:formula="of:= IF(ISNUMBER(MATCH([.$C8];INDIRECT([.U$14]&amp;&quot;D5:D16&quot;);0)); MATCH([.$C8];INDIRECT([.U$14]&amp;&quot;D5:D16&quot;);0); &quot;-&quot;)" office:value-type="float" office:value="9" calcext:value-type="float">
            <text:p>9</text:p>
          </table:table-cell>
          <table:table-cell table:style-name="ce217"/>
          <table:table-cell table:style-name="ce215" table:formula="of:= IF(ISNUMBER(MATCH([.$C8];INDIRECT([.W$14]&amp;&quot;D5:D16&quot;);0)); MATCH([.$C8];INDIRECT([.W$14]&amp;&quot;D5:D16&quot;);0); &quot;-&quot;)" office:value-type="float" office:value="5" calcext:value-type="float">
            <text:p>5</text:p>
          </table:table-cell>
          <table:table-cell table:style-name="ce217"/>
          <table:table-cell table:style-name="ce215" table:formula="of:= IF(ISNUMBER(MATCH([.$C8];INDIRECT([.Y$14]&amp;&quot;D5:D16&quot;);0)); MATCH([.$C8];INDIRECT([.Y$14]&amp;&quot;D5:D16&quot;);0); &quot;-&quot;)" office:value-type="float" office:value="6" calcext:value-type="float">
            <text:p>6</text:p>
          </table:table-cell>
          <table:table-cell table:style-name="ce217"/>
          <table:table-cell table:style-name="ce215" table:formula="of:= IF(ISNUMBER(MATCH([.$C8];INDIRECT([.AA$14]&amp;&quot;D5:D16&quot;);0)); MATCH([.$C8];INDIRECT([.AA$14]&amp;&quot;D5:D16&quot;);0); &quot;-&quot;)" office:value-type="float" office:value="5" calcext:value-type="float">
            <text:p>5</text:p>
          </table:table-cell>
          <table:table-cell table:style-name="ce217"/>
          <table:table-cell table:style-name="ce41" table:formula="of:= IF(ISNUMBER(MATCH([.$C8];INDIRECT([.AC$14]&amp;&quot;D5:D16&quot;);0)); MATCH([.$C8];INDIRECT([.AC$14]&amp;&quot;D5:D16&quot;);0); &quot;-&quot;)" office:value-type="float" office:value="6" calcext:value-type="float">
            <text:p>6</text:p>
          </table:table-cell>
          <table:table-cell table:style-name="ce217"/>
          <table:table-cell table:style-name="ce41" table:formula="of:= IF(ISNUMBER(MATCH([.$C8];INDIRECT([.AE$14]&amp;&quot;D5:D16&quot;);0)); MATCH([.$C8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8" calcext:value-type="float">
            <text:p>8</text:p>
          </table:table-cell>
          <table:table-cell table:style-name="ce9" table:formula="of:=IF([.$B$1]=&quot;StartNr&quot;; IF(ISNUMBER(INDIRECT(&quot;S&quot; &amp; ([.$A9] + 1))); INDIRECT(&quot;S&quot; &amp; ([.$A9] + 1)); &quot;&quot;); IF(INDIRECT(&quot;N&quot; &amp; ([.$A9]+1))=INDIRECT(&quot;N&quot; &amp; [.$A9]);[.$B8]; IF(AND(ISNUMBER(INDIRECT(&quot;N&quot; &amp; ([.$A9] + 1))); INDIRECT(&quot;N&quot; &amp; ([.$A9] + 1)) &gt; 0); [.$A9];&quot;&quot;)))" office:value-type="float" office:value="7" calcext:value-type="float">
            <text:p>7</text:p>
          </table:table-cell>
          <table:table-cell table:style-name="ce199" office:value-type="string" calcext:value-type="string">
            <text:p>Franzi 2 </text:p>
          </table:table-cell>
          <table:table-cell table:style-name="ce203" table:formula="of:= IF(ISNUMBER([.U9]); INDIRECT([.U$14]&amp;&quot;F&quot;&amp;TEXT([.U9] + 4;0));&quot;&quot;)" office:value-type="time" office:time-value="PT09H55M00S" calcext:value-type="time">
            <text:p>09:55</text:p>
          </table:table-cell>
          <table:table-cell table:style-name="ce207" table:formula="of:= IF([.D9] = &quot;&quot;; &quot;&quot;; IF(ISNUMBER(INDIRECT([.U$14]&amp;&quot;G&quot;&amp;TEXT([.U9] + 4;0))); INDIRECT([.U$14]&amp;&quot;G&quot;&amp;TEXT([.U9] + 4;0)); &quot;&quot;))" office:value-type="float" office:value="15" calcext:value-type="float">
            <text:p>15</text:p>
          </table:table-cell>
          <table:table-cell table:style-name="ce203" table:formula="of:= IF(ISNUMBER([.W9]); INDIRECT([.W$14]&amp;&quot;F&quot;&amp;TEXT([.W9] + 4;0));&quot;&quot;)" office:value-type="time" office:time-value="PT10H55M00S" calcext:value-type="time">
            <text:p>10:55</text:p>
          </table:table-cell>
          <table:table-cell table:style-name="ce50" table:formula="of:= IF([.F9] = &quot;&quot;; &quot;&quot;; IF(ISNUMBER(INDIRECT([.W$14]&amp;&quot;G&quot;&amp;TEXT([.W9] + 4;0))); INDIRECT([.W$14]&amp;&quot;G&quot;&amp;TEXT([.W9] + 4;0)); &quot;&quot;))" office:value-type="float" office:value="6" calcext:value-type="float">
            <text:p>6</text:p>
          </table:table-cell>
          <table:table-cell table:style-name="ce203" table:formula="of:= IF(ISNUMBER([.Y9]); INDIRECT([.Y$14]&amp;&quot;F&quot;&amp;TEXT([.Y9] + 4;0));&quot;&quot;)" office:value-type="time" office:time-value="PT11H40M00S" calcext:value-type="time">
            <text:p>11:40</text:p>
          </table:table-cell>
          <table:table-cell table:style-name="ce50" table:formula="of:= IF([.H9] = &quot;&quot;; &quot;&quot;; IF(ISNUMBER(INDIRECT([.Y$14]&amp;&quot;G&quot;&amp;TEXT([.Y9] + 4;0))); INDIRECT([.Y$14]&amp;&quot;G&quot;&amp;TEXT([.Y9] + 4;0)); &quot;&quot;))" office:value-type="float" office:value="10" calcext:value-type="float">
            <text:p>10</text:p>
          </table:table-cell>
          <table:table-cell table:style-name="ce203" table:formula="of:= IF(ISNUMBER([.AA9]); INDIRECT([.AA$14]&amp;&quot;F&quot;&amp;TEXT([.AA9] + 4;0));&quot;&quot;)" office:value-type="time" office:time-value="PT13H10M00S" calcext:value-type="time">
            <text:p>13:10</text:p>
          </table:table-cell>
          <table:table-cell table:style-name="ce207" table:formula="of:= IF([.J9] = &quot;&quot;; &quot;&quot;; IF(ISNUMBER(INDIRECT([.AA$14]&amp;&quot;G&quot;&amp;TEXT([.AA9] + 4;0))); INDIRECT([.AA$14]&amp;&quot;G&quot;&amp;TEXT([.AA9] + 4;0)); &quot;&quot;))" office:value-type="float" office:value="18" calcext:value-type="float">
            <text:p>18</text:p>
          </table:table-cell>
          <table:table-cell table:style-name="ce203" table:formula="of:= IF(ISNUMBER([.AC9]); INDIRECT([.AC$14]&amp;&quot;F&quot;&amp;TEXT([.AC9] + 4;0));&quot;&quot;)" office:value-type="time" office:time-value="PT13H55M00S" calcext:value-type="time">
            <text:p>13:55</text:p>
          </table:table-cell>
          <table:table-cell table:style-name="ce51" table:formula="of:= IF([.L9] = &quot;&quot;; &quot;&quot;; IF(ISNUMBER(INDIRECT([.AC$14]&amp;&quot;G&quot;&amp;TEXT([.AC9] + 4;0))); INDIRECT([.AC$14]&amp;&quot;G&quot;&amp;TEXT([.AC9] + 4;0)); &quot;&quot;))" office:value-type="float" office:value="15" calcext:value-type="float">
            <text:p>15</text:p>
          </table:table-cell>
          <table:table-cell table:style-name="ce211" table:formula="of:= IF(COUNT([.E9];[.G9];[.I9];[.K9];[.M9]) &gt; 0; SUM([.E9];[.G9];[.I9];[.K9];[.M9]) - IF(COUNT([.E9];[.G9];[.I9];[.K9];[.M9]) &gt; 3; MIN([.E9];[.G9];[.I9];[.K9];[.M9]); 0) - IF(COUNT([.E9];[.G9];[.I9];[.K9];[.M9]) = 5; QUARTILE([.E9]~[.G9]~[.I9]~[.K9]~[.M9];1); 0); &quot;&quot;)" office:value-type="float" office:value="48" calcext:value-type="float">
            <text:p>48</text:p>
          </table:table-cell>
          <table:table-cell table:style-name="ce211"/>
          <table:table-cell table:style-name="ce30" table:formula="of:= IF(ISNUMBER([.N9]); [.N9]; 0)" office:value-type="float" office:value="48" calcext:value-type="float">
            <text:p>48</text:p>
          </table:table-cell>
          <table:table-cell table:style-name="ce215" table:formula="of:= IF(ISNUMBER([.S9]); [.S9]; IF([.S9] = &quot;-&quot;; 50; 99))" office:value-type="float" office:value="6" calcext:value-type="float">
            <text:p>6</text:p>
          </table:table-cell>
          <table:table-cell table:style-name="ce34"/>
          <table:table-cell table:style-name="ce215" table:formula="of:= IF(ISNUMBER(MATCH([.C9];[$Startnummer.$B$5:.$B$16];0)); VLOOKUP([.C9];[$Startnummer.$B$5:.$C$16];2;FALSE()); &quot;-&quot;)" office:value-type="float" office:value="6" calcext:value-type="float">
            <text:p>6</text:p>
          </table:table-cell>
          <table:table-cell table:style-name="ce217"/>
          <table:table-cell table:style-name="ce215" table:formula="of:= IF(ISNUMBER(MATCH([.$C9];INDIRECT([.U$14]&amp;&quot;D5:D16&quot;);0)); MATCH([.$C9];INDIRECT([.U$14]&amp;&quot;D5:D16&quot;);0); &quot;-&quot;)" office:value-type="float" office:value="4" calcext:value-type="float">
            <text:p>4</text:p>
          </table:table-cell>
          <table:table-cell table:style-name="ce217"/>
          <table:table-cell table:style-name="ce215" table:formula="of:= IF(ISNUMBER(MATCH([.$C9];INDIRECT([.W$14]&amp;&quot;D5:D16&quot;);0)); MATCH([.$C9];INDIRECT([.W$14]&amp;&quot;D5:D16&quot;);0); &quot;-&quot;)" office:value-type="float" office:value="6" calcext:value-type="float">
            <text:p>6</text:p>
          </table:table-cell>
          <table:table-cell table:style-name="ce217"/>
          <table:table-cell table:style-name="ce215" table:formula="of:= IF(ISNUMBER(MATCH([.$C9];INDIRECT([.Y$14]&amp;&quot;D5:D16&quot;);0)); MATCH([.$C9];INDIRECT([.Y$14]&amp;&quot;D5:D16&quot;);0); &quot;-&quot;)" office:value-type="float" office:value="5" calcext:value-type="float">
            <text:p>5</text:p>
          </table:table-cell>
          <table:table-cell table:style-name="ce217"/>
          <table:table-cell table:style-name="ce215" table:formula="of:= IF(ISNUMBER(MATCH([.$C9];INDIRECT([.AA$14]&amp;&quot;D5:D16&quot;);0)); MATCH([.$C9];INDIRECT([.AA$14]&amp;&quot;D5:D16&quot;);0); &quot;-&quot;)" office:value-type="float" office:value="6" calcext:value-type="float">
            <text:p>6</text:p>
          </table:table-cell>
          <table:table-cell table:style-name="ce217"/>
          <table:table-cell table:style-name="ce41" table:formula="of:= IF(ISNUMBER(MATCH([.$C9];INDIRECT([.AC$14]&amp;&quot;D5:D16&quot;);0)); MATCH([.$C9];INDIRECT([.AC$14]&amp;&quot;D5:D16&quot;);0); &quot;-&quot;)" office:value-type="float" office:value="5" calcext:value-type="float">
            <text:p>5</text:p>
          </table:table-cell>
          <table:table-cell table:style-name="ce217"/>
          <table:table-cell table:style-name="ce41" table:formula="of:= IF(ISNUMBER(MATCH([.$C9];INDIRECT([.AE$14]&amp;&quot;D5:D16&quot;);0)); MATCH([.$C9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9" calcext:value-type="float">
            <text:p>9</text:p>
          </table:table-cell>
          <table:table-cell table:style-name="ce9" table:formula="of:=IF([.$B$1]=&quot;StartNr&quot;; IF(ISNUMBER(INDIRECT(&quot;S&quot; &amp; ([.$A10] + 1))); INDIRECT(&quot;S&quot; &amp; ([.$A10] + 1)); &quot;&quot;); IF(INDIRECT(&quot;N&quot; &amp; ([.$A10]+1))=INDIRECT(&quot;N&quot; &amp; [.$A10]);[.$B9]; IF(AND(ISNUMBER(INDIRECT(&quot;N&quot; &amp; ([.$A10] + 1))); INDIRECT(&quot;N&quot; &amp; ([.$A10] + 1)) &gt; 0); [.$A10];&quot;&quot;)))" office:value-type="float" office:value="7" calcext:value-type="float">
            <text:p>7</text:p>
          </table:table-cell>
          <table:table-cell table:style-name="ce199" office:value-type="string" calcext:value-type="string">
            <text:p>KeplerLEGO 1 </text:p>
          </table:table-cell>
          <table:table-cell table:style-name="ce203" table:formula="of:= IF(ISNUMBER([.U10]); INDIRECT([.U$14]&amp;&quot;F&quot;&amp;TEXT([.U10] + 4;0));&quot;&quot;)" office:value-type="time" office:time-value="PT10H00M00S" calcext:value-type="time">
            <text:p>10:00</text:p>
          </table:table-cell>
          <table:table-cell table:style-name="ce207" table:formula="of:= IF([.D10] = &quot;&quot;; &quot;&quot;; IF(ISNUMBER(INDIRECT([.U$14]&amp;&quot;G&quot;&amp;TEXT([.U10] + 4;0))); INDIRECT([.U$14]&amp;&quot;G&quot;&amp;TEXT([.U10] + 4;0)); &quot;&quot;))" office:value-type="float" office:value="15" calcext:value-type="float">
            <text:p>15</text:p>
          </table:table-cell>
          <table:table-cell table:style-name="ce203" table:formula="of:= IF(ISNUMBER([.W10]); INDIRECT([.W$14]&amp;&quot;F&quot;&amp;TEXT([.W10] + 4;0));&quot;&quot;)" office:value-type="time" office:time-value="PT11H00M00S" calcext:value-type="time">
            <text:p>11:00</text:p>
          </table:table-cell>
          <table:table-cell table:style-name="ce50" table:formula="of:= IF([.F10] = &quot;&quot;; &quot;&quot;; IF(ISNUMBER(INDIRECT([.W$14]&amp;&quot;G&quot;&amp;TEXT([.W10] + 4;0))); INDIRECT([.W$14]&amp;&quot;G&quot;&amp;TEXT([.W10] + 4;0)); &quot;&quot;))" office:value-type="float" office:value="7" calcext:value-type="float">
            <text:p>7</text:p>
          </table:table-cell>
          <table:table-cell table:style-name="ce203" table:formula="of:= IF(ISNUMBER([.Y10]); INDIRECT([.Y$14]&amp;&quot;F&quot;&amp;TEXT([.Y10] + 4;0));&quot;&quot;)" office:value-type="time" office:time-value="PT11H35M00S" calcext:value-type="time">
            <text:p>11:35</text:p>
          </table:table-cell>
          <table:table-cell table:style-name="ce50" table:formula="of:= IF([.H10] = &quot;&quot;; &quot;&quot;; IF(ISNUMBER(INDIRECT([.Y$14]&amp;&quot;G&quot;&amp;TEXT([.Y10] + 4;0))); INDIRECT([.Y$14]&amp;&quot;G&quot;&amp;TEXT([.Y10] + 4;0)); &quot;&quot;))" office:value-type="float" office:value="8" calcext:value-type="float">
            <text:p>8</text:p>
          </table:table-cell>
          <table:table-cell table:style-name="ce203" table:formula="of:= IF(ISNUMBER([.AA10]); INDIRECT([.AA$14]&amp;&quot;F&quot;&amp;TEXT([.AA10] + 4;0));&quot;&quot;)" office:value-type="time" office:time-value="PT13H15M00S" calcext:value-type="time">
            <text:p>13:15</text:p>
          </table:table-cell>
          <table:table-cell table:style-name="ce207" table:formula="of:= IF([.J10] = &quot;&quot;; &quot;&quot;; IF(ISNUMBER(INDIRECT([.AA$14]&amp;&quot;G&quot;&amp;TEXT([.AA10] + 4;0))); INDIRECT([.AA$14]&amp;&quot;G&quot;&amp;TEXT([.AA10] + 4;0)); &quot;&quot;))" office:value-type="float" office:value="21" calcext:value-type="float">
            <text:p>21</text:p>
          </table:table-cell>
          <table:table-cell table:style-name="ce203" table:formula="of:= IF(ISNUMBER([.AC10]); INDIRECT([.AC$14]&amp;&quot;F&quot;&amp;TEXT([.AC10] + 4;0));&quot;&quot;)" office:value-type="time" office:time-value="PT13H50M00S" calcext:value-type="time">
            <text:p>13:50</text:p>
          </table:table-cell>
          <table:table-cell table:style-name="ce207" table:formula="of:= IF([.L10] = &quot;&quot;; &quot;&quot;; IF(ISNUMBER(INDIRECT([.AC$14]&amp;&quot;G&quot;&amp;TEXT([.AC10] + 4;0))); INDIRECT([.AC$14]&amp;&quot;G&quot;&amp;TEXT([.AC10] + 4;0)); &quot;&quot;))" office:value-type="float" office:value="12" calcext:value-type="float">
            <text:p>12</text:p>
          </table:table-cell>
          <table:table-cell table:style-name="ce211" table:formula="of:= IF(COUNT([.E10];[.G10];[.I10];[.K10];[.M10]) &gt; 0; SUM([.E10];[.G10];[.I10];[.K10];[.M10]) - IF(COUNT([.E10];[.G10];[.I10];[.K10];[.M10]) &gt; 3; MIN([.E10];[.G10];[.I10];[.K10];[.M10]); 0) - IF(COUNT([.E10];[.G10];[.I10];[.K10];[.M10]) = 5; QUARTILE([.E10]~[.G10]~[.I10]~[.K10]~[.M10];1); 0); &quot;&quot;)" office:value-type="float" office:value="48" calcext:value-type="float">
            <text:p>48</text:p>
          </table:table-cell>
          <table:table-cell table:style-name="ce211"/>
          <table:table-cell table:style-name="ce30" table:formula="of:= IF(ISNUMBER([.N10]); [.N10]; 0)" office:value-type="float" office:value="48" calcext:value-type="float">
            <text:p>48</text:p>
          </table:table-cell>
          <table:table-cell table:style-name="ce215" table:formula="of:= IF(ISNUMBER([.S10]); [.S10]; IF([.S10] = &quot;-&quot;; 50; 99))" office:value-type="float" office:value="7" calcext:value-type="float">
            <text:p>7</text:p>
          </table:table-cell>
          <table:table-cell table:style-name="ce34"/>
          <table:table-cell table:style-name="ce215" table:formula="of:= IF(ISNUMBER(MATCH([.C10];[$Startnummer.$B$5:.$B$16];0)); VLOOKUP([.C10];[$Startnummer.$B$5:.$C$16];2;FALSE()); &quot;-&quot;)" office:value-type="float" office:value="7" calcext:value-type="float">
            <text:p>7</text:p>
          </table:table-cell>
          <table:table-cell table:style-name="ce217"/>
          <table:table-cell table:style-name="ce215" table:formula="of:= IF(ISNUMBER(MATCH([.$C10];INDIRECT([.U$14]&amp;&quot;D5:D16&quot;);0)); MATCH([.$C10];INDIRECT([.U$14]&amp;&quot;D5:D16&quot;);0); &quot;-&quot;)" office:value-type="float" office:value="8" calcext:value-type="float">
            <text:p>8</text:p>
          </table:table-cell>
          <table:table-cell table:style-name="ce217"/>
          <table:table-cell table:style-name="ce215" table:formula="of:= IF(ISNUMBER(MATCH([.$C10];INDIRECT([.W$14]&amp;&quot;D5:D16&quot;);0)); MATCH([.$C10];INDIRECT([.W$14]&amp;&quot;D5:D16&quot;);0); &quot;-&quot;)" office:value-type="float" office:value="7" calcext:value-type="float">
            <text:p>7</text:p>
          </table:table-cell>
          <table:table-cell table:style-name="ce217"/>
          <table:table-cell table:style-name="ce215" table:formula="of:= IF(ISNUMBER(MATCH([.$C10];INDIRECT([.Y$14]&amp;&quot;D5:D16&quot;);0)); MATCH([.$C10];INDIRECT([.Y$14]&amp;&quot;D5:D16&quot;);0); &quot;-&quot;)" office:value-type="float" office:value="4" calcext:value-type="float">
            <text:p>4</text:p>
          </table:table-cell>
          <table:table-cell table:style-name="ce217"/>
          <table:table-cell table:style-name="ce215" table:formula="of:= IF(ISNUMBER(MATCH([.$C10];INDIRECT([.AA$14]&amp;&quot;D5:D16&quot;);0)); MATCH([.$C10];INDIRECT([.AA$14]&amp;&quot;D5:D16&quot;);0); &quot;-&quot;)" office:value-type="float" office:value="7" calcext:value-type="float">
            <text:p>7</text:p>
          </table:table-cell>
          <table:table-cell table:style-name="ce217"/>
          <table:table-cell table:style-name="ce41" table:formula="of:= IF(ISNUMBER(MATCH([.$C10];INDIRECT([.AC$14]&amp;&quot;D5:D16&quot;);0)); MATCH([.$C10];INDIRECT([.AC$14]&amp;&quot;D5:D16&quot;);0); &quot;-&quot;)" office:value-type="float" office:value="4" calcext:value-type="float">
            <text:p>4</text:p>
          </table:table-cell>
          <table:table-cell table:style-name="ce217"/>
          <table:table-cell table:style-name="ce41" table:formula="of:= IF(ISNUMBER(MATCH([.$C10];INDIRECT([.AE$14]&amp;&quot;D5:D16&quot;);0)); MATCH([.$C10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0" calcext:value-type="float">
            <text:p>10</text:p>
          </table:table-cell>
          <table:table-cell table:style-name="ce9" table:formula="of:=IF([.$B$1]=&quot;StartNr&quot;; IF(ISNUMBER(INDIRECT(&quot;S&quot; &amp; ([.$A11] + 1))); INDIRECT(&quot;S&quot; &amp; ([.$A11] + 1)); &quot;&quot;); IF(INDIRECT(&quot;N&quot; &amp; ([.$A11]+1))=INDIRECT(&quot;N&quot; &amp; [.$A11]);[.$B10]; IF(AND(ISNUMBER(INDIRECT(&quot;N&quot; &amp; ([.$A11] + 1))); INDIRECT(&quot;N&quot; &amp; ([.$A11] + 1)) &gt; 0); [.$A11];&quot;&quot;)))" office:value-type="float" office:value="7" calcext:value-type="float">
            <text:p>7</text:p>
          </table:table-cell>
          <table:table-cell table:style-name="ce199" office:value-type="string" calcext:value-type="string">
            <text:p>SRZ 1 </text:p>
          </table:table-cell>
          <table:table-cell table:style-name="ce203" table:formula="of:= IF(ISNUMBER([.U11]); INDIRECT([.U$14]&amp;&quot;F&quot;&amp;TEXT([.U11] + 4;0));&quot;&quot;)" office:value-type="time" office:time-value="PT10H05M00S" calcext:value-type="time">
            <text:p>10:05</text:p>
          </table:table-cell>
          <table:table-cell table:style-name="ce207" table:formula="of:= IF([.D11] = &quot;&quot;; &quot;&quot;; IF(ISNUMBER(INDIRECT([.U$14]&amp;&quot;G&quot;&amp;TEXT([.U11] + 4;0))); INDIRECT([.U$14]&amp;&quot;G&quot;&amp;TEXT([.U11] + 4;0)); &quot;&quot;))" office:value-type="float" office:value="15" calcext:value-type="float">
            <text:p>15</text:p>
          </table:table-cell>
          <table:table-cell table:style-name="ce203" table:formula="of:= IF(ISNUMBER([.W11]); INDIRECT([.W$14]&amp;&quot;F&quot;&amp;TEXT([.W11] + 4;0));&quot;&quot;)" office:value-type="time" office:time-value="PT11H00M00S" calcext:value-type="time">
            <text:p>11:00</text:p>
          </table:table-cell>
          <table:table-cell table:style-name="ce50" table:formula="of:= IF([.F11] = &quot;&quot;; &quot;&quot;; IF(ISNUMBER(INDIRECT([.W$14]&amp;&quot;G&quot;&amp;TEXT([.W11] + 4;0))); INDIRECT([.W$14]&amp;&quot;G&quot;&amp;TEXT([.W11] + 4;0)); &quot;&quot;))" office:value-type="float" office:value="8" calcext:value-type="float">
            <text:p>8</text:p>
          </table:table-cell>
          <table:table-cell table:style-name="ce203" table:formula="of:= IF(ISNUMBER([.Y11]); INDIRECT([.Y$14]&amp;&quot;F&quot;&amp;TEXT([.Y11] + 4;0));&quot;&quot;)" office:value-type="time" office:time-value="PT11H35M00S" calcext:value-type="time">
            <text:p>11:35</text:p>
          </table:table-cell>
          <table:table-cell table:style-name="ce50" table:formula="of:= IF([.H11] = &quot;&quot;; &quot;&quot;; IF(ISNUMBER(INDIRECT([.Y$14]&amp;&quot;G&quot;&amp;TEXT([.Y11] + 4;0))); INDIRECT([.Y$14]&amp;&quot;G&quot;&amp;TEXT([.Y11] + 4;0)); &quot;&quot;))" office:value-type="float" office:value="6" calcext:value-type="float">
            <text:p>6</text:p>
          </table:table-cell>
          <table:table-cell table:style-name="ce203" table:formula="of:= IF(ISNUMBER([.AA11]); INDIRECT([.AA$14]&amp;&quot;F&quot;&amp;TEXT([.AA11] + 4;0));&quot;&quot;)" office:value-type="time" office:time-value="PT13H15M00S" calcext:value-type="time">
            <text:p>13:15</text:p>
          </table:table-cell>
          <table:table-cell table:style-name="ce207" table:formula="of:= IF([.J11] = &quot;&quot;; &quot;&quot;; IF(ISNUMBER(INDIRECT([.AA$14]&amp;&quot;G&quot;&amp;TEXT([.AA11] + 4;0))); INDIRECT([.AA$14]&amp;&quot;G&quot;&amp;TEXT([.AA11] + 4;0)); &quot;&quot;))" office:value-type="float" office:value="24" calcext:value-type="float">
            <text:p>24</text:p>
          </table:table-cell>
          <table:table-cell table:style-name="ce203" table:formula="of:= IF(ISNUMBER([.AC11]); INDIRECT([.AC$14]&amp;&quot;F&quot;&amp;TEXT([.AC11] + 4;0));&quot;&quot;)" office:value-type="time" office:time-value="PT13H50M00S" calcext:value-type="time">
            <text:p>13:50</text:p>
          </table:table-cell>
          <table:table-cell table:style-name="ce207" table:formula="of:= IF([.L11] = &quot;&quot;; &quot;&quot;; IF(ISNUMBER(INDIRECT([.AC$14]&amp;&quot;G&quot;&amp;TEXT([.AC11] + 4;0))); INDIRECT([.AC$14]&amp;&quot;G&quot;&amp;TEXT([.AC11] + 4;0)); &quot;&quot;))" office:value-type="float" office:value="9" calcext:value-type="float">
            <text:p>9</text:p>
          </table:table-cell>
          <table:table-cell table:style-name="ce211" table:formula="of:= IF(COUNT([.E11];[.G11];[.I11];[.K11];[.M11]) &gt; 0; SUM([.E11];[.G11];[.I11];[.K11];[.M11]) - IF(COUNT([.E11];[.G11];[.I11];[.K11];[.M11]) &gt; 3; MIN([.E11];[.G11];[.I11];[.K11];[.M11]); 0) - IF(COUNT([.E11];[.G11];[.I11];[.K11];[.M11]) = 5; QUARTILE([.E11]~[.G11]~[.I11]~[.K11]~[.M11];1); 0); &quot;&quot;)" office:value-type="float" office:value="48" calcext:value-type="float">
            <text:p>48</text:p>
          </table:table-cell>
          <table:table-cell table:style-name="ce211"/>
          <table:table-cell table:style-name="ce30" table:formula="of:= IF(ISNUMBER([.N11]); [.N11]; 0)" office:value-type="float" office:value="48" calcext:value-type="float">
            <text:p>48</text:p>
          </table:table-cell>
          <table:table-cell table:style-name="ce215" table:formula="of:= IF(ISNUMBER([.S11]); [.S11]; IF([.S11] = &quot;-&quot;; 50; 99))" office:value-type="float" office:value="8" calcext:value-type="float">
            <text:p>8</text:p>
          </table:table-cell>
          <table:table-cell table:style-name="ce34"/>
          <table:table-cell table:style-name="ce215" table:formula="of:= IF(ISNUMBER(MATCH([.C11];[$Startnummer.$B$5:.$B$16];0)); VLOOKUP([.C11];[$Startnummer.$B$5:.$C$16];2;FALSE()); &quot;-&quot;)" office:value-type="float" office:value="8" calcext:value-type="float">
            <text:p>8</text:p>
          </table:table-cell>
          <table:table-cell table:style-name="ce217"/>
          <table:table-cell table:style-name="ce215" table:formula="of:= IF(ISNUMBER(MATCH([.$C11];INDIRECT([.U$14]&amp;&quot;D5:D16&quot;);0)); MATCH([.$C11];INDIRECT([.U$14]&amp;&quot;D5:D16&quot;);0); &quot;-&quot;)" office:value-type="float" office:value="6" calcext:value-type="float">
            <text:p>6</text:p>
          </table:table-cell>
          <table:table-cell table:style-name="ce217"/>
          <table:table-cell table:style-name="ce215" table:formula="of:= IF(ISNUMBER(MATCH([.$C11];INDIRECT([.W$14]&amp;&quot;D5:D16&quot;);0)); MATCH([.$C11];INDIRECT([.W$14]&amp;&quot;D5:D16&quot;);0); &quot;-&quot;)" office:value-type="float" office:value="8" calcext:value-type="float">
            <text:p>8</text:p>
          </table:table-cell>
          <table:table-cell table:style-name="ce217"/>
          <table:table-cell table:style-name="ce215" table:formula="of:= IF(ISNUMBER(MATCH([.$C11];INDIRECT([.Y$14]&amp;&quot;D5:D16&quot;);0)); MATCH([.$C11];INDIRECT([.Y$14]&amp;&quot;D5:D16&quot;);0); &quot;-&quot;)" office:value-type="float" office:value="3" calcext:value-type="float">
            <text:p>3</text:p>
          </table:table-cell>
          <table:table-cell table:style-name="ce217"/>
          <table:table-cell table:style-name="ce215" table:formula="of:= IF(ISNUMBER(MATCH([.$C11];INDIRECT([.AA$14]&amp;&quot;D5:D16&quot;);0)); MATCH([.$C11];INDIRECT([.AA$14]&amp;&quot;D5:D16&quot;);0); &quot;-&quot;)" office:value-type="float" office:value="8" calcext:value-type="float">
            <text:p>8</text:p>
          </table:table-cell>
          <table:table-cell table:style-name="ce217"/>
          <table:table-cell table:style-name="ce215" table:formula="of:= IF(ISNUMBER(MATCH([.$C11];INDIRECT([.AC$14]&amp;&quot;D5:D16&quot;);0)); MATCH([.$C11];INDIRECT([.AC$14]&amp;&quot;D5:D16&quot;);0); &quot;-&quot;)" office:value-type="float" office:value="3" calcext:value-type="float">
            <text:p>3</text:p>
          </table:table-cell>
          <table:table-cell table:style-name="ce217"/>
          <table:table-cell table:style-name="ce215" table:formula="of:= IF(ISNUMBER(MATCH([.$C11];INDIRECT([.AE$14]&amp;&quot;D5:D16&quot;);0)); MATCH([.$C11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1" calcext:value-type="float">
            <text:p>11</text:p>
          </table:table-cell>
          <table:table-cell table:style-name="ce9" table:formula="of:=IF([.$B$1]=&quot;StartNr&quot;; IF(ISNUMBER(INDIRECT(&quot;S&quot; &amp; ([.$A12] + 1))); INDIRECT(&quot;S&quot; &amp; ([.$A12] + 1)); &quot;&quot;); IF(INDIRECT(&quot;N&quot; &amp; ([.$A12]+1))=INDIRECT(&quot;N&quot; &amp; [.$A12]);[.$B11]; IF(AND(ISNUMBER(INDIRECT(&quot;N&quot; &amp; ([.$A12] + 1))); INDIRECT(&quot;N&quot; &amp; ([.$A12] + 1)) &gt; 0); [.$A12];&quot;&quot;)))">
            <text:p/>
          </table:table-cell>
          <table:table-cell table:style-name="ce199"/>
          <table:table-cell table:style-name="ce203" table:formula="of:= IF(ISNUMBER([.U12]); INDIRECT([.U$14]&amp;&quot;F&quot;&amp;TEXT([.U12] + 4;0));&quot;&quot;)">
            <text:p/>
          </table:table-cell>
          <table:table-cell table:style-name="ce207" table:formula="of:= IF([.D12] = &quot;&quot;; &quot;&quot;; IF(ISNUMBER(INDIRECT([.U$14]&amp;&quot;G&quot;&amp;TEXT([.U12] + 4;0))); INDIRECT([.U$14]&amp;&quot;G&quot;&amp;TEXT([.U12] + 4;0)); &quot;&quot;))">
            <text:p/>
          </table:table-cell>
          <table:table-cell table:style-name="ce203" table:formula="of:= IF(ISNUMBER([.W12]); INDIRECT([.W$14]&amp;&quot;F&quot;&amp;TEXT([.W12] + 4;0));&quot;&quot;)">
            <text:p/>
          </table:table-cell>
          <table:table-cell table:style-name="ce207" table:formula="of:= IF([.F12] = &quot;&quot;; &quot;&quot;; IF(ISNUMBER(INDIRECT([.W$14]&amp;&quot;G&quot;&amp;TEXT([.W12] + 4;0))); INDIRECT([.W$14]&amp;&quot;G&quot;&amp;TEXT([.W12] + 4;0)); &quot;&quot;))">
            <text:p/>
          </table:table-cell>
          <table:table-cell table:style-name="ce203" table:formula="of:= IF(ISNUMBER([.Y12]); INDIRECT([.Y$14]&amp;&quot;F&quot;&amp;TEXT([.Y12] + 4;0));&quot;&quot;)">
            <text:p/>
          </table:table-cell>
          <table:table-cell table:style-name="ce207" table:formula="of:= IF([.H12] = &quot;&quot;; &quot;&quot;; IF(ISNUMBER(INDIRECT([.Y$14]&amp;&quot;G&quot;&amp;TEXT([.Y12] + 4;0))); INDIRECT([.Y$14]&amp;&quot;G&quot;&amp;TEXT([.Y12] + 4;0)); &quot;&quot;))">
            <text:p/>
          </table:table-cell>
          <table:table-cell table:style-name="ce203" table:formula="of:= IF(ISNUMBER([.AA12]); INDIRECT([.AA$14]&amp;&quot;F&quot;&amp;TEXT([.AA12] + 4;0));&quot;&quot;)">
            <text:p/>
          </table:table-cell>
          <table:table-cell table:style-name="ce207" table:formula="of:= IF([.J12] = &quot;&quot;; &quot;&quot;; IF(ISNUMBER(INDIRECT([.AA$14]&amp;&quot;G&quot;&amp;TEXT([.AA12] + 4;0))); INDIRECT([.AA$14]&amp;&quot;G&quot;&amp;TEXT([.AA12] + 4;0)); &quot;&quot;))">
            <text:p/>
          </table:table-cell>
          <table:table-cell table:style-name="ce203" table:formula="of:= IF(ISNUMBER([.AC12]); INDIRECT([.AC$14]&amp;&quot;F&quot;&amp;TEXT([.AC12] + 4;0));&quot;&quot;)">
            <text:p/>
          </table:table-cell>
          <table:table-cell table:style-name="ce207" table:formula="of:= IF([.L12] = &quot;&quot;; &quot;&quot;; IF(ISNUMBER(INDIRECT([.AC$14]&amp;&quot;G&quot;&amp;TEXT([.AC12] + 4;0))); INDIRECT([.AC$14]&amp;&quot;G&quot;&amp;TEXT([.AC12] + 4;0)); &quot;&quot;))">
            <text:p/>
          </table:table-cell>
          <table:table-cell table:style-name="ce211" table:formula="of:= IF(COUNT([.E12];[.G12];[.I12];[.K12];[.M12]) &gt; 0; SUM([.E12];[.G12];[.I12];[.K12];[.M12]) - IF(COUNT([.E12];[.G12];[.I12];[.K12];[.M12]) &gt; 3; MIN([.E12];[.G12];[.I12];[.K12];[.M12]); 0) - IF(COUNT([.E12];[.G12];[.I12];[.K12];[.M12]) = 5; QUARTILE([.E12]~[.G12]~[.I12]~[.K12]~[.M12];1); 0); &quot;&quot;)">
            <text:p/>
          </table:table-cell>
          <table:table-cell table:style-name="ce211"/>
          <table:table-cell table:style-name="ce30" table:formula="of:= IF(ISNUMBER([.N12]); [.N12]; 0)" office:value-type="float" office:value="0" calcext:value-type="float">
            <text:p>0</text:p>
          </table:table-cell>
          <table:table-cell table:style-name="ce215" table:formula="of:= IF(ISNUMBER([.S12]); [.S12]; IF([.S12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12];[$Startnummer.$B$5:.$B$16];0)); VLOOKUP([.C12];[$Startnummer.$B$5:.$C$16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U$14]&amp;&quot;D5:D16&quot;);0)); MATCH([.$C12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W$14]&amp;&quot;D5:D16&quot;);0)); MATCH([.$C12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Y$14]&amp;&quot;D5:D16&quot;);0)); MATCH([.$C12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AA$14]&amp;&quot;D5:D16&quot;);0)); MATCH([.$C12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2];INDIRECT([.AC$14]&amp;&quot;D5:D16&quot;);0)); MATCH([.$C12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2];INDIRECT([.AE$14]&amp;&quot;D5:D16&quot;);0)); MATCH([.$C12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2" calcext:value-type="float">
            <text:p>12</text:p>
          </table:table-cell>
          <table:table-cell table:style-name="ce9" table:formula="of:=IF([.$B$1]=&quot;StartNr&quot;; IF(ISNUMBER(INDIRECT(&quot;S&quot; &amp; ([.$A13] + 1))); INDIRECT(&quot;S&quot; &amp; ([.$A13] + 1)); &quot;&quot;); IF(INDIRECT(&quot;N&quot; &amp; ([.$A13]+1))=INDIRECT(&quot;N&quot; &amp; [.$A13]);[.$B12]; IF(AND(ISNUMBER(INDIRECT(&quot;N&quot; &amp; ([.$A13] + 1))); INDIRECT(&quot;N&quot; &amp; ([.$A13] + 1)) &gt; 0); [.$A13];&quot;&quot;)))">
            <text:p/>
          </table:table-cell>
          <table:table-cell table:style-name="ce199"/>
          <table:table-cell table:style-name="ce203" table:formula="of:= IF(ISNUMBER([.U13]); INDIRECT([.U$14]&amp;&quot;F&quot;&amp;TEXT([.U13] + 4;0));&quot;&quot;)">
            <text:p/>
          </table:table-cell>
          <table:table-cell table:style-name="ce207" table:formula="of:= IF([.D13] = &quot;&quot;; &quot;&quot;; IF(ISNUMBER(INDIRECT([.U$14]&amp;&quot;G&quot;&amp;TEXT([.U13] + 4;0))); INDIRECT([.U$14]&amp;&quot;G&quot;&amp;TEXT([.U13] + 4;0)); &quot;&quot;))">
            <text:p/>
          </table:table-cell>
          <table:table-cell table:style-name="ce203" table:formula="of:= IF(ISNUMBER([.W13]); INDIRECT([.W$14]&amp;&quot;F&quot;&amp;TEXT([.W13] + 4;0));&quot;&quot;)">
            <text:p/>
          </table:table-cell>
          <table:table-cell table:style-name="ce207" table:formula="of:= IF([.F13] = &quot;&quot;; &quot;&quot;; IF(ISNUMBER(INDIRECT([.W$14]&amp;&quot;G&quot;&amp;TEXT([.W13] + 4;0))); INDIRECT([.W$14]&amp;&quot;G&quot;&amp;TEXT([.W13] + 4;0)); &quot;&quot;))">
            <text:p/>
          </table:table-cell>
          <table:table-cell table:style-name="ce203" table:formula="of:= IF(ISNUMBER([.Y13]); INDIRECT([.Y$14]&amp;&quot;F&quot;&amp;TEXT([.Y13] + 4;0));&quot;&quot;)">
            <text:p/>
          </table:table-cell>
          <table:table-cell table:style-name="ce207" table:formula="of:= IF([.H13] = &quot;&quot;; &quot;&quot;; IF(ISNUMBER(INDIRECT([.Y$14]&amp;&quot;G&quot;&amp;TEXT([.Y13] + 4;0))); INDIRECT([.Y$14]&amp;&quot;G&quot;&amp;TEXT([.Y13] + 4;0)); &quot;&quot;))">
            <text:p/>
          </table:table-cell>
          <table:table-cell table:style-name="ce203" table:formula="of:= IF(ISNUMBER([.AA13]); INDIRECT([.AA$14]&amp;&quot;F&quot;&amp;TEXT([.AA13] + 4;0));&quot;&quot;)">
            <text:p/>
          </table:table-cell>
          <table:table-cell table:style-name="ce207" table:formula="of:= IF([.J13] = &quot;&quot;; &quot;&quot;; IF(ISNUMBER(INDIRECT([.AA$14]&amp;&quot;G&quot;&amp;TEXT([.AA13] + 4;0))); INDIRECT([.AA$14]&amp;&quot;G&quot;&amp;TEXT([.AA13] + 4;0)); &quot;&quot;))">
            <text:p/>
          </table:table-cell>
          <table:table-cell table:style-name="ce203" table:formula="of:= IF(ISNUMBER([.AC13]); INDIRECT([.AC$14]&amp;&quot;F&quot;&amp;TEXT([.AC13] + 4;0));&quot;&quot;)">
            <text:p/>
          </table:table-cell>
          <table:table-cell table:style-name="ce207" table:formula="of:= IF([.L13] = &quot;&quot;; &quot;&quot;; IF(ISNUMBER(INDIRECT([.AC$14]&amp;&quot;G&quot;&amp;TEXT([.AC13] + 4;0))); INDIRECT([.AC$14]&amp;&quot;G&quot;&amp;TEXT([.AC13] + 4;0)); &quot;&quot;))">
            <text:p/>
          </table:table-cell>
          <table:table-cell table:style-name="ce211" table:formula="of:= IF(COUNT([.E13];[.G13];[.I13];[.K13];[.M13]) &gt; 0; SUM([.E13];[.G13];[.I13];[.K13];[.M13]) - IF(COUNT([.E13];[.G13];[.I13];[.K13];[.M13]) &gt; 3; MIN([.E13];[.G13];[.I13];[.K13];[.M13]); 0) - IF(COUNT([.E13];[.G13];[.I13];[.K13];[.M13]) = 5; QUARTILE([.E13]~[.G13]~[.I13]~[.K13]~[.M13];1); 0); &quot;&quot;)">
            <text:p/>
          </table:table-cell>
          <table:table-cell table:style-name="ce211"/>
          <table:table-cell table:style-name="ce30" table:formula="of:= IF(ISNUMBER([.N13]); [.N13]; 0)" office:value-type="float" office:value="0" calcext:value-type="float">
            <text:p>0</text:p>
          </table:table-cell>
          <table:table-cell table:style-name="ce215" table:formula="of:= IF(ISNUMBER([.S13]); [.S13]; IF([.S13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13];[$Startnummer.$B$5:.$B$16];0)); VLOOKUP([.C13];[$Startnummer.$B$5:.$C$16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U$14]&amp;&quot;D5:D16&quot;);0)); MATCH([.$C13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W$14]&amp;&quot;D5:D16&quot;);0)); MATCH([.$C13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Y$14]&amp;&quot;D5:D16&quot;);0)); MATCH([.$C13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AA$14]&amp;&quot;D5:D16&quot;);0)); MATCH([.$C13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3];INDIRECT([.AC$14]&amp;&quot;D5:D16&quot;);0)); MATCH([.$C13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3];INDIRECT([.AE$14]&amp;&quot;D5:D16&quot;);0)); MATCH([.$C13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/>
          <table:table-cell table:style-name="ce194" table:number-columns-repeated="2"/>
          <table:table-cell table:style-name="ce204" table:number-columns-repeated="10"/>
          <table:table-cell table:style-name="ce212" table:number-columns-repeated="2"/>
          <table:table-cell table:style-name="ce31" office:value-type="string" calcext:value-type="string">
            <text:p>Summe</text:p>
          </table:table-cell>
          <table:table-cell table:style-name="ce31" office:value-type="string" calcext:value-type="string">
            <text:p>StartNr</text:p>
          </table:table-cell>
          <table:table-cell table:style-name="ce35"/>
          <table:table-cell table:style-name="ce31" table:formula="of:= &quot;$Startnummer.&quot;" office:value-type="string" office:string-value="$Startnummer." calcext:value-type="string">
            <text:p>$Startnummer.</text:p>
          </table:table-cell>
          <table:table-cell table:style-name="ce38"/>
          <table:table-cell table:style-name="ce31" table:formula="of:= &quot;$&quot; &amp; [.U1] &amp; &quot;.&quot;" office:value-type="string" office:string-value="$Block1." calcext:value-type="string">
            <text:p>$Block1.</text:p>
          </table:table-cell>
          <table:table-cell table:style-name="ce40"/>
          <table:table-cell table:style-name="ce31" table:formula="of:= &quot;$&quot; &amp; [.W1] &amp; &quot;.&quot;" office:value-type="string" office:string-value="$Block2." calcext:value-type="string">
            <text:p>$Block2.</text:p>
          </table:table-cell>
          <table:table-cell table:style-name="ce40"/>
          <table:table-cell table:style-name="ce31" table:formula="of:= &quot;$&quot; &amp; [.Y1] &amp; &quot;.&quot;" office:value-type="string" office:string-value="$Block3." calcext:value-type="string">
            <text:p>$Block3.</text:p>
          </table:table-cell>
          <table:table-cell table:style-name="ce40"/>
          <table:table-cell table:style-name="ce31" table:formula="of:= &quot;$&quot; &amp; [.AA1] &amp; &quot;.&quot;" office:value-type="string" office:string-value="$Block4." calcext:value-type="string">
            <text:p>$Block4.</text:p>
          </table:table-cell>
          <table:table-cell table:style-name="ce40"/>
          <table:table-cell table:style-name="ce31" table:formula="of:= &quot;$&quot; &amp; [.AC1] &amp; &quot;.&quot;" office:value-type="string" office:string-value="$Block5." calcext:value-type="string">
            <text:p>$Block5.</text:p>
          </table:table-cell>
          <table:table-cell table:style-name="ce40"/>
          <table:table-cell table:style-name="ce31" table:formula="of:= &quot;$&quot; &amp; [.AE1] &amp; &quot;.&quot;" office:value-type="string" office:string-value="$Zusatz." calcext:value-type="string">
            <text:p>$Zusatz.</text:p>
          </table:table-cell>
          <table:table-cell table:number-columns-repeated="993"/>
        </table:table-row>
        <table:table-row table:style-name="ro1">
          <table:table-cell/>
          <table:table-cell table:style-name="ce195"/>
          <table:table-cell table:style-name="ce19" office:value-type="string" calcext:value-type="string">
            <text:p>Team</text:p>
          </table:table-cell>
          <table:table-cell table:style-name="ce29" office:value-type="string" calcext:value-type="string" table:number-columns-spanned="2" table:number-rows-spanned="1">
            <text:p>Zusatzspiel</text:p>
          </table:table-cell>
          <table:covered-table-cell table:style-name="ce43"/>
          <table:table-cell table:style-name="ce200" table:number-columns-repeated="8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>
          <table:table-cell/>
          <table:table-cell table:style-name="ce195"/>
          <table:table-cell table:style-name="ce20" office:value-type="string" calcext:value-type="string">
            <text:p>DaTiFen Bots </text:p>
          </table:table-cell>
          <table:table-cell table:style-name="ce32" table:formula="of:= [$Zusatz.F5]" office:value-type="time" office:time-value="PT14H30M00S" calcext:value-type="time">
            <text:p>14:30</text:p>
          </table:table-cell>
          <table:table-cell table:style-name="ce44" table:formula="of:= [$Zusatz.G5]" office:value-type="float" office:value="11" calcext:value-type="float">
            <text:p>11</text:p>
          </table:table-cell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>
          <table:table-cell/>
          <table:table-cell table:style-name="ce195"/>
          <table:table-cell table:style-name="ce20" office:value-type="string" calcext:value-type="string">
            <text:p>RoboKids 1 </text:p>
          </table:table-cell>
          <table:table-cell table:style-name="ce37" table:formula="of:= [$Zusatz.F6]" office:value-type="time" office:time-value="PT14H30M00S" calcext:value-type="time">
            <text:p>14:30</text:p>
          </table:table-cell>
          <table:table-cell table:style-name="ce45" table:formula="of:= [$Zusatz.G6]" office:value-type="float" office:value="18" calcext:value-type="float">
            <text:p>18</text:p>
          </table:table-cell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>
          <table:table-cell/>
          <table:table-cell table:style-name="ce196" table:number-columns-repeated="3"/>
          <table:table-cell table:style-name="ce208"/>
          <table:table-cell table:style-name="ce196"/>
          <table:table-cell table:style-name="ce208"/>
          <table:table-cell table:style-name="ce196"/>
          <table:table-cell table:style-name="ce208"/>
          <table:table-cell table:style-name="ce196"/>
          <table:table-cell table:style-name="ce208"/>
          <table:table-cell table:style-name="ce196"/>
          <table:table-cell table:style-name="ce208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rtnummer" table:style-name="ta2" table:print-ranges="Startnummer.A2:Startnummer.C16">
        <office:forms form:automatic-focus="false" form:apply-design-mode="false"/>
        <table:table-column table:style-name="co9" table:default-cell-style-name="ce178"/>
        <table:table-column table:style-name="co10" table:default-cell-style-name="ce178"/>
        <table:table-column table:style-name="co11" table:default-cell-style-name="ce178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7" table:default-cell-style-name="Default"/>
        <table:table-row table:style-name="ro2">
          <table:table-cell table:number-columns-repeated="3"/>
          <table:table-cell table:style-name="ce91" table:number-columns-spanned="2" table:number-rows-spanned="1"/>
          <table:covered-table-cell table:style-name="ce93"/>
          <table:table-cell table:style-name="ce91" table:number-columns-spanned="5" table:number-rows-spanned="1"/>
          <table:covered-table-cell table:number-columns-repeated="4" table:style-name="ce93"/>
          <table:table-cell table:style-name="ce91" table:number-columns-spanned="5" table:number-rows-spanned="1"/>
          <table:covered-table-cell table:number-columns-repeated="4" table:style-name="ce93"/>
          <table:table-cell table:style-name="ce91" table:number-columns-spanned="5" table:number-rows-spanned="1"/>
          <table:covered-table-cell table:number-columns-repeated="4" table:style-name="ce93"/>
          <table:table-cell table:style-name="ce91" table:number-columns-spanned="2" table:number-rows-spanned="1"/>
          <table:covered-table-cell table:style-name="ce93"/>
          <table:table-cell table:style-name="ce231" table:number-columns-spanned="2" table:number-rows-spanned="1"/>
          <table:covered-table-cell table:style-name="ce102"/>
          <table:table-cell table:style-name="ce231" table:number-columns-spanned="2" table:number-rows-spanned="1"/>
          <table:covered-table-cell table:style-name="ce102"/>
          <table:table-cell table:number-columns-repeated="38"/>
        </table:table-row>
        <table:table-row table:style-name="ro2">
          <table:table-cell table:style-name="ce179" office:value-type="string" calcext:value-type="string" table:number-columns-spanned="1" table:number-rows-spanned="2">
            <text:p>Block</text:p>
          </table:table-cell>
          <table:table-cell table:style-name="ce184" office:value-type="string" calcext:value-type="string" table:number-columns-spanned="1" table:number-rows-spanned="2">
            <text:p>Team</text:p>
          </table:table-cell>
          <table:table-cell table:style-name="ce190" office:value-type="string" calcext:value-type="string" table:number-columns-spanned="1" table:number-rows-spanned="2">
            <text:p>Startnummer</text:p>
          </table:table-cell>
          <table:table-cell table:style-name="ce214" table:number-columns-spanned="2" table:number-rows-spanned="1"/>
          <table:covered-table-cell table:style-name="ce219"/>
          <table:table-cell table:style-name="ce222" table:number-columns-spanned="5" table:number-rows-spanned="1"/>
          <table:covered-table-cell table:number-columns-repeated="4" table:style-name="ce219"/>
          <table:table-cell table:style-name="ce228" table:number-columns-spanned="5" table:number-rows-spanned="1"/>
          <table:covered-table-cell table:number-columns-repeated="4" table:style-name="ce219"/>
          <table:table-cell table:style-name="ce229" table:number-columns-spanned="5" table:number-rows-spanned="1"/>
          <table:covered-table-cell table:number-columns-repeated="4" table:style-name="ce219"/>
          <table:table-cell table:style-name="ce230" table:number-columns-spanned="2" table:number-rows-spanned="1"/>
          <table:covered-table-cell table:style-name="ce219"/>
          <table:table-cell table:style-name="ce230" table:number-columns-spanned="2" table:number-rows-spanned="1"/>
          <table:covered-table-cell table:style-name="ce219"/>
          <table:table-cell table:style-name="ce230" table:number-columns-spanned="2" table:number-rows-spanned="1"/>
          <table:covered-table-cell table:style-name="ce219"/>
          <table:table-cell table:number-columns-repeated="38"/>
        </table:table-row>
        <table:table-row table:style-name="ro2">
          <table:covered-table-cell table:style-name="ce180"/>
          <table:covered-table-cell table:style-name="ce185"/>
          <table:covered-table-cell table:style-name="ce192"/>
          <table:table-cell table:style-name="ce93" table:number-columns-repeated="2"/>
          <table:table-cell table:style-name="ce102" table:number-columns-repeated="4"/>
          <table:table-cell table:style-name="ce93"/>
          <table:table-cell table:style-name="ce102" table:number-columns-repeated="4"/>
          <table:table-cell table:style-name="ce93"/>
          <table:table-cell table:style-name="ce102" table:number-columns-repeated="4"/>
          <table:table-cell table:style-name="ce93"/>
          <table:table-cell table:style-name="ce102"/>
          <table:table-cell table:style-name="ce93"/>
          <table:table-cell table:style-name="ce102"/>
          <table:table-cell table:style-name="ce93"/>
          <table:table-cell table:style-name="ce102"/>
          <table:table-cell table:style-name="ce93"/>
          <table:table-cell table:number-columns-repeated="38"/>
        </table:table-row>
        <table:table-row table:style-name="ro2">
          <table:table-cell table:style-name="ce181"/>
          <table:table-cell table:style-name="ce186"/>
          <table:table-cell table:style-name="ce198"/>
          <table:table-cell table:style-name="ce181" table:number-columns-repeated="2"/>
          <table:table-cell table:style-name="ce198" table:number-columns-repeated="4"/>
          <table:table-cell table:style-name="ce181"/>
          <table:table-cell table:style-name="ce198" table:number-columns-repeated="4"/>
          <table:table-cell table:style-name="ce181"/>
          <table:table-cell table:style-name="ce198" table:number-columns-repeated="4"/>
          <table:table-cell table:style-name="ce181"/>
          <table:table-cell table:style-name="ce198"/>
          <table:table-cell table:style-name="ce181"/>
          <table:table-cell table:style-name="ce186" table:number-columns-repeated="4"/>
          <table:table-cell table:number-columns-repeated="38"/>
        </table:table-row>
        <table:table-row table:style-name="ro2">
          <table:table-cell table:style-name="ce182" office:value-type="float" office:value="0" calcext:value-type="float" table:number-columns-spanned="1" table:number-rows-spanned="12">
            <text:p>0</text:p>
          </table:table-cell>
          <table:table-cell table:style-name="ce187" office:value-type="string" calcext:value-type="string">
            <text:p>RoboKids 1 </text:p>
          </table:table-cell>
          <table:table-cell table:style-name="ce202" office:value-type="float" office:value="10" calcext:value-type="float">
            <text:p>10</text:p>
          </table:table-cell>
          <table:table-cell table:style-name="ce218"/>
          <table:table-cell table:style-name="ce220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RoboKids 2 </text:p>
          </table:table-cell>
          <table:table-cell table:style-name="ce206" office:value-type="float" office:value="5" calcext:value-type="float">
            <text:p>5</text:p>
          </table:table-cell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KeplerLEGO 1 </text:p>
          </table:table-cell>
          <table:table-cell table:style-name="ce206" office:value-type="float" office:value="7" calcext:value-type="float">
            <text:p>7</text:p>
          </table:table-cell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KeplerLEGO 2 </text:p>
          </table:table-cell>
          <table:table-cell table:style-name="ce206" office:value-type="float" office:value="9" calcext:value-type="float">
            <text:p>9</text:p>
          </table:table-cell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SRZ 1 </text:p>
          </table:table-cell>
          <table:table-cell table:style-name="ce206" office:value-type="float" office:value="8" calcext:value-type="float">
            <text:p>8</text:p>
          </table:table-cell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Franzi 1 </text:p>
          </table:table-cell>
          <table:table-cell table:style-name="ce206" office:value-type="float" office:value="4" calcext:value-type="float">
            <text:p>4</text:p>
          </table:table-cell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Franzi 2 </text:p>
          </table:table-cell>
          <table:table-cell table:style-name="ce206" office:value-type="float" office:value="6" calcext:value-type="float">
            <text:p>6</text:p>
          </table:table-cell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DaTiFen Bots </text:p>
          </table:table-cell>
          <table:table-cell table:style-name="ce206" office:value-type="float" office:value="3" calcext:value-type="float">
            <text:p>3</text:p>
          </table:table-cell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Kepler mBot 2 </text:p>
          </table:table-cell>
          <table:table-cell table:style-name="ce206" office:value-type="float" office:value="2" calcext:value-type="float">
            <text:p>2</text:p>
          </table:table-cell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RoboCop</text:p>
          </table:table-cell>
          <table:table-cell table:style-name="ce206" office:value-type="float" office:value="1" calcext:value-type="float">
            <text:p>1</text:p>
          </table:table-cell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/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0"/>
          <table:table-cell table:style-name="ce189"/>
          <table:table-cell table:style-name="ce210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tartnummer.F5:Startnummer.I16 Startnummer.K5:Startnummer.N16 Startnummer.U5:Startnummer.U16 Startnummer.P5:Startnummer.S16 Startnummer.W5:Startnummer.W16 Startnummer.Y5:Startnummer.Y16">
            <calcext:condition calcext:apply-style-name="ConditionalStyle_49" calcext:value="formula-is(#REF!)" calcext:base-cell-address="Startnummer.F5"/>
          </calcext:conditional-format>
          <calcext:conditional-format calcext:target-range-address="Startnummer.D5:Startnummer.E16">
            <calcext:condition calcext:apply-style-name="ConditionalStyle_41" calcext:value="formula-is(#REF!)" calcext:base-cell-address="Startnummer.D5"/>
          </calcext:conditional-format>
        </calcext:conditional-formats>
      </table:table>
      <table:table table:name="Block1" table:style-name="ta2" table:print-ranges="Block1.A1:Block1.AD16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38" office:value-type="string" calcext:value-type="string">
            <text:p>Punkte</text:p>
          </table:table-cell>
          <table:table-cell table:style-name="ce136" office:value-type="string" calcext:value-type="string">
            <text:p>-</text:p>
          </table:table-cell>
          <table:table-cell table:style-name="ce248" office:value-type="float" office:value="15" calcext:value-type="float" table:number-columns-spanned="2" table:number-rows-spanned="1">
            <text:p>15</text:p>
          </table:table-cell>
          <table:covered-table-cell table:style-name="ce238"/>
          <table:table-cell table:style-name="ce248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238"/>
          <table:table-cell table:style-name="ce24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238"/>
          <table:table-cell table:style-name="ce248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38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238"/>
          <table:table-cell table:style-name="ce171" office:value-type="float" office:value="-3" calcext:value-type="float" table:number-columns-spanned="2" table:number-rows-spanned="1">
            <text:p>-3</text:p>
          </table:table-cell>
          <table:covered-table-cell table:style-name="ce173"/>
          <table:table-cell table:style-name="ce171" office:value-type="float" office:value="-5" calcext:value-type="float" table:number-columns-spanned="2" table:number-rows-spanned="1">
            <text:p>-5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384" office:value-type="string" calcext:value-type="string" table:number-columns-spanned="2" table:number-rows-spanned="1">
            <text:p>Mitte erreicht</text:p>
          </table:table-cell>
          <table:covered-table-cell table:style-name="ce387"/>
          <table:table-cell table:style-name="ce390" office:value-type="string" calcext:value-type="string" table:number-columns-spanned="5" table:number-rows-spanned="1">
            <text:p>Gelbe Bälle</text:p>
          </table:table-cell>
          <table:covered-table-cell table:number-columns-repeated="3" table:style-name="ce393"/>
          <table:covered-table-cell table:style-name="ce397"/>
          <table:table-cell table:style-name="ce400" office:value-type="string" calcext:value-type="string" table:number-columns-spanned="5" table:number-rows-spanned="1">
            <text:p>Rote Bälle</text:p>
          </table:table-cell>
          <table:covered-table-cell table:number-columns-repeated="3" table:style-name="ce393"/>
          <table:covered-table-cell table:style-name="ce397"/>
          <table:table-cell table:style-name="ce401" office:value-type="string" calcext:value-type="string" table:number-columns-spanned="5" table:number-rows-spanned="1">
            <text:p>Schwarze Bälle</text:p>
          </table:table-cell>
          <table:covered-table-cell table:number-columns-repeated="3" table:style-name="ce393"/>
          <table:covered-table-cell table:style-name="ce397"/>
          <table:table-cell table:style-name="ce402" office:value-type="string" calcext:value-type="string" table:number-columns-spanned="2" table:number-rows-spanned="1">
            <text:p>Taster</text:p>
          </table:table-cell>
          <table:covered-table-cell table:style-name="ce39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42" office:value-type="string" calcext:value-type="string">
            <text:p>Ja/Nein</text:p>
          </table:table-cell>
          <table:table-cell table:style-name="ce142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32" office:value-type="time" office:time-value="PT09H30M00S" calcext:value-type="time">
            <text:p>09:30</text:p>
          </table:table-cell>
          <table:table-cell table:style-name="ce125"/>
          <table:table-cell table:style-name="ce110" table:number-columns-repeated="2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98" office:value-type="float" office:value="1" calcext:value-type="float" table:number-columns-spanned="1" table:number-rows-spanned="12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20" office:value-type="float" office:value="10" calcext:value-type="float">
            <text:p>10</text:p>
          </table:table-cell>
          <table:table-cell table:style-name="ce126" office:value-type="string" calcext:value-type="string">
            <text:p>RoboCop</text:p>
          </table:table-cell>
          <table:table-cell table:style-name="ce169" office:value-type="float" office:value="1" calcext:value-type="float">
            <text:p>1</text:p>
          </table:table-cell>
          <table:table-cell table:style-name="ce174" table:formula="of:= IF(ISNUMBER([.$B5]); IF([.$B5] &gt; 0; [.$F$4] + 5/60/24 * ([.$B5]-1); &quot;?&quot;); &quot;&quot;)" office:value-type="time" office:time-value="PT09H30M00S" calcext:value-type="time">
            <text:p>09:30</text:p>
          </table:table-cell>
          <table:table-cell table:style-name="ce137" table:formula="of:= IF(COUNT([.I5];[.N5];[.S5];[.X5];[.Z5];[.AB5];[.AD5]) &lt; 1; &quot;&quot;; MAX(SUM([.I5];[.N5];[.S5];[.X5];[.Z5];[.AB5];[.AD5]); 0))" office:value-type="float" office:value="15" calcext:value-type="float">
            <text:p>15</text:p>
          </table:table-cell>
          <table:table-cell table:style-name="ce143" office:value-type="string" calcext:value-type="string">
            <text:p>x</text:p>
          </table:table-cell>
          <table:table-cell table:style-name="ce241" table:formula="of:= IF([.H5] = &quot;&quot;; &quot;&quot;; [.$H$1])" office:value-type="float" office:value="15" calcext:value-type="float">
            <text:p>15</text:p>
          </table:table-cell>
          <table:table-cell table:style-name="ce152"/>
          <table:table-cell table:style-name="ce157" table:number-columns-repeated="2"/>
          <table:table-cell table:style-name="ce160" table:formula="of:= IF(SUM([.J5:.L5]) = 0; &quot;&quot;; SUM([.J5:.L5]))">
            <text:p/>
          </table:table-cell>
          <table:table-cell table:style-name="ce165" table:formula="of:= IF(ISNUMBER([.M5]);([.L5] - [.J5]) * [.J$1]; &quot;&quot;)">
            <text:p/>
          </table:table-cell>
          <table:table-cell table:style-name="ce152"/>
          <table:table-cell table:style-name="ce157" table:number-columns-repeated="2"/>
          <table:table-cell table:style-name="ce160" table:formula="of:= IF(SUM([.O5:.Q5]) = 0; &quot;&quot;; SUM([.O5:.Q5]))">
            <text:p/>
          </table:table-cell>
          <table:table-cell table:style-name="ce165" table:formula="of:= IF(ISNUMBER([.R5]);([.Q5] - [.O5]) * [.O$1]; &quot;&quot;)">
            <text:p/>
          </table:table-cell>
          <table:table-cell table:style-name="ce152"/>
          <table:table-cell table:style-name="ce157" table:number-columns-repeated="2"/>
          <table:table-cell table:style-name="ce160" table:formula="of:= IF(SUM([.T5:.V5]) = 0; &quot;&quot;; SUM([.T5:.V5]))">
            <text:p/>
          </table:table-cell>
          <table:table-cell table:style-name="ce165" table:formula="of:= IF(ISNUMBER([.W5]);([.V5] - [.T5]) * [.T$1]; &quot;&quot;)">
            <text:p/>
          </table:table-cell>
          <table:table-cell table:style-name="ce157"/>
          <table:table-cell table:style-name="ce165" table:formula="of:= IF(ISNUMBER([.Y5]); [.Y5] * [.Y$1]; &quot;&quot;)">
            <text:p/>
          </table:table-cell>
          <table:table-cell table:style-name="ce157"/>
          <table:table-cell table:style-name="ce165" table:formula="of:= IF(ISNUMBER([.AA5]); [.AA5] * [.AA$1]; &quot;&quot;)">
            <text:p/>
          </table:table-cell>
          <table:table-cell table:style-name="ce157"/>
          <table:table-cell table:style-name="ce165" table:formula="of:= IF(ISNUMBER([.AC5]); [.AC5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 office:value-type="float" office:value="2" calcext:value-type="float">
            <text:p>2</text:p>
          </table:table-cell>
          <table:table-cell table:style-name="ce121" office:value-type="float" office:value="9" calcext:value-type="float">
            <text:p>9</text:p>
          </table:table-cell>
          <table:table-cell table:style-name="ce127" office:value-type="string" calcext:value-type="string">
            <text:p>Kepler mBot 2 </text:p>
          </table:table-cell>
          <table:table-cell table:style-name="ce99" table:formula="of:= [.E5] + 1" office:value-type="float" office:value="2" calcext:value-type="float">
            <text:p>2</text:p>
          </table:table-cell>
          <table:table-cell table:style-name="ce176" table:formula="of:= IF(ISNUMBER([.$B6]); IF([.$B6] &gt; 0; [.$F$4] + 5/60/24 * ([.$B6]-1); &quot;?&quot;); &quot;&quot;)" office:value-type="time" office:time-value="PT09H35M00S" calcext:value-type="time">
            <text:p>09:35</text:p>
          </table:table-cell>
          <table:table-cell table:style-name="ce138" table:formula="of:= IF(COUNT([.I6];[.N6];[.S6];[.X6];[.Z6];[.AB6];[.AD6]) &lt; 1; &quot;&quot;; MAX(SUM([.I6];[.N6];[.S6];[.X6];[.Z6];[.AB6];[.AD6]); 0))" office:value-type="float" office:value="15" calcext:value-type="float">
            <text:p>15</text:p>
          </table:table-cell>
          <table:table-cell table:style-name="ce8" office:value-type="string" calcext:value-type="string">
            <text:p>x</text:p>
          </table:table-cell>
          <table:table-cell table:style-name="ce148" table:formula="of:= IF([.H6] = &quot;&quot;; &quot;&quot;; [.$H$1])" office:value-type="float" office:value="15" calcext:value-type="float">
            <text:p>15</text:p>
          </table:table-cell>
          <table:table-cell table:style-name="ce392"/>
          <table:table-cell table:style-name="ce7" table:number-columns-repeated="2"/>
          <table:table-cell table:style-name="ce161" table:formula="of:= IF(SUM([.J6:.L6]) = 0; &quot;&quot;; SUM([.J6:.L6]))">
            <text:p/>
          </table:table-cell>
          <table:table-cell table:style-name="ce166" table:formula="of:= IF(ISNUMBER([.M6]);([.L6] - [.J6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6:.Q6]) = 0; &quot;&quot;; SUM([.O6:.Q6]))">
            <text:p/>
          </table:table-cell>
          <table:table-cell table:style-name="ce166" table:formula="of:= IF(ISNUMBER([.R6]);([.Q6] - [.O6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6:.V6]) = 0; &quot;&quot;; SUM([.T6:.V6]))">
            <text:p/>
          </table:table-cell>
          <table:table-cell table:style-name="ce166" table:formula="of:= IF(ISNUMBER([.W6]);([.V6] - [.T6]) * [.T$1]; &quot;&quot;)">
            <text:p/>
          </table:table-cell>
          <table:table-cell table:style-name="ce7"/>
          <table:table-cell table:style-name="ce166" table:formula="of:= IF(ISNUMBER([.Y6]); [.Y6] * [.Y$1]; &quot;&quot;)">
            <text:p/>
          </table:table-cell>
          <table:table-cell table:style-name="ce7"/>
          <table:table-cell table:style-name="ce166" table:formula="of:= IF(ISNUMBER([.AA6]); [.AA6] * [.AA$1]; &quot;&quot;)">
            <text:p/>
          </table:table-cell>
          <table:table-cell table:style-name="ce7"/>
          <table:table-cell table:style-name="ce166" table:formula="of:= IF(ISNUMBER([.AC6]); [.AC6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 office:value-type="float" office:value="3" calcext:value-type="float">
            <text:p>3</text:p>
          </table:table-cell>
          <table:table-cell table:style-name="ce121" office:value-type="float" office:value="8" calcext:value-type="float">
            <text:p>8</text:p>
          </table:table-cell>
          <table:table-cell table:style-name="ce127" office:value-type="string" calcext:value-type="string">
            <text:p>DaTiFen Bots </text:p>
          </table:table-cell>
          <table:table-cell table:style-name="ce99" table:formula="of:= [.E6] + 1" office:value-type="float" office:value="3" calcext:value-type="float">
            <text:p>3</text:p>
          </table:table-cell>
          <table:table-cell table:style-name="ce176" table:formula="of:= IF(ISNUMBER([.$B7]); IF([.$B7] &gt; 0; [.$F$4] + 5/60/24 * ([.$B7]-1); &quot;?&quot;); &quot;&quot;)" office:value-type="time" office:time-value="PT09H40M00S" calcext:value-type="time">
            <text:p>09:40</text:p>
          </table:table-cell>
          <table:table-cell table:style-name="ce138" table:formula="of:= IF(COUNT([.I7];[.N7];[.S7];[.X7];[.Z7];[.AB7];[.AD7]) &lt; 1; &quot;&quot;; MAX(SUM([.I7];[.N7];[.S7];[.X7];[.Z7];[.AB7];[.AD7]); 0))" office:value-type="float" office:value="15" calcext:value-type="float">
            <text:p>15</text:p>
          </table:table-cell>
          <table:table-cell table:style-name="ce8" office:value-type="string" calcext:value-type="string">
            <text:p>x</text:p>
          </table:table-cell>
          <table:table-cell table:style-name="ce148" table:formula="of:= IF([.H7] = &quot;&quot;; &quot;&quot;; [.$H$1])" office:value-type="float" office:value="15" calcext:value-type="float">
            <text:p>15</text:p>
          </table:table-cell>
          <table:table-cell table:style-name="ce392"/>
          <table:table-cell table:style-name="ce7" table:number-columns-repeated="2"/>
          <table:table-cell table:style-name="ce161" table:formula="of:= IF(SUM([.J7:.L7]) = 0; &quot;&quot;; SUM([.J7:.L7]))">
            <text:p/>
          </table:table-cell>
          <table:table-cell table:style-name="ce166" table:formula="of:= IF(ISNUMBER([.M7]);([.L7] - [.J7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7:.Q7]) = 0; &quot;&quot;; SUM([.O7:.Q7]))">
            <text:p/>
          </table:table-cell>
          <table:table-cell table:style-name="ce166" table:formula="of:= IF(ISNUMBER([.R7]);([.Q7] - [.O7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7:.V7]) = 0; &quot;&quot;; SUM([.T7:.V7]))">
            <text:p/>
          </table:table-cell>
          <table:table-cell table:style-name="ce166" table:formula="of:= IF(ISNUMBER([.W7]);([.V7] - [.T7]) * [.T$1]; &quot;&quot;)">
            <text:p/>
          </table:table-cell>
          <table:table-cell table:style-name="ce7"/>
          <table:table-cell table:style-name="ce166" table:formula="of:= IF(ISNUMBER([.Y7]); [.Y7] * [.Y$1]; &quot;&quot;)">
            <text:p/>
          </table:table-cell>
          <table:table-cell table:style-name="ce7"/>
          <table:table-cell table:style-name="ce166" table:formula="of:= IF(ISNUMBER([.AA7]); [.AA7] * [.AA$1]; &quot;&quot;)">
            <text:p/>
          </table:table-cell>
          <table:table-cell table:style-name="ce7"/>
          <table:table-cell table:style-name="ce166" table:formula="of:= IF(ISNUMBER([.AC7]); [.AC7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 office:value-type="float" office:value="6" calcext:value-type="float">
            <text:p>6</text:p>
          </table:table-cell>
          <table:table-cell table:style-name="ce121" office:value-type="float" office:value="7" calcext:value-type="float">
            <text:p>7</text:p>
          </table:table-cell>
          <table:table-cell table:style-name="ce127" office:value-type="string" calcext:value-type="string">
            <text:p>Franzi 2 </text:p>
          </table:table-cell>
          <table:table-cell table:style-name="ce99" table:formula="of:= [.E7] + 1" office:value-type="float" office:value="4" calcext:value-type="float">
            <text:p>4</text:p>
          </table:table-cell>
          <table:table-cell table:style-name="ce176" table:formula="of:= IF(ISNUMBER([.$B8]); IF([.$B8] &gt; 0; [.$F$4] + 5/60/24 * ([.$B8]-1); &quot;?&quot;); &quot;&quot;)" office:value-type="time" office:time-value="PT09H55M00S" calcext:value-type="time">
            <text:p>09:55</text:p>
          </table:table-cell>
          <table:table-cell table:style-name="ce138" table:formula="of:= IF(COUNT([.I8];[.N8];[.S8];[.X8];[.Z8];[.AB8];[.AD8]) &lt; 1; &quot;&quot;; MAX(SUM([.I8];[.N8];[.S8];[.X8];[.Z8];[.AB8];[.AD8]); 0))" office:value-type="float" office:value="15" calcext:value-type="float">
            <text:p>15</text:p>
          </table:table-cell>
          <table:table-cell table:style-name="ce8" office:value-type="string" calcext:value-type="string">
            <text:p>x</text:p>
          </table:table-cell>
          <table:table-cell table:style-name="ce148" table:formula="of:= IF([.H8] = &quot;&quot;; &quot;&quot;; [.$H$1])" office:value-type="float" office:value="15" calcext:value-type="float">
            <text:p>15</text:p>
          </table:table-cell>
          <table:table-cell table:style-name="ce392"/>
          <table:table-cell table:style-name="ce7" table:number-columns-repeated="2"/>
          <table:table-cell table:style-name="ce161" table:formula="of:= IF(SUM([.J8:.L8]) = 0; &quot;&quot;; SUM([.J8:.L8]))">
            <text:p/>
          </table:table-cell>
          <table:table-cell table:style-name="ce166" table:formula="of:= IF(ISNUMBER([.M8]);([.L8] - [.J8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8:.Q8]) = 0; &quot;&quot;; SUM([.O8:.Q8]))">
            <text:p/>
          </table:table-cell>
          <table:table-cell table:style-name="ce166" table:formula="of:= IF(ISNUMBER([.R8]);([.Q8] - [.O8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8:.V8]) = 0; &quot;&quot;; SUM([.T8:.V8]))">
            <text:p/>
          </table:table-cell>
          <table:table-cell table:style-name="ce166" table:formula="of:= IF(ISNUMBER([.W8]);([.V8] - [.T8]) * [.T$1]; &quot;&quot;)">
            <text:p/>
          </table:table-cell>
          <table:table-cell table:style-name="ce7"/>
          <table:table-cell table:style-name="ce166" table:formula="of:= IF(ISNUMBER([.Y8]); [.Y8] * [.Y$1]; &quot;&quot;)">
            <text:p/>
          </table:table-cell>
          <table:table-cell table:style-name="ce7"/>
          <table:table-cell table:style-name="ce166" table:formula="of:= IF(ISNUMBER([.AA8]); [.AA8] * [.AA$1]; &quot;&quot;)">
            <text:p/>
          </table:table-cell>
          <table:table-cell table:style-name="ce7"/>
          <table:table-cell table:style-name="ce166" table:formula="of:= IF(ISNUMBER([.AC8]); [.AC8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 office:value-type="float" office:value="4" calcext:value-type="float">
            <text:p>4</text:p>
          </table:table-cell>
          <table:table-cell table:style-name="ce121" office:value-type="float" office:value="6" calcext:value-type="float">
            <text:p>6</text:p>
          </table:table-cell>
          <table:table-cell table:style-name="ce127" office:value-type="string" calcext:value-type="string">
            <text:p>Franzi 1 </text:p>
          </table:table-cell>
          <table:table-cell table:style-name="ce99" table:formula="of:= [.E8] + 1" office:value-type="float" office:value="5" calcext:value-type="float">
            <text:p>5</text:p>
          </table:table-cell>
          <table:table-cell table:style-name="ce176" table:formula="of:= IF(ISNUMBER([.$B9]); IF([.$B9] &gt; 0; [.$F$4] + 5/60/24 * ([.$B9]-1); &quot;?&quot;); &quot;&quot;)" office:value-type="time" office:time-value="PT09H45M00S" calcext:value-type="time">
            <text:p>09:45</text:p>
          </table:table-cell>
          <table:table-cell table:style-name="ce138" table:formula="of:= IF(COUNT([.I9];[.N9];[.S9];[.X9];[.Z9];[.AB9];[.AD9]) &lt; 1; &quot;&quot;; MAX(SUM([.I9];[.N9];[.S9];[.X9];[.Z9];[.AB9];[.AD9]); 0))" office:value-type="float" office:value="15" calcext:value-type="float">
            <text:p>15</text:p>
          </table:table-cell>
          <table:table-cell table:style-name="ce8" office:value-type="string" calcext:value-type="string">
            <text:p>x</text:p>
          </table:table-cell>
          <table:table-cell table:style-name="ce148" table:formula="of:= IF([.H9] = &quot;&quot;; &quot;&quot;; [.$H$1])" office:value-type="float" office:value="15" calcext:value-type="float">
            <text:p>15</text:p>
          </table:table-cell>
          <table:table-cell table:style-name="ce392"/>
          <table:table-cell table:style-name="ce7" table:number-columns-repeated="2"/>
          <table:table-cell table:style-name="ce161" table:formula="of:= IF(SUM([.J9:.L9]) = 0; &quot;&quot;; SUM([.J9:.L9]))">
            <text:p/>
          </table:table-cell>
          <table:table-cell table:style-name="ce166" table:formula="of:= IF(ISNUMBER([.M9]);([.L9] - [.J9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9:.Q9]) = 0; &quot;&quot;; SUM([.O9:.Q9]))">
            <text:p/>
          </table:table-cell>
          <table:table-cell table:style-name="ce166" table:formula="of:= IF(ISNUMBER([.R9]);([.Q9] - [.O9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9:.V9]) = 0; &quot;&quot;; SUM([.T9:.V9]))">
            <text:p/>
          </table:table-cell>
          <table:table-cell table:style-name="ce166" table:formula="of:= IF(ISNUMBER([.W9]);([.V9] - [.T9]) * [.T$1]; &quot;&quot;)">
            <text:p/>
          </table:table-cell>
          <table:table-cell table:style-name="ce7"/>
          <table:table-cell table:style-name="ce166" table:formula="of:= IF(ISNUMBER([.Y9]); [.Y9] * [.Y$1]; &quot;&quot;)">
            <text:p/>
          </table:table-cell>
          <table:table-cell table:style-name="ce7"/>
          <table:table-cell table:style-name="ce166" table:formula="of:= IF(ISNUMBER([.AA9]); [.AA9] * [.AA$1]; &quot;&quot;)">
            <text:p/>
          </table:table-cell>
          <table:table-cell table:style-name="ce7"/>
          <table:table-cell table:style-name="ce166" table:formula="of:= IF(ISNUMBER([.AC9]); [.AC9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 office:value-type="float" office:value="8" calcext:value-type="float">
            <text:p>8</text:p>
          </table:table-cell>
          <table:table-cell table:style-name="ce121" office:value-type="float" office:value="5" calcext:value-type="float">
            <text:p>5</text:p>
          </table:table-cell>
          <table:table-cell table:style-name="ce127" office:value-type="string" calcext:value-type="string">
            <text:p>SRZ 1 </text:p>
          </table:table-cell>
          <table:table-cell table:style-name="ce99" table:formula="of:= [.E9] + 1" office:value-type="float" office:value="6" calcext:value-type="float">
            <text:p>6</text:p>
          </table:table-cell>
          <table:table-cell table:style-name="ce176" table:formula="of:= IF(ISNUMBER([.$B10]); IF([.$B10] &gt; 0; [.$F$4] + 5/60/24 * ([.$B10]-1); &quot;?&quot;); &quot;&quot;)" office:value-type="time" office:time-value="PT10H05M00S" calcext:value-type="time">
            <text:p>10:05</text:p>
          </table:table-cell>
          <table:table-cell table:style-name="ce138" table:formula="of:= IF(COUNT([.I10];[.N10];[.S10];[.X10];[.Z10];[.AB10];[.AD10]) &lt; 1; &quot;&quot;; MAX(SUM([.I10];[.N10];[.S10];[.X10];[.Z10];[.AB10];[.AD10]); 0))" office:value-type="float" office:value="15" calcext:value-type="float">
            <text:p>15</text:p>
          </table:table-cell>
          <table:table-cell table:style-name="ce8" office:value-type="string" calcext:value-type="string">
            <text:p>x</text:p>
          </table:table-cell>
          <table:table-cell table:style-name="ce148" table:formula="of:= IF([.H10] = &quot;&quot;; &quot;&quot;; [.$H$1])" office:value-type="float" office:value="15" calcext:value-type="float">
            <text:p>15</text:p>
          </table:table-cell>
          <table:table-cell table:style-name="ce392"/>
          <table:table-cell table:style-name="ce7" table:number-columns-repeated="2"/>
          <table:table-cell table:style-name="ce161" table:formula="of:= IF(SUM([.J10:.L10]) = 0; &quot;&quot;; SUM([.J10:.L10]))">
            <text:p/>
          </table:table-cell>
          <table:table-cell table:style-name="ce166" table:formula="of:= IF(ISNUMBER([.M10]);([.L10] - [.J10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10:.Q10]) = 0; &quot;&quot;; SUM([.O10:.Q10]))">
            <text:p/>
          </table:table-cell>
          <table:table-cell table:style-name="ce166" table:formula="of:= IF(ISNUMBER([.R10]);([.Q10] - [.O10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10:.V10]) = 0; &quot;&quot;; SUM([.T10:.V10]))">
            <text:p/>
          </table:table-cell>
          <table:table-cell table:style-name="ce166" table:formula="of:= IF(ISNUMBER([.W10]);([.V10] - [.T10]) * [.T$1]; &quot;&quot;)">
            <text:p/>
          </table:table-cell>
          <table:table-cell table:style-name="ce7"/>
          <table:table-cell table:style-name="ce166" table:formula="of:= IF(ISNUMBER([.Y10]); [.Y10] * [.Y$1]; &quot;&quot;)">
            <text:p/>
          </table:table-cell>
          <table:table-cell table:style-name="ce7"/>
          <table:table-cell table:style-name="ce166" table:formula="of:= IF(ISNUMBER([.AA10]); [.AA10] * [.AA$1]; &quot;&quot;)">
            <text:p/>
          </table:table-cell>
          <table:table-cell table:style-name="ce7"/>
          <table:table-cell table:style-name="ce166" table:formula="of:= IF(ISNUMBER([.AC10]); [.AC10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 office:value-type="float" office:value="9" calcext:value-type="float">
            <text:p>9</text:p>
          </table:table-cell>
          <table:table-cell table:style-name="ce121" office:value-type="float" office:value="4" calcext:value-type="float">
            <text:p>4</text:p>
          </table:table-cell>
          <table:table-cell table:style-name="ce127" office:value-type="string" calcext:value-type="string">
            <text:p>KeplerLEGO 2 </text:p>
          </table:table-cell>
          <table:table-cell table:style-name="ce99" table:formula="of:= [.E10] + 1" office:value-type="float" office:value="7" calcext:value-type="float">
            <text:p>7</text:p>
          </table:table-cell>
          <table:table-cell table:style-name="ce176" table:formula="of:= IF(ISNUMBER([.$B11]); IF([.$B11] &gt; 0; [.$F$4] + 5/60/24 * ([.$B11]-1); &quot;?&quot;); &quot;&quot;)" office:value-type="time" office:time-value="PT10H10M00S" calcext:value-type="time">
            <text:p>10:10</text:p>
          </table:table-cell>
          <table:table-cell table:style-name="ce138" table:formula="of:= IF(COUNT([.I11];[.N11];[.S11];[.X11];[.Z11];[.AB11];[.AD11]) &lt; 1; &quot;&quot;; MAX(SUM([.I11];[.N11];[.S11];[.X11];[.Z11];[.AB11];[.AD11]); 0))" office:value-type="float" office:value="15" calcext:value-type="float">
            <text:p>15</text:p>
          </table:table-cell>
          <table:table-cell table:style-name="ce8" office:value-type="string" calcext:value-type="string">
            <text:p>x</text:p>
          </table:table-cell>
          <table:table-cell table:style-name="ce148" table:formula="of:= IF([.H11] = &quot;&quot;; &quot;&quot;; [.$H$1])" office:value-type="float" office:value="15" calcext:value-type="float">
            <text:p>15</text:p>
          </table:table-cell>
          <table:table-cell table:style-name="ce392"/>
          <table:table-cell table:style-name="ce7" table:number-columns-repeated="2"/>
          <table:table-cell table:style-name="ce161" table:formula="of:= IF(SUM([.J11:.L11]) = 0; &quot;&quot;; SUM([.J11:.L11]))">
            <text:p/>
          </table:table-cell>
          <table:table-cell table:style-name="ce166" table:formula="of:= IF(ISNUMBER([.M11]);([.L11] - [.J11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11:.Q11]) = 0; &quot;&quot;; SUM([.O11:.Q11]))">
            <text:p/>
          </table:table-cell>
          <table:table-cell table:style-name="ce166" table:formula="of:= IF(ISNUMBER([.R11]);([.Q11] - [.O11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11:.V11]) = 0; &quot;&quot;; SUM([.T11:.V11]))">
            <text:p/>
          </table:table-cell>
          <table:table-cell table:style-name="ce166" table:formula="of:= IF(ISNUMBER([.W11]);([.V11] - [.T11]) * [.T$1]; &quot;&quot;)">
            <text:p/>
          </table:table-cell>
          <table:table-cell table:style-name="ce7"/>
          <table:table-cell table:style-name="ce166" table:formula="of:= IF(ISNUMBER([.Y11]); [.Y11] * [.Y$1]; &quot;&quot;)">
            <text:p/>
          </table:table-cell>
          <table:table-cell table:style-name="ce7"/>
          <table:table-cell table:style-name="ce166" table:formula="of:= IF(ISNUMBER([.AA11]); [.AA11] * [.AA$1]; &quot;&quot;)">
            <text:p/>
          </table:table-cell>
          <table:table-cell table:style-name="ce7"/>
          <table:table-cell table:style-name="ce166" table:formula="of:= IF(ISNUMBER([.AC11]); [.AC11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 office:value-type="float" office:value="7" calcext:value-type="float">
            <text:p>7</text:p>
          </table:table-cell>
          <table:table-cell table:style-name="ce121" office:value-type="float" office:value="3" calcext:value-type="float">
            <text:p>3</text:p>
          </table:table-cell>
          <table:table-cell table:style-name="ce127" office:value-type="string" calcext:value-type="string">
            <text:p>KeplerLEGO 1 </text:p>
          </table:table-cell>
          <table:table-cell table:style-name="ce99" table:formula="of:= [.E11] + 1" office:value-type="float" office:value="8" calcext:value-type="float">
            <text:p>8</text:p>
          </table:table-cell>
          <table:table-cell table:style-name="ce176" table:formula="of:= IF(ISNUMBER([.$B12]); IF([.$B12] &gt; 0; [.$F$4] + 5/60/24 * ([.$B12]-1); &quot;?&quot;); &quot;&quot;)" office:value-type="time" office:time-value="PT10H00M00S" calcext:value-type="time">
            <text:p>10:00</text:p>
          </table:table-cell>
          <table:table-cell table:style-name="ce138" table:formula="of:= IF(COUNT([.I12];[.N12];[.S12];[.X12];[.Z12];[.AB12];[.AD12]) &lt; 1; &quot;&quot;; MAX(SUM([.I12];[.N12];[.S12];[.X12];[.Z12];[.AB12];[.AD12]); 0))" office:value-type="float" office:value="15" calcext:value-type="float">
            <text:p>15</text:p>
          </table:table-cell>
          <table:table-cell table:style-name="ce8" office:value-type="string" calcext:value-type="string">
            <text:p>x</text:p>
          </table:table-cell>
          <table:table-cell table:style-name="ce148" table:formula="of:= IF([.H12] = &quot;&quot;; &quot;&quot;; [.$H$1])" office:value-type="float" office:value="15" calcext:value-type="float">
            <text:p>15</text:p>
          </table:table-cell>
          <table:table-cell table:style-name="ce392"/>
          <table:table-cell table:style-name="ce7" table:number-columns-repeated="2"/>
          <table:table-cell table:style-name="ce161" table:formula="of:= IF(SUM([.J12:.L12]) = 0; &quot;&quot;; SUM([.J12:.L12]))">
            <text:p/>
          </table:table-cell>
          <table:table-cell table:style-name="ce166" table:formula="of:= IF(ISNUMBER([.M12]);([.L12] - [.J12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12:.Q12]) = 0; &quot;&quot;; SUM([.O12:.Q12]))">
            <text:p/>
          </table:table-cell>
          <table:table-cell table:style-name="ce166" table:formula="of:= IF(ISNUMBER([.R12]);([.Q12] - [.O12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12:.V12]) = 0; &quot;&quot;; SUM([.T12:.V12]))">
            <text:p/>
          </table:table-cell>
          <table:table-cell table:style-name="ce166" table:formula="of:= IF(ISNUMBER([.W12]);([.V12] - [.T12]) * [.T$1]; &quot;&quot;)">
            <text:p/>
          </table:table-cell>
          <table:table-cell table:style-name="ce7"/>
          <table:table-cell table:style-name="ce166" table:formula="of:= IF(ISNUMBER([.Y12]); [.Y12] * [.Y$1]; &quot;&quot;)">
            <text:p/>
          </table:table-cell>
          <table:table-cell table:style-name="ce7"/>
          <table:table-cell table:style-name="ce166" table:formula="of:= IF(ISNUMBER([.AA12]); [.AA12] * [.AA$1]; &quot;&quot;)">
            <text:p/>
          </table:table-cell>
          <table:table-cell table:style-name="ce7"/>
          <table:table-cell table:style-name="ce166" table:formula="of:= IF(ISNUMBER([.AC12]); [.AC12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 office:value-type="float" office:value="5" calcext:value-type="float">
            <text:p>5</text:p>
          </table:table-cell>
          <table:table-cell table:style-name="ce121" office:value-type="float" office:value="2" calcext:value-type="float">
            <text:p>2</text:p>
          </table:table-cell>
          <table:table-cell table:style-name="ce127" office:value-type="string" calcext:value-type="string">
            <text:p>RoboKids 2 </text:p>
          </table:table-cell>
          <table:table-cell table:style-name="ce99" table:formula="of:= [.E12] + 1" office:value-type="float" office:value="9" calcext:value-type="float">
            <text:p>9</text:p>
          </table:table-cell>
          <table:table-cell table:style-name="ce176" table:formula="of:= IF(ISNUMBER([.$B13]); IF([.$B13] &gt; 0; [.$F$4] + 5/60/24 * ([.$B13]-1); &quot;?&quot;); &quot;&quot;)" office:value-type="time" office:time-value="PT09H50M00S" calcext:value-type="time">
            <text:p>09:50</text:p>
          </table:table-cell>
          <table:table-cell table:style-name="ce138" table:formula="of:= IF(COUNT([.I13];[.N13];[.S13];[.X13];[.Z13];[.AB13];[.AD13]) &lt; 1; &quot;&quot;; MAX(SUM([.I13];[.N13];[.S13];[.X13];[.Z13];[.AB13];[.AD13]); 0))" office:value-type="float" office:value="15" calcext:value-type="float">
            <text:p>15</text:p>
          </table:table-cell>
          <table:table-cell table:style-name="ce8" office:value-type="string" calcext:value-type="string">
            <text:p>x</text:p>
          </table:table-cell>
          <table:table-cell table:style-name="ce148" table:formula="of:= IF([.H13] = &quot;&quot;; &quot;&quot;; [.$H$1])" office:value-type="float" office:value="15" calcext:value-type="float">
            <text:p>15</text:p>
          </table:table-cell>
          <table:table-cell table:style-name="ce392"/>
          <table:table-cell table:style-name="ce7" table:number-columns-repeated="2"/>
          <table:table-cell table:style-name="ce161" table:formula="of:= IF(SUM([.J13:.L13]) = 0; &quot;&quot;; SUM([.J13:.L13]))">
            <text:p/>
          </table:table-cell>
          <table:table-cell table:style-name="ce166" table:formula="of:= IF(ISNUMBER([.M13]);([.L13] - [.J13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13:.Q13]) = 0; &quot;&quot;; SUM([.O13:.Q13]))">
            <text:p/>
          </table:table-cell>
          <table:table-cell table:style-name="ce166" table:formula="of:= IF(ISNUMBER([.R13]);([.Q13] - [.O13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13:.V13]) = 0; &quot;&quot;; SUM([.T13:.V13]))">
            <text:p/>
          </table:table-cell>
          <table:table-cell table:style-name="ce166" table:formula="of:= IF(ISNUMBER([.W13]);([.V13] - [.T13]) * [.T$1]; &quot;&quot;)">
            <text:p/>
          </table:table-cell>
          <table:table-cell table:style-name="ce7"/>
          <table:table-cell table:style-name="ce166" table:formula="of:= IF(ISNUMBER([.Y13]); [.Y13] * [.Y$1]; &quot;&quot;)">
            <text:p/>
          </table:table-cell>
          <table:table-cell table:style-name="ce7"/>
          <table:table-cell table:style-name="ce166" table:formula="of:= IF(ISNUMBER([.AA13]); [.AA13] * [.AA$1]; &quot;&quot;)">
            <text:p/>
          </table:table-cell>
          <table:table-cell table:style-name="ce7"/>
          <table:table-cell table:style-name="ce166" table:formula="of:= IF(ISNUMBER([.AC13]); [.AC13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 office:value-type="float" office:value="10" calcext:value-type="float">
            <text:p>10</text:p>
          </table:table-cell>
          <table:table-cell table:style-name="ce121" office:value-type="float" office:value="1" calcext:value-type="float">
            <text:p>1</text:p>
          </table:table-cell>
          <table:table-cell table:style-name="ce127" office:value-type="string" calcext:value-type="string">
            <text:p>RoboKids 1 </text:p>
          </table:table-cell>
          <table:table-cell table:style-name="ce99" table:formula="of:= [.E13] + 1" office:value-type="float" office:value="10" calcext:value-type="float">
            <text:p>10</text:p>
          </table:table-cell>
          <table:table-cell table:style-name="ce176" table:formula="of:= IF(ISNUMBER([.$B14]); IF([.$B14] &gt; 0; [.$F$4] + 5/60/24 * ([.$B14]-1); &quot;?&quot;); &quot;&quot;)" office:value-type="time" office:time-value="PT10H15M00S" calcext:value-type="time">
            <text:p>10:15</text:p>
          </table:table-cell>
          <table:table-cell table:style-name="ce138" table:formula="of:= IF(COUNT([.I14];[.N14];[.S14];[.X14];[.Z14];[.AB14];[.AD14]) &lt; 1; &quot;&quot;; MAX(SUM([.I14];[.N14];[.S14];[.X14];[.Z14];[.AB14];[.AD14]); 0))" office:value-type="float" office:value="15" calcext:value-type="float">
            <text:p>15</text:p>
          </table:table-cell>
          <table:table-cell table:style-name="ce8" office:value-type="string" calcext:value-type="string">
            <text:p>x</text:p>
          </table:table-cell>
          <table:table-cell table:style-name="ce148" table:formula="of:= IF([.H14] = &quot;&quot;; &quot;&quot;; [.$H$1])" office:value-type="float" office:value="15" calcext:value-type="float">
            <text:p>15</text:p>
          </table:table-cell>
          <table:table-cell table:style-name="ce392"/>
          <table:table-cell table:style-name="ce7" table:number-columns-repeated="2"/>
          <table:table-cell table:style-name="ce161" table:formula="of:= IF(SUM([.J14:.L14]) = 0; &quot;&quot;; SUM([.J14:.L14]))">
            <text:p/>
          </table:table-cell>
          <table:table-cell table:style-name="ce166" table:formula="of:= IF(ISNUMBER([.M14]);([.L14] - [.J14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14:.Q14]) = 0; &quot;&quot;; SUM([.O14:.Q14]))">
            <text:p/>
          </table:table-cell>
          <table:table-cell table:style-name="ce166" table:formula="of:= IF(ISNUMBER([.R14]);([.Q14] - [.O14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14:.V14]) = 0; &quot;&quot;; SUM([.T14:.V14]))">
            <text:p/>
          </table:table-cell>
          <table:table-cell table:style-name="ce166" table:formula="of:= IF(ISNUMBER([.W14]);([.V14] - [.T14]) * [.T$1]; &quot;&quot;)">
            <text:p/>
          </table:table-cell>
          <table:table-cell table:style-name="ce7"/>
          <table:table-cell table:style-name="ce166" table:formula="of:= IF(ISNUMBER([.Y14]); [.Y14] * [.Y$1]; &quot;&quot;)">
            <text:p/>
          </table:table-cell>
          <table:table-cell table:style-name="ce7"/>
          <table:table-cell table:style-name="ce166" table:formula="of:= IF(ISNUMBER([.AA14]); [.AA14] * [.AA$1]; &quot;&quot;)">
            <text:p/>
          </table:table-cell>
          <table:table-cell table:style-name="ce7"/>
          <table:table-cell table:style-name="ce166" table:formula="of:= IF(ISNUMBER([.AC14]); [.AC14] * [.AC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 office:value-type="string" calcext:value-type="string">
            <text:p>-</text:p>
          </table:table-cell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176" table:formula="of:= IF(ISNUMBER([.$B15]); IF([.$B15] &gt; 0; [.$F$4] + 5/60/24 * ([.$B15]-1); &quot;?&quot;); &quot;&quot;)">
            <text:p/>
          </table:table-cell>
          <table:table-cell table:style-name="ce138" table:formula="of:= IF(COUNT([.I15];[.N15];[.S15];[.X15];[.Z15];[.AB15];[.AD15]) &lt; 1; &quot;&quot;; MAX(SUM([.I15];[.N15];[.S15];[.X15];[.Z15];[.AB15];[.AD15]); 0))">
            <text:p/>
          </table:table-cell>
          <table:table-cell table:style-name="ce8"/>
          <table:table-cell table:style-name="ce148" table:formula="of:= IF([.H15] = &quot;&quot;; &quot;&quot;; [.$H$1]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J15:.L15]) = 0; &quot;&quot;; SUM([.J15:.L15]))">
            <text:p/>
          </table:table-cell>
          <table:table-cell table:style-name="ce166" table:formula="of:= IF(ISNUMBER([.M15]);([.L15] - [.J15]) * [.J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O15:.Q15]) = 0; &quot;&quot;; SUM([.O15:.Q15]))">
            <text:p/>
          </table:table-cell>
          <table:table-cell table:style-name="ce166" table:formula="of:= IF(ISNUMBER([.R15]);([.Q15] - [.O15]) * [.O$1]; &quot;&quot;)">
            <text:p/>
          </table:table-cell>
          <table:table-cell table:style-name="ce392"/>
          <table:table-cell table:style-name="ce7" table:number-columns-repeated="2"/>
          <table:table-cell table:style-name="ce161" table:formula="of:= IF(SUM([.T15:.V15]) = 0; &quot;&quot;; SUM([.T15:.V15]))">
            <text:p/>
          </table:table-cell>
          <table:table-cell table:style-name="ce166" table:formula="of:= IF(ISNUMBER([.W15]);([.V15] - [.T15]) * [.T$1]; &quot;&quot;)">
            <text:p/>
          </table:table-cell>
          <table:table-cell table:style-name="ce7"/>
          <table:table-cell table:style-name="ce166" table:formula="of:= IF(ISNUMBER([.Y15]); [.Y15] * [.Y$1]; &quot;&quot;)">
            <text:p/>
          </table:table-cell>
          <table:table-cell table:style-name="ce7"/>
          <table:table-cell table:style-name="ce166" table:formula="of:= IF(ISNUMBER([.AA15]); [.AA15] * [.AA$1]; &quot;&quot;)">
            <text:p/>
          </table:table-cell>
          <table:table-cell table:style-name="ce7"/>
          <table:table-cell table:style-name="ce166" table:formula="of:= IF(ISNUMBER([.AC15]); [.AC1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00"/>
          <table:table-cell table:style-name="ce117" office:value-type="string" calcext:value-type="string">
            <text:p>-</text:p>
          </table:table-cell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13" table:formula="of:= IF(ISNUMBER([.$B16]); IF([.$B16] &gt; 0; [.$F$4] + 5/60/24 * ([.$B16]-1); &quot;?&quot;); &quot;&quot;)">
            <text:p/>
          </table:table-cell>
          <table:table-cell table:style-name="ce139" table:formula="of:= IF(COUNT([.I16];[.N16];[.S16];[.X16];[.Z16];[.AB16];[.AD16]) &lt; 1; &quot;&quot;; MAX(SUM([.I16];[.N16];[.S16];[.X16];[.Z16];[.AB16];[.AD16]); 0))">
            <text:p/>
          </table:table-cell>
          <table:table-cell table:style-name="ce145"/>
          <table:table-cell table:style-name="ce149" table:formula="of:= IF([.H16] = &quot;&quot;; &quot;&quot;; [.$H$1])">
            <text:p/>
          </table:table-cell>
          <table:table-cell table:style-name="ce154"/>
          <table:table-cell table:style-name="ce159" table:number-columns-repeated="2"/>
          <table:table-cell table:style-name="ce162" table:formula="of:= IF(SUM([.J16:.L16]) = 0; &quot;&quot;; SUM([.J16:.L16]))">
            <text:p/>
          </table:table-cell>
          <table:table-cell table:style-name="ce167" table:formula="of:= IF(ISNUMBER([.M16]);([.L16] - [.J16]) * [.J$1]; &quot;&quot;)">
            <text:p/>
          </table:table-cell>
          <table:table-cell table:style-name="ce154"/>
          <table:table-cell table:style-name="ce159" table:number-columns-repeated="2"/>
          <table:table-cell table:style-name="ce162" table:formula="of:= IF(SUM([.O16:.Q16]) = 0; &quot;&quot;; SUM([.O16:.Q16]))">
            <text:p/>
          </table:table-cell>
          <table:table-cell table:style-name="ce167" table:formula="of:= IF(ISNUMBER([.R16]);([.Q16] - [.O16]) * [.O$1]; &quot;&quot;)">
            <text:p/>
          </table:table-cell>
          <table:table-cell table:style-name="ce154"/>
          <table:table-cell table:style-name="ce159" table:number-columns-repeated="2"/>
          <table:table-cell table:style-name="ce162" table:formula="of:= IF(SUM([.T16:.V16]) = 0; &quot;&quot;; SUM([.T16:.V16]))">
            <text:p/>
          </table:table-cell>
          <table:table-cell table:style-name="ce167" table:formula="of:= IF(ISNUMBER([.W16]);([.V16] - [.T16]) * [.T$1]; &quot;&quot;)">
            <text:p/>
          </table:table-cell>
          <table:table-cell table:style-name="ce159"/>
          <table:table-cell table:style-name="ce167" table:formula="of:= IF(ISNUMBER([.Y16]); [.Y16] * [.Y$1]; &quot;&quot;)">
            <text:p/>
          </table:table-cell>
          <table:table-cell table:style-name="ce159"/>
          <table:table-cell table:style-name="ce167" table:formula="of:= IF(ISNUMBER([.AA16]); [.AA16] * [.AA$1]; &quot;&quot;)">
            <text:p/>
          </table:table-cell>
          <table:table-cell table:style-name="ce159"/>
          <table:table-cell table:style-name="ce167" table:formula="of:= IF(ISNUMBER([.AC16]); [.AC16] * [.AC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lock1.G5:Block1.G16 Block1.J5:Block1.M16 Block1.O5:Block1.R16 Block1.Y5:Block1.Y16 Block1.T5:Block1.W16 Block1.AA5:Block1.AA16 Block1.AC5:Block1.AC16">
            <calcext:condition calcext:apply-style-name="ConditionalStyle_49" calcext:value="formula-is(#REF!)" calcext:base-cell-address="Block1.G5"/>
          </calcext:conditional-format>
          <calcext:conditional-format calcext:target-range-address="Block1.H5:Block1.I16">
            <calcext:condition calcext:apply-style-name="ConditionalStyle_41" calcext:value="formula-is(#REF!)" calcext:base-cell-address="Block1.H5"/>
          </calcext:conditional-format>
        </calcext:conditional-formats>
      </table:table>
      <table:table table:name="Block2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38" office:value-type="string" calcext:value-type="string">
            <text:p>Punkte</text:p>
          </table:table-cell>
          <table:table-cell table:style-name="ce136" office:value-type="string" calcext:value-type="string">
            <text:p>-</text:p>
          </table:table-cell>
          <table:table-cell table:style-name="ce248" office:value-type="float" office:value="15" calcext:value-type="float" table:number-columns-spanned="2" table:number-rows-spanned="1">
            <text:p>15</text:p>
          </table:table-cell>
          <table:covered-table-cell table:style-name="ce238"/>
          <table:table-cell table:style-name="ce248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238"/>
          <table:table-cell table:style-name="ce24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238"/>
          <table:table-cell table:style-name="ce248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38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238"/>
          <table:table-cell table:style-name="ce171" office:value-type="float" office:value="-3" calcext:value-type="float" table:number-columns-spanned="2" table:number-rows-spanned="1">
            <text:p>-3</text:p>
          </table:table-cell>
          <table:covered-table-cell table:style-name="ce173"/>
          <table:table-cell table:style-name="ce171" office:value-type="float" office:value="-5" calcext:value-type="float" table:number-columns-spanned="2" table:number-rows-spanned="1">
            <text:p>-5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384" office:value-type="string" calcext:value-type="string" table:number-columns-spanned="2" table:number-rows-spanned="1">
            <text:p>Mitte erreicht</text:p>
          </table:table-cell>
          <table:covered-table-cell table:style-name="ce387"/>
          <table:table-cell table:style-name="ce390" office:value-type="string" calcext:value-type="string" table:number-columns-spanned="5" table:number-rows-spanned="1">
            <text:p>Gelbe Bälle</text:p>
          </table:table-cell>
          <table:covered-table-cell table:number-columns-repeated="3" table:style-name="ce393"/>
          <table:covered-table-cell table:style-name="ce397"/>
          <table:table-cell table:style-name="ce400" office:value-type="string" calcext:value-type="string" table:number-columns-spanned="5" table:number-rows-spanned="1">
            <text:p>Rote Bälle</text:p>
          </table:table-cell>
          <table:covered-table-cell table:number-columns-repeated="3" table:style-name="ce393"/>
          <table:covered-table-cell table:style-name="ce397"/>
          <table:table-cell table:style-name="ce401" office:value-type="string" calcext:value-type="string" table:number-columns-spanned="5" table:number-rows-spanned="1">
            <text:p>Schwarze Bälle</text:p>
          </table:table-cell>
          <table:covered-table-cell table:number-columns-repeated="3" table:style-name="ce393"/>
          <table:covered-table-cell table:style-name="ce397"/>
          <table:table-cell table:style-name="ce402" office:value-type="string" calcext:value-type="string" table:number-columns-spanned="2" table:number-rows-spanned="1">
            <text:p>Taster</text:p>
          </table:table-cell>
          <table:covered-table-cell table:style-name="ce39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42" office:value-type="string" calcext:value-type="string">
            <text:p>Ja/Nein</text:p>
          </table:table-cell>
          <table:table-cell table:style-name="ce142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07"/>
          <table:table-cell table:style-name="ce125"/>
          <table:table-cell table:style-name="ce110" table:number-columns-repeated="2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111" office:value-type="float" office:value="2" calcext:value-type="float" table:number-columns-spanned="1" table:number-rows-spanned="12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20" office:value-type="float" office:value="15" calcext:value-type="float">
            <text:p>15</text:p>
          </table:table-cell>
          <table:table-cell table:style-name="ce126" office:value-type="string" calcext:value-type="string">
            <text:p>RoboCop</text:p>
          </table:table-cell>
          <table:table-cell table:style-name="ce169" office:value-type="float" office:value="1" calcext:value-type="float">
            <text:p>1</text:p>
          </table:table-cell>
          <table:table-cell table:style-name="ce271" office:value-type="time" office:time-value="PT10H45M00S" calcext:value-type="time">
            <text:p>10:45</text:p>
          </table:table-cell>
          <table:table-cell table:style-name="ce292" table:formula="of:= IF(COUNT([.I5];[.N5];[.S5];[.X5];[.Z5];[.AB5];[.AD5]) &lt; 1; &quot;&quot;; MAX(SUM([.I5];[.N5];[.S5];[.X5];[.Z5];[.AB5];[.AD5]); 0))" office:value-type="float" office:value="1" calcext:value-type="float">
            <text:p>1</text:p>
          </table:table-cell>
          <table:table-cell table:style-name="ce295"/>
          <table:table-cell table:style-name="ce298" table:formula="of:= IF([.H5] = &quot;&quot;; &quot;&quot;; [.$H$1])">
            <text:p/>
          </table:table-cell>
          <table:table-cell table:style-name="ce301"/>
          <table:table-cell table:style-name="ce304"/>
          <table:table-cell table:style-name="ce304" office:value-type="float" office:value="1" calcext:value-type="float">
            <text:p>1</text:p>
          </table:table-cell>
          <table:table-cell table:style-name="ce307" table:formula="of:= IF(SUM([.J5:.L5]) = 0; &quot;&quot;; SUM([.J5:.L5]))" office:value-type="float" office:value="1" calcext:value-type="float">
            <text:p>1</text:p>
          </table:table-cell>
          <table:table-cell table:style-name="ce165" table:formula="of:= IF(ISNUMBER([.M5]);([.L5] - [.J5]) * [.J$1]; &quot;&quot;)" office:value-type="float" office:value="1" calcext:value-type="float">
            <text:p>1</text:p>
          </table:table-cell>
          <table:table-cell table:style-name="ce301"/>
          <table:table-cell table:style-name="ce304" table:number-columns-repeated="2"/>
          <table:table-cell table:style-name="ce307" table:formula="of:= IF(SUM([.O5:.Q5]) = 0; &quot;&quot;; SUM([.O5:.Q5]))">
            <text:p/>
          </table:table-cell>
          <table:table-cell table:style-name="ce165" table:formula="of:= IF(ISNUMBER([.R5]);([.Q5] - [.O5]) * [.O$1]; &quot;&quot;)">
            <text:p/>
          </table:table-cell>
          <table:table-cell table:style-name="ce301"/>
          <table:table-cell table:style-name="ce304" table:number-columns-repeated="2"/>
          <table:table-cell table:style-name="ce307" table:formula="of:= IF(SUM([.T5:.V5]) = 0; &quot;&quot;; SUM([.T5:.V5]))">
            <text:p/>
          </table:table-cell>
          <table:table-cell table:style-name="ce165" table:formula="of:= IF(ISNUMBER([.W5]);([.V5] - [.T5]) * [.T$1]; &quot;&quot;)">
            <text:p/>
          </table:table-cell>
          <table:table-cell table:style-name="ce304"/>
          <table:table-cell table:style-name="ce165" table:formula="of:= IF(ISNUMBER([.Y5]); [.Y5] * [.Y$1]; &quot;&quot;)">
            <text:p/>
          </table:table-cell>
          <table:table-cell table:style-name="ce304"/>
          <table:table-cell table:style-name="ce165" table:formula="of:= IF(ISNUMBER([.AA5]); [.AA5] * [.AA$1]; &quot;&quot;)">
            <text:p/>
          </table:table-cell>
          <table:table-cell table:style-name="ce304"/>
          <table:table-cell table:style-name="ce165" table:formula="of:= IF(ISNUMBER([.AC5]); [.AC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2" calcext:value-type="float">
            <text:p>2</text:p>
          </table:table-cell>
          <table:table-cell table:style-name="ce121" office:value-type="float" office:value="15" calcext:value-type="float">
            <text:p>15</text:p>
          </table:table-cell>
          <table:table-cell table:style-name="ce127" office:value-type="string" calcext:value-type="string">
            <text:p>Kepler mBot 2 </text:p>
          </table:table-cell>
          <table:table-cell table:style-name="ce99" table:formula="of:= [.E5] + 1" office:value-type="float" office:value="2" calcext:value-type="float">
            <text:p>2</text:p>
          </table:table-cell>
          <table:table-cell table:style-name="ce273" table:formula="of:= [.F5]" office:value-type="time" office:time-value="PT10H45M00S" calcext:value-type="time">
            <text:p>10:45</text:p>
          </table:table-cell>
          <table:table-cell table:style-name="ce293" table:formula="of:= IF(COUNT([.I6];[.N6];[.S6];[.X6];[.Z6];[.AB6];[.AD6]) &lt; 1; &quot;&quot;; MAX(SUM([.I6];[.N6];[.S6];[.X6];[.Z6];[.AB6];[.AD6]); 0))" office:value-type="float" office:value="2" calcext:value-type="float">
            <text:p>2</text:p>
          </table:table-cell>
          <table:table-cell table:style-name="ce296"/>
          <table:table-cell table:style-name="ce299" table:formula="of:= IF([.H6] = &quot;&quot;; &quot;&quot;; [.$H$1])">
            <text:p/>
          </table:table-cell>
          <table:table-cell table:style-name="ce302"/>
          <table:table-cell table:style-name="ce305"/>
          <table:table-cell table:style-name="ce305" office:value-type="float" office:value="2" calcext:value-type="float">
            <text:p>2</text:p>
          </table:table-cell>
          <table:table-cell table:style-name="ce308" table:formula="of:= IF(SUM([.J6:.L6]) = 0; &quot;&quot;; SUM([.J6:.L6]))" office:value-type="float" office:value="2" calcext:value-type="float">
            <text:p>2</text:p>
          </table:table-cell>
          <table:table-cell table:style-name="ce166" table:formula="of:= IF(ISNUMBER([.M6]);([.L6] - [.J6]) * [.J$1]; &quot;&quot;)" office:value-type="float" office:value="2" calcext:value-type="float">
            <text:p>2</text:p>
          </table:table-cell>
          <table:table-cell table:style-name="ce302"/>
          <table:table-cell table:style-name="ce305" table:number-columns-repeated="2"/>
          <table:table-cell table:style-name="ce308" table:formula="of:= IF(SUM([.O6:.Q6]) = 0; &quot;&quot;; SUM([.O6:.Q6]))">
            <text:p/>
          </table:table-cell>
          <table:table-cell table:style-name="ce166" table:formula="of:= IF(ISNUMBER([.R6]);([.Q6] - [.O6]) * [.O$1]; &quot;&quot;)">
            <text:p/>
          </table:table-cell>
          <table:table-cell table:style-name="ce302"/>
          <table:table-cell table:style-name="ce305" table:number-columns-repeated="2"/>
          <table:table-cell table:style-name="ce308" table:formula="of:= IF(SUM([.T6:.V6]) = 0; &quot;&quot;; SUM([.T6:.V6]))">
            <text:p/>
          </table:table-cell>
          <table:table-cell table:style-name="ce166" table:formula="of:= IF(ISNUMBER([.W6]);([.V6] - [.T6]) * [.T$1]; &quot;&quot;)">
            <text:p/>
          </table:table-cell>
          <table:table-cell table:style-name="ce305"/>
          <table:table-cell table:style-name="ce166" table:formula="of:= IF(ISNUMBER([.Y6]); [.Y6] * [.Y$1]; &quot;&quot;)">
            <text:p/>
          </table:table-cell>
          <table:table-cell table:style-name="ce305"/>
          <table:table-cell table:style-name="ce166" table:formula="of:= IF(ISNUMBER([.AA6]); [.AA6] * [.AA$1]; &quot;&quot;)">
            <text:p/>
          </table:table-cell>
          <table:table-cell table:style-name="ce305"/>
          <table:table-cell table:style-name="ce166" table:formula="of:= IF(ISNUMBER([.AC6]); [.AC6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3" calcext:value-type="float">
            <text:p>3</text:p>
          </table:table-cell>
          <table:table-cell table:style-name="ce121" office:value-type="float" office:value="15" calcext:value-type="float">
            <text:p>15</text:p>
          </table:table-cell>
          <table:table-cell table:style-name="ce127" office:value-type="string" calcext:value-type="string">
            <text:p>DaTiFen Bots </text:p>
          </table:table-cell>
          <table:table-cell table:style-name="ce99" table:formula="of:= [.E6] + 1" office:value-type="float" office:value="3" calcext:value-type="float">
            <text:p>3</text:p>
          </table:table-cell>
          <table:table-cell table:style-name="ce273" table:formula="of:= [.F5] + 5/60/24" office:value-type="time" office:time-value="PT10H50M00S" calcext:value-type="time">
            <text:p>10:50</text:p>
          </table:table-cell>
          <table:table-cell table:style-name="ce293" table:formula="of:= IF(COUNT([.I7];[.N7];[.S7];[.X7];[.Z7];[.AB7];[.AD7]) &lt; 1; &quot;&quot;; MAX(SUM([.I7];[.N7];[.S7];[.X7];[.Z7];[.AB7];[.AD7]); 0))" office:value-type="float" office:value="3" calcext:value-type="float">
            <text:p>3</text:p>
          </table:table-cell>
          <table:table-cell table:style-name="ce296"/>
          <table:table-cell table:style-name="ce299" table:formula="of:= IF([.H7] = &quot;&quot;; &quot;&quot;; [.$H$1])">
            <text:p/>
          </table:table-cell>
          <table:table-cell table:style-name="ce302"/>
          <table:table-cell table:style-name="ce305"/>
          <table:table-cell table:style-name="ce305" office:value-type="float" office:value="3" calcext:value-type="float">
            <text:p>3</text:p>
          </table:table-cell>
          <table:table-cell table:style-name="ce308" table:formula="of:= IF(SUM([.J7:.L7]) = 0; &quot;&quot;; SUM([.J7:.L7]))" office:value-type="float" office:value="3" calcext:value-type="float">
            <text:p>3</text:p>
          </table:table-cell>
          <table:table-cell table:style-name="ce166" table:formula="of:= IF(ISNUMBER([.M7]);([.L7] - [.J7]) * [.J$1]; &quot;&quot;)" office:value-type="float" office:value="3" calcext:value-type="float">
            <text:p>3</text:p>
          </table:table-cell>
          <table:table-cell table:style-name="ce302"/>
          <table:table-cell table:style-name="ce305" table:number-columns-repeated="2"/>
          <table:table-cell table:style-name="ce308" table:formula="of:= IF(SUM([.O7:.Q7]) = 0; &quot;&quot;; SUM([.O7:.Q7]))">
            <text:p/>
          </table:table-cell>
          <table:table-cell table:style-name="ce166" table:formula="of:= IF(ISNUMBER([.R7]);([.Q7] - [.O7]) * [.O$1]; &quot;&quot;)">
            <text:p/>
          </table:table-cell>
          <table:table-cell table:style-name="ce302"/>
          <table:table-cell table:style-name="ce305" table:number-columns-repeated="2"/>
          <table:table-cell table:style-name="ce308" table:formula="of:= IF(SUM([.T7:.V7]) = 0; &quot;&quot;; SUM([.T7:.V7]))">
            <text:p/>
          </table:table-cell>
          <table:table-cell table:style-name="ce166" table:formula="of:= IF(ISNUMBER([.W7]);([.V7] - [.T7]) * [.T$1]; &quot;&quot;)">
            <text:p/>
          </table:table-cell>
          <table:table-cell table:style-name="ce305"/>
          <table:table-cell table:style-name="ce166" table:formula="of:= IF(ISNUMBER([.Y7]); [.Y7] * [.Y$1]; &quot;&quot;)">
            <text:p/>
          </table:table-cell>
          <table:table-cell table:style-name="ce305"/>
          <table:table-cell table:style-name="ce166" table:formula="of:= IF(ISNUMBER([.AA7]); [.AA7] * [.AA$1]; &quot;&quot;)">
            <text:p/>
          </table:table-cell>
          <table:table-cell table:style-name="ce305"/>
          <table:table-cell table:style-name="ce166" table:formula="of:= IF(ISNUMBER([.AC7]); [.AC7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4" calcext:value-type="float">
            <text:p>4</text:p>
          </table:table-cell>
          <table:table-cell table:style-name="ce121" office:value-type="float" office:value="15" calcext:value-type="float">
            <text:p>15</text:p>
          </table:table-cell>
          <table:table-cell table:style-name="ce127" office:value-type="string" calcext:value-type="string">
            <text:p>Franzi 1 </text:p>
          </table:table-cell>
          <table:table-cell table:style-name="ce99" table:formula="of:= [.E7] + 1" office:value-type="float" office:value="4" calcext:value-type="float">
            <text:p>4</text:p>
          </table:table-cell>
          <table:table-cell table:style-name="ce273" table:formula="of:= [.F6] + 5/60/24" office:value-type="time" office:time-value="PT10H50M00S" calcext:value-type="time">
            <text:p>10:50</text:p>
          </table:table-cell>
          <table:table-cell table:style-name="ce293" table:formula="of:= IF(COUNT([.I8];[.N8];[.S8];[.X8];[.Z8];[.AB8];[.AD8]) &lt; 1; &quot;&quot;; MAX(SUM([.I8];[.N8];[.S8];[.X8];[.Z8];[.AB8];[.AD8]); 0))" office:value-type="float" office:value="4" calcext:value-type="float">
            <text:p>4</text:p>
          </table:table-cell>
          <table:table-cell table:style-name="ce296"/>
          <table:table-cell table:style-name="ce299" table:formula="of:= IF([.H8] = &quot;&quot;; &quot;&quot;; [.$H$1])">
            <text:p/>
          </table:table-cell>
          <table:table-cell table:style-name="ce302"/>
          <table:table-cell table:style-name="ce305"/>
          <table:table-cell table:style-name="ce305" office:value-type="float" office:value="4" calcext:value-type="float">
            <text:p>4</text:p>
          </table:table-cell>
          <table:table-cell table:style-name="ce308" table:formula="of:= IF(SUM([.J8:.L8]) = 0; &quot;&quot;; SUM([.J8:.L8]))" office:value-type="float" office:value="4" calcext:value-type="float">
            <text:p>4</text:p>
          </table:table-cell>
          <table:table-cell table:style-name="ce166" table:formula="of:= IF(ISNUMBER([.M8]);([.L8] - [.J8]) * [.J$1]; &quot;&quot;)" office:value-type="float" office:value="4" calcext:value-type="float">
            <text:p>4</text:p>
          </table:table-cell>
          <table:table-cell table:style-name="ce302"/>
          <table:table-cell table:style-name="ce305" table:number-columns-repeated="2"/>
          <table:table-cell table:style-name="ce308" table:formula="of:= IF(SUM([.O8:.Q8]) = 0; &quot;&quot;; SUM([.O8:.Q8]))">
            <text:p/>
          </table:table-cell>
          <table:table-cell table:style-name="ce166" table:formula="of:= IF(ISNUMBER([.R8]);([.Q8] - [.O8]) * [.O$1]; &quot;&quot;)">
            <text:p/>
          </table:table-cell>
          <table:table-cell table:style-name="ce302"/>
          <table:table-cell table:style-name="ce305" table:number-columns-repeated="2"/>
          <table:table-cell table:style-name="ce308" table:formula="of:= IF(SUM([.T8:.V8]) = 0; &quot;&quot;; SUM([.T8:.V8]))">
            <text:p/>
          </table:table-cell>
          <table:table-cell table:style-name="ce166" table:formula="of:= IF(ISNUMBER([.W8]);([.V8] - [.T8]) * [.T$1]; &quot;&quot;)">
            <text:p/>
          </table:table-cell>
          <table:table-cell table:style-name="ce305"/>
          <table:table-cell table:style-name="ce166" table:formula="of:= IF(ISNUMBER([.Y8]); [.Y8] * [.Y$1]; &quot;&quot;)">
            <text:p/>
          </table:table-cell>
          <table:table-cell table:style-name="ce305"/>
          <table:table-cell table:style-name="ce166" table:formula="of:= IF(ISNUMBER([.AA8]); [.AA8] * [.AA$1]; &quot;&quot;)">
            <text:p/>
          </table:table-cell>
          <table:table-cell table:style-name="ce305"/>
          <table:table-cell table:style-name="ce166" table:formula="of:= IF(ISNUMBER([.AC8]); [.AC8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5" calcext:value-type="float">
            <text:p>5</text:p>
          </table:table-cell>
          <table:table-cell table:style-name="ce121" office:value-type="float" office:value="15" calcext:value-type="float">
            <text:p>15</text:p>
          </table:table-cell>
          <table:table-cell table:style-name="ce127" office:value-type="string" calcext:value-type="string">
            <text:p>RoboKids 2 </text:p>
          </table:table-cell>
          <table:table-cell table:style-name="ce99" table:formula="of:= [.E8] + 1" office:value-type="float" office:value="5" calcext:value-type="float">
            <text:p>5</text:p>
          </table:table-cell>
          <table:table-cell table:style-name="ce273" table:formula="of:= [.F7] + 5/60/24" office:value-type="time" office:time-value="PT10H55M00S" calcext:value-type="time">
            <text:p>10:55</text:p>
          </table:table-cell>
          <table:table-cell table:style-name="ce293" table:formula="of:= IF(COUNT([.I9];[.N9];[.S9];[.X9];[.Z9];[.AB9];[.AD9]) &lt; 1; &quot;&quot;; MAX(SUM([.I9];[.N9];[.S9];[.X9];[.Z9];[.AB9];[.AD9]); 0))" office:value-type="float" office:value="5" calcext:value-type="float">
            <text:p>5</text:p>
          </table:table-cell>
          <table:table-cell table:style-name="ce296"/>
          <table:table-cell table:style-name="ce299" table:formula="of:= IF([.H9] = &quot;&quot;; &quot;&quot;; [.$H$1])">
            <text:p/>
          </table:table-cell>
          <table:table-cell table:style-name="ce302"/>
          <table:table-cell table:style-name="ce305"/>
          <table:table-cell table:style-name="ce305" office:value-type="float" office:value="5" calcext:value-type="float">
            <text:p>5</text:p>
          </table:table-cell>
          <table:table-cell table:style-name="ce308" table:formula="of:= IF(SUM([.J9:.L9]) = 0; &quot;&quot;; SUM([.J9:.L9]))" office:value-type="float" office:value="5" calcext:value-type="float">
            <text:p>5</text:p>
          </table:table-cell>
          <table:table-cell table:style-name="ce166" table:formula="of:= IF(ISNUMBER([.M9]);([.L9] - [.J9]) * [.J$1]; &quot;&quot;)" office:value-type="float" office:value="5" calcext:value-type="float">
            <text:p>5</text:p>
          </table:table-cell>
          <table:table-cell table:style-name="ce302"/>
          <table:table-cell table:style-name="ce305" table:number-columns-repeated="2"/>
          <table:table-cell table:style-name="ce308" table:formula="of:= IF(SUM([.O9:.Q9]) = 0; &quot;&quot;; SUM([.O9:.Q9]))">
            <text:p/>
          </table:table-cell>
          <table:table-cell table:style-name="ce166" table:formula="of:= IF(ISNUMBER([.R9]);([.Q9] - [.O9]) * [.O$1]; &quot;&quot;)">
            <text:p/>
          </table:table-cell>
          <table:table-cell table:style-name="ce302"/>
          <table:table-cell table:style-name="ce305" table:number-columns-repeated="2"/>
          <table:table-cell table:style-name="ce308" table:formula="of:= IF(SUM([.T9:.V9]) = 0; &quot;&quot;; SUM([.T9:.V9]))">
            <text:p/>
          </table:table-cell>
          <table:table-cell table:style-name="ce166" table:formula="of:= IF(ISNUMBER([.W9]);([.V9] - [.T9]) * [.T$1]; &quot;&quot;)">
            <text:p/>
          </table:table-cell>
          <table:table-cell table:style-name="ce305"/>
          <table:table-cell table:style-name="ce166" table:formula="of:= IF(ISNUMBER([.Y9]); [.Y9] * [.Y$1]; &quot;&quot;)">
            <text:p/>
          </table:table-cell>
          <table:table-cell table:style-name="ce305"/>
          <table:table-cell table:style-name="ce166" table:formula="of:= IF(ISNUMBER([.AA9]); [.AA9] * [.AA$1]; &quot;&quot;)">
            <text:p/>
          </table:table-cell>
          <table:table-cell table:style-name="ce305"/>
          <table:table-cell table:style-name="ce166" table:formula="of:= IF(ISNUMBER([.AC9]); [.AC9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6" calcext:value-type="float">
            <text:p>6</text:p>
          </table:table-cell>
          <table:table-cell table:style-name="ce121" office:value-type="float" office:value="15" calcext:value-type="float">
            <text:p>15</text:p>
          </table:table-cell>
          <table:table-cell table:style-name="ce127" office:value-type="string" calcext:value-type="string">
            <text:p>Franzi 2 </text:p>
          </table:table-cell>
          <table:table-cell table:style-name="ce99" table:formula="of:= [.E9] + 1" office:value-type="float" office:value="6" calcext:value-type="float">
            <text:p>6</text:p>
          </table:table-cell>
          <table:table-cell table:style-name="ce273" table:formula="of:= [.F8] + 5/60/24" office:value-type="time" office:time-value="PT10H55M00S" calcext:value-type="time">
            <text:p>10:55</text:p>
          </table:table-cell>
          <table:table-cell table:style-name="ce293" table:formula="of:= IF(COUNT([.I10];[.N10];[.S10];[.X10];[.Z10];[.AB10];[.AD10]) &lt; 1; &quot;&quot;; MAX(SUM([.I10];[.N10];[.S10];[.X10];[.Z10];[.AB10];[.AD10]); 0))" office:value-type="float" office:value="6" calcext:value-type="float">
            <text:p>6</text:p>
          </table:table-cell>
          <table:table-cell table:style-name="ce296"/>
          <table:table-cell table:style-name="ce299" table:formula="of:= IF([.H10] = &quot;&quot;; &quot;&quot;; [.$H$1])">
            <text:p/>
          </table:table-cell>
          <table:table-cell table:style-name="ce302"/>
          <table:table-cell table:style-name="ce305"/>
          <table:table-cell table:style-name="ce305" office:value-type="float" office:value="6" calcext:value-type="float">
            <text:p>6</text:p>
          </table:table-cell>
          <table:table-cell table:style-name="ce308" table:formula="of:= IF(SUM([.J10:.L10]) = 0; &quot;&quot;; SUM([.J10:.L10]))" office:value-type="float" office:value="6" calcext:value-type="float">
            <text:p>6</text:p>
          </table:table-cell>
          <table:table-cell table:style-name="ce166" table:formula="of:= IF(ISNUMBER([.M10]);([.L10] - [.J10]) * [.J$1]; &quot;&quot;)" office:value-type="float" office:value="6" calcext:value-type="float">
            <text:p>6</text:p>
          </table:table-cell>
          <table:table-cell table:style-name="ce302"/>
          <table:table-cell table:style-name="ce305" table:number-columns-repeated="2"/>
          <table:table-cell table:style-name="ce308" table:formula="of:= IF(SUM([.O10:.Q10]) = 0; &quot;&quot;; SUM([.O10:.Q10]))">
            <text:p/>
          </table:table-cell>
          <table:table-cell table:style-name="ce166" table:formula="of:= IF(ISNUMBER([.R10]);([.Q10] - [.O10]) * [.O$1]; &quot;&quot;)">
            <text:p/>
          </table:table-cell>
          <table:table-cell table:style-name="ce302"/>
          <table:table-cell table:style-name="ce305" table:number-columns-repeated="2"/>
          <table:table-cell table:style-name="ce308" table:formula="of:= IF(SUM([.T10:.V10]) = 0; &quot;&quot;; SUM([.T10:.V10]))">
            <text:p/>
          </table:table-cell>
          <table:table-cell table:style-name="ce166" table:formula="of:= IF(ISNUMBER([.W10]);([.V10] - [.T10]) * [.T$1]; &quot;&quot;)">
            <text:p/>
          </table:table-cell>
          <table:table-cell table:style-name="ce305"/>
          <table:table-cell table:style-name="ce166" table:formula="of:= IF(ISNUMBER([.Y10]); [.Y10] * [.Y$1]; &quot;&quot;)">
            <text:p/>
          </table:table-cell>
          <table:table-cell table:style-name="ce305"/>
          <table:table-cell table:style-name="ce166" table:formula="of:= IF(ISNUMBER([.AA10]); [.AA10] * [.AA$1]; &quot;&quot;)">
            <text:p/>
          </table:table-cell>
          <table:table-cell table:style-name="ce305"/>
          <table:table-cell table:style-name="ce166" table:formula="of:= IF(ISNUMBER([.AC10]); [.AC10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7" calcext:value-type="float">
            <text:p>7</text:p>
          </table:table-cell>
          <table:table-cell table:style-name="ce121" office:value-type="float" office:value="15" calcext:value-type="float">
            <text:p>15</text:p>
          </table:table-cell>
          <table:table-cell table:style-name="ce127" office:value-type="string" calcext:value-type="string">
            <text:p>KeplerLEGO 1 </text:p>
          </table:table-cell>
          <table:table-cell table:style-name="ce99" table:formula="of:= [.E10] + 1" office:value-type="float" office:value="7" calcext:value-type="float">
            <text:p>7</text:p>
          </table:table-cell>
          <table:table-cell table:style-name="ce273" table:formula="of:= [.F9] + 5/60/24" office:value-type="time" office:time-value="PT11H00M00S" calcext:value-type="time">
            <text:p>11:00</text:p>
          </table:table-cell>
          <table:table-cell table:style-name="ce293" table:formula="of:= IF(COUNT([.I11];[.N11];[.S11];[.X11];[.Z11];[.AB11];[.AD11]) &lt; 1; &quot;&quot;; MAX(SUM([.I11];[.N11];[.S11];[.X11];[.Z11];[.AB11];[.AD11]); 0))" office:value-type="float" office:value="7" calcext:value-type="float">
            <text:p>7</text:p>
          </table:table-cell>
          <table:table-cell table:style-name="ce296"/>
          <table:table-cell table:style-name="ce299" table:formula="of:= IF([.H11] = &quot;&quot;; &quot;&quot;; [.$H$1])">
            <text:p/>
          </table:table-cell>
          <table:table-cell table:style-name="ce302"/>
          <table:table-cell table:style-name="ce305"/>
          <table:table-cell table:style-name="ce305" office:value-type="float" office:value="7" calcext:value-type="float">
            <text:p>7</text:p>
          </table:table-cell>
          <table:table-cell table:style-name="ce308" table:formula="of:= IF(SUM([.J11:.L11]) = 0; &quot;&quot;; SUM([.J11:.L11]))" office:value-type="float" office:value="7" calcext:value-type="float">
            <text:p>7</text:p>
          </table:table-cell>
          <table:table-cell table:style-name="ce166" table:formula="of:= IF(ISNUMBER([.M11]);([.L11] - [.J11]) * [.J$1]; &quot;&quot;)" office:value-type="float" office:value="7" calcext:value-type="float">
            <text:p>7</text:p>
          </table:table-cell>
          <table:table-cell table:style-name="ce302"/>
          <table:table-cell table:style-name="ce305" table:number-columns-repeated="2"/>
          <table:table-cell table:style-name="ce308" table:formula="of:= IF(SUM([.O11:.Q11]) = 0; &quot;&quot;; SUM([.O11:.Q11]))">
            <text:p/>
          </table:table-cell>
          <table:table-cell table:style-name="ce166" table:formula="of:= IF(ISNUMBER([.R11]);([.Q11] - [.O11]) * [.O$1]; &quot;&quot;)">
            <text:p/>
          </table:table-cell>
          <table:table-cell table:style-name="ce302"/>
          <table:table-cell table:style-name="ce305" table:number-columns-repeated="2"/>
          <table:table-cell table:style-name="ce308" table:formula="of:= IF(SUM([.T11:.V11]) = 0; &quot;&quot;; SUM([.T11:.V11]))">
            <text:p/>
          </table:table-cell>
          <table:table-cell table:style-name="ce166" table:formula="of:= IF(ISNUMBER([.W11]);([.V11] - [.T11]) * [.T$1]; &quot;&quot;)">
            <text:p/>
          </table:table-cell>
          <table:table-cell table:style-name="ce305"/>
          <table:table-cell table:style-name="ce166" table:formula="of:= IF(ISNUMBER([.Y11]); [.Y11] * [.Y$1]; &quot;&quot;)">
            <text:p/>
          </table:table-cell>
          <table:table-cell table:style-name="ce305"/>
          <table:table-cell table:style-name="ce166" table:formula="of:= IF(ISNUMBER([.AA11]); [.AA11] * [.AA$1]; &quot;&quot;)">
            <text:p/>
          </table:table-cell>
          <table:table-cell table:style-name="ce305"/>
          <table:table-cell table:style-name="ce166" table:formula="of:= IF(ISNUMBER([.AC11]); [.AC11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8" calcext:value-type="float">
            <text:p>8</text:p>
          </table:table-cell>
          <table:table-cell table:style-name="ce121" office:value-type="float" office:value="15" calcext:value-type="float">
            <text:p>15</text:p>
          </table:table-cell>
          <table:table-cell table:style-name="ce127" office:value-type="string" calcext:value-type="string">
            <text:p>SRZ 1 </text:p>
          </table:table-cell>
          <table:table-cell table:style-name="ce99" table:formula="of:= [.E11] + 1" office:value-type="float" office:value="8" calcext:value-type="float">
            <text:p>8</text:p>
          </table:table-cell>
          <table:table-cell table:style-name="ce273" table:formula="of:= [.F10] + 5/60/24" office:value-type="time" office:time-value="PT11H00M00S" calcext:value-type="time">
            <text:p>11:00</text:p>
          </table:table-cell>
          <table:table-cell table:style-name="ce293" table:formula="of:= IF(COUNT([.I12];[.N12];[.S12];[.X12];[.Z12];[.AB12];[.AD12]) &lt; 1; &quot;&quot;; MAX(SUM([.I12];[.N12];[.S12];[.X12];[.Z12];[.AB12];[.AD12]); 0))" office:value-type="float" office:value="8" calcext:value-type="float">
            <text:p>8</text:p>
          </table:table-cell>
          <table:table-cell table:style-name="ce296"/>
          <table:table-cell table:style-name="ce299" table:formula="of:= IF([.H12] = &quot;&quot;; &quot;&quot;; [.$H$1])">
            <text:p/>
          </table:table-cell>
          <table:table-cell table:style-name="ce302"/>
          <table:table-cell table:style-name="ce305"/>
          <table:table-cell table:style-name="ce305" office:value-type="float" office:value="8" calcext:value-type="float">
            <text:p>8</text:p>
          </table:table-cell>
          <table:table-cell table:style-name="ce308" table:formula="of:= IF(SUM([.J12:.L12]) = 0; &quot;&quot;; SUM([.J12:.L12]))" office:value-type="float" office:value="8" calcext:value-type="float">
            <text:p>8</text:p>
          </table:table-cell>
          <table:table-cell table:style-name="ce166" table:formula="of:= IF(ISNUMBER([.M12]);([.L12] - [.J12]) * [.J$1]; &quot;&quot;)" office:value-type="float" office:value="8" calcext:value-type="float">
            <text:p>8</text:p>
          </table:table-cell>
          <table:table-cell table:style-name="ce302"/>
          <table:table-cell table:style-name="ce305" table:number-columns-repeated="2"/>
          <table:table-cell table:style-name="ce308" table:formula="of:= IF(SUM([.O12:.Q12]) = 0; &quot;&quot;; SUM([.O12:.Q12]))">
            <text:p/>
          </table:table-cell>
          <table:table-cell table:style-name="ce166" table:formula="of:= IF(ISNUMBER([.R12]);([.Q12] - [.O12]) * [.O$1]; &quot;&quot;)">
            <text:p/>
          </table:table-cell>
          <table:table-cell table:style-name="ce302"/>
          <table:table-cell table:style-name="ce305" table:number-columns-repeated="2"/>
          <table:table-cell table:style-name="ce308" table:formula="of:= IF(SUM([.T12:.V12]) = 0; &quot;&quot;; SUM([.T12:.V12]))">
            <text:p/>
          </table:table-cell>
          <table:table-cell table:style-name="ce166" table:formula="of:= IF(ISNUMBER([.W12]);([.V12] - [.T12]) * [.T$1]; &quot;&quot;)">
            <text:p/>
          </table:table-cell>
          <table:table-cell table:style-name="ce305"/>
          <table:table-cell table:style-name="ce166" table:formula="of:= IF(ISNUMBER([.Y12]); [.Y12] * [.Y$1]; &quot;&quot;)">
            <text:p/>
          </table:table-cell>
          <table:table-cell table:style-name="ce305"/>
          <table:table-cell table:style-name="ce166" table:formula="of:= IF(ISNUMBER([.AA12]); [.AA12] * [.AA$1]; &quot;&quot;)">
            <text:p/>
          </table:table-cell>
          <table:table-cell table:style-name="ce305"/>
          <table:table-cell table:style-name="ce166" table:formula="of:= IF(ISNUMBER([.AC12]); [.AC12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9" calcext:value-type="float">
            <text:p>9</text:p>
          </table:table-cell>
          <table:table-cell table:style-name="ce121" office:value-type="float" office:value="15" calcext:value-type="float">
            <text:p>15</text:p>
          </table:table-cell>
          <table:table-cell table:style-name="ce127" office:value-type="string" calcext:value-type="string">
            <text:p>KeplerLEGO 2 </text:p>
          </table:table-cell>
          <table:table-cell table:style-name="ce99" table:formula="of:= [.E12] + 1" office:value-type="float" office:value="9" calcext:value-type="float">
            <text:p>9</text:p>
          </table:table-cell>
          <table:table-cell table:style-name="ce273" table:formula="of:= [.F11] + 5/60/24" office:value-type="time" office:time-value="PT11H05M00S" calcext:value-type="time">
            <text:p>11:05</text:p>
          </table:table-cell>
          <table:table-cell table:style-name="ce293" table:formula="of:= IF(COUNT([.I13];[.N13];[.S13];[.X13];[.Z13];[.AB13];[.AD13]) &lt; 1; &quot;&quot;; MAX(SUM([.I13];[.N13];[.S13];[.X13];[.Z13];[.AB13];[.AD13]); 0))" office:value-type="float" office:value="9" calcext:value-type="float">
            <text:p>9</text:p>
          </table:table-cell>
          <table:table-cell table:style-name="ce296"/>
          <table:table-cell table:style-name="ce299" table:formula="of:= IF([.H13] = &quot;&quot;; &quot;&quot;; [.$H$1])">
            <text:p/>
          </table:table-cell>
          <table:table-cell table:style-name="ce302"/>
          <table:table-cell table:style-name="ce305"/>
          <table:table-cell table:style-name="ce305" office:value-type="float" office:value="9" calcext:value-type="float">
            <text:p>9</text:p>
          </table:table-cell>
          <table:table-cell table:style-name="ce308" table:formula="of:= IF(SUM([.J13:.L13]) = 0; &quot;&quot;; SUM([.J13:.L13]))" office:value-type="float" office:value="9" calcext:value-type="float">
            <text:p>9</text:p>
          </table:table-cell>
          <table:table-cell table:style-name="ce166" table:formula="of:= IF(ISNUMBER([.M13]);([.L13] - [.J13]) * [.J$1]; &quot;&quot;)" office:value-type="float" office:value="9" calcext:value-type="float">
            <text:p>9</text:p>
          </table:table-cell>
          <table:table-cell table:style-name="ce302"/>
          <table:table-cell table:style-name="ce305" table:number-columns-repeated="2"/>
          <table:table-cell table:style-name="ce308" table:formula="of:= IF(SUM([.O13:.Q13]) = 0; &quot;&quot;; SUM([.O13:.Q13]))">
            <text:p/>
          </table:table-cell>
          <table:table-cell table:style-name="ce166" table:formula="of:= IF(ISNUMBER([.R13]);([.Q13] - [.O13]) * [.O$1]; &quot;&quot;)">
            <text:p/>
          </table:table-cell>
          <table:table-cell table:style-name="ce302"/>
          <table:table-cell table:style-name="ce305" table:number-columns-repeated="2"/>
          <table:table-cell table:style-name="ce308" table:formula="of:= IF(SUM([.T13:.V13]) = 0; &quot;&quot;; SUM([.T13:.V13]))">
            <text:p/>
          </table:table-cell>
          <table:table-cell table:style-name="ce166" table:formula="of:= IF(ISNUMBER([.W13]);([.V13] - [.T13]) * [.T$1]; &quot;&quot;)">
            <text:p/>
          </table:table-cell>
          <table:table-cell table:style-name="ce305"/>
          <table:table-cell table:style-name="ce166" table:formula="of:= IF(ISNUMBER([.Y13]); [.Y13] * [.Y$1]; &quot;&quot;)">
            <text:p/>
          </table:table-cell>
          <table:table-cell table:style-name="ce305"/>
          <table:table-cell table:style-name="ce166" table:formula="of:= IF(ISNUMBER([.AA13]); [.AA13] * [.AA$1]; &quot;&quot;)">
            <text:p/>
          </table:table-cell>
          <table:table-cell table:style-name="ce305"/>
          <table:table-cell table:style-name="ce166" table:formula="of:= IF(ISNUMBER([.AC13]); [.AC13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10" calcext:value-type="float">
            <text:p>10</text:p>
          </table:table-cell>
          <table:table-cell table:style-name="ce121" office:value-type="float" office:value="15" calcext:value-type="float">
            <text:p>15</text:p>
          </table:table-cell>
          <table:table-cell table:style-name="ce127" office:value-type="string" calcext:value-type="string">
            <text:p>RoboKids 1 </text:p>
          </table:table-cell>
          <table:table-cell table:style-name="ce99" table:formula="of:= [.E13] + 1" office:value-type="float" office:value="10" calcext:value-type="float">
            <text:p>10</text:p>
          </table:table-cell>
          <table:table-cell table:style-name="ce273" table:formula="of:= [.F12] + 5/60/24" office:value-type="time" office:time-value="PT11H05M00S" calcext:value-type="time">
            <text:p>11:05</text:p>
          </table:table-cell>
          <table:table-cell table:style-name="ce293" table:formula="of:= IF(COUNT([.I14];[.N14];[.S14];[.X14];[.Z14];[.AB14];[.AD14]) &lt; 1; &quot;&quot;; MAX(SUM([.I14];[.N14];[.S14];[.X14];[.Z14];[.AB14];[.AD14]); 0))" office:value-type="float" office:value="10" calcext:value-type="float">
            <text:p>10</text:p>
          </table:table-cell>
          <table:table-cell table:style-name="ce296"/>
          <table:table-cell table:style-name="ce299" table:formula="of:= IF([.H14] = &quot;&quot;; &quot;&quot;; [.$H$1])">
            <text:p/>
          </table:table-cell>
          <table:table-cell table:style-name="ce302"/>
          <table:table-cell table:style-name="ce305"/>
          <table:table-cell table:style-name="ce305" office:value-type="float" office:value="10" calcext:value-type="float">
            <text:p>10</text:p>
          </table:table-cell>
          <table:table-cell table:style-name="ce308" table:formula="of:= IF(SUM([.J14:.L14]) = 0; &quot;&quot;; SUM([.J14:.L14]))" office:value-type="float" office:value="10" calcext:value-type="float">
            <text:p>10</text:p>
          </table:table-cell>
          <table:table-cell table:style-name="ce166" table:formula="of:= IF(ISNUMBER([.M14]);([.L14] - [.J14]) * [.J$1]; &quot;&quot;)" office:value-type="float" office:value="10" calcext:value-type="float">
            <text:p>10</text:p>
          </table:table-cell>
          <table:table-cell table:style-name="ce302"/>
          <table:table-cell table:style-name="ce305" table:number-columns-repeated="2"/>
          <table:table-cell table:style-name="ce308" table:formula="of:= IF(SUM([.O14:.Q14]) = 0; &quot;&quot;; SUM([.O14:.Q14]))">
            <text:p/>
          </table:table-cell>
          <table:table-cell table:style-name="ce166" table:formula="of:= IF(ISNUMBER([.R14]);([.Q14] - [.O14]) * [.O$1]; &quot;&quot;)">
            <text:p/>
          </table:table-cell>
          <table:table-cell table:style-name="ce302"/>
          <table:table-cell table:style-name="ce305" table:number-columns-repeated="2"/>
          <table:table-cell table:style-name="ce308" table:formula="of:= IF(SUM([.T14:.V14]) = 0; &quot;&quot;; SUM([.T14:.V14]))">
            <text:p/>
          </table:table-cell>
          <table:table-cell table:style-name="ce166" table:formula="of:= IF(ISNUMBER([.W14]);([.V14] - [.T14]) * [.T$1]; &quot;&quot;)">
            <text:p/>
          </table:table-cell>
          <table:table-cell table:style-name="ce305"/>
          <table:table-cell table:style-name="ce166" table:formula="of:= IF(ISNUMBER([.Y14]); [.Y14] * [.Y$1]; &quot;&quot;)">
            <text:p/>
          </table:table-cell>
          <table:table-cell table:style-name="ce305"/>
          <table:table-cell table:style-name="ce166" table:formula="of:= IF(ISNUMBER([.AA14]); [.AA14] * [.AA$1]; &quot;&quot;)">
            <text:p/>
          </table:table-cell>
          <table:table-cell table:style-name="ce305"/>
          <table:table-cell table:style-name="ce166" table:formula="of:= IF(ISNUMBER([.AC14]); [.AC14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string" calcext:value-type="string">
            <text:p>-</text:p>
          </table:table-cell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273" table:formula="of:= [.F13] + 5/60/24" office:value-type="time" office:time-value="PT11H10M00S" calcext:value-type="time">
            <text:p>11:10</text:p>
          </table:table-cell>
          <table:table-cell table:style-name="ce293" table:formula="of:= IF(COUNT([.I15];[.N15];[.S15];[.X15];[.Z15];[.AB15];[.AD15]) &lt; 1; &quot;&quot;; MAX(SUM([.I15];[.N15];[.S15];[.X15];[.Z15];[.AB15];[.AD15]); 0))">
            <text:p/>
          </table:table-cell>
          <table:table-cell table:style-name="ce296"/>
          <table:table-cell table:style-name="ce299" table:formula="of:= IF([.H15] = &quot;&quot;; &quot;&quot;; [.$H$1])">
            <text:p/>
          </table:table-cell>
          <table:table-cell table:style-name="ce302"/>
          <table:table-cell table:style-name="ce305" table:number-columns-repeated="2"/>
          <table:table-cell table:style-name="ce308" table:formula="of:= IF(SUM([.J15:.L15]) = 0; &quot;&quot;; SUM([.J15:.L15]))">
            <text:p/>
          </table:table-cell>
          <table:table-cell table:style-name="ce166" table:formula="of:= IF(ISNUMBER([.M15]);([.L15] - [.J15]) * [.J$1]; &quot;&quot;)">
            <text:p/>
          </table:table-cell>
          <table:table-cell table:style-name="ce302"/>
          <table:table-cell table:style-name="ce305" table:number-columns-repeated="2"/>
          <table:table-cell table:style-name="ce308" table:formula="of:= IF(SUM([.O15:.Q15]) = 0; &quot;&quot;; SUM([.O15:.Q15]))">
            <text:p/>
          </table:table-cell>
          <table:table-cell table:style-name="ce166" table:formula="of:= IF(ISNUMBER([.R15]);([.Q15] - [.O15]) * [.O$1]; &quot;&quot;)">
            <text:p/>
          </table:table-cell>
          <table:table-cell table:style-name="ce302"/>
          <table:table-cell table:style-name="ce305" table:number-columns-repeated="2"/>
          <table:table-cell table:style-name="ce308" table:formula="of:= IF(SUM([.T15:.V15]) = 0; &quot;&quot;; SUM([.T15:.V15]))">
            <text:p/>
          </table:table-cell>
          <table:table-cell table:style-name="ce166" table:formula="of:= IF(ISNUMBER([.W15]);([.V15] - [.T15]) * [.T$1]; &quot;&quot;)">
            <text:p/>
          </table:table-cell>
          <table:table-cell table:style-name="ce305"/>
          <table:table-cell table:style-name="ce166" table:formula="of:= IF(ISNUMBER([.Y15]); [.Y15] * [.Y$1]; &quot;&quot;)">
            <text:p/>
          </table:table-cell>
          <table:table-cell table:style-name="ce305"/>
          <table:table-cell table:style-name="ce166" table:formula="of:= IF(ISNUMBER([.AA15]); [.AA15] * [.AA$1]; &quot;&quot;)">
            <text:p/>
          </table:table-cell>
          <table:table-cell table:style-name="ce305"/>
          <table:table-cell table:style-name="ce166" table:formula="of:= IF(ISNUMBER([.AC15]); [.AC1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09"/>
          <table:table-cell table:style-name="ce117" office:value-type="string" calcext:value-type="string">
            <text:p>-</text:p>
          </table:table-cell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74" table:formula="of:= [.F14] + 5/60/24" office:value-type="time" office:time-value="PT11H10M00S" calcext:value-type="time">
            <text:p>11:10</text:p>
          </table:table-cell>
          <table:table-cell table:style-name="ce294" table:formula="of:= IF(COUNT([.I16];[.N16];[.S16];[.X16];[.Z16];[.AB16];[.AD16]) &lt; 1; &quot;&quot;; MAX(SUM([.I16];[.N16];[.S16];[.X16];[.Z16];[.AB16];[.AD16]); 0))">
            <text:p/>
          </table:table-cell>
          <table:table-cell table:style-name="ce297"/>
          <table:table-cell table:style-name="ce300" table:formula="of:= IF([.H16] = &quot;&quot;; &quot;&quot;; [.$H$1])">
            <text:p/>
          </table:table-cell>
          <table:table-cell table:style-name="ce303"/>
          <table:table-cell table:style-name="ce306" table:number-columns-repeated="2"/>
          <table:table-cell table:style-name="ce309" table:formula="of:= IF(SUM([.J16:.L16]) = 0; &quot;&quot;; SUM([.J16:.L16]))">
            <text:p/>
          </table:table-cell>
          <table:table-cell table:style-name="ce167" table:formula="of:= IF(ISNUMBER([.M16]);([.L16] - [.J16]) * [.J$1]; &quot;&quot;)">
            <text:p/>
          </table:table-cell>
          <table:table-cell table:style-name="ce303"/>
          <table:table-cell table:style-name="ce306" table:number-columns-repeated="2"/>
          <table:table-cell table:style-name="ce309" table:formula="of:= IF(SUM([.O16:.Q16]) = 0; &quot;&quot;; SUM([.O16:.Q16]))">
            <text:p/>
          </table:table-cell>
          <table:table-cell table:style-name="ce167" table:formula="of:= IF(ISNUMBER([.R16]);([.Q16] - [.O16]) * [.O$1]; &quot;&quot;)">
            <text:p/>
          </table:table-cell>
          <table:table-cell table:style-name="ce303"/>
          <table:table-cell table:style-name="ce306" table:number-columns-repeated="2"/>
          <table:table-cell table:style-name="ce309" table:formula="of:= IF(SUM([.T16:.V16]) = 0; &quot;&quot;; SUM([.T16:.V16]))">
            <text:p/>
          </table:table-cell>
          <table:table-cell table:style-name="ce167" table:formula="of:= IF(ISNUMBER([.W16]);([.V16] - [.T16]) * [.T$1]; &quot;&quot;)">
            <text:p/>
          </table:table-cell>
          <table:table-cell table:style-name="ce306"/>
          <table:table-cell table:style-name="ce167" table:formula="of:= IF(ISNUMBER([.Y16]); [.Y16] * [.Y$1]; &quot;&quot;)">
            <text:p/>
          </table:table-cell>
          <table:table-cell table:style-name="ce306"/>
          <table:table-cell table:style-name="ce167" table:formula="of:= IF(ISNUMBER([.AA16]); [.AA16] * [.AA$1]; &quot;&quot;)">
            <text:p/>
          </table:table-cell>
          <table:table-cell table:style-name="ce306"/>
          <table:table-cell table:style-name="ce167" table:formula="of:= IF(ISNUMBER([.AC16]); [.AC16] * [.AC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lock2.G5:Block2.G16 Block2.J5:Block2.M16 Block2.O5:Block2.R16 Block2.Y5:Block2.Y16 Block2.T5:Block2.W16 Block2.AA5:Block2.AA16 Block2.AC5:Block2.AC16">
            <calcext:condition calcext:apply-style-name="ConditionalStyle_49" calcext:value="formula-is(#REF!)" calcext:base-cell-address="Block2.G5"/>
          </calcext:conditional-format>
          <calcext:conditional-format calcext:target-range-address="Block2.H5:Block2.I16">
            <calcext:condition calcext:apply-style-name="ConditionalStyle_41" calcext:value="formula-is(#REF!)" calcext:base-cell-address="Block2.H5"/>
          </calcext:conditional-format>
        </calcext:conditional-formats>
      </table:table>
      <table:table table:name="Block3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38" office:value-type="string" calcext:value-type="string">
            <text:p>Punkte</text:p>
          </table:table-cell>
          <table:table-cell table:style-name="ce136" office:value-type="string" calcext:value-type="string">
            <text:p>-</text:p>
          </table:table-cell>
          <table:table-cell table:style-name="ce248" office:value-type="float" office:value="15" calcext:value-type="float" table:number-columns-spanned="2" table:number-rows-spanned="1">
            <text:p>15</text:p>
          </table:table-cell>
          <table:covered-table-cell table:style-name="ce238"/>
          <table:table-cell table:style-name="ce248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238"/>
          <table:table-cell table:style-name="ce24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238"/>
          <table:table-cell table:style-name="ce248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38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238"/>
          <table:table-cell table:style-name="ce171" office:value-type="float" office:value="-3" calcext:value-type="float" table:number-columns-spanned="2" table:number-rows-spanned="1">
            <text:p>-3</text:p>
          </table:table-cell>
          <table:covered-table-cell table:style-name="ce173"/>
          <table:table-cell table:style-name="ce171" office:value-type="float" office:value="-5" calcext:value-type="float" table:number-columns-spanned="2" table:number-rows-spanned="1">
            <text:p>-5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384" office:value-type="string" calcext:value-type="string" table:number-columns-spanned="2" table:number-rows-spanned="1">
            <text:p>Mitte erreicht</text:p>
          </table:table-cell>
          <table:covered-table-cell table:style-name="ce387"/>
          <table:table-cell table:style-name="ce390" office:value-type="string" calcext:value-type="string" table:number-columns-spanned="5" table:number-rows-spanned="1">
            <text:p>Gelbe Bälle</text:p>
          </table:table-cell>
          <table:covered-table-cell table:number-columns-repeated="3" table:style-name="ce393"/>
          <table:covered-table-cell table:style-name="ce397"/>
          <table:table-cell table:style-name="ce400" office:value-type="string" calcext:value-type="string" table:number-columns-spanned="5" table:number-rows-spanned="1">
            <text:p>Rote Bälle</text:p>
          </table:table-cell>
          <table:covered-table-cell table:number-columns-repeated="3" table:style-name="ce393"/>
          <table:covered-table-cell table:style-name="ce397"/>
          <table:table-cell table:style-name="ce401" office:value-type="string" calcext:value-type="string" table:number-columns-spanned="5" table:number-rows-spanned="1">
            <text:p>Schwarze Bälle</text:p>
          </table:table-cell>
          <table:covered-table-cell table:number-columns-repeated="3" table:style-name="ce393"/>
          <table:covered-table-cell table:style-name="ce397"/>
          <table:table-cell table:style-name="ce402" office:value-type="string" calcext:value-type="string" table:number-columns-spanned="2" table:number-rows-spanned="1">
            <text:p>Taster</text:p>
          </table:table-cell>
          <table:covered-table-cell table:style-name="ce39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42" office:value-type="string" calcext:value-type="string">
            <text:p>Ja/Nein</text:p>
          </table:table-cell>
          <table:table-cell table:style-name="ce142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07"/>
          <table:table-cell table:style-name="ce125"/>
          <table:table-cell table:style-name="ce110" table:number-columns-repeated="2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111" office:value-type="float" office:value="3" calcext:value-type="float" table:number-columns-spanned="1" table:number-rows-spanned="12">
            <text:p>3</text:p>
          </table:table-cell>
          <table:table-cell table:style-name="ce115" office:value-type="float" office:value="10" calcext:value-type="float">
            <text:p>10</text:p>
          </table:table-cell>
          <table:table-cell table:style-name="ce120" office:value-type="float" office:value="25" calcext:value-type="float">
            <text:p>25</text:p>
          </table:table-cell>
          <table:table-cell table:style-name="ce126" office:value-type="string" calcext:value-type="string">
            <text:p>RoboKids 1 </text:p>
          </table:table-cell>
          <table:table-cell table:style-name="ce169" office:value-type="float" office:value="1" calcext:value-type="float">
            <text:p>1</text:p>
          </table:table-cell>
          <table:table-cell table:style-name="ce271" office:value-type="time" office:time-value="PT11H30M00S" calcext:value-type="time">
            <text:p>11:30</text:p>
          </table:table-cell>
          <table:table-cell table:style-name="ce310" table:formula="of:= IF(COUNT([.I5];[.N5];[.S5];[.X5];[.Z5];[.AB5];[.AD5]) &lt; 1; &quot;&quot;; MAX(SUM([.I5];[.N5];[.S5];[.X5];[.Z5];[.AB5];[.AD5]); 0))" office:value-type="float" office:value="2" calcext:value-type="float">
            <text:p>2</text:p>
          </table:table-cell>
          <table:table-cell table:style-name="ce313"/>
          <table:table-cell table:style-name="ce316" table:formula="of:= IF([.H5] = &quot;&quot;; &quot;&quot;; [.$H$1])">
            <text:p/>
          </table:table-cell>
          <table:table-cell table:style-name="ce319"/>
          <table:table-cell table:style-name="ce322" table:number-columns-repeated="2"/>
          <table:table-cell table:style-name="ce325" table:formula="of:= IF(SUM([.J5:.L5]) = 0; &quot;&quot;; SUM([.J5:.L5]))">
            <text:p/>
          </table:table-cell>
          <table:table-cell table:style-name="ce165" table:formula="of:= IF(ISNUMBER([.M5]);([.L5] - [.J5]) * [.J$1]; &quot;&quot;)">
            <text:p/>
          </table:table-cell>
          <table:table-cell table:style-name="ce319"/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25" table:formula="of:= IF(SUM([.O5:.Q5]) = 0; &quot;&quot;; SUM([.O5:.Q5]))" office:value-type="float" office:value="1" calcext:value-type="float">
            <text:p>1</text:p>
          </table:table-cell>
          <table:table-cell table:style-name="ce165" table:formula="of:= IF(ISNUMBER([.R5]);([.Q5] - [.O5]) * [.O$1]; &quot;&quot;)" office:value-type="float" office:value="2" calcext:value-type="float">
            <text:p>2</text:p>
          </table:table-cell>
          <table:table-cell table:style-name="ce319"/>
          <table:table-cell table:style-name="ce322" table:number-columns-repeated="2"/>
          <table:table-cell table:style-name="ce325" table:formula="of:= IF(SUM([.T5:.V5]) = 0; &quot;&quot;; SUM([.T5:.V5]))">
            <text:p/>
          </table:table-cell>
          <table:table-cell table:style-name="ce165" table:formula="of:= IF(ISNUMBER([.W5]);([.V5] - [.T5]) * [.T$1]; &quot;&quot;)">
            <text:p/>
          </table:table-cell>
          <table:table-cell table:style-name="ce322"/>
          <table:table-cell table:style-name="ce165" table:formula="of:= IF(ISNUMBER([.Y5]); [.Y5] * [.Y$1]; &quot;&quot;)">
            <text:p/>
          </table:table-cell>
          <table:table-cell table:style-name="ce322"/>
          <table:table-cell table:style-name="ce165" table:formula="of:= IF(ISNUMBER([.AA5]); [.AA5] * [.AA$1]; &quot;&quot;)">
            <text:p/>
          </table:table-cell>
          <table:table-cell table:style-name="ce322"/>
          <table:table-cell table:style-name="ce165" table:formula="of:= IF(ISNUMBER([.AC5]); [.AC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9" calcext:value-type="float">
            <text:p>9</text:p>
          </table:table-cell>
          <table:table-cell table:style-name="ce121" office:value-type="float" office:value="24" calcext:value-type="float">
            <text:p>24</text:p>
          </table:table-cell>
          <table:table-cell table:style-name="ce127" office:value-type="string" calcext:value-type="string">
            <text:p>KeplerLEGO 2 </text:p>
          </table:table-cell>
          <table:table-cell table:style-name="ce99" table:formula="of:= [.E5] + 1" office:value-type="float" office:value="2" calcext:value-type="float">
            <text:p>2</text:p>
          </table:table-cell>
          <table:table-cell table:style-name="ce273" table:formula="of:= [.F5]" office:value-type="time" office:time-value="PT11H30M00S" calcext:value-type="time">
            <text:p>11:30</text:p>
          </table:table-cell>
          <table:table-cell table:style-name="ce311" table:formula="of:= IF(COUNT([.I6];[.N6];[.S6];[.X6];[.Z6];[.AB6];[.AD6]) &lt; 1; &quot;&quot;; MAX(SUM([.I6];[.N6];[.S6];[.X6];[.Z6];[.AB6];[.AD6]); 0))" office:value-type="float" office:value="4" calcext:value-type="float">
            <text:p>4</text:p>
          </table:table-cell>
          <table:table-cell table:style-name="ce314"/>
          <table:table-cell table:style-name="ce317" table:formula="of:= IF([.H6] = &quot;&quot;; &quot;&quot;; [.$H$1])">
            <text:p/>
          </table:table-cell>
          <table:table-cell table:style-name="ce320"/>
          <table:table-cell table:style-name="ce323" table:number-columns-repeated="2"/>
          <table:table-cell table:style-name="ce326" table:formula="of:= IF(SUM([.J6:.L6]) = 0; &quot;&quot;; SUM([.J6:.L6]))">
            <text:p/>
          </table:table-cell>
          <table:table-cell table:style-name="ce166" table:formula="of:= IF(ISNUMBER([.M6]);([.L6] - [.J6]) * [.J$1]; &quot;&quot;)">
            <text:p/>
          </table:table-cell>
          <table:table-cell table:style-name="ce320"/>
          <table:table-cell table:style-name="ce323"/>
          <table:table-cell table:style-name="ce323" office:value-type="float" office:value="2" calcext:value-type="float">
            <text:p>2</text:p>
          </table:table-cell>
          <table:table-cell table:style-name="ce326" table:formula="of:= IF(SUM([.O6:.Q6]) = 0; &quot;&quot;; SUM([.O6:.Q6]))" office:value-type="float" office:value="2" calcext:value-type="float">
            <text:p>2</text:p>
          </table:table-cell>
          <table:table-cell table:style-name="ce166" table:formula="of:= IF(ISNUMBER([.R6]);([.Q6] - [.O6]) * [.O$1]; &quot;&quot;)" office:value-type="float" office:value="4" calcext:value-type="float">
            <text:p>4</text:p>
          </table:table-cell>
          <table:table-cell table:style-name="ce320"/>
          <table:table-cell table:style-name="ce323" table:number-columns-repeated="2"/>
          <table:table-cell table:style-name="ce326" table:formula="of:= IF(SUM([.T6:.V6]) = 0; &quot;&quot;; SUM([.T6:.V6]))">
            <text:p/>
          </table:table-cell>
          <table:table-cell table:style-name="ce166" table:formula="of:= IF(ISNUMBER([.W6]);([.V6] - [.T6]) * [.T$1]; &quot;&quot;)">
            <text:p/>
          </table:table-cell>
          <table:table-cell table:style-name="ce323"/>
          <table:table-cell table:style-name="ce166" table:formula="of:= IF(ISNUMBER([.Y6]); [.Y6] * [.Y$1]; &quot;&quot;)">
            <text:p/>
          </table:table-cell>
          <table:table-cell table:style-name="ce323"/>
          <table:table-cell table:style-name="ce166" table:formula="of:= IF(ISNUMBER([.AA6]); [.AA6] * [.AA$1]; &quot;&quot;)">
            <text:p/>
          </table:table-cell>
          <table:table-cell table:style-name="ce323"/>
          <table:table-cell table:style-name="ce166" table:formula="of:= IF(ISNUMBER([.AC6]); [.AC6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8" calcext:value-type="float">
            <text:p>8</text:p>
          </table:table-cell>
          <table:table-cell table:style-name="ce121" office:value-type="float" office:value="23" calcext:value-type="float">
            <text:p>23</text:p>
          </table:table-cell>
          <table:table-cell table:style-name="ce127" office:value-type="string" calcext:value-type="string">
            <text:p>SRZ 1 </text:p>
          </table:table-cell>
          <table:table-cell table:style-name="ce99" table:formula="of:= [.E6] + 1" office:value-type="float" office:value="3" calcext:value-type="float">
            <text:p>3</text:p>
          </table:table-cell>
          <table:table-cell table:style-name="ce273" table:formula="of:= [.F5] + 5/60/24" office:value-type="time" office:time-value="PT11H35M00S" calcext:value-type="time">
            <text:p>11:35</text:p>
          </table:table-cell>
          <table:table-cell table:style-name="ce311" table:formula="of:= IF(COUNT([.I7];[.N7];[.S7];[.X7];[.Z7];[.AB7];[.AD7]) &lt; 1; &quot;&quot;; MAX(SUM([.I7];[.N7];[.S7];[.X7];[.Z7];[.AB7];[.AD7]); 0))" office:value-type="float" office:value="6" calcext:value-type="float">
            <text:p>6</text:p>
          </table:table-cell>
          <table:table-cell table:style-name="ce314"/>
          <table:table-cell table:style-name="ce317" table:formula="of:= IF([.H7] = &quot;&quot;; &quot;&quot;; [.$H$1])">
            <text:p/>
          </table:table-cell>
          <table:table-cell table:style-name="ce320"/>
          <table:table-cell table:style-name="ce323" table:number-columns-repeated="2"/>
          <table:table-cell table:style-name="ce326" table:formula="of:= IF(SUM([.J7:.L7]) = 0; &quot;&quot;; SUM([.J7:.L7]))">
            <text:p/>
          </table:table-cell>
          <table:table-cell table:style-name="ce166" table:formula="of:= IF(ISNUMBER([.M7]);([.L7] - [.J7]) * [.J$1]; &quot;&quot;)">
            <text:p/>
          </table:table-cell>
          <table:table-cell table:style-name="ce320"/>
          <table:table-cell table:style-name="ce323"/>
          <table:table-cell table:style-name="ce323" office:value-type="float" office:value="3" calcext:value-type="float">
            <text:p>3</text:p>
          </table:table-cell>
          <table:table-cell table:style-name="ce326" table:formula="of:= IF(SUM([.O7:.Q7]) = 0; &quot;&quot;; SUM([.O7:.Q7]))" office:value-type="float" office:value="3" calcext:value-type="float">
            <text:p>3</text:p>
          </table:table-cell>
          <table:table-cell table:style-name="ce166" table:formula="of:= IF(ISNUMBER([.R7]);([.Q7] - [.O7]) * [.O$1]; &quot;&quot;)" office:value-type="float" office:value="6" calcext:value-type="float">
            <text:p>6</text:p>
          </table:table-cell>
          <table:table-cell table:style-name="ce320"/>
          <table:table-cell table:style-name="ce323" table:number-columns-repeated="2"/>
          <table:table-cell table:style-name="ce326" table:formula="of:= IF(SUM([.T7:.V7]) = 0; &quot;&quot;; SUM([.T7:.V7]))">
            <text:p/>
          </table:table-cell>
          <table:table-cell table:style-name="ce166" table:formula="of:= IF(ISNUMBER([.W7]);([.V7] - [.T7]) * [.T$1]; &quot;&quot;)">
            <text:p/>
          </table:table-cell>
          <table:table-cell table:style-name="ce323"/>
          <table:table-cell table:style-name="ce166" table:formula="of:= IF(ISNUMBER([.Y7]); [.Y7] * [.Y$1]; &quot;&quot;)">
            <text:p/>
          </table:table-cell>
          <table:table-cell table:style-name="ce323"/>
          <table:table-cell table:style-name="ce166" table:formula="of:= IF(ISNUMBER([.AA7]); [.AA7] * [.AA$1]; &quot;&quot;)">
            <text:p/>
          </table:table-cell>
          <table:table-cell table:style-name="ce323"/>
          <table:table-cell table:style-name="ce166" table:formula="of:= IF(ISNUMBER([.AC7]); [.AC7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7" calcext:value-type="float">
            <text:p>7</text:p>
          </table:table-cell>
          <table:table-cell table:style-name="ce121" office:value-type="float" office:value="22" calcext:value-type="float">
            <text:p>22</text:p>
          </table:table-cell>
          <table:table-cell table:style-name="ce127" office:value-type="string" calcext:value-type="string">
            <text:p>KeplerLEGO 1 </text:p>
          </table:table-cell>
          <table:table-cell table:style-name="ce99" table:formula="of:= [.E7] + 1" office:value-type="float" office:value="4" calcext:value-type="float">
            <text:p>4</text:p>
          </table:table-cell>
          <table:table-cell table:style-name="ce273" table:formula="of:= [.F6] + 5/60/24" office:value-type="time" office:time-value="PT11H35M00S" calcext:value-type="time">
            <text:p>11:35</text:p>
          </table:table-cell>
          <table:table-cell table:style-name="ce311" table:formula="of:= IF(COUNT([.I8];[.N8];[.S8];[.X8];[.Z8];[.AB8];[.AD8]) &lt; 1; &quot;&quot;; MAX(SUM([.I8];[.N8];[.S8];[.X8];[.Z8];[.AB8];[.AD8]); 0))" office:value-type="float" office:value="8" calcext:value-type="float">
            <text:p>8</text:p>
          </table:table-cell>
          <table:table-cell table:style-name="ce314"/>
          <table:table-cell table:style-name="ce317" table:formula="of:= IF([.H8] = &quot;&quot;; &quot;&quot;; [.$H$1])">
            <text:p/>
          </table:table-cell>
          <table:table-cell table:style-name="ce320"/>
          <table:table-cell table:style-name="ce323" table:number-columns-repeated="2"/>
          <table:table-cell table:style-name="ce326" table:formula="of:= IF(SUM([.J8:.L8]) = 0; &quot;&quot;; SUM([.J8:.L8]))">
            <text:p/>
          </table:table-cell>
          <table:table-cell table:style-name="ce166" table:formula="of:= IF(ISNUMBER([.M8]);([.L8] - [.J8]) * [.J$1]; &quot;&quot;)">
            <text:p/>
          </table:table-cell>
          <table:table-cell table:style-name="ce320"/>
          <table:table-cell table:style-name="ce323"/>
          <table:table-cell table:style-name="ce323" office:value-type="float" office:value="4" calcext:value-type="float">
            <text:p>4</text:p>
          </table:table-cell>
          <table:table-cell table:style-name="ce326" table:formula="of:= IF(SUM([.O8:.Q8]) = 0; &quot;&quot;; SUM([.O8:.Q8]))" office:value-type="float" office:value="4" calcext:value-type="float">
            <text:p>4</text:p>
          </table:table-cell>
          <table:table-cell table:style-name="ce166" table:formula="of:= IF(ISNUMBER([.R8]);([.Q8] - [.O8]) * [.O$1]; &quot;&quot;)" office:value-type="float" office:value="8" calcext:value-type="float">
            <text:p>8</text:p>
          </table:table-cell>
          <table:table-cell table:style-name="ce320"/>
          <table:table-cell table:style-name="ce323" table:number-columns-repeated="2"/>
          <table:table-cell table:style-name="ce326" table:formula="of:= IF(SUM([.T8:.V8]) = 0; &quot;&quot;; SUM([.T8:.V8]))">
            <text:p/>
          </table:table-cell>
          <table:table-cell table:style-name="ce166" table:formula="of:= IF(ISNUMBER([.W8]);([.V8] - [.T8]) * [.T$1]; &quot;&quot;)">
            <text:p/>
          </table:table-cell>
          <table:table-cell table:style-name="ce323"/>
          <table:table-cell table:style-name="ce166" table:formula="of:= IF(ISNUMBER([.Y8]); [.Y8] * [.Y$1]; &quot;&quot;)">
            <text:p/>
          </table:table-cell>
          <table:table-cell table:style-name="ce323"/>
          <table:table-cell table:style-name="ce166" table:formula="of:= IF(ISNUMBER([.AA8]); [.AA8] * [.AA$1]; &quot;&quot;)">
            <text:p/>
          </table:table-cell>
          <table:table-cell table:style-name="ce323"/>
          <table:table-cell table:style-name="ce166" table:formula="of:= IF(ISNUMBER([.AC8]); [.AC8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6" calcext:value-type="float">
            <text:p>6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Franzi 2 </text:p>
          </table:table-cell>
          <table:table-cell table:style-name="ce99" table:formula="of:= [.E8] + 1" office:value-type="float" office:value="5" calcext:value-type="float">
            <text:p>5</text:p>
          </table:table-cell>
          <table:table-cell table:style-name="ce273" table:formula="of:= [.F7] + 5/60/24" office:value-type="time" office:time-value="PT11H40M00S" calcext:value-type="time">
            <text:p>11:40</text:p>
          </table:table-cell>
          <table:table-cell table:style-name="ce311" table:formula="of:= IF(COUNT([.I9];[.N9];[.S9];[.X9];[.Z9];[.AB9];[.AD9]) &lt; 1; &quot;&quot;; MAX(SUM([.I9];[.N9];[.S9];[.X9];[.Z9];[.AB9];[.AD9]); 0))" office:value-type="float" office:value="10" calcext:value-type="float">
            <text:p>10</text:p>
          </table:table-cell>
          <table:table-cell table:style-name="ce314"/>
          <table:table-cell table:style-name="ce317" table:formula="of:= IF([.H9] = &quot;&quot;; &quot;&quot;; [.$H$1])">
            <text:p/>
          </table:table-cell>
          <table:table-cell table:style-name="ce320"/>
          <table:table-cell table:style-name="ce323" table:number-columns-repeated="2"/>
          <table:table-cell table:style-name="ce326" table:formula="of:= IF(SUM([.J9:.L9]) = 0; &quot;&quot;; SUM([.J9:.L9]))">
            <text:p/>
          </table:table-cell>
          <table:table-cell table:style-name="ce166" table:formula="of:= IF(ISNUMBER([.M9]);([.L9] - [.J9]) * [.J$1]; &quot;&quot;)">
            <text:p/>
          </table:table-cell>
          <table:table-cell table:style-name="ce320"/>
          <table:table-cell table:style-name="ce323"/>
          <table:table-cell table:style-name="ce323" office:value-type="float" office:value="5" calcext:value-type="float">
            <text:p>5</text:p>
          </table:table-cell>
          <table:table-cell table:style-name="ce326" table:formula="of:= IF(SUM([.O9:.Q9]) = 0; &quot;&quot;; SUM([.O9:.Q9]))" office:value-type="float" office:value="5" calcext:value-type="float">
            <text:p>5</text:p>
          </table:table-cell>
          <table:table-cell table:style-name="ce166" table:formula="of:= IF(ISNUMBER([.R9]);([.Q9] - [.O9]) * [.O$1]; &quot;&quot;)" office:value-type="float" office:value="10" calcext:value-type="float">
            <text:p>10</text:p>
          </table:table-cell>
          <table:table-cell table:style-name="ce320"/>
          <table:table-cell table:style-name="ce323" table:number-columns-repeated="2"/>
          <table:table-cell table:style-name="ce326" table:formula="of:= IF(SUM([.T9:.V9]) = 0; &quot;&quot;; SUM([.T9:.V9]))">
            <text:p/>
          </table:table-cell>
          <table:table-cell table:style-name="ce166" table:formula="of:= IF(ISNUMBER([.W9]);([.V9] - [.T9]) * [.T$1]; &quot;&quot;)">
            <text:p/>
          </table:table-cell>
          <table:table-cell table:style-name="ce323"/>
          <table:table-cell table:style-name="ce166" table:formula="of:= IF(ISNUMBER([.Y9]); [.Y9] * [.Y$1]; &quot;&quot;)">
            <text:p/>
          </table:table-cell>
          <table:table-cell table:style-name="ce323"/>
          <table:table-cell table:style-name="ce166" table:formula="of:= IF(ISNUMBER([.AA9]); [.AA9] * [.AA$1]; &quot;&quot;)">
            <text:p/>
          </table:table-cell>
          <table:table-cell table:style-name="ce323"/>
          <table:table-cell table:style-name="ce166" table:formula="of:= IF(ISNUMBER([.AC9]); [.AC9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5" calcext:value-type="float">
            <text:p>5</text:p>
          </table:table-cell>
          <table:table-cell table:style-name="ce121" office:value-type="float" office:value="20" calcext:value-type="float">
            <text:p>20</text:p>
          </table:table-cell>
          <table:table-cell table:style-name="ce127" office:value-type="string" calcext:value-type="string">
            <text:p>RoboKids 2 </text:p>
          </table:table-cell>
          <table:table-cell table:style-name="ce99" table:formula="of:= [.E9] + 1" office:value-type="float" office:value="6" calcext:value-type="float">
            <text:p>6</text:p>
          </table:table-cell>
          <table:table-cell table:style-name="ce273" table:formula="of:= [.F8] + 5/60/24" office:value-type="time" office:time-value="PT11H40M00S" calcext:value-type="time">
            <text:p>11:40</text:p>
          </table:table-cell>
          <table:table-cell table:style-name="ce311" table:formula="of:= IF(COUNT([.I10];[.N10];[.S10];[.X10];[.Z10];[.AB10];[.AD10]) &lt; 1; &quot;&quot;; MAX(SUM([.I10];[.N10];[.S10];[.X10];[.Z10];[.AB10];[.AD10]); 0))" office:value-type="float" office:value="12" calcext:value-type="float">
            <text:p>12</text:p>
          </table:table-cell>
          <table:table-cell table:style-name="ce314"/>
          <table:table-cell table:style-name="ce317" table:formula="of:= IF([.H10] = &quot;&quot;; &quot;&quot;; [.$H$1])">
            <text:p/>
          </table:table-cell>
          <table:table-cell table:style-name="ce320"/>
          <table:table-cell table:style-name="ce323" table:number-columns-repeated="2"/>
          <table:table-cell table:style-name="ce326" table:formula="of:= IF(SUM([.J10:.L10]) = 0; &quot;&quot;; SUM([.J10:.L10]))">
            <text:p/>
          </table:table-cell>
          <table:table-cell table:style-name="ce166" table:formula="of:= IF(ISNUMBER([.M10]);([.L10] - [.J10]) * [.J$1]; &quot;&quot;)">
            <text:p/>
          </table:table-cell>
          <table:table-cell table:style-name="ce320"/>
          <table:table-cell table:style-name="ce323"/>
          <table:table-cell table:style-name="ce323" office:value-type="float" office:value="6" calcext:value-type="float">
            <text:p>6</text:p>
          </table:table-cell>
          <table:table-cell table:style-name="ce326" table:formula="of:= IF(SUM([.O10:.Q10]) = 0; &quot;&quot;; SUM([.O10:.Q10]))" office:value-type="float" office:value="6" calcext:value-type="float">
            <text:p>6</text:p>
          </table:table-cell>
          <table:table-cell table:style-name="ce166" table:formula="of:= IF(ISNUMBER([.R10]);([.Q10] - [.O10]) * [.O$1]; &quot;&quot;)" office:value-type="float" office:value="12" calcext:value-type="float">
            <text:p>12</text:p>
          </table:table-cell>
          <table:table-cell table:style-name="ce320"/>
          <table:table-cell table:style-name="ce323" table:number-columns-repeated="2"/>
          <table:table-cell table:style-name="ce326" table:formula="of:= IF(SUM([.T10:.V10]) = 0; &quot;&quot;; SUM([.T10:.V10]))">
            <text:p/>
          </table:table-cell>
          <table:table-cell table:style-name="ce166" table:formula="of:= IF(ISNUMBER([.W10]);([.V10] - [.T10]) * [.T$1]; &quot;&quot;)">
            <text:p/>
          </table:table-cell>
          <table:table-cell table:style-name="ce323"/>
          <table:table-cell table:style-name="ce166" table:formula="of:= IF(ISNUMBER([.Y10]); [.Y10] * [.Y$1]; &quot;&quot;)">
            <text:p/>
          </table:table-cell>
          <table:table-cell table:style-name="ce323"/>
          <table:table-cell table:style-name="ce166" table:formula="of:= IF(ISNUMBER([.AA10]); [.AA10] * [.AA$1]; &quot;&quot;)">
            <text:p/>
          </table:table-cell>
          <table:table-cell table:style-name="ce323"/>
          <table:table-cell table:style-name="ce166" table:formula="of:= IF(ISNUMBER([.AC10]); [.AC10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4" calcext:value-type="float">
            <text:p>4</text:p>
          </table:table-cell>
          <table:table-cell table:style-name="ce121" office:value-type="float" office:value="19" calcext:value-type="float">
            <text:p>19</text:p>
          </table:table-cell>
          <table:table-cell table:style-name="ce127" office:value-type="string" calcext:value-type="string">
            <text:p>Franzi 1 </text:p>
          </table:table-cell>
          <table:table-cell table:style-name="ce99" table:formula="of:= [.E10] + 1" office:value-type="float" office:value="7" calcext:value-type="float">
            <text:p>7</text:p>
          </table:table-cell>
          <table:table-cell table:style-name="ce273" table:formula="of:= [.F9] + 5/60/24" office:value-type="time" office:time-value="PT11H45M00S" calcext:value-type="time">
            <text:p>11:45</text:p>
          </table:table-cell>
          <table:table-cell table:style-name="ce311" table:formula="of:= IF(COUNT([.I11];[.N11];[.S11];[.X11];[.Z11];[.AB11];[.AD11]) &lt; 1; &quot;&quot;; MAX(SUM([.I11];[.N11];[.S11];[.X11];[.Z11];[.AB11];[.AD11]); 0))" office:value-type="float" office:value="14" calcext:value-type="float">
            <text:p>14</text:p>
          </table:table-cell>
          <table:table-cell table:style-name="ce314"/>
          <table:table-cell table:style-name="ce317" table:formula="of:= IF([.H11] = &quot;&quot;; &quot;&quot;; [.$H$1])">
            <text:p/>
          </table:table-cell>
          <table:table-cell table:style-name="ce320"/>
          <table:table-cell table:style-name="ce323" table:number-columns-repeated="2"/>
          <table:table-cell table:style-name="ce326" table:formula="of:= IF(SUM([.J11:.L11]) = 0; &quot;&quot;; SUM([.J11:.L11]))">
            <text:p/>
          </table:table-cell>
          <table:table-cell table:style-name="ce166" table:formula="of:= IF(ISNUMBER([.M11]);([.L11] - [.J11]) * [.J$1]; &quot;&quot;)">
            <text:p/>
          </table:table-cell>
          <table:table-cell table:style-name="ce320"/>
          <table:table-cell table:style-name="ce323"/>
          <table:table-cell table:style-name="ce323" office:value-type="float" office:value="7" calcext:value-type="float">
            <text:p>7</text:p>
          </table:table-cell>
          <table:table-cell table:style-name="ce326" table:formula="of:= IF(SUM([.O11:.Q11]) = 0; &quot;&quot;; SUM([.O11:.Q11]))" office:value-type="float" office:value="7" calcext:value-type="float">
            <text:p>7</text:p>
          </table:table-cell>
          <table:table-cell table:style-name="ce166" table:formula="of:= IF(ISNUMBER([.R11]);([.Q11] - [.O11]) * [.O$1]; &quot;&quot;)" office:value-type="float" office:value="14" calcext:value-type="float">
            <text:p>14</text:p>
          </table:table-cell>
          <table:table-cell table:style-name="ce320"/>
          <table:table-cell table:style-name="ce323" table:number-columns-repeated="2"/>
          <table:table-cell table:style-name="ce326" table:formula="of:= IF(SUM([.T11:.V11]) = 0; &quot;&quot;; SUM([.T11:.V11]))">
            <text:p/>
          </table:table-cell>
          <table:table-cell table:style-name="ce166" table:formula="of:= IF(ISNUMBER([.W11]);([.V11] - [.T11]) * [.T$1]; &quot;&quot;)">
            <text:p/>
          </table:table-cell>
          <table:table-cell table:style-name="ce323"/>
          <table:table-cell table:style-name="ce166" table:formula="of:= IF(ISNUMBER([.Y11]); [.Y11] * [.Y$1]; &quot;&quot;)">
            <text:p/>
          </table:table-cell>
          <table:table-cell table:style-name="ce323"/>
          <table:table-cell table:style-name="ce166" table:formula="of:= IF(ISNUMBER([.AA11]); [.AA11] * [.AA$1]; &quot;&quot;)">
            <text:p/>
          </table:table-cell>
          <table:table-cell table:style-name="ce323"/>
          <table:table-cell table:style-name="ce166" table:formula="of:= IF(ISNUMBER([.AC11]); [.AC11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3" calcext:value-type="float">
            <text:p>3</text:p>
          </table:table-cell>
          <table:table-cell table:style-name="ce121" office:value-type="float" office:value="18" calcext:value-type="float">
            <text:p>18</text:p>
          </table:table-cell>
          <table:table-cell table:style-name="ce127" office:value-type="string" calcext:value-type="string">
            <text:p>DaTiFen Bots </text:p>
          </table:table-cell>
          <table:table-cell table:style-name="ce99" table:formula="of:= [.E11] + 1" office:value-type="float" office:value="8" calcext:value-type="float">
            <text:p>8</text:p>
          </table:table-cell>
          <table:table-cell table:style-name="ce273" table:formula="of:= [.F10] + 5/60/24" office:value-type="time" office:time-value="PT11H45M00S" calcext:value-type="time">
            <text:p>11:45</text:p>
          </table:table-cell>
          <table:table-cell table:style-name="ce311" table:formula="of:= IF(COUNT([.I12];[.N12];[.S12];[.X12];[.Z12];[.AB12];[.AD12]) &lt; 1; &quot;&quot;; MAX(SUM([.I12];[.N12];[.S12];[.X12];[.Z12];[.AB12];[.AD12]); 0))" office:value-type="float" office:value="16" calcext:value-type="float">
            <text:p>16</text:p>
          </table:table-cell>
          <table:table-cell table:style-name="ce314"/>
          <table:table-cell table:style-name="ce317" table:formula="of:= IF([.H12] = &quot;&quot;; &quot;&quot;; [.$H$1])">
            <text:p/>
          </table:table-cell>
          <table:table-cell table:style-name="ce320"/>
          <table:table-cell table:style-name="ce323" table:number-columns-repeated="2"/>
          <table:table-cell table:style-name="ce326" table:formula="of:= IF(SUM([.J12:.L12]) = 0; &quot;&quot;; SUM([.J12:.L12]))">
            <text:p/>
          </table:table-cell>
          <table:table-cell table:style-name="ce166" table:formula="of:= IF(ISNUMBER([.M12]);([.L12] - [.J12]) * [.J$1]; &quot;&quot;)">
            <text:p/>
          </table:table-cell>
          <table:table-cell table:style-name="ce320"/>
          <table:table-cell table:style-name="ce323"/>
          <table:table-cell table:style-name="ce323" office:value-type="float" office:value="8" calcext:value-type="float">
            <text:p>8</text:p>
          </table:table-cell>
          <table:table-cell table:style-name="ce326" table:formula="of:= IF(SUM([.O12:.Q12]) = 0; &quot;&quot;; SUM([.O12:.Q12]))" office:value-type="float" office:value="8" calcext:value-type="float">
            <text:p>8</text:p>
          </table:table-cell>
          <table:table-cell table:style-name="ce166" table:formula="of:= IF(ISNUMBER([.R12]);([.Q12] - [.O12]) * [.O$1]; &quot;&quot;)" office:value-type="float" office:value="16" calcext:value-type="float">
            <text:p>16</text:p>
          </table:table-cell>
          <table:table-cell table:style-name="ce320"/>
          <table:table-cell table:style-name="ce323" table:number-columns-repeated="2"/>
          <table:table-cell table:style-name="ce326" table:formula="of:= IF(SUM([.T12:.V12]) = 0; &quot;&quot;; SUM([.T12:.V12]))">
            <text:p/>
          </table:table-cell>
          <table:table-cell table:style-name="ce166" table:formula="of:= IF(ISNUMBER([.W12]);([.V12] - [.T12]) * [.T$1]; &quot;&quot;)">
            <text:p/>
          </table:table-cell>
          <table:table-cell table:style-name="ce323"/>
          <table:table-cell table:style-name="ce166" table:formula="of:= IF(ISNUMBER([.Y12]); [.Y12] * [.Y$1]; &quot;&quot;)">
            <text:p/>
          </table:table-cell>
          <table:table-cell table:style-name="ce323"/>
          <table:table-cell table:style-name="ce166" table:formula="of:= IF(ISNUMBER([.AA12]); [.AA12] * [.AA$1]; &quot;&quot;)">
            <text:p/>
          </table:table-cell>
          <table:table-cell table:style-name="ce323"/>
          <table:table-cell table:style-name="ce166" table:formula="of:= IF(ISNUMBER([.AC12]); [.AC12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2" calcext:value-type="float">
            <text:p>2</text:p>
          </table:table-cell>
          <table:table-cell table:style-name="ce121" office:value-type="float" office:value="17" calcext:value-type="float">
            <text:p>17</text:p>
          </table:table-cell>
          <table:table-cell table:style-name="ce127" office:value-type="string" calcext:value-type="string">
            <text:p>Kepler mBot 2 </text:p>
          </table:table-cell>
          <table:table-cell table:style-name="ce99" table:formula="of:= [.E12] + 1" office:value-type="float" office:value="9" calcext:value-type="float">
            <text:p>9</text:p>
          </table:table-cell>
          <table:table-cell table:style-name="ce273" table:formula="of:= [.F11] + 5/60/24" office:value-type="time" office:time-value="PT11H50M00S" calcext:value-type="time">
            <text:p>11:50</text:p>
          </table:table-cell>
          <table:table-cell table:style-name="ce311" table:formula="of:= IF(COUNT([.I13];[.N13];[.S13];[.X13];[.Z13];[.AB13];[.AD13]) &lt; 1; &quot;&quot;; MAX(SUM([.I13];[.N13];[.S13];[.X13];[.Z13];[.AB13];[.AD13]); 0))" office:value-type="float" office:value="18" calcext:value-type="float">
            <text:p>18</text:p>
          </table:table-cell>
          <table:table-cell table:style-name="ce314"/>
          <table:table-cell table:style-name="ce317" table:formula="of:= IF([.H13] = &quot;&quot;; &quot;&quot;; [.$H$1])">
            <text:p/>
          </table:table-cell>
          <table:table-cell table:style-name="ce320"/>
          <table:table-cell table:style-name="ce323" table:number-columns-repeated="2"/>
          <table:table-cell table:style-name="ce326" table:formula="of:= IF(SUM([.J13:.L13]) = 0; &quot;&quot;; SUM([.J13:.L13]))">
            <text:p/>
          </table:table-cell>
          <table:table-cell table:style-name="ce166" table:formula="of:= IF(ISNUMBER([.M13]);([.L13] - [.J13]) * [.J$1]; &quot;&quot;)">
            <text:p/>
          </table:table-cell>
          <table:table-cell table:style-name="ce320"/>
          <table:table-cell table:style-name="ce323"/>
          <table:table-cell table:style-name="ce323" office:value-type="float" office:value="9" calcext:value-type="float">
            <text:p>9</text:p>
          </table:table-cell>
          <table:table-cell table:style-name="ce326" table:formula="of:= IF(SUM([.O13:.Q13]) = 0; &quot;&quot;; SUM([.O13:.Q13]))" office:value-type="float" office:value="9" calcext:value-type="float">
            <text:p>9</text:p>
          </table:table-cell>
          <table:table-cell table:style-name="ce166" table:formula="of:= IF(ISNUMBER([.R13]);([.Q13] - [.O13]) * [.O$1]; &quot;&quot;)" office:value-type="float" office:value="18" calcext:value-type="float">
            <text:p>18</text:p>
          </table:table-cell>
          <table:table-cell table:style-name="ce320"/>
          <table:table-cell table:style-name="ce323" table:number-columns-repeated="2"/>
          <table:table-cell table:style-name="ce326" table:formula="of:= IF(SUM([.T13:.V13]) = 0; &quot;&quot;; SUM([.T13:.V13]))">
            <text:p/>
          </table:table-cell>
          <table:table-cell table:style-name="ce166" table:formula="of:= IF(ISNUMBER([.W13]);([.V13] - [.T13]) * [.T$1]; &quot;&quot;)">
            <text:p/>
          </table:table-cell>
          <table:table-cell table:style-name="ce323"/>
          <table:table-cell table:style-name="ce166" table:formula="of:= IF(ISNUMBER([.Y13]); [.Y13] * [.Y$1]; &quot;&quot;)">
            <text:p/>
          </table:table-cell>
          <table:table-cell table:style-name="ce323"/>
          <table:table-cell table:style-name="ce166" table:formula="of:= IF(ISNUMBER([.AA13]); [.AA13] * [.AA$1]; &quot;&quot;)">
            <text:p/>
          </table:table-cell>
          <table:table-cell table:style-name="ce323"/>
          <table:table-cell table:style-name="ce166" table:formula="of:= IF(ISNUMBER([.AC13]); [.AC13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1" calcext:value-type="float">
            <text:p>1</text:p>
          </table:table-cell>
          <table:table-cell table:style-name="ce121" office:value-type="float" office:value="16" calcext:value-type="float">
            <text:p>16</text:p>
          </table:table-cell>
          <table:table-cell table:style-name="ce127" office:value-type="string" calcext:value-type="string">
            <text:p>RoboCop</text:p>
          </table:table-cell>
          <table:table-cell table:style-name="ce99" table:formula="of:= [.E13] + 1" office:value-type="float" office:value="10" calcext:value-type="float">
            <text:p>10</text:p>
          </table:table-cell>
          <table:table-cell table:style-name="ce273" table:formula="of:= [.F12] + 5/60/24" office:value-type="time" office:time-value="PT11H50M00S" calcext:value-type="time">
            <text:p>11:50</text:p>
          </table:table-cell>
          <table:table-cell table:style-name="ce311" table:formula="of:= IF(COUNT([.I14];[.N14];[.S14];[.X14];[.Z14];[.AB14];[.AD14]) &lt; 1; &quot;&quot;; MAX(SUM([.I14];[.N14];[.S14];[.X14];[.Z14];[.AB14];[.AD14]); 0))" office:value-type="float" office:value="20" calcext:value-type="float">
            <text:p>20</text:p>
          </table:table-cell>
          <table:table-cell table:style-name="ce314"/>
          <table:table-cell table:style-name="ce317" table:formula="of:= IF([.H14] = &quot;&quot;; &quot;&quot;; [.$H$1])">
            <text:p/>
          </table:table-cell>
          <table:table-cell table:style-name="ce320"/>
          <table:table-cell table:style-name="ce323" table:number-columns-repeated="2"/>
          <table:table-cell table:style-name="ce326" table:formula="of:= IF(SUM([.J14:.L14]) = 0; &quot;&quot;; SUM([.J14:.L14]))">
            <text:p/>
          </table:table-cell>
          <table:table-cell table:style-name="ce166" table:formula="of:= IF(ISNUMBER([.M14]);([.L14] - [.J14]) * [.J$1]; &quot;&quot;)">
            <text:p/>
          </table:table-cell>
          <table:table-cell table:style-name="ce320"/>
          <table:table-cell table:style-name="ce323"/>
          <table:table-cell table:style-name="ce323" office:value-type="float" office:value="10" calcext:value-type="float">
            <text:p>10</text:p>
          </table:table-cell>
          <table:table-cell table:style-name="ce326" table:formula="of:= IF(SUM([.O14:.Q14]) = 0; &quot;&quot;; SUM([.O14:.Q14]))" office:value-type="float" office:value="10" calcext:value-type="float">
            <text:p>10</text:p>
          </table:table-cell>
          <table:table-cell table:style-name="ce166" table:formula="of:= IF(ISNUMBER([.R14]);([.Q14] - [.O14]) * [.O$1]; &quot;&quot;)" office:value-type="float" office:value="20" calcext:value-type="float">
            <text:p>20</text:p>
          </table:table-cell>
          <table:table-cell table:style-name="ce320"/>
          <table:table-cell table:style-name="ce323" table:number-columns-repeated="2"/>
          <table:table-cell table:style-name="ce326" table:formula="of:= IF(SUM([.T14:.V14]) = 0; &quot;&quot;; SUM([.T14:.V14]))">
            <text:p/>
          </table:table-cell>
          <table:table-cell table:style-name="ce166" table:formula="of:= IF(ISNUMBER([.W14]);([.V14] - [.T14]) * [.T$1]; &quot;&quot;)">
            <text:p/>
          </table:table-cell>
          <table:table-cell table:style-name="ce323"/>
          <table:table-cell table:style-name="ce166" table:formula="of:= IF(ISNUMBER([.Y14]); [.Y14] * [.Y$1]; &quot;&quot;)">
            <text:p/>
          </table:table-cell>
          <table:table-cell table:style-name="ce323"/>
          <table:table-cell table:style-name="ce166" table:formula="of:= IF(ISNUMBER([.AA14]); [.AA14] * [.AA$1]; &quot;&quot;)">
            <text:p/>
          </table:table-cell>
          <table:table-cell table:style-name="ce323"/>
          <table:table-cell table:style-name="ce166" table:formula="of:= IF(ISNUMBER([.AC14]); [.AC14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string" calcext:value-type="string">
            <text:p>-</text:p>
          </table:table-cell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273" table:formula="of:= [.F13] + 5/60/24" office:value-type="time" office:time-value="PT11H55M00S" calcext:value-type="time">
            <text:p>11:55</text:p>
          </table:table-cell>
          <table:table-cell table:style-name="ce311" table:formula="of:= IF(COUNT([.I15];[.N15];[.S15];[.X15];[.Z15];[.AB15];[.AD15]) &lt; 1; &quot;&quot;; MAX(SUM([.I15];[.N15];[.S15];[.X15];[.Z15];[.AB15];[.AD15]); 0))">
            <text:p/>
          </table:table-cell>
          <table:table-cell table:style-name="ce314"/>
          <table:table-cell table:style-name="ce317" table:formula="of:= IF([.H15] = &quot;&quot;; &quot;&quot;; [.$H$1])">
            <text:p/>
          </table:table-cell>
          <table:table-cell table:style-name="ce320"/>
          <table:table-cell table:style-name="ce323" table:number-columns-repeated="2"/>
          <table:table-cell table:style-name="ce326" table:formula="of:= IF(SUM([.J15:.L15]) = 0; &quot;&quot;; SUM([.J15:.L15]))">
            <text:p/>
          </table:table-cell>
          <table:table-cell table:style-name="ce166" table:formula="of:= IF(ISNUMBER([.M15]);([.L15] - [.J15]) * [.J$1]; &quot;&quot;)">
            <text:p/>
          </table:table-cell>
          <table:table-cell table:style-name="ce320"/>
          <table:table-cell table:style-name="ce323" table:number-columns-repeated="2"/>
          <table:table-cell table:style-name="ce326" table:formula="of:= IF(SUM([.O15:.Q15]) = 0; &quot;&quot;; SUM([.O15:.Q15]))">
            <text:p/>
          </table:table-cell>
          <table:table-cell table:style-name="ce166" table:formula="of:= IF(ISNUMBER([.R15]);([.Q15] - [.O15]) * [.O$1]; &quot;&quot;)">
            <text:p/>
          </table:table-cell>
          <table:table-cell table:style-name="ce320"/>
          <table:table-cell table:style-name="ce323" table:number-columns-repeated="2"/>
          <table:table-cell table:style-name="ce326" table:formula="of:= IF(SUM([.T15:.V15]) = 0; &quot;&quot;; SUM([.T15:.V15]))">
            <text:p/>
          </table:table-cell>
          <table:table-cell table:style-name="ce166" table:formula="of:= IF(ISNUMBER([.W15]);([.V15] - [.T15]) * [.T$1]; &quot;&quot;)">
            <text:p/>
          </table:table-cell>
          <table:table-cell table:style-name="ce323"/>
          <table:table-cell table:style-name="ce166" table:formula="of:= IF(ISNUMBER([.Y15]); [.Y15] * [.Y$1]; &quot;&quot;)">
            <text:p/>
          </table:table-cell>
          <table:table-cell table:style-name="ce323"/>
          <table:table-cell table:style-name="ce166" table:formula="of:= IF(ISNUMBER([.AA15]); [.AA15] * [.AA$1]; &quot;&quot;)">
            <text:p/>
          </table:table-cell>
          <table:table-cell table:style-name="ce323"/>
          <table:table-cell table:style-name="ce166" table:formula="of:= IF(ISNUMBER([.AC15]); [.AC1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09"/>
          <table:table-cell table:style-name="ce117" office:value-type="string" calcext:value-type="string">
            <text:p>-</text:p>
          </table:table-cell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74" table:formula="of:= [.F14] + 5/60/24" office:value-type="time" office:time-value="PT11H55M00S" calcext:value-type="time">
            <text:p>11:55</text:p>
          </table:table-cell>
          <table:table-cell table:style-name="ce312" table:formula="of:= IF(COUNT([.I16];[.N16];[.S16];[.X16];[.Z16];[.AB16];[.AD16]) &lt; 1; &quot;&quot;; MAX(SUM([.I16];[.N16];[.S16];[.X16];[.Z16];[.AB16];[.AD16]); 0))">
            <text:p/>
          </table:table-cell>
          <table:table-cell table:style-name="ce315"/>
          <table:table-cell table:style-name="ce318" table:formula="of:= IF([.H16] = &quot;&quot;; &quot;&quot;; [.$H$1])">
            <text:p/>
          </table:table-cell>
          <table:table-cell table:style-name="ce321"/>
          <table:table-cell table:style-name="ce324" table:number-columns-repeated="2"/>
          <table:table-cell table:style-name="ce327" table:formula="of:= IF(SUM([.J16:.L16]) = 0; &quot;&quot;; SUM([.J16:.L16]))">
            <text:p/>
          </table:table-cell>
          <table:table-cell table:style-name="ce167" table:formula="of:= IF(ISNUMBER([.M16]);([.L16] - [.J16]) * [.J$1]; &quot;&quot;)">
            <text:p/>
          </table:table-cell>
          <table:table-cell table:style-name="ce321"/>
          <table:table-cell table:style-name="ce324" table:number-columns-repeated="2"/>
          <table:table-cell table:style-name="ce327" table:formula="of:= IF(SUM([.O16:.Q16]) = 0; &quot;&quot;; SUM([.O16:.Q16]))">
            <text:p/>
          </table:table-cell>
          <table:table-cell table:style-name="ce167" table:formula="of:= IF(ISNUMBER([.R16]);([.Q16] - [.O16]) * [.O$1]; &quot;&quot;)">
            <text:p/>
          </table:table-cell>
          <table:table-cell table:style-name="ce321"/>
          <table:table-cell table:style-name="ce324" table:number-columns-repeated="2"/>
          <table:table-cell table:style-name="ce327" table:formula="of:= IF(SUM([.T16:.V16]) = 0; &quot;&quot;; SUM([.T16:.V16]))">
            <text:p/>
          </table:table-cell>
          <table:table-cell table:style-name="ce167" table:formula="of:= IF(ISNUMBER([.W16]);([.V16] - [.T16]) * [.T$1]; &quot;&quot;)">
            <text:p/>
          </table:table-cell>
          <table:table-cell table:style-name="ce324"/>
          <table:table-cell table:style-name="ce167" table:formula="of:= IF(ISNUMBER([.Y16]); [.Y16] * [.Y$1]; &quot;&quot;)">
            <text:p/>
          </table:table-cell>
          <table:table-cell table:style-name="ce324"/>
          <table:table-cell table:style-name="ce167" table:formula="of:= IF(ISNUMBER([.AA16]); [.AA16] * [.AA$1]; &quot;&quot;)">
            <text:p/>
          </table:table-cell>
          <table:table-cell table:style-name="ce324"/>
          <table:table-cell table:style-name="ce167" table:formula="of:= IF(ISNUMBER([.AC16]); [.AC16] * [.AC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lock3.G5:Block3.G16 Block3.J5:Block3.M16 Block3.O5:Block3.R16 Block3.Y5:Block3.Y16 Block3.T5:Block3.W16 Block3.AA5:Block3.AA16 Block3.AC5:Block3.AC16">
            <calcext:condition calcext:apply-style-name="ConditionalStyle_49" calcext:value="formula-is(#REF!)" calcext:base-cell-address="Block3.G5"/>
          </calcext:conditional-format>
          <calcext:conditional-format calcext:target-range-address="Block3.H5:Block3.I16">
            <calcext:condition calcext:apply-style-name="ConditionalStyle_41" calcext:value="formula-is(#REF!)" calcext:base-cell-address="Block3.H5"/>
          </calcext:conditional-format>
        </calcext:conditional-formats>
      </table:table>
      <table:table table:name="Block4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38" office:value-type="string" calcext:value-type="string">
            <text:p>Punkte</text:p>
          </table:table-cell>
          <table:table-cell table:style-name="ce136" office:value-type="string" calcext:value-type="string">
            <text:p>-</text:p>
          </table:table-cell>
          <table:table-cell table:style-name="ce248" office:value-type="float" office:value="15" calcext:value-type="float" table:number-columns-spanned="2" table:number-rows-spanned="1">
            <text:p>15</text:p>
          </table:table-cell>
          <table:covered-table-cell table:style-name="ce238"/>
          <table:table-cell table:style-name="ce248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238"/>
          <table:table-cell table:style-name="ce24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238"/>
          <table:table-cell table:style-name="ce248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38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238"/>
          <table:table-cell table:style-name="ce171" office:value-type="float" office:value="-3" calcext:value-type="float" table:number-columns-spanned="2" table:number-rows-spanned="1">
            <text:p>-3</text:p>
          </table:table-cell>
          <table:covered-table-cell table:style-name="ce173"/>
          <table:table-cell table:style-name="ce171" office:value-type="float" office:value="-5" calcext:value-type="float" table:number-columns-spanned="2" table:number-rows-spanned="1">
            <text:p>-5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384" office:value-type="string" calcext:value-type="string" table:number-columns-spanned="2" table:number-rows-spanned="1">
            <text:p>Mitte erreicht</text:p>
          </table:table-cell>
          <table:covered-table-cell table:style-name="ce387"/>
          <table:table-cell table:style-name="ce390" office:value-type="string" calcext:value-type="string" table:number-columns-spanned="5" table:number-rows-spanned="1">
            <text:p>Gelbe Bälle</text:p>
          </table:table-cell>
          <table:covered-table-cell table:number-columns-repeated="3" table:style-name="ce393"/>
          <table:covered-table-cell table:style-name="ce397"/>
          <table:table-cell table:style-name="ce400" office:value-type="string" calcext:value-type="string" table:number-columns-spanned="5" table:number-rows-spanned="1">
            <text:p>Rote Bälle</text:p>
          </table:table-cell>
          <table:covered-table-cell table:number-columns-repeated="3" table:style-name="ce393"/>
          <table:covered-table-cell table:style-name="ce397"/>
          <table:table-cell table:style-name="ce401" office:value-type="string" calcext:value-type="string" table:number-columns-spanned="5" table:number-rows-spanned="1">
            <text:p>Schwarze Bälle</text:p>
          </table:table-cell>
          <table:covered-table-cell table:number-columns-repeated="3" table:style-name="ce393"/>
          <table:covered-table-cell table:style-name="ce397"/>
          <table:table-cell table:style-name="ce402" office:value-type="string" calcext:value-type="string" table:number-columns-spanned="2" table:number-rows-spanned="1">
            <text:p>Taster</text:p>
          </table:table-cell>
          <table:covered-table-cell table:style-name="ce39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42" office:value-type="string" calcext:value-type="string">
            <text:p>Ja/Nein</text:p>
          </table:table-cell>
          <table:table-cell table:style-name="ce142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07"/>
          <table:table-cell table:style-name="ce125"/>
          <table:table-cell table:style-name="ce110" table:number-columns-repeated="2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111" office:value-type="float" office:value="4" calcext:value-type="float" table:number-columns-spanned="1" table:number-rows-spanned="12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style-name="ce120" office:value-type="float" office:value="36" calcext:value-type="float">
            <text:p>36</text:p>
          </table:table-cell>
          <table:table-cell table:style-name="ce126" office:value-type="string" calcext:value-type="string">
            <text:p>RoboCop</text:p>
          </table:table-cell>
          <table:table-cell table:style-name="ce169" office:value-type="float" office:value="1" calcext:value-type="float">
            <text:p>1</text:p>
          </table:table-cell>
          <table:table-cell table:style-name="ce271" office:value-type="time" office:time-value="PT13H00M00S" calcext:value-type="time">
            <text:p>13:00</text:p>
          </table:table-cell>
          <table:table-cell table:style-name="ce328" table:formula="of:= IF(COUNT([.I5];[.N5];[.S5];[.X5];[.Z5];[.AB5];[.AD5]) &lt; 1; &quot;&quot;; MAX(SUM([.I5];[.N5];[.S5];[.X5];[.Z5];[.AB5];[.AD5]); 0))" office:value-type="float" office:value="3" calcext:value-type="float">
            <text:p>3</text:p>
          </table:table-cell>
          <table:table-cell table:style-name="ce331"/>
          <table:table-cell table:style-name="ce334" table:formula="of:= IF([.H5] = &quot;&quot;; &quot;&quot;; [.$H$1])">
            <text:p/>
          </table:table-cell>
          <table:table-cell table:style-name="ce340"/>
          <table:table-cell table:style-name="ce343" table:number-columns-repeated="2"/>
          <table:table-cell table:style-name="ce347" table:formula="of:= IF(SUM([.J5:.L5]) = 0; &quot;&quot;; SUM([.J5:.L5]))">
            <text:p/>
          </table:table-cell>
          <table:table-cell table:style-name="ce165" table:formula="of:= IF(ISNUMBER([.M5]);([.L5] - [.J5]) * [.J$1]; &quot;&quot;)">
            <text:p/>
          </table:table-cell>
          <table:table-cell table:style-name="ce340"/>
          <table:table-cell table:style-name="ce343" table:number-columns-repeated="2"/>
          <table:table-cell table:style-name="ce347" table:formula="of:= IF(SUM([.O5:.Q5]) = 0; &quot;&quot;; SUM([.O5:.Q5]))">
            <text:p/>
          </table:table-cell>
          <table:table-cell table:style-name="ce165" table:formula="of:= IF(ISNUMBER([.R5]);([.Q5] - [.O5]) * [.O$1]; &quot;&quot;)">
            <text:p/>
          </table:table-cell>
          <table:table-cell table:style-name="ce340"/>
          <table:table-cell table:style-name="ce343"/>
          <table:table-cell table:style-name="ce343" office:value-type="float" office:value="1" calcext:value-type="float">
            <text:p>1</text:p>
          </table:table-cell>
          <table:table-cell table:style-name="ce347" table:formula="of:= IF(SUM([.T5:.V5]) = 0; &quot;&quot;; SUM([.T5:.V5]))" office:value-type="float" office:value="1" calcext:value-type="float">
            <text:p>1</text:p>
          </table:table-cell>
          <table:table-cell table:style-name="ce165" table:formula="of:= IF(ISNUMBER([.W5]);([.V5] - [.T5]) * [.T$1]; &quot;&quot;)" office:value-type="float" office:value="3" calcext:value-type="float">
            <text:p>3</text:p>
          </table:table-cell>
          <table:table-cell table:style-name="ce343"/>
          <table:table-cell table:style-name="ce165" table:formula="of:= IF(ISNUMBER([.Y5]); [.Y5] * [.Y$1]; &quot;&quot;)">
            <text:p/>
          </table:table-cell>
          <table:table-cell table:style-name="ce343"/>
          <table:table-cell table:style-name="ce165" table:formula="of:= IF(ISNUMBER([.AA5]); [.AA5] * [.AA$1]; &quot;&quot;)">
            <text:p/>
          </table:table-cell>
          <table:table-cell table:style-name="ce343"/>
          <table:table-cell table:style-name="ce165" table:formula="of:= IF(ISNUMBER([.AC5]); [.AC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2" calcext:value-type="float">
            <text:p>2</text:p>
          </table:table-cell>
          <table:table-cell table:style-name="ce121" office:value-type="float" office:value="35" calcext:value-type="float">
            <text:p>35</text:p>
          </table:table-cell>
          <table:table-cell table:style-name="ce127" office:value-type="string" calcext:value-type="string">
            <text:p>Kepler mBot 2 </text:p>
          </table:table-cell>
          <table:table-cell table:style-name="ce99" table:formula="of:= [.E5] + 1" office:value-type="float" office:value="2" calcext:value-type="float">
            <text:p>2</text:p>
          </table:table-cell>
          <table:table-cell table:style-name="ce273" table:formula="of:= [.F5]" office:value-type="time" office:time-value="PT13H00M00S" calcext:value-type="time">
            <text:p>13:00</text:p>
          </table:table-cell>
          <table:table-cell table:style-name="ce329" table:formula="of:= IF(COUNT([.I6];[.N6];[.S6];[.X6];[.Z6];[.AB6];[.AD6]) &lt; 1; &quot;&quot;; MAX(SUM([.I6];[.N6];[.S6];[.X6];[.Z6];[.AB6];[.AD6]); 0))" office:value-type="float" office:value="6" calcext:value-type="float">
            <text:p>6</text:p>
          </table:table-cell>
          <table:table-cell table:style-name="ce332"/>
          <table:table-cell table:style-name="ce335" table:formula="of:= IF([.H6] = &quot;&quot;; &quot;&quot;; [.$H$1]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J6:.L6]) = 0; &quot;&quot;; SUM([.J6:.L6]))">
            <text:p/>
          </table:table-cell>
          <table:table-cell table:style-name="ce166" table:formula="of:= IF(ISNUMBER([.M6]);([.L6] - [.J6]) * [.J$1]; &quot;&quot;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O6:.Q6]) = 0; &quot;&quot;; SUM([.O6:.Q6]))">
            <text:p/>
          </table:table-cell>
          <table:table-cell table:style-name="ce166" table:formula="of:= IF(ISNUMBER([.R6]);([.Q6] - [.O6]) * [.O$1]; &quot;&quot;)">
            <text:p/>
          </table:table-cell>
          <table:table-cell table:style-name="ce341"/>
          <table:table-cell table:style-name="ce344"/>
          <table:table-cell table:style-name="ce344" office:value-type="float" office:value="2" calcext:value-type="float">
            <text:p>2</text:p>
          </table:table-cell>
          <table:table-cell table:style-name="ce348" table:formula="of:= IF(SUM([.T6:.V6]) = 0; &quot;&quot;; SUM([.T6:.V6]))" office:value-type="float" office:value="2" calcext:value-type="float">
            <text:p>2</text:p>
          </table:table-cell>
          <table:table-cell table:style-name="ce166" table:formula="of:= IF(ISNUMBER([.W6]);([.V6] - [.T6]) * [.T$1]; &quot;&quot;)" office:value-type="float" office:value="6" calcext:value-type="float">
            <text:p>6</text:p>
          </table:table-cell>
          <table:table-cell table:style-name="ce344"/>
          <table:table-cell table:style-name="ce166" table:formula="of:= IF(ISNUMBER([.Y6]); [.Y6] * [.Y$1]; &quot;&quot;)">
            <text:p/>
          </table:table-cell>
          <table:table-cell table:style-name="ce344"/>
          <table:table-cell table:style-name="ce166" table:formula="of:= IF(ISNUMBER([.AA6]); [.AA6] * [.AA$1]; &quot;&quot;)">
            <text:p/>
          </table:table-cell>
          <table:table-cell table:style-name="ce344"/>
          <table:table-cell table:style-name="ce166" table:formula="of:= IF(ISNUMBER([.AC6]); [.AC6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3" calcext:value-type="float">
            <text:p>3</text:p>
          </table:table-cell>
          <table:table-cell table:style-name="ce121" office:value-type="float" office:value="34" calcext:value-type="float">
            <text:p>34</text:p>
          </table:table-cell>
          <table:table-cell table:style-name="ce127" office:value-type="string" calcext:value-type="string">
            <text:p>DaTiFen Bots </text:p>
          </table:table-cell>
          <table:table-cell table:style-name="ce99" table:formula="of:= [.E6] + 1" office:value-type="float" office:value="3" calcext:value-type="float">
            <text:p>3</text:p>
          </table:table-cell>
          <table:table-cell table:style-name="ce273" table:formula="of:= [.F5] + 5/60/24" office:value-type="time" office:time-value="PT13H05M00S" calcext:value-type="time">
            <text:p>13:05</text:p>
          </table:table-cell>
          <table:table-cell table:style-name="ce329" table:formula="of:= IF(COUNT([.I7];[.N7];[.S7];[.X7];[.Z7];[.AB7];[.AD7]) &lt; 1; &quot;&quot;; MAX(SUM([.I7];[.N7];[.S7];[.X7];[.Z7];[.AB7];[.AD7]); 0))" office:value-type="float" office:value="9" calcext:value-type="float">
            <text:p>9</text:p>
          </table:table-cell>
          <table:table-cell table:style-name="ce332"/>
          <table:table-cell table:style-name="ce335" table:formula="of:= IF([.H7] = &quot;&quot;; &quot;&quot;; [.$H$1]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J7:.L7]) = 0; &quot;&quot;; SUM([.J7:.L7]))">
            <text:p/>
          </table:table-cell>
          <table:table-cell table:style-name="ce166" table:formula="of:= IF(ISNUMBER([.M7]);([.L7] - [.J7]) * [.J$1]; &quot;&quot;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O7:.Q7]) = 0; &quot;&quot;; SUM([.O7:.Q7]))">
            <text:p/>
          </table:table-cell>
          <table:table-cell table:style-name="ce166" table:formula="of:= IF(ISNUMBER([.R7]);([.Q7] - [.O7]) * [.O$1]; &quot;&quot;)">
            <text:p/>
          </table:table-cell>
          <table:table-cell table:style-name="ce341"/>
          <table:table-cell table:style-name="ce344"/>
          <table:table-cell table:style-name="ce344" office:value-type="float" office:value="3" calcext:value-type="float">
            <text:p>3</text:p>
          </table:table-cell>
          <table:table-cell table:style-name="ce348" table:formula="of:= IF(SUM([.T7:.V7]) = 0; &quot;&quot;; SUM([.T7:.V7]))" office:value-type="float" office:value="3" calcext:value-type="float">
            <text:p>3</text:p>
          </table:table-cell>
          <table:table-cell table:style-name="ce166" table:formula="of:= IF(ISNUMBER([.W7]);([.V7] - [.T7]) * [.T$1]; &quot;&quot;)" office:value-type="float" office:value="9" calcext:value-type="float">
            <text:p>9</text:p>
          </table:table-cell>
          <table:table-cell table:style-name="ce344"/>
          <table:table-cell table:style-name="ce166" table:formula="of:= IF(ISNUMBER([.Y7]); [.Y7] * [.Y$1]; &quot;&quot;)">
            <text:p/>
          </table:table-cell>
          <table:table-cell table:style-name="ce344"/>
          <table:table-cell table:style-name="ce166" table:formula="of:= IF(ISNUMBER([.AA7]); [.AA7] * [.AA$1]; &quot;&quot;)">
            <text:p/>
          </table:table-cell>
          <table:table-cell table:style-name="ce344"/>
          <table:table-cell table:style-name="ce166" table:formula="of:= IF(ISNUMBER([.AC7]); [.AC7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4" calcext:value-type="float">
            <text:p>4</text:p>
          </table:table-cell>
          <table:table-cell table:style-name="ce121" office:value-type="float" office:value="33" calcext:value-type="float">
            <text:p>33</text:p>
          </table:table-cell>
          <table:table-cell table:style-name="ce127" office:value-type="string" calcext:value-type="string">
            <text:p>Franzi 1 </text:p>
          </table:table-cell>
          <table:table-cell table:style-name="ce99" table:formula="of:= [.E7] + 1" office:value-type="float" office:value="4" calcext:value-type="float">
            <text:p>4</text:p>
          </table:table-cell>
          <table:table-cell table:style-name="ce273" table:formula="of:= [.F6] + 5/60/24" office:value-type="time" office:time-value="PT13H05M00S" calcext:value-type="time">
            <text:p>13:05</text:p>
          </table:table-cell>
          <table:table-cell table:style-name="ce329" table:formula="of:= IF(COUNT([.I8];[.N8];[.S8];[.X8];[.Z8];[.AB8];[.AD8]) &lt; 1; &quot;&quot;; MAX(SUM([.I8];[.N8];[.S8];[.X8];[.Z8];[.AB8];[.AD8]); 0))" office:value-type="float" office:value="12" calcext:value-type="float">
            <text:p>12</text:p>
          </table:table-cell>
          <table:table-cell table:style-name="ce332"/>
          <table:table-cell table:style-name="ce335" table:formula="of:= IF([.H8] = &quot;&quot;; &quot;&quot;; [.$H$1]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J8:.L8]) = 0; &quot;&quot;; SUM([.J8:.L8]))">
            <text:p/>
          </table:table-cell>
          <table:table-cell table:style-name="ce166" table:formula="of:= IF(ISNUMBER([.M8]);([.L8] - [.J8]) * [.J$1]; &quot;&quot;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O8:.Q8]) = 0; &quot;&quot;; SUM([.O8:.Q8]))">
            <text:p/>
          </table:table-cell>
          <table:table-cell table:style-name="ce166" table:formula="of:= IF(ISNUMBER([.R8]);([.Q8] - [.O8]) * [.O$1]; &quot;&quot;)">
            <text:p/>
          </table:table-cell>
          <table:table-cell table:style-name="ce341"/>
          <table:table-cell table:style-name="ce344"/>
          <table:table-cell table:style-name="ce344" office:value-type="float" office:value="4" calcext:value-type="float">
            <text:p>4</text:p>
          </table:table-cell>
          <table:table-cell table:style-name="ce348" table:formula="of:= IF(SUM([.T8:.V8]) = 0; &quot;&quot;; SUM([.T8:.V8]))" office:value-type="float" office:value="4" calcext:value-type="float">
            <text:p>4</text:p>
          </table:table-cell>
          <table:table-cell table:style-name="ce166" table:formula="of:= IF(ISNUMBER([.W8]);([.V8] - [.T8]) * [.T$1]; &quot;&quot;)" office:value-type="float" office:value="12" calcext:value-type="float">
            <text:p>12</text:p>
          </table:table-cell>
          <table:table-cell table:style-name="ce344"/>
          <table:table-cell table:style-name="ce166" table:formula="of:= IF(ISNUMBER([.Y8]); [.Y8] * [.Y$1]; &quot;&quot;)">
            <text:p/>
          </table:table-cell>
          <table:table-cell table:style-name="ce344"/>
          <table:table-cell table:style-name="ce166" table:formula="of:= IF(ISNUMBER([.AA8]); [.AA8] * [.AA$1]; &quot;&quot;)">
            <text:p/>
          </table:table-cell>
          <table:table-cell table:style-name="ce344"/>
          <table:table-cell table:style-name="ce166" table:formula="of:= IF(ISNUMBER([.AC8]); [.AC8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5" calcext:value-type="float">
            <text:p>5</text:p>
          </table:table-cell>
          <table:table-cell table:style-name="ce121" office:value-type="float" office:value="32" calcext:value-type="float">
            <text:p>32</text:p>
          </table:table-cell>
          <table:table-cell table:style-name="ce127" office:value-type="string" calcext:value-type="string">
            <text:p>RoboKids 2 </text:p>
          </table:table-cell>
          <table:table-cell table:style-name="ce99" table:formula="of:= [.E8] + 1" office:value-type="float" office:value="5" calcext:value-type="float">
            <text:p>5</text:p>
          </table:table-cell>
          <table:table-cell table:style-name="ce273" table:formula="of:= [.F7] + 5/60/24" office:value-type="time" office:time-value="PT13H10M00S" calcext:value-type="time">
            <text:p>13:10</text:p>
          </table:table-cell>
          <table:table-cell table:style-name="ce329" table:formula="of:= IF(COUNT([.I9];[.N9];[.S9];[.X9];[.Z9];[.AB9];[.AD9]) &lt; 1; &quot;&quot;; MAX(SUM([.I9];[.N9];[.S9];[.X9];[.Z9];[.AB9];[.AD9]); 0))" office:value-type="float" office:value="15" calcext:value-type="float">
            <text:p>15</text:p>
          </table:table-cell>
          <table:table-cell table:style-name="ce332"/>
          <table:table-cell table:style-name="ce335" table:formula="of:= IF([.H9] = &quot;&quot;; &quot;&quot;; [.$H$1]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J9:.L9]) = 0; &quot;&quot;; SUM([.J9:.L9]))">
            <text:p/>
          </table:table-cell>
          <table:table-cell table:style-name="ce166" table:formula="of:= IF(ISNUMBER([.M9]);([.L9] - [.J9]) * [.J$1]; &quot;&quot;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O9:.Q9]) = 0; &quot;&quot;; SUM([.O9:.Q9]))">
            <text:p/>
          </table:table-cell>
          <table:table-cell table:style-name="ce166" table:formula="of:= IF(ISNUMBER([.R9]);([.Q9] - [.O9]) * [.O$1]; &quot;&quot;)">
            <text:p/>
          </table:table-cell>
          <table:table-cell table:style-name="ce341"/>
          <table:table-cell table:style-name="ce344"/>
          <table:table-cell table:style-name="ce344" office:value-type="float" office:value="5" calcext:value-type="float">
            <text:p>5</text:p>
          </table:table-cell>
          <table:table-cell table:style-name="ce348" table:formula="of:= IF(SUM([.T9:.V9]) = 0; &quot;&quot;; SUM([.T9:.V9]))" office:value-type="float" office:value="5" calcext:value-type="float">
            <text:p>5</text:p>
          </table:table-cell>
          <table:table-cell table:style-name="ce166" table:formula="of:= IF(ISNUMBER([.W9]);([.V9] - [.T9]) * [.T$1]; &quot;&quot;)" office:value-type="float" office:value="15" calcext:value-type="float">
            <text:p>15</text:p>
          </table:table-cell>
          <table:table-cell table:style-name="ce344"/>
          <table:table-cell table:style-name="ce166" table:formula="of:= IF(ISNUMBER([.Y9]); [.Y9] * [.Y$1]; &quot;&quot;)">
            <text:p/>
          </table:table-cell>
          <table:table-cell table:style-name="ce344"/>
          <table:table-cell table:style-name="ce166" table:formula="of:= IF(ISNUMBER([.AA9]); [.AA9] * [.AA$1]; &quot;&quot;)">
            <text:p/>
          </table:table-cell>
          <table:table-cell table:style-name="ce344"/>
          <table:table-cell table:style-name="ce166" table:formula="of:= IF(ISNUMBER([.AC9]); [.AC9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6" calcext:value-type="float">
            <text:p>6</text:p>
          </table:table-cell>
          <table:table-cell table:style-name="ce121" office:value-type="float" office:value="31" calcext:value-type="float">
            <text:p>31</text:p>
          </table:table-cell>
          <table:table-cell table:style-name="ce127" office:value-type="string" calcext:value-type="string">
            <text:p>Franzi 2 </text:p>
          </table:table-cell>
          <table:table-cell table:style-name="ce99" table:formula="of:= [.E9] + 1" office:value-type="float" office:value="6" calcext:value-type="float">
            <text:p>6</text:p>
          </table:table-cell>
          <table:table-cell table:style-name="ce273" table:formula="of:= [.F8] + 5/60/24" office:value-type="time" office:time-value="PT13H10M00S" calcext:value-type="time">
            <text:p>13:10</text:p>
          </table:table-cell>
          <table:table-cell table:style-name="ce329" table:formula="of:= IF(COUNT([.I10];[.N10];[.S10];[.X10];[.Z10];[.AB10];[.AD10]) &lt; 1; &quot;&quot;; MAX(SUM([.I10];[.N10];[.S10];[.X10];[.Z10];[.AB10];[.AD10]); 0))" office:value-type="float" office:value="18" calcext:value-type="float">
            <text:p>18</text:p>
          </table:table-cell>
          <table:table-cell table:style-name="ce332"/>
          <table:table-cell table:style-name="ce335" table:formula="of:= IF([.H10] = &quot;&quot;; &quot;&quot;; [.$H$1]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J10:.L10]) = 0; &quot;&quot;; SUM([.J10:.L10]))">
            <text:p/>
          </table:table-cell>
          <table:table-cell table:style-name="ce166" table:formula="of:= IF(ISNUMBER([.M10]);([.L10] - [.J10]) * [.J$1]; &quot;&quot;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O10:.Q10]) = 0; &quot;&quot;; SUM([.O10:.Q10]))">
            <text:p/>
          </table:table-cell>
          <table:table-cell table:style-name="ce166" table:formula="of:= IF(ISNUMBER([.R10]);([.Q10] - [.O10]) * [.O$1]; &quot;&quot;)">
            <text:p/>
          </table:table-cell>
          <table:table-cell table:style-name="ce341"/>
          <table:table-cell table:style-name="ce344"/>
          <table:table-cell table:style-name="ce344" office:value-type="float" office:value="6" calcext:value-type="float">
            <text:p>6</text:p>
          </table:table-cell>
          <table:table-cell table:style-name="ce348" table:formula="of:= IF(SUM([.T10:.V10]) = 0; &quot;&quot;; SUM([.T10:.V10]))" office:value-type="float" office:value="6" calcext:value-type="float">
            <text:p>6</text:p>
          </table:table-cell>
          <table:table-cell table:style-name="ce166" table:formula="of:= IF(ISNUMBER([.W10]);([.V10] - [.T10]) * [.T$1]; &quot;&quot;)" office:value-type="float" office:value="18" calcext:value-type="float">
            <text:p>18</text:p>
          </table:table-cell>
          <table:table-cell table:style-name="ce344"/>
          <table:table-cell table:style-name="ce166" table:formula="of:= IF(ISNUMBER([.Y10]); [.Y10] * [.Y$1]; &quot;&quot;)">
            <text:p/>
          </table:table-cell>
          <table:table-cell table:style-name="ce344"/>
          <table:table-cell table:style-name="ce166" table:formula="of:= IF(ISNUMBER([.AA10]); [.AA10] * [.AA$1]; &quot;&quot;)">
            <text:p/>
          </table:table-cell>
          <table:table-cell table:style-name="ce344"/>
          <table:table-cell table:style-name="ce166" table:formula="of:= IF(ISNUMBER([.AC10]); [.AC10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7" calcext:value-type="float">
            <text:p>7</text:p>
          </table:table-cell>
          <table:table-cell table:style-name="ce121" office:value-type="float" office:value="30" calcext:value-type="float">
            <text:p>30</text:p>
          </table:table-cell>
          <table:table-cell table:style-name="ce127" office:value-type="string" calcext:value-type="string">
            <text:p>KeplerLEGO 1 </text:p>
          </table:table-cell>
          <table:table-cell table:style-name="ce99" table:formula="of:= [.E10] + 1" office:value-type="float" office:value="7" calcext:value-type="float">
            <text:p>7</text:p>
          </table:table-cell>
          <table:table-cell table:style-name="ce273" table:formula="of:= [.F9] + 5/60/24" office:value-type="time" office:time-value="PT13H15M00S" calcext:value-type="time">
            <text:p>13:15</text:p>
          </table:table-cell>
          <table:table-cell table:style-name="ce329" table:formula="of:= IF(COUNT([.I11];[.N11];[.S11];[.X11];[.Z11];[.AB11];[.AD11]) &lt; 1; &quot;&quot;; MAX(SUM([.I11];[.N11];[.S11];[.X11];[.Z11];[.AB11];[.AD11]); 0))" office:value-type="float" office:value="21" calcext:value-type="float">
            <text:p>21</text:p>
          </table:table-cell>
          <table:table-cell table:style-name="ce332"/>
          <table:table-cell table:style-name="ce335" table:formula="of:= IF([.H11] = &quot;&quot;; &quot;&quot;; [.$H$1]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J11:.L11]) = 0; &quot;&quot;; SUM([.J11:.L11]))">
            <text:p/>
          </table:table-cell>
          <table:table-cell table:style-name="ce166" table:formula="of:= IF(ISNUMBER([.M11]);([.L11] - [.J11]) * [.J$1]; &quot;&quot;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O11:.Q11]) = 0; &quot;&quot;; SUM([.O11:.Q11]))">
            <text:p/>
          </table:table-cell>
          <table:table-cell table:style-name="ce166" table:formula="of:= IF(ISNUMBER([.R11]);([.Q11] - [.O11]) * [.O$1]; &quot;&quot;)">
            <text:p/>
          </table:table-cell>
          <table:table-cell table:style-name="ce341"/>
          <table:table-cell table:style-name="ce344"/>
          <table:table-cell table:style-name="ce344" office:value-type="float" office:value="7" calcext:value-type="float">
            <text:p>7</text:p>
          </table:table-cell>
          <table:table-cell table:style-name="ce348" table:formula="of:= IF(SUM([.T11:.V11]) = 0; &quot;&quot;; SUM([.T11:.V11]))" office:value-type="float" office:value="7" calcext:value-type="float">
            <text:p>7</text:p>
          </table:table-cell>
          <table:table-cell table:style-name="ce166" table:formula="of:= IF(ISNUMBER([.W11]);([.V11] - [.T11]) * [.T$1]; &quot;&quot;)" office:value-type="float" office:value="21" calcext:value-type="float">
            <text:p>21</text:p>
          </table:table-cell>
          <table:table-cell table:style-name="ce344"/>
          <table:table-cell table:style-name="ce166" table:formula="of:= IF(ISNUMBER([.Y11]); [.Y11] * [.Y$1]; &quot;&quot;)">
            <text:p/>
          </table:table-cell>
          <table:table-cell table:style-name="ce344"/>
          <table:table-cell table:style-name="ce166" table:formula="of:= IF(ISNUMBER([.AA11]); [.AA11] * [.AA$1]; &quot;&quot;)">
            <text:p/>
          </table:table-cell>
          <table:table-cell table:style-name="ce344"/>
          <table:table-cell table:style-name="ce166" table:formula="of:= IF(ISNUMBER([.AC11]); [.AC11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8" calcext:value-type="float">
            <text:p>8</text:p>
          </table:table-cell>
          <table:table-cell table:style-name="ce121" office:value-type="float" office:value="29" calcext:value-type="float">
            <text:p>29</text:p>
          </table:table-cell>
          <table:table-cell table:style-name="ce127" office:value-type="string" calcext:value-type="string">
            <text:p>SRZ 1 </text:p>
          </table:table-cell>
          <table:table-cell table:style-name="ce99" table:formula="of:= [.E11] + 1" office:value-type="float" office:value="8" calcext:value-type="float">
            <text:p>8</text:p>
          </table:table-cell>
          <table:table-cell table:style-name="ce273" table:formula="of:= [.F10] + 5/60/24" office:value-type="time" office:time-value="PT13H15M00S" calcext:value-type="time">
            <text:p>13:15</text:p>
          </table:table-cell>
          <table:table-cell table:style-name="ce329" table:formula="of:= IF(COUNT([.I12];[.N12];[.S12];[.X12];[.Z12];[.AB12];[.AD12]) &lt; 1; &quot;&quot;; MAX(SUM([.I12];[.N12];[.S12];[.X12];[.Z12];[.AB12];[.AD12]); 0))" office:value-type="float" office:value="24" calcext:value-type="float">
            <text:p>24</text:p>
          </table:table-cell>
          <table:table-cell table:style-name="ce332"/>
          <table:table-cell table:style-name="ce335" table:formula="of:= IF([.H12] = &quot;&quot;; &quot;&quot;; [.$H$1]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J12:.L12]) = 0; &quot;&quot;; SUM([.J12:.L12]))">
            <text:p/>
          </table:table-cell>
          <table:table-cell table:style-name="ce166" table:formula="of:= IF(ISNUMBER([.M12]);([.L12] - [.J12]) * [.J$1]; &quot;&quot;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O12:.Q12]) = 0; &quot;&quot;; SUM([.O12:.Q12]))">
            <text:p/>
          </table:table-cell>
          <table:table-cell table:style-name="ce166" table:formula="of:= IF(ISNUMBER([.R12]);([.Q12] - [.O12]) * [.O$1]; &quot;&quot;)">
            <text:p/>
          </table:table-cell>
          <table:table-cell table:style-name="ce341"/>
          <table:table-cell table:style-name="ce344"/>
          <table:table-cell table:style-name="ce344" office:value-type="float" office:value="8" calcext:value-type="float">
            <text:p>8</text:p>
          </table:table-cell>
          <table:table-cell table:style-name="ce348" table:formula="of:= IF(SUM([.T12:.V12]) = 0; &quot;&quot;; SUM([.T12:.V12]))" office:value-type="float" office:value="8" calcext:value-type="float">
            <text:p>8</text:p>
          </table:table-cell>
          <table:table-cell table:style-name="ce166" table:formula="of:= IF(ISNUMBER([.W12]);([.V12] - [.T12]) * [.T$1]; &quot;&quot;)" office:value-type="float" office:value="24" calcext:value-type="float">
            <text:p>24</text:p>
          </table:table-cell>
          <table:table-cell table:style-name="ce344"/>
          <table:table-cell table:style-name="ce166" table:formula="of:= IF(ISNUMBER([.Y12]); [.Y12] * [.Y$1]; &quot;&quot;)">
            <text:p/>
          </table:table-cell>
          <table:table-cell table:style-name="ce344"/>
          <table:table-cell table:style-name="ce166" table:formula="of:= IF(ISNUMBER([.AA12]); [.AA12] * [.AA$1]; &quot;&quot;)">
            <text:p/>
          </table:table-cell>
          <table:table-cell table:style-name="ce344"/>
          <table:table-cell table:style-name="ce166" table:formula="of:= IF(ISNUMBER([.AC12]); [.AC12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9" calcext:value-type="float">
            <text:p>9</text:p>
          </table:table-cell>
          <table:table-cell table:style-name="ce121" office:value-type="float" office:value="28" calcext:value-type="float">
            <text:p>28</text:p>
          </table:table-cell>
          <table:table-cell table:style-name="ce127" office:value-type="string" calcext:value-type="string">
            <text:p>KeplerLEGO 2 </text:p>
          </table:table-cell>
          <table:table-cell table:style-name="ce99" table:formula="of:= [.E12] + 1" office:value-type="float" office:value="9" calcext:value-type="float">
            <text:p>9</text:p>
          </table:table-cell>
          <table:table-cell table:style-name="ce273" table:formula="of:= [.F11] + 5/60/24" office:value-type="time" office:time-value="PT13H20M00S" calcext:value-type="time">
            <text:p>13:20</text:p>
          </table:table-cell>
          <table:table-cell table:style-name="ce329" table:formula="of:= IF(COUNT([.I13];[.N13];[.S13];[.X13];[.Z13];[.AB13];[.AD13]) &lt; 1; &quot;&quot;; MAX(SUM([.I13];[.N13];[.S13];[.X13];[.Z13];[.AB13];[.AD13]); 0))" office:value-type="float" office:value="27" calcext:value-type="float">
            <text:p>27</text:p>
          </table:table-cell>
          <table:table-cell table:style-name="ce332"/>
          <table:table-cell table:style-name="ce335" table:formula="of:= IF([.H13] = &quot;&quot;; &quot;&quot;; [.$H$1]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J13:.L13]) = 0; &quot;&quot;; SUM([.J13:.L13]))">
            <text:p/>
          </table:table-cell>
          <table:table-cell table:style-name="ce166" table:formula="of:= IF(ISNUMBER([.M13]);([.L13] - [.J13]) * [.J$1]; &quot;&quot;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O13:.Q13]) = 0; &quot;&quot;; SUM([.O13:.Q13]))">
            <text:p/>
          </table:table-cell>
          <table:table-cell table:style-name="ce166" table:formula="of:= IF(ISNUMBER([.R13]);([.Q13] - [.O13]) * [.O$1]; &quot;&quot;)">
            <text:p/>
          </table:table-cell>
          <table:table-cell table:style-name="ce341"/>
          <table:table-cell table:style-name="ce344"/>
          <table:table-cell table:style-name="ce344" office:value-type="float" office:value="9" calcext:value-type="float">
            <text:p>9</text:p>
          </table:table-cell>
          <table:table-cell table:style-name="ce348" table:formula="of:= IF(SUM([.T13:.V13]) = 0; &quot;&quot;; SUM([.T13:.V13]))" office:value-type="float" office:value="9" calcext:value-type="float">
            <text:p>9</text:p>
          </table:table-cell>
          <table:table-cell table:style-name="ce166" table:formula="of:= IF(ISNUMBER([.W13]);([.V13] - [.T13]) * [.T$1]; &quot;&quot;)" office:value-type="float" office:value="27" calcext:value-type="float">
            <text:p>27</text:p>
          </table:table-cell>
          <table:table-cell table:style-name="ce344"/>
          <table:table-cell table:style-name="ce166" table:formula="of:= IF(ISNUMBER([.Y13]); [.Y13] * [.Y$1]; &quot;&quot;)">
            <text:p/>
          </table:table-cell>
          <table:table-cell table:style-name="ce344"/>
          <table:table-cell table:style-name="ce166" table:formula="of:= IF(ISNUMBER([.AA13]); [.AA13] * [.AA$1]; &quot;&quot;)">
            <text:p/>
          </table:table-cell>
          <table:table-cell table:style-name="ce344"/>
          <table:table-cell table:style-name="ce166" table:formula="of:= IF(ISNUMBER([.AC13]); [.AC13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10" calcext:value-type="float">
            <text:p>10</text:p>
          </table:table-cell>
          <table:table-cell table:style-name="ce121" office:value-type="float" office:value="27" calcext:value-type="float">
            <text:p>27</text:p>
          </table:table-cell>
          <table:table-cell table:style-name="ce127" office:value-type="string" calcext:value-type="string">
            <text:p>RoboKids 1 </text:p>
          </table:table-cell>
          <table:table-cell table:style-name="ce99" table:formula="of:= [.E13] + 1" office:value-type="float" office:value="10" calcext:value-type="float">
            <text:p>10</text:p>
          </table:table-cell>
          <table:table-cell table:style-name="ce273" table:formula="of:= [.F12] + 5/60/24" office:value-type="time" office:time-value="PT13H20M00S" calcext:value-type="time">
            <text:p>13:20</text:p>
          </table:table-cell>
          <table:table-cell table:style-name="ce329" table:formula="of:= IF(COUNT([.I14];[.N14];[.S14];[.X14];[.Z14];[.AB14];[.AD14]) &lt; 1; &quot;&quot;; MAX(SUM([.I14];[.N14];[.S14];[.X14];[.Z14];[.AB14];[.AD14]); 0))" office:value-type="float" office:value="30" calcext:value-type="float">
            <text:p>30</text:p>
          </table:table-cell>
          <table:table-cell table:style-name="ce332"/>
          <table:table-cell table:style-name="ce335" table:formula="of:= IF([.H14] = &quot;&quot;; &quot;&quot;; [.$H$1]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J14:.L14]) = 0; &quot;&quot;; SUM([.J14:.L14]))">
            <text:p/>
          </table:table-cell>
          <table:table-cell table:style-name="ce166" table:formula="of:= IF(ISNUMBER([.M14]);([.L14] - [.J14]) * [.J$1]; &quot;&quot;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O14:.Q14]) = 0; &quot;&quot;; SUM([.O14:.Q14]))">
            <text:p/>
          </table:table-cell>
          <table:table-cell table:style-name="ce166" table:formula="of:= IF(ISNUMBER([.R14]);([.Q14] - [.O14]) * [.O$1]; &quot;&quot;)">
            <text:p/>
          </table:table-cell>
          <table:table-cell table:style-name="ce341"/>
          <table:table-cell table:style-name="ce344"/>
          <table:table-cell table:style-name="ce344" office:value-type="float" office:value="10" calcext:value-type="float">
            <text:p>10</text:p>
          </table:table-cell>
          <table:table-cell table:style-name="ce348" table:formula="of:= IF(SUM([.T14:.V14]) = 0; &quot;&quot;; SUM([.T14:.V14]))" office:value-type="float" office:value="10" calcext:value-type="float">
            <text:p>10</text:p>
          </table:table-cell>
          <table:table-cell table:style-name="ce166" table:formula="of:= IF(ISNUMBER([.W14]);([.V14] - [.T14]) * [.T$1]; &quot;&quot;)" office:value-type="float" office:value="30" calcext:value-type="float">
            <text:p>30</text:p>
          </table:table-cell>
          <table:table-cell table:style-name="ce344"/>
          <table:table-cell table:style-name="ce166" table:formula="of:= IF(ISNUMBER([.Y14]); [.Y14] * [.Y$1]; &quot;&quot;)">
            <text:p/>
          </table:table-cell>
          <table:table-cell table:style-name="ce344"/>
          <table:table-cell table:style-name="ce166" table:formula="of:= IF(ISNUMBER([.AA14]); [.AA14] * [.AA$1]; &quot;&quot;)">
            <text:p/>
          </table:table-cell>
          <table:table-cell table:style-name="ce344"/>
          <table:table-cell table:style-name="ce166" table:formula="of:= IF(ISNUMBER([.AC14]); [.AC14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string" calcext:value-type="string">
            <text:p>-</text:p>
          </table:table-cell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273" table:formula="of:= [.F13] + 5/60/24" office:value-type="time" office:time-value="PT13H25M00S" calcext:value-type="time">
            <text:p>13:25</text:p>
          </table:table-cell>
          <table:table-cell table:style-name="ce329" table:formula="of:= IF(COUNT([.I15];[.N15];[.S15];[.X15];[.Z15];[.AB15];[.AD15]) &lt; 1; &quot;&quot;; MAX(SUM([.I15];[.N15];[.S15];[.X15];[.Z15];[.AB15];[.AD15]); 0))">
            <text:p/>
          </table:table-cell>
          <table:table-cell table:style-name="ce332"/>
          <table:table-cell table:style-name="ce335" table:formula="of:= IF([.H15] = &quot;&quot;; &quot;&quot;; [.$H$1]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J15:.L15]) = 0; &quot;&quot;; SUM([.J15:.L15]))">
            <text:p/>
          </table:table-cell>
          <table:table-cell table:style-name="ce166" table:formula="of:= IF(ISNUMBER([.M15]);([.L15] - [.J15]) * [.J$1]; &quot;&quot;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O15:.Q15]) = 0; &quot;&quot;; SUM([.O15:.Q15]))">
            <text:p/>
          </table:table-cell>
          <table:table-cell table:style-name="ce166" table:formula="of:= IF(ISNUMBER([.R15]);([.Q15] - [.O15]) * [.O$1]; &quot;&quot;)">
            <text:p/>
          </table:table-cell>
          <table:table-cell table:style-name="ce341"/>
          <table:table-cell table:style-name="ce344" table:number-columns-repeated="2"/>
          <table:table-cell table:style-name="ce348" table:formula="of:= IF(SUM([.T15:.V15]) = 0; &quot;&quot;; SUM([.T15:.V15]))">
            <text:p/>
          </table:table-cell>
          <table:table-cell table:style-name="ce166" table:formula="of:= IF(ISNUMBER([.W15]);([.V15] - [.T15]) * [.T$1]; &quot;&quot;)">
            <text:p/>
          </table:table-cell>
          <table:table-cell table:style-name="ce344"/>
          <table:table-cell table:style-name="ce166" table:formula="of:= IF(ISNUMBER([.Y15]); [.Y15] * [.Y$1]; &quot;&quot;)">
            <text:p/>
          </table:table-cell>
          <table:table-cell table:style-name="ce344"/>
          <table:table-cell table:style-name="ce166" table:formula="of:= IF(ISNUMBER([.AA15]); [.AA15] * [.AA$1]; &quot;&quot;)">
            <text:p/>
          </table:table-cell>
          <table:table-cell table:style-name="ce344"/>
          <table:table-cell table:style-name="ce166" table:formula="of:= IF(ISNUMBER([.AC15]); [.AC1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09"/>
          <table:table-cell table:style-name="ce117" office:value-type="string" calcext:value-type="string">
            <text:p>-</text:p>
          </table:table-cell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74" table:formula="of:= [.F14] + 5/60/24" office:value-type="time" office:time-value="PT13H25M00S" calcext:value-type="time">
            <text:p>13:25</text:p>
          </table:table-cell>
          <table:table-cell table:style-name="ce330" table:formula="of:= IF(COUNT([.I16];[.N16];[.S16];[.X16];[.Z16];[.AB16];[.AD16]) &lt; 1; &quot;&quot;; MAX(SUM([.I16];[.N16];[.S16];[.X16];[.Z16];[.AB16];[.AD16]); 0))">
            <text:p/>
          </table:table-cell>
          <table:table-cell table:style-name="ce333"/>
          <table:table-cell table:style-name="ce339" table:formula="of:= IF([.H16] = &quot;&quot;; &quot;&quot;; [.$H$1])">
            <text:p/>
          </table:table-cell>
          <table:table-cell table:style-name="ce342"/>
          <table:table-cell table:style-name="ce346" table:number-columns-repeated="2"/>
          <table:table-cell table:style-name="ce349" table:formula="of:= IF(SUM([.J16:.L16]) = 0; &quot;&quot;; SUM([.J16:.L16]))">
            <text:p/>
          </table:table-cell>
          <table:table-cell table:style-name="ce167" table:formula="of:= IF(ISNUMBER([.M16]);([.L16] - [.J16]) * [.J$1]; &quot;&quot;)">
            <text:p/>
          </table:table-cell>
          <table:table-cell table:style-name="ce342"/>
          <table:table-cell table:style-name="ce346" table:number-columns-repeated="2"/>
          <table:table-cell table:style-name="ce349" table:formula="of:= IF(SUM([.O16:.Q16]) = 0; &quot;&quot;; SUM([.O16:.Q16]))">
            <text:p/>
          </table:table-cell>
          <table:table-cell table:style-name="ce167" table:formula="of:= IF(ISNUMBER([.R16]);([.Q16] - [.O16]) * [.O$1]; &quot;&quot;)">
            <text:p/>
          </table:table-cell>
          <table:table-cell table:style-name="ce342"/>
          <table:table-cell table:style-name="ce346" table:number-columns-repeated="2"/>
          <table:table-cell table:style-name="ce349" table:formula="of:= IF(SUM([.T16:.V16]) = 0; &quot;&quot;; SUM([.T16:.V16]))">
            <text:p/>
          </table:table-cell>
          <table:table-cell table:style-name="ce167" table:formula="of:= IF(ISNUMBER([.W16]);([.V16] - [.T16]) * [.T$1]; &quot;&quot;)">
            <text:p/>
          </table:table-cell>
          <table:table-cell table:style-name="ce346"/>
          <table:table-cell table:style-name="ce167" table:formula="of:= IF(ISNUMBER([.Y16]); [.Y16] * [.Y$1]; &quot;&quot;)">
            <text:p/>
          </table:table-cell>
          <table:table-cell table:style-name="ce346"/>
          <table:table-cell table:style-name="ce167" table:formula="of:= IF(ISNUMBER([.AA16]); [.AA16] * [.AA$1]; &quot;&quot;)">
            <text:p/>
          </table:table-cell>
          <table:table-cell table:style-name="ce346"/>
          <table:table-cell table:style-name="ce167" table:formula="of:= IF(ISNUMBER([.AC16]); [.AC16] * [.AC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lock4.G5:Block4.G16 Block4.J5:Block4.M16 Block4.O5:Block4.R16 Block4.Y5:Block4.Y16 Block4.T5:Block4.W16 Block4.AA5:Block4.AA16 Block4.AC5:Block4.AC16">
            <calcext:condition calcext:apply-style-name="ConditionalStyle_49" calcext:value="formula-is(#REF!)" calcext:base-cell-address="Block4.G5"/>
          </calcext:conditional-format>
          <calcext:conditional-format calcext:target-range-address="Block4.H5:Block4.I16">
            <calcext:condition calcext:apply-style-name="ConditionalStyle_41" calcext:value="formula-is(#REF!)" calcext:base-cell-address="Block4.H5"/>
          </calcext:conditional-format>
        </calcext:conditional-formats>
      </table:table>
      <table:table table:name="Block5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38" office:value-type="string" calcext:value-type="string">
            <text:p>Punkte</text:p>
          </table:table-cell>
          <table:table-cell table:style-name="ce136" office:value-type="string" calcext:value-type="string">
            <text:p>-</text:p>
          </table:table-cell>
          <table:table-cell table:style-name="ce248" office:value-type="float" office:value="15" calcext:value-type="float" table:number-columns-spanned="2" table:number-rows-spanned="1">
            <text:p>15</text:p>
          </table:table-cell>
          <table:covered-table-cell table:style-name="ce238"/>
          <table:table-cell table:style-name="ce248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238"/>
          <table:table-cell table:style-name="ce24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238"/>
          <table:table-cell table:style-name="ce248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38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238"/>
          <table:table-cell table:style-name="ce171" office:value-type="float" office:value="-3" calcext:value-type="float" table:number-columns-spanned="2" table:number-rows-spanned="1">
            <text:p>-3</text:p>
          </table:table-cell>
          <table:covered-table-cell table:style-name="ce173"/>
          <table:table-cell table:style-name="ce171" office:value-type="float" office:value="-5" calcext:value-type="float" table:number-columns-spanned="2" table:number-rows-spanned="1">
            <text:p>-5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384" office:value-type="string" calcext:value-type="string" table:number-columns-spanned="2" table:number-rows-spanned="1">
            <text:p>Mitte erreicht</text:p>
          </table:table-cell>
          <table:covered-table-cell table:style-name="ce387"/>
          <table:table-cell table:style-name="ce390" office:value-type="string" calcext:value-type="string" table:number-columns-spanned="5" table:number-rows-spanned="1">
            <text:p>Gelbe Bälle</text:p>
          </table:table-cell>
          <table:covered-table-cell table:number-columns-repeated="3" table:style-name="ce393"/>
          <table:covered-table-cell table:style-name="ce397"/>
          <table:table-cell table:style-name="ce400" office:value-type="string" calcext:value-type="string" table:number-columns-spanned="5" table:number-rows-spanned="1">
            <text:p>Rote Bälle</text:p>
          </table:table-cell>
          <table:covered-table-cell table:number-columns-repeated="3" table:style-name="ce393"/>
          <table:covered-table-cell table:style-name="ce397"/>
          <table:table-cell table:style-name="ce401" office:value-type="string" calcext:value-type="string" table:number-columns-spanned="5" table:number-rows-spanned="1">
            <text:p>Schwarze Bälle</text:p>
          </table:table-cell>
          <table:covered-table-cell table:number-columns-repeated="3" table:style-name="ce393"/>
          <table:covered-table-cell table:style-name="ce397"/>
          <table:table-cell table:style-name="ce402" office:value-type="string" calcext:value-type="string" table:number-columns-spanned="2" table:number-rows-spanned="1">
            <text:p>Taster</text:p>
          </table:table-cell>
          <table:covered-table-cell table:style-name="ce39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42" office:value-type="string" calcext:value-type="string">
            <text:p>Ja/Nein</text:p>
          </table:table-cell>
          <table:table-cell table:style-name="ce142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07"/>
          <table:table-cell table:style-name="ce125"/>
          <table:table-cell table:style-name="ce110" table:number-columns-repeated="2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111" office:value-type="float" office:value="5" calcext:value-type="float" table:number-columns-spanned="1" table:number-rows-spanned="12">
            <text:p>5</text:p>
          </table:table-cell>
          <table:table-cell table:style-name="ce115" office:value-type="float" office:value="10" calcext:value-type="float">
            <text:p>10</text:p>
          </table:table-cell>
          <table:table-cell table:style-name="ce120" office:value-type="float" office:value="55" calcext:value-type="float">
            <text:p>55</text:p>
          </table:table-cell>
          <table:table-cell table:style-name="ce126" office:value-type="string" calcext:value-type="string">
            <text:p>RoboKids 1 </text:p>
          </table:table-cell>
          <table:table-cell table:style-name="ce169" office:value-type="float" office:value="1" calcext:value-type="float">
            <text:p>1</text:p>
          </table:table-cell>
          <table:table-cell table:style-name="ce271" office:value-type="time" office:time-value="PT13H45M00S" calcext:value-type="time">
            <text:p>13:45</text:p>
          </table:table-cell>
          <table:table-cell table:style-name="ce350" table:formula="of:= IF(COUNT([.I5];[.N5];[.S5];[.X5];[.Z5];[.AB5];[.AD5]) &lt; 1; &quot;&quot;; MAX(SUM([.I5];[.N5];[.S5];[.X5];[.Z5];[.AB5];[.AD5]); 0))" office:value-type="float" office:value="3" calcext:value-type="float">
            <text:p>3</text:p>
          </table:table-cell>
          <table:table-cell table:style-name="ce353"/>
          <table:table-cell table:style-name="ce359" table:formula="of:= IF([.H5] = &quot;&quot;; &quot;&quot;; [.$H$1])">
            <text:p/>
          </table:table-cell>
          <table:table-cell table:style-name="ce362"/>
          <table:table-cell table:style-name="ce365" table:number-columns-repeated="2"/>
          <table:table-cell table:style-name="ce368" table:formula="of:= IF(SUM([.J5:.L5]) = 0; &quot;&quot;; SUM([.J5:.L5]))">
            <text:p/>
          </table:table-cell>
          <table:table-cell table:style-name="ce165" table:formula="of:= IF(ISNUMBER([.M5]);([.L5] - [.J5]) * [.J$1]; &quot;&quot;)">
            <text:p/>
          </table:table-cell>
          <table:table-cell table:style-name="ce362"/>
          <table:table-cell table:style-name="ce365" table:number-columns-repeated="2"/>
          <table:table-cell table:style-name="ce368" table:formula="of:= IF(SUM([.O5:.Q5]) = 0; &quot;&quot;; SUM([.O5:.Q5]))">
            <text:p/>
          </table:table-cell>
          <table:table-cell table:style-name="ce165" table:formula="of:= IF(ISNUMBER([.R5]);([.Q5] - [.O5]) * [.O$1]; &quot;&quot;)">
            <text:p/>
          </table:table-cell>
          <table:table-cell table:style-name="ce362"/>
          <table:table-cell table:style-name="ce365" table:number-columns-repeated="2"/>
          <table:table-cell table:style-name="ce368" table:formula="of:= IF(SUM([.T5:.V5]) = 0; &quot;&quot;; SUM([.T5:.V5]))">
            <text:p/>
          </table:table-cell>
          <table:table-cell table:style-name="ce165" table:formula="of:= IF(ISNUMBER([.W5]);([.V5] - [.T5]) * [.T$1]; &quot;&quot;)">
            <text:p/>
          </table:table-cell>
          <table:table-cell table:style-name="ce365" office:value-type="float" office:value="1" calcext:value-type="float">
            <text:p>1</text:p>
          </table:table-cell>
          <table:table-cell table:style-name="ce165" table:formula="of:= IF(ISNUMBER([.Y5]); [.Y5] * [.Y$1]; &quot;&quot;)" office:value-type="float" office:value="3" calcext:value-type="float">
            <text:p>3</text:p>
          </table:table-cell>
          <table:table-cell table:style-name="ce365"/>
          <table:table-cell table:style-name="ce165" table:formula="of:= IF(ISNUMBER([.AA5]); [.AA5] * [.AA$1]; &quot;&quot;)">
            <text:p/>
          </table:table-cell>
          <table:table-cell table:style-name="ce365"/>
          <table:table-cell table:style-name="ce165" table:formula="of:= IF(ISNUMBER([.AC5]); [.AC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9" calcext:value-type="float">
            <text:p>9</text:p>
          </table:table-cell>
          <table:table-cell table:style-name="ce121" office:value-type="float" office:value="51" calcext:value-type="float">
            <text:p>51</text:p>
          </table:table-cell>
          <table:table-cell table:style-name="ce127" office:value-type="string" calcext:value-type="string">
            <text:p>KeplerLEGO 2 </text:p>
          </table:table-cell>
          <table:table-cell table:style-name="ce99" table:formula="of:= [.E5] + 1" office:value-type="float" office:value="2" calcext:value-type="float">
            <text:p>2</text:p>
          </table:table-cell>
          <table:table-cell table:style-name="ce273" table:formula="of:= [.F5]" office:value-type="time" office:time-value="PT13H45M00S" calcext:value-type="time">
            <text:p>13:45</text:p>
          </table:table-cell>
          <table:table-cell table:style-name="ce351" table:formula="of:= IF(COUNT([.I6];[.N6];[.S6];[.X6];[.Z6];[.AB6];[.AD6]) &lt; 1; &quot;&quot;; MAX(SUM([.I6];[.N6];[.S6];[.X6];[.Z6];[.AB6];[.AD6]); 0))" office:value-type="float" office:value="6" calcext:value-type="float">
            <text:p>6</text:p>
          </table:table-cell>
          <table:table-cell table:style-name="ce354"/>
          <table:table-cell table:style-name="ce360" table:formula="of:= IF([.H6] = &quot;&quot;; &quot;&quot;; [.$H$1]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J6:.L6]) = 0; &quot;&quot;; SUM([.J6:.L6]))">
            <text:p/>
          </table:table-cell>
          <table:table-cell table:style-name="ce166" table:formula="of:= IF(ISNUMBER([.M6]);([.L6] - [.J6]) * [.J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O6:.Q6]) = 0; &quot;&quot;; SUM([.O6:.Q6]))">
            <text:p/>
          </table:table-cell>
          <table:table-cell table:style-name="ce166" table:formula="of:= IF(ISNUMBER([.R6]);([.Q6] - [.O6]) * [.O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T6:.V6]) = 0; &quot;&quot;; SUM([.T6:.V6]))">
            <text:p/>
          </table:table-cell>
          <table:table-cell table:style-name="ce166" table:formula="of:= IF(ISNUMBER([.W6]);([.V6] - [.T6]) * [.T$1]; &quot;&quot;)">
            <text:p/>
          </table:table-cell>
          <table:table-cell table:style-name="ce366" office:value-type="float" office:value="2" calcext:value-type="float">
            <text:p>2</text:p>
          </table:table-cell>
          <table:table-cell table:style-name="ce166" table:formula="of:= IF(ISNUMBER([.Y6]); [.Y6] * [.Y$1]; &quot;&quot;)" office:value-type="float" office:value="6" calcext:value-type="float">
            <text:p>6</text:p>
          </table:table-cell>
          <table:table-cell table:style-name="ce366"/>
          <table:table-cell table:style-name="ce166" table:formula="of:= IF(ISNUMBER([.AA6]); [.AA6] * [.AA$1]; &quot;&quot;)">
            <text:p/>
          </table:table-cell>
          <table:table-cell table:style-name="ce366"/>
          <table:table-cell table:style-name="ce166" table:formula="of:= IF(ISNUMBER([.AC6]); [.AC6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8" calcext:value-type="float">
            <text:p>8</text:p>
          </table:table-cell>
          <table:table-cell table:style-name="ce121" office:value-type="float" office:value="47" calcext:value-type="float">
            <text:p>47</text:p>
          </table:table-cell>
          <table:table-cell table:style-name="ce127" office:value-type="string" calcext:value-type="string">
            <text:p>SRZ 1 </text:p>
          </table:table-cell>
          <table:table-cell table:style-name="ce99" table:formula="of:= [.E6] + 1" office:value-type="float" office:value="3" calcext:value-type="float">
            <text:p>3</text:p>
          </table:table-cell>
          <table:table-cell table:style-name="ce273" table:formula="of:= [.F5] + 5/60/24" office:value-type="time" office:time-value="PT13H50M00S" calcext:value-type="time">
            <text:p>13:50</text:p>
          </table:table-cell>
          <table:table-cell table:style-name="ce351" table:formula="of:= IF(COUNT([.I7];[.N7];[.S7];[.X7];[.Z7];[.AB7];[.AD7]) &lt; 1; &quot;&quot;; MAX(SUM([.I7];[.N7];[.S7];[.X7];[.Z7];[.AB7];[.AD7]); 0))" office:value-type="float" office:value="9" calcext:value-type="float">
            <text:p>9</text:p>
          </table:table-cell>
          <table:table-cell table:style-name="ce354"/>
          <table:table-cell table:style-name="ce360" table:formula="of:= IF([.H7] = &quot;&quot;; &quot;&quot;; [.$H$1]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J7:.L7]) = 0; &quot;&quot;; SUM([.J7:.L7]))">
            <text:p/>
          </table:table-cell>
          <table:table-cell table:style-name="ce166" table:formula="of:= IF(ISNUMBER([.M7]);([.L7] - [.J7]) * [.J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O7:.Q7]) = 0; &quot;&quot;; SUM([.O7:.Q7]))">
            <text:p/>
          </table:table-cell>
          <table:table-cell table:style-name="ce166" table:formula="of:= IF(ISNUMBER([.R7]);([.Q7] - [.O7]) * [.O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T7:.V7]) = 0; &quot;&quot;; SUM([.T7:.V7]))">
            <text:p/>
          </table:table-cell>
          <table:table-cell table:style-name="ce166" table:formula="of:= IF(ISNUMBER([.W7]);([.V7] - [.T7]) * [.T$1]; &quot;&quot;)">
            <text:p/>
          </table:table-cell>
          <table:table-cell table:style-name="ce366" office:value-type="float" office:value="3" calcext:value-type="float">
            <text:p>3</text:p>
          </table:table-cell>
          <table:table-cell table:style-name="ce166" table:formula="of:= IF(ISNUMBER([.Y7]); [.Y7] * [.Y$1]; &quot;&quot;)" office:value-type="float" office:value="9" calcext:value-type="float">
            <text:p>9</text:p>
          </table:table-cell>
          <table:table-cell table:style-name="ce366"/>
          <table:table-cell table:style-name="ce166" table:formula="of:= IF(ISNUMBER([.AA7]); [.AA7] * [.AA$1]; &quot;&quot;)">
            <text:p/>
          </table:table-cell>
          <table:table-cell table:style-name="ce366"/>
          <table:table-cell table:style-name="ce166" table:formula="of:= IF(ISNUMBER([.AC7]); [.AC7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7" calcext:value-type="float">
            <text:p>7</text:p>
          </table:table-cell>
          <table:table-cell table:style-name="ce121" office:value-type="float" office:value="44" calcext:value-type="float">
            <text:p>44</text:p>
          </table:table-cell>
          <table:table-cell table:style-name="ce127" office:value-type="string" calcext:value-type="string">
            <text:p>KeplerLEGO 1 </text:p>
          </table:table-cell>
          <table:table-cell table:style-name="ce99" table:formula="of:= [.E7] + 1" office:value-type="float" office:value="4" calcext:value-type="float">
            <text:p>4</text:p>
          </table:table-cell>
          <table:table-cell table:style-name="ce273" table:formula="of:= [.F6] + 5/60/24" office:value-type="time" office:time-value="PT13H50M00S" calcext:value-type="time">
            <text:p>13:50</text:p>
          </table:table-cell>
          <table:table-cell table:style-name="ce351" table:formula="of:= IF(COUNT([.I8];[.N8];[.S8];[.X8];[.Z8];[.AB8];[.AD8]) &lt; 1; &quot;&quot;; MAX(SUM([.I8];[.N8];[.S8];[.X8];[.Z8];[.AB8];[.AD8]); 0))" office:value-type="float" office:value="12" calcext:value-type="float">
            <text:p>12</text:p>
          </table:table-cell>
          <table:table-cell table:style-name="ce354"/>
          <table:table-cell table:style-name="ce360" table:formula="of:= IF([.H8] = &quot;&quot;; &quot;&quot;; [.$H$1]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J8:.L8]) = 0; &quot;&quot;; SUM([.J8:.L8]))">
            <text:p/>
          </table:table-cell>
          <table:table-cell table:style-name="ce166" table:formula="of:= IF(ISNUMBER([.M8]);([.L8] - [.J8]) * [.J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O8:.Q8]) = 0; &quot;&quot;; SUM([.O8:.Q8]))">
            <text:p/>
          </table:table-cell>
          <table:table-cell table:style-name="ce166" table:formula="of:= IF(ISNUMBER([.R8]);([.Q8] - [.O8]) * [.O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T8:.V8]) = 0; &quot;&quot;; SUM([.T8:.V8]))">
            <text:p/>
          </table:table-cell>
          <table:table-cell table:style-name="ce166" table:formula="of:= IF(ISNUMBER([.W8]);([.V8] - [.T8]) * [.T$1]; &quot;&quot;)">
            <text:p/>
          </table:table-cell>
          <table:table-cell table:style-name="ce366" office:value-type="float" office:value="4" calcext:value-type="float">
            <text:p>4</text:p>
          </table:table-cell>
          <table:table-cell table:style-name="ce166" table:formula="of:= IF(ISNUMBER([.Y8]); [.Y8] * [.Y$1]; &quot;&quot;)" office:value-type="float" office:value="12" calcext:value-type="float">
            <text:p>12</text:p>
          </table:table-cell>
          <table:table-cell table:style-name="ce366"/>
          <table:table-cell table:style-name="ce166" table:formula="of:= IF(ISNUMBER([.AA8]); [.AA8] * [.AA$1]; &quot;&quot;)">
            <text:p/>
          </table:table-cell>
          <table:table-cell table:style-name="ce366"/>
          <table:table-cell table:style-name="ce166" table:formula="of:= IF(ISNUMBER([.AC8]); [.AC8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6" calcext:value-type="float">
            <text:p>6</text:p>
          </table:table-cell>
          <table:table-cell table:style-name="ce121" office:value-type="float" office:value="43" calcext:value-type="float">
            <text:p>43</text:p>
          </table:table-cell>
          <table:table-cell table:style-name="ce127" office:value-type="string" calcext:value-type="string">
            <text:p>Franzi 2 </text:p>
          </table:table-cell>
          <table:table-cell table:style-name="ce99" table:formula="of:= [.E8] + 1" office:value-type="float" office:value="5" calcext:value-type="float">
            <text:p>5</text:p>
          </table:table-cell>
          <table:table-cell table:style-name="ce273" table:formula="of:= [.F7] + 5/60/24" office:value-type="time" office:time-value="PT13H55M00S" calcext:value-type="time">
            <text:p>13:55</text:p>
          </table:table-cell>
          <table:table-cell table:style-name="ce351" table:formula="of:= IF(COUNT([.I9];[.N9];[.S9];[.X9];[.Z9];[.AB9];[.AD9]) &lt; 1; &quot;&quot;; MAX(SUM([.I9];[.N9];[.S9];[.X9];[.Z9];[.AB9];[.AD9]); 0))" office:value-type="float" office:value="15" calcext:value-type="float">
            <text:p>15</text:p>
          </table:table-cell>
          <table:table-cell table:style-name="ce354"/>
          <table:table-cell table:style-name="ce360" table:formula="of:= IF([.H9] = &quot;&quot;; &quot;&quot;; [.$H$1]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J9:.L9]) = 0; &quot;&quot;; SUM([.J9:.L9]))">
            <text:p/>
          </table:table-cell>
          <table:table-cell table:style-name="ce166" table:formula="of:= IF(ISNUMBER([.M9]);([.L9] - [.J9]) * [.J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O9:.Q9]) = 0; &quot;&quot;; SUM([.O9:.Q9]))">
            <text:p/>
          </table:table-cell>
          <table:table-cell table:style-name="ce166" table:formula="of:= IF(ISNUMBER([.R9]);([.Q9] - [.O9]) * [.O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T9:.V9]) = 0; &quot;&quot;; SUM([.T9:.V9]))">
            <text:p/>
          </table:table-cell>
          <table:table-cell table:style-name="ce166" table:formula="of:= IF(ISNUMBER([.W9]);([.V9] - [.T9]) * [.T$1]; &quot;&quot;)">
            <text:p/>
          </table:table-cell>
          <table:table-cell table:style-name="ce366" office:value-type="float" office:value="5" calcext:value-type="float">
            <text:p>5</text:p>
          </table:table-cell>
          <table:table-cell table:style-name="ce166" table:formula="of:= IF(ISNUMBER([.Y9]); [.Y9] * [.Y$1]; &quot;&quot;)" office:value-type="float" office:value="15" calcext:value-type="float">
            <text:p>15</text:p>
          </table:table-cell>
          <table:table-cell table:style-name="ce366"/>
          <table:table-cell table:style-name="ce166" table:formula="of:= IF(ISNUMBER([.AA9]); [.AA9] * [.AA$1]; &quot;&quot;)">
            <text:p/>
          </table:table-cell>
          <table:table-cell table:style-name="ce366"/>
          <table:table-cell table:style-name="ce166" table:formula="of:= IF(ISNUMBER([.AC9]); [.AC9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5" calcext:value-type="float">
            <text:p>5</text:p>
          </table:table-cell>
          <table:table-cell table:style-name="ce121" office:value-type="float" office:value="42" calcext:value-type="float">
            <text:p>42</text:p>
          </table:table-cell>
          <table:table-cell table:style-name="ce127" office:value-type="string" calcext:value-type="string">
            <text:p>RoboKids 2 </text:p>
          </table:table-cell>
          <table:table-cell table:style-name="ce99" table:formula="of:= [.E9] + 1" office:value-type="float" office:value="6" calcext:value-type="float">
            <text:p>6</text:p>
          </table:table-cell>
          <table:table-cell table:style-name="ce273" table:formula="of:= [.F8] + 5/60/24" office:value-type="time" office:time-value="PT13H55M00S" calcext:value-type="time">
            <text:p>13:55</text:p>
          </table:table-cell>
          <table:table-cell table:style-name="ce351" table:formula="of:= IF(COUNT([.I10];[.N10];[.S10];[.X10];[.Z10];[.AB10];[.AD10]) &lt; 1; &quot;&quot;; MAX(SUM([.I10];[.N10];[.S10];[.X10];[.Z10];[.AB10];[.AD10]); 0))" office:value-type="float" office:value="18" calcext:value-type="float">
            <text:p>18</text:p>
          </table:table-cell>
          <table:table-cell table:style-name="ce354"/>
          <table:table-cell table:style-name="ce360" table:formula="of:= IF([.H10] = &quot;&quot;; &quot;&quot;; [.$H$1]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J10:.L10]) = 0; &quot;&quot;; SUM([.J10:.L10]))">
            <text:p/>
          </table:table-cell>
          <table:table-cell table:style-name="ce166" table:formula="of:= IF(ISNUMBER([.M10]);([.L10] - [.J10]) * [.J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O10:.Q10]) = 0; &quot;&quot;; SUM([.O10:.Q10]))">
            <text:p/>
          </table:table-cell>
          <table:table-cell table:style-name="ce166" table:formula="of:= IF(ISNUMBER([.R10]);([.Q10] - [.O10]) * [.O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T10:.V10]) = 0; &quot;&quot;; SUM([.T10:.V10]))">
            <text:p/>
          </table:table-cell>
          <table:table-cell table:style-name="ce166" table:formula="of:= IF(ISNUMBER([.W10]);([.V10] - [.T10]) * [.T$1]; &quot;&quot;)">
            <text:p/>
          </table:table-cell>
          <table:table-cell table:style-name="ce366" office:value-type="float" office:value="6" calcext:value-type="float">
            <text:p>6</text:p>
          </table:table-cell>
          <table:table-cell table:style-name="ce166" table:formula="of:= IF(ISNUMBER([.Y10]); [.Y10] * [.Y$1]; &quot;&quot;)" office:value-type="float" office:value="18" calcext:value-type="float">
            <text:p>18</text:p>
          </table:table-cell>
          <table:table-cell table:style-name="ce366"/>
          <table:table-cell table:style-name="ce166" table:formula="of:= IF(ISNUMBER([.AA10]); [.AA10] * [.AA$1]; &quot;&quot;)">
            <text:p/>
          </table:table-cell>
          <table:table-cell table:style-name="ce366"/>
          <table:table-cell table:style-name="ce166" table:formula="of:= IF(ISNUMBER([.AC10]); [.AC10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4" calcext:value-type="float">
            <text:p>4</text:p>
          </table:table-cell>
          <table:table-cell table:style-name="ce121" office:value-type="float" office:value="41" calcext:value-type="float">
            <text:p>41</text:p>
          </table:table-cell>
          <table:table-cell table:style-name="ce127" office:value-type="string" calcext:value-type="string">
            <text:p>Franzi 1 </text:p>
          </table:table-cell>
          <table:table-cell table:style-name="ce99" table:formula="of:= [.E10] + 1" office:value-type="float" office:value="7" calcext:value-type="float">
            <text:p>7</text:p>
          </table:table-cell>
          <table:table-cell table:style-name="ce273" table:formula="of:= [.F9] + 5/60/24" office:value-type="time" office:time-value="PT14H00M00S" calcext:value-type="time">
            <text:p>14:00</text:p>
          </table:table-cell>
          <table:table-cell table:style-name="ce351" table:formula="of:= IF(COUNT([.I11];[.N11];[.S11];[.X11];[.Z11];[.AB11];[.AD11]) &lt; 1; &quot;&quot;; MAX(SUM([.I11];[.N11];[.S11];[.X11];[.Z11];[.AB11];[.AD11]); 0))" office:value-type="float" office:value="21" calcext:value-type="float">
            <text:p>21</text:p>
          </table:table-cell>
          <table:table-cell table:style-name="ce354"/>
          <table:table-cell table:style-name="ce360" table:formula="of:= IF([.H11] = &quot;&quot;; &quot;&quot;; [.$H$1]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J11:.L11]) = 0; &quot;&quot;; SUM([.J11:.L11]))">
            <text:p/>
          </table:table-cell>
          <table:table-cell table:style-name="ce166" table:formula="of:= IF(ISNUMBER([.M11]);([.L11] - [.J11]) * [.J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O11:.Q11]) = 0; &quot;&quot;; SUM([.O11:.Q11]))">
            <text:p/>
          </table:table-cell>
          <table:table-cell table:style-name="ce166" table:formula="of:= IF(ISNUMBER([.R11]);([.Q11] - [.O11]) * [.O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T11:.V11]) = 0; &quot;&quot;; SUM([.T11:.V11]))">
            <text:p/>
          </table:table-cell>
          <table:table-cell table:style-name="ce166" table:formula="of:= IF(ISNUMBER([.W11]);([.V11] - [.T11]) * [.T$1]; &quot;&quot;)">
            <text:p/>
          </table:table-cell>
          <table:table-cell table:style-name="ce366" office:value-type="float" office:value="7" calcext:value-type="float">
            <text:p>7</text:p>
          </table:table-cell>
          <table:table-cell table:style-name="ce166" table:formula="of:= IF(ISNUMBER([.Y11]); [.Y11] * [.Y$1]; &quot;&quot;)" office:value-type="float" office:value="21" calcext:value-type="float">
            <text:p>21</text:p>
          </table:table-cell>
          <table:table-cell table:style-name="ce366"/>
          <table:table-cell table:style-name="ce166" table:formula="of:= IF(ISNUMBER([.AA11]); [.AA11] * [.AA$1]; &quot;&quot;)">
            <text:p/>
          </table:table-cell>
          <table:table-cell table:style-name="ce366"/>
          <table:table-cell table:style-name="ce166" table:formula="of:= IF(ISNUMBER([.AC11]); [.AC11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3" calcext:value-type="float">
            <text:p>3</text:p>
          </table:table-cell>
          <table:table-cell table:style-name="ce121" office:value-type="float" office:value="40" calcext:value-type="float">
            <text:p>40</text:p>
          </table:table-cell>
          <table:table-cell table:style-name="ce127" office:value-type="string" calcext:value-type="string">
            <text:p>DaTiFen Bots </text:p>
          </table:table-cell>
          <table:table-cell table:style-name="ce99" table:formula="of:= [.E11] + 1" office:value-type="float" office:value="8" calcext:value-type="float">
            <text:p>8</text:p>
          </table:table-cell>
          <table:table-cell table:style-name="ce273" table:formula="of:= [.F10] + 5/60/24" office:value-type="time" office:time-value="PT14H00M00S" calcext:value-type="time">
            <text:p>14:00</text:p>
          </table:table-cell>
          <table:table-cell table:style-name="ce351" table:formula="of:= IF(COUNT([.I12];[.N12];[.S12];[.X12];[.Z12];[.AB12];[.AD12]) &lt; 1; &quot;&quot;; MAX(SUM([.I12];[.N12];[.S12];[.X12];[.Z12];[.AB12];[.AD12]); 0))" office:value-type="float" office:value="24" calcext:value-type="float">
            <text:p>24</text:p>
          </table:table-cell>
          <table:table-cell table:style-name="ce354"/>
          <table:table-cell table:style-name="ce360" table:formula="of:= IF([.H12] = &quot;&quot;; &quot;&quot;; [.$H$1]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J12:.L12]) = 0; &quot;&quot;; SUM([.J12:.L12]))">
            <text:p/>
          </table:table-cell>
          <table:table-cell table:style-name="ce166" table:formula="of:= IF(ISNUMBER([.M12]);([.L12] - [.J12]) * [.J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O12:.Q12]) = 0; &quot;&quot;; SUM([.O12:.Q12]))">
            <text:p/>
          </table:table-cell>
          <table:table-cell table:style-name="ce166" table:formula="of:= IF(ISNUMBER([.R12]);([.Q12] - [.O12]) * [.O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T12:.V12]) = 0; &quot;&quot;; SUM([.T12:.V12]))">
            <text:p/>
          </table:table-cell>
          <table:table-cell table:style-name="ce166" table:formula="of:= IF(ISNUMBER([.W12]);([.V12] - [.T12]) * [.T$1]; &quot;&quot;)">
            <text:p/>
          </table:table-cell>
          <table:table-cell table:style-name="ce366" office:value-type="float" office:value="8" calcext:value-type="float">
            <text:p>8</text:p>
          </table:table-cell>
          <table:table-cell table:style-name="ce166" table:formula="of:= IF(ISNUMBER([.Y12]); [.Y12] * [.Y$1]; &quot;&quot;)" office:value-type="float" office:value="24" calcext:value-type="float">
            <text:p>24</text:p>
          </table:table-cell>
          <table:table-cell table:style-name="ce366"/>
          <table:table-cell table:style-name="ce166" table:formula="of:= IF(ISNUMBER([.AA12]); [.AA12] * [.AA$1]; &quot;&quot;)">
            <text:p/>
          </table:table-cell>
          <table:table-cell table:style-name="ce366"/>
          <table:table-cell table:style-name="ce166" table:formula="of:= IF(ISNUMBER([.AC12]); [.AC12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2" calcext:value-type="float">
            <text:p>2</text:p>
          </table:table-cell>
          <table:table-cell table:style-name="ce121" office:value-type="float" office:value="39" calcext:value-type="float">
            <text:p>39</text:p>
          </table:table-cell>
          <table:table-cell table:style-name="ce127" office:value-type="string" calcext:value-type="string">
            <text:p>Kepler mBot 2 </text:p>
          </table:table-cell>
          <table:table-cell table:style-name="ce99" table:formula="of:= [.E12] + 1" office:value-type="float" office:value="9" calcext:value-type="float">
            <text:p>9</text:p>
          </table:table-cell>
          <table:table-cell table:style-name="ce273" table:formula="of:= [.F11] + 5/60/24" office:value-type="time" office:time-value="PT14H05M00S" calcext:value-type="time">
            <text:p>14:05</text:p>
          </table:table-cell>
          <table:table-cell table:style-name="ce351" table:formula="of:= IF(COUNT([.I13];[.N13];[.S13];[.X13];[.Z13];[.AB13];[.AD13]) &lt; 1; &quot;&quot;; MAX(SUM([.I13];[.N13];[.S13];[.X13];[.Z13];[.AB13];[.AD13]); 0))" office:value-type="float" office:value="27" calcext:value-type="float">
            <text:p>27</text:p>
          </table:table-cell>
          <table:table-cell table:style-name="ce354"/>
          <table:table-cell table:style-name="ce360" table:formula="of:= IF([.H13] = &quot;&quot;; &quot;&quot;; [.$H$1]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J13:.L13]) = 0; &quot;&quot;; SUM([.J13:.L13]))">
            <text:p/>
          </table:table-cell>
          <table:table-cell table:style-name="ce166" table:formula="of:= IF(ISNUMBER([.M13]);([.L13] - [.J13]) * [.J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O13:.Q13]) = 0; &quot;&quot;; SUM([.O13:.Q13]))">
            <text:p/>
          </table:table-cell>
          <table:table-cell table:style-name="ce166" table:formula="of:= IF(ISNUMBER([.R13]);([.Q13] - [.O13]) * [.O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T13:.V13]) = 0; &quot;&quot;; SUM([.T13:.V13]))">
            <text:p/>
          </table:table-cell>
          <table:table-cell table:style-name="ce166" table:formula="of:= IF(ISNUMBER([.W13]);([.V13] - [.T13]) * [.T$1]; &quot;&quot;)">
            <text:p/>
          </table:table-cell>
          <table:table-cell table:style-name="ce366" office:value-type="float" office:value="9" calcext:value-type="float">
            <text:p>9</text:p>
          </table:table-cell>
          <table:table-cell table:style-name="ce166" table:formula="of:= IF(ISNUMBER([.Y13]); [.Y13] * [.Y$1]; &quot;&quot;)" office:value-type="float" office:value="27" calcext:value-type="float">
            <text:p>27</text:p>
          </table:table-cell>
          <table:table-cell table:style-name="ce366"/>
          <table:table-cell table:style-name="ce166" table:formula="of:= IF(ISNUMBER([.AA13]); [.AA13] * [.AA$1]; &quot;&quot;)">
            <text:p/>
          </table:table-cell>
          <table:table-cell table:style-name="ce366"/>
          <table:table-cell table:style-name="ce166" table:formula="of:= IF(ISNUMBER([.AC13]); [.AC13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float" office:value="1" calcext:value-type="float">
            <text:p>1</text:p>
          </table:table-cell>
          <table:table-cell table:style-name="ce121" office:value-type="float" office:value="38" calcext:value-type="float">
            <text:p>38</text:p>
          </table:table-cell>
          <table:table-cell table:style-name="ce127" office:value-type="string" calcext:value-type="string">
            <text:p>RoboCop</text:p>
          </table:table-cell>
          <table:table-cell table:style-name="ce99" table:formula="of:= [.E13] + 1" office:value-type="float" office:value="10" calcext:value-type="float">
            <text:p>10</text:p>
          </table:table-cell>
          <table:table-cell table:style-name="ce273" table:formula="of:= [.F12] + 5/60/24" office:value-type="time" office:time-value="PT14H05M00S" calcext:value-type="time">
            <text:p>14:05</text:p>
          </table:table-cell>
          <table:table-cell table:style-name="ce351" table:formula="of:= IF(COUNT([.I14];[.N14];[.S14];[.X14];[.Z14];[.AB14];[.AD14]) &lt; 1; &quot;&quot;; MAX(SUM([.I14];[.N14];[.S14];[.X14];[.Z14];[.AB14];[.AD14]); 0))" office:value-type="float" office:value="30" calcext:value-type="float">
            <text:p>30</text:p>
          </table:table-cell>
          <table:table-cell table:style-name="ce354"/>
          <table:table-cell table:style-name="ce360" table:formula="of:= IF([.H14] = &quot;&quot;; &quot;&quot;; [.$H$1]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J14:.L14]) = 0; &quot;&quot;; SUM([.J14:.L14]))">
            <text:p/>
          </table:table-cell>
          <table:table-cell table:style-name="ce166" table:formula="of:= IF(ISNUMBER([.M14]);([.L14] - [.J14]) * [.J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O14:.Q14]) = 0; &quot;&quot;; SUM([.O14:.Q14]))">
            <text:p/>
          </table:table-cell>
          <table:table-cell table:style-name="ce166" table:formula="of:= IF(ISNUMBER([.R14]);([.Q14] - [.O14]) * [.O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T14:.V14]) = 0; &quot;&quot;; SUM([.T14:.V14]))">
            <text:p/>
          </table:table-cell>
          <table:table-cell table:style-name="ce166" table:formula="of:= IF(ISNUMBER([.W14]);([.V14] - [.T14]) * [.T$1]; &quot;&quot;)">
            <text:p/>
          </table:table-cell>
          <table:table-cell table:style-name="ce366" office:value-type="float" office:value="10" calcext:value-type="float">
            <text:p>10</text:p>
          </table:table-cell>
          <table:table-cell table:style-name="ce166" table:formula="of:= IF(ISNUMBER([.Y14]); [.Y14] * [.Y$1]; &quot;&quot;)" office:value-type="float" office:value="30" calcext:value-type="float">
            <text:p>30</text:p>
          </table:table-cell>
          <table:table-cell table:style-name="ce366"/>
          <table:table-cell table:style-name="ce166" table:formula="of:= IF(ISNUMBER([.AA14]); [.AA14] * [.AA$1]; &quot;&quot;)">
            <text:p/>
          </table:table-cell>
          <table:table-cell table:style-name="ce366"/>
          <table:table-cell table:style-name="ce166" table:formula="of:= IF(ISNUMBER([.AC14]); [.AC14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 office:value-type="string" calcext:value-type="string">
            <text:p>-</text:p>
          </table:table-cell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273" table:formula="of:= [.F13] + 5/60/24" office:value-type="time" office:time-value="PT14H10M00S" calcext:value-type="time">
            <text:p>14:10</text:p>
          </table:table-cell>
          <table:table-cell table:style-name="ce351" table:formula="of:= IF(COUNT([.I15];[.N15];[.S15];[.X15];[.Z15];[.AB15];[.AD15]) &lt; 1; &quot;&quot;; MAX(SUM([.I15];[.N15];[.S15];[.X15];[.Z15];[.AB15];[.AD15]); 0))">
            <text:p/>
          </table:table-cell>
          <table:table-cell table:style-name="ce354"/>
          <table:table-cell table:style-name="ce360" table:formula="of:= IF([.H15] = &quot;&quot;; &quot;&quot;; [.$H$1]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J15:.L15]) = 0; &quot;&quot;; SUM([.J15:.L15]))">
            <text:p/>
          </table:table-cell>
          <table:table-cell table:style-name="ce166" table:formula="of:= IF(ISNUMBER([.M15]);([.L15] - [.J15]) * [.J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O15:.Q15]) = 0; &quot;&quot;; SUM([.O15:.Q15]))">
            <text:p/>
          </table:table-cell>
          <table:table-cell table:style-name="ce166" table:formula="of:= IF(ISNUMBER([.R15]);([.Q15] - [.O15]) * [.O$1]; &quot;&quot;)">
            <text:p/>
          </table:table-cell>
          <table:table-cell table:style-name="ce363"/>
          <table:table-cell table:style-name="ce366" table:number-columns-repeated="2"/>
          <table:table-cell table:style-name="ce369" table:formula="of:= IF(SUM([.T15:.V15]) = 0; &quot;&quot;; SUM([.T15:.V15]))">
            <text:p/>
          </table:table-cell>
          <table:table-cell table:style-name="ce166" table:formula="of:= IF(ISNUMBER([.W15]);([.V15] - [.T15]) * [.T$1]; &quot;&quot;)">
            <text:p/>
          </table:table-cell>
          <table:table-cell table:style-name="ce366"/>
          <table:table-cell table:style-name="ce166" table:formula="of:= IF(ISNUMBER([.Y15]); [.Y15] * [.Y$1]; &quot;&quot;)">
            <text:p/>
          </table:table-cell>
          <table:table-cell table:style-name="ce366"/>
          <table:table-cell table:style-name="ce166" table:formula="of:= IF(ISNUMBER([.AA15]); [.AA15] * [.AA$1]; &quot;&quot;)">
            <text:p/>
          </table:table-cell>
          <table:table-cell table:style-name="ce366"/>
          <table:table-cell table:style-name="ce166" table:formula="of:= IF(ISNUMBER([.AC15]); [.AC1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09"/>
          <table:table-cell table:style-name="ce117" office:value-type="string" calcext:value-type="string">
            <text:p>-</text:p>
          </table:table-cell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74" table:formula="of:= [.F14] + 5/60/24" office:value-type="time" office:time-value="PT14H10M00S" calcext:value-type="time">
            <text:p>14:10</text:p>
          </table:table-cell>
          <table:table-cell table:style-name="ce352" table:formula="of:= IF(COUNT([.I16];[.N16];[.S16];[.X16];[.Z16];[.AB16];[.AD16]) &lt; 1; &quot;&quot;; MAX(SUM([.I16];[.N16];[.S16];[.X16];[.Z16];[.AB16];[.AD16]); 0))">
            <text:p/>
          </table:table-cell>
          <table:table-cell table:style-name="ce358"/>
          <table:table-cell table:style-name="ce361" table:formula="of:= IF([.H16] = &quot;&quot;; &quot;&quot;; [.$H$1])">
            <text:p/>
          </table:table-cell>
          <table:table-cell table:style-name="ce364"/>
          <table:table-cell table:style-name="ce367" table:number-columns-repeated="2"/>
          <table:table-cell table:style-name="ce370" table:formula="of:= IF(SUM([.J16:.L16]) = 0; &quot;&quot;; SUM([.J16:.L16]))">
            <text:p/>
          </table:table-cell>
          <table:table-cell table:style-name="ce167" table:formula="of:= IF(ISNUMBER([.M16]);([.L16] - [.J16]) * [.J$1]; &quot;&quot;)">
            <text:p/>
          </table:table-cell>
          <table:table-cell table:style-name="ce364"/>
          <table:table-cell table:style-name="ce367" table:number-columns-repeated="2"/>
          <table:table-cell table:style-name="ce370" table:formula="of:= IF(SUM([.O16:.Q16]) = 0; &quot;&quot;; SUM([.O16:.Q16]))">
            <text:p/>
          </table:table-cell>
          <table:table-cell table:style-name="ce167" table:formula="of:= IF(ISNUMBER([.R16]);([.Q16] - [.O16]) * [.O$1]; &quot;&quot;)">
            <text:p/>
          </table:table-cell>
          <table:table-cell table:style-name="ce364"/>
          <table:table-cell table:style-name="ce367" table:number-columns-repeated="2"/>
          <table:table-cell table:style-name="ce370" table:formula="of:= IF(SUM([.T16:.V16]) = 0; &quot;&quot;; SUM([.T16:.V16]))">
            <text:p/>
          </table:table-cell>
          <table:table-cell table:style-name="ce167" table:formula="of:= IF(ISNUMBER([.W16]);([.V16] - [.T16]) * [.T$1]; &quot;&quot;)">
            <text:p/>
          </table:table-cell>
          <table:table-cell table:style-name="ce367"/>
          <table:table-cell table:style-name="ce167" table:formula="of:= IF(ISNUMBER([.Y16]); [.Y16] * [.Y$1]; &quot;&quot;)">
            <text:p/>
          </table:table-cell>
          <table:table-cell table:style-name="ce367"/>
          <table:table-cell table:style-name="ce167" table:formula="of:= IF(ISNUMBER([.AA16]); [.AA16] * [.AA$1]; &quot;&quot;)">
            <text:p/>
          </table:table-cell>
          <table:table-cell table:style-name="ce367"/>
          <table:table-cell table:style-name="ce167" table:formula="of:= IF(ISNUMBER([.AC16]); [.AC16] * [.AC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lock5.G5:Block5.G16 Block5.J5:Block5.M16 Block5.O5:Block5.R16 Block5.Y5:Block5.Y16 Block5.T5:Block5.W16 Block5.AA5:Block5.AA16 Block5.AC5:Block5.AC16">
            <calcext:condition calcext:apply-style-name="ConditionalStyle_49" calcext:value="formula-is(#REF!)" calcext:base-cell-address="Block5.G5"/>
          </calcext:conditional-format>
          <calcext:conditional-format calcext:target-range-address="Block5.H5:Block5.I16">
            <calcext:condition calcext:apply-style-name="ConditionalStyle_41" calcext:value="formula-is(#REF!)" calcext:base-cell-address="Block5.H5"/>
          </calcext:conditional-format>
        </calcext:conditional-formats>
      </table:table>
      <table:table table:name="Zusatz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38" office:value-type="string" calcext:value-type="string">
            <text:p>Punkte</text:p>
          </table:table-cell>
          <table:table-cell table:style-name="ce136" office:value-type="string" calcext:value-type="string">
            <text:p>-</text:p>
          </table:table-cell>
          <table:table-cell table:style-name="ce248" office:value-type="float" office:value="15" calcext:value-type="float" table:number-columns-spanned="2" table:number-rows-spanned="1">
            <text:p>15</text:p>
          </table:table-cell>
          <table:covered-table-cell table:style-name="ce238"/>
          <table:table-cell table:style-name="ce248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238"/>
          <table:table-cell table:style-name="ce24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238"/>
          <table:table-cell table:style-name="ce248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38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238"/>
          <table:table-cell table:style-name="ce171" office:value-type="float" office:value="-3" calcext:value-type="float" table:number-columns-spanned="2" table:number-rows-spanned="1">
            <text:p>-3</text:p>
          </table:table-cell>
          <table:covered-table-cell table:style-name="ce173"/>
          <table:table-cell table:style-name="ce171" office:value-type="float" office:value="-5" calcext:value-type="float" table:number-columns-spanned="2" table:number-rows-spanned="1">
            <text:p>-5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384" office:value-type="string" calcext:value-type="string" table:number-columns-spanned="2" table:number-rows-spanned="1">
            <text:p>Mitte erreicht</text:p>
          </table:table-cell>
          <table:covered-table-cell table:style-name="ce387"/>
          <table:table-cell table:style-name="ce390" office:value-type="string" calcext:value-type="string" table:number-columns-spanned="5" table:number-rows-spanned="1">
            <text:p>Gelbe Bälle</text:p>
          </table:table-cell>
          <table:covered-table-cell table:number-columns-repeated="3" table:style-name="ce393"/>
          <table:covered-table-cell table:style-name="ce397"/>
          <table:table-cell table:style-name="ce400" office:value-type="string" calcext:value-type="string" table:number-columns-spanned="5" table:number-rows-spanned="1">
            <text:p>Rote Bälle</text:p>
          </table:table-cell>
          <table:covered-table-cell table:number-columns-repeated="3" table:style-name="ce393"/>
          <table:covered-table-cell table:style-name="ce397"/>
          <table:table-cell table:style-name="ce401" office:value-type="string" calcext:value-type="string" table:number-columns-spanned="5" table:number-rows-spanned="1">
            <text:p>Schwarze Bälle</text:p>
          </table:table-cell>
          <table:covered-table-cell table:number-columns-repeated="3" table:style-name="ce393"/>
          <table:covered-table-cell table:style-name="ce397"/>
          <table:table-cell table:style-name="ce402" office:value-type="string" calcext:value-type="string" table:number-columns-spanned="2" table:number-rows-spanned="1">
            <text:p>Taster</text:p>
          </table:table-cell>
          <table:covered-table-cell table:style-name="ce39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42" office:value-type="string" calcext:value-type="string">
            <text:p>Ja/Nein</text:p>
          </table:table-cell>
          <table:table-cell table:style-name="ce142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Grün (-)</text:p>
          </table:table-cell>
          <table:table-cell table:style-name="ce156" office:value-type="string" calcext:value-type="string">
            <text:p>Weiß (0)</text:p>
          </table:table-cell>
          <table:table-cell table:style-name="ce156" office:value-type="string" calcext:value-type="string">
            <text:p>Rot (+)</text:p>
          </table:table-cell>
          <table:table-cell table:style-name="ce156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07"/>
          <table:table-cell table:style-name="ce125"/>
          <table:table-cell table:style-name="ce110" table:number-columns-repeated="2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 table:number-columns-repeated="4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272" office:value-type="string" calcext:value-type="string" table:number-columns-spanned="1" table:number-rows-spanned="12">
            <text:p>Zusatzspiele</text:p>
          </table:table-cell>
          <table:table-cell table:style-name="ce115"/>
          <table:table-cell table:style-name="ce120"/>
          <table:table-cell table:style-name="ce126" office:value-type="string" calcext:value-type="string">
            <text:p>DaTiFen Bots </text:p>
          </table:table-cell>
          <table:table-cell table:style-name="ce169" office:value-type="float" office:value="1" calcext:value-type="float">
            <text:p>1</text:p>
          </table:table-cell>
          <table:table-cell table:style-name="ce271" office:value-type="time" office:time-value="PT14H30M00S" calcext:value-type="time">
            <text:p>14:30</text:p>
          </table:table-cell>
          <table:table-cell table:style-name="ce372" table:formula="of:= IF(COUNT([.I5];[.N5];[.S5];[.X5];[.Z5];[.AB5];[.AD5]) &lt; 1; &quot;&quot;; MAX(SUM([.I5];[.N5];[.S5];[.X5];[.Z5];[.AB5];[.AD5]); 0))" office:value-type="float" office:value="11" calcext:value-type="float">
            <text:p>11</text:p>
          </table:table-cell>
          <table:table-cell table:style-name="ce375" office:value-type="string" calcext:value-type="string">
            <text:p>x</text:p>
          </table:table-cell>
          <table:table-cell table:style-name="ce378" table:formula="of:= IF([.H5] = &quot;&quot;; &quot;&quot;; [.$H$1])" office:value-type="float" office:value="15" calcext:value-type="float">
            <text:p>15</text:p>
          </table:table-cell>
          <table:table-cell table:style-name="ce381" office:value-type="float" office:value="4" calcext:value-type="float">
            <text:p>4</text:p>
          </table:table-cell>
          <table:table-cell table:style-name="ce385" office:value-type="float" office:value="3" calcext:value-type="float">
            <text:p>3</text:p>
          </table:table-cell>
          <table:table-cell table:style-name="ce385"/>
          <table:table-cell table:style-name="ce389" table:formula="of:= IF(SUM([.J5:.L5]) = 0; &quot;&quot;; SUM([.J5:.L5]))" office:value-type="float" office:value="7" calcext:value-type="float">
            <text:p>7</text:p>
          </table:table-cell>
          <table:table-cell table:style-name="ce165" table:formula="of:= IF(ISNUMBER([.M5]);([.L5] - [.J5]) * [.J$1]; &quot;&quot;)" office:value-type="float" office:value="-4" calcext:value-type="float">
            <text:p>-4</text:p>
          </table:table-cell>
          <table:table-cell table:style-name="ce381"/>
          <table:table-cell table:style-name="ce385" table:number-columns-repeated="2"/>
          <table:table-cell table:style-name="ce389" table:formula="of:= IF(SUM([.O5:.Q5]) = 0; &quot;&quot;; SUM([.O5:.Q5]))">
            <text:p/>
          </table:table-cell>
          <table:table-cell table:style-name="ce165" table:formula="of:= IF(ISNUMBER([.R5]);([.Q5] - [.O5]) * [.O$1]; &quot;&quot;)">
            <text:p/>
          </table:table-cell>
          <table:table-cell table:style-name="ce381"/>
          <table:table-cell table:style-name="ce385" table:number-columns-repeated="2"/>
          <table:table-cell table:style-name="ce389" table:formula="of:= IF(SUM([.T5:.V5]) = 0; &quot;&quot;; SUM([.T5:.V5]))">
            <text:p/>
          </table:table-cell>
          <table:table-cell table:style-name="ce165" table:formula="of:= IF(ISNUMBER([.W5]);([.V5] - [.T5]) * [.T$1]; &quot;&quot;)">
            <text:p/>
          </table:table-cell>
          <table:table-cell table:style-name="ce385"/>
          <table:table-cell table:style-name="ce165" table:formula="of:= IF(ISNUMBER([.Y5]); [.Y5] * [.Y$1]; &quot;&quot;)">
            <text:p/>
          </table:table-cell>
          <table:table-cell table:style-name="ce385"/>
          <table:table-cell table:style-name="ce165" table:formula="of:= IF(ISNUMBER([.AA5]); [.AA5] * [.AA$1]; &quot;&quot;)">
            <text:p/>
          </table:table-cell>
          <table:table-cell table:style-name="ce385"/>
          <table:table-cell table:style-name="ce165" table:formula="of:= IF(ISNUMBER([.AC5]); [.AC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 office:value-type="string" calcext:value-type="string">
            <text:p>RoboKids 1 </text:p>
          </table:table-cell>
          <table:table-cell table:style-name="ce99" table:formula="of:= [.E5] + 1" office:value-type="float" office:value="2" calcext:value-type="float">
            <text:p>2</text:p>
          </table:table-cell>
          <table:table-cell table:style-name="ce273" table:formula="of:= [.F5]" office:value-type="time" office:time-value="PT14H30M00S" calcext:value-type="time">
            <text:p>14:30</text:p>
          </table:table-cell>
          <table:table-cell table:style-name="ce373" table:formula="of:= IF(COUNT([.I6];[.N6];[.S6];[.X6];[.Z6];[.AB6];[.AD6]) &lt; 1; &quot;&quot;; MAX(SUM([.I6];[.N6];[.S6];[.X6];[.Z6];[.AB6];[.AD6]); 0))" office:value-type="float" office:value="18" calcext:value-type="float">
            <text:p>18</text:p>
          </table:table-cell>
          <table:table-cell table:style-name="ce376" office:value-type="string" calcext:value-type="string">
            <text:p>x</text:p>
          </table:table-cell>
          <table:table-cell table:style-name="ce379" table:formula="of:= IF([.H6] = &quot;&quot;; &quot;&quot;; [.$H$1])" office:value-type="float" office:value="15" calcext:value-type="float">
            <text:p>15</text:p>
          </table:table-cell>
          <table:table-cell table:style-name="ce382"/>
          <table:table-cell table:style-name="ce386" office:value-type="float" office:value="4" calcext:value-type="float">
            <text:p>4</text:p>
          </table:table-cell>
          <table:table-cell table:style-name="ce386" office:value-type="float" office:value="3" calcext:value-type="float">
            <text:p>3</text:p>
          </table:table-cell>
          <table:table-cell table:style-name="ce391" table:formula="of:= IF(SUM([.J6:.L6]) = 0; &quot;&quot;; SUM([.J6:.L6]))" office:value-type="float" office:value="7" calcext:value-type="float">
            <text:p>7</text:p>
          </table:table-cell>
          <table:table-cell table:style-name="ce166" table:formula="of:= IF(ISNUMBER([.M6]);([.L6] - [.J6]) * [.J$1]; &quot;&quot;)" office:value-type="float" office:value="3" calcext:value-type="float">
            <text:p>3</text:p>
          </table:table-cell>
          <table:table-cell table:style-name="ce382"/>
          <table:table-cell table:style-name="ce386" table:number-columns-repeated="2"/>
          <table:table-cell table:style-name="ce391" table:formula="of:= IF(SUM([.O6:.Q6]) = 0; &quot;&quot;; SUM([.O6:.Q6]))">
            <text:p/>
          </table:table-cell>
          <table:table-cell table:style-name="ce166" table:formula="of:= IF(ISNUMBER([.R6]);([.Q6] - [.O6]) * [.O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T6:.V6]) = 0; &quot;&quot;; SUM([.T6:.V6]))">
            <text:p/>
          </table:table-cell>
          <table:table-cell table:style-name="ce166" table:formula="of:= IF(ISNUMBER([.W6]);([.V6] - [.T6]) * [.T$1]; &quot;&quot;)">
            <text:p/>
          </table:table-cell>
          <table:table-cell table:style-name="ce386"/>
          <table:table-cell table:style-name="ce166" table:formula="of:= IF(ISNUMBER([.Y6]); [.Y6] * [.Y$1]; &quot;&quot;)">
            <text:p/>
          </table:table-cell>
          <table:table-cell table:style-name="ce386"/>
          <table:table-cell table:style-name="ce166" table:formula="of:= IF(ISNUMBER([.AA6]); [.AA6] * [.AA$1]; &quot;&quot;)">
            <text:p/>
          </table:table-cell>
          <table:table-cell table:style-name="ce386"/>
          <table:table-cell table:style-name="ce166" table:formula="of:= IF(ISNUMBER([.AC6]); [.AC6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273" table:formula="of:= [.F5] + 5/60/24" office:value-type="time" office:time-value="PT14H35M00S" calcext:value-type="time">
            <text:p>14:35</text:p>
          </table:table-cell>
          <table:table-cell table:style-name="ce373" table:formula="of:= IF(COUNT([.I7];[.N7];[.S7];[.X7];[.Z7];[.AB7];[.AD7]) &lt; 1; &quot;&quot;; MAX(SUM([.I7];[.N7];[.S7];[.X7];[.Z7];[.AB7];[.AD7]); 0))">
            <text:p/>
          </table:table-cell>
          <table:table-cell table:style-name="ce376"/>
          <table:table-cell table:style-name="ce379" table:formula="of:= IF([.H7] = &quot;&quot;; &quot;&quot;; [.$H$1]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J7:.L7]) = 0; &quot;&quot;; SUM([.J7:.L7]))">
            <text:p/>
          </table:table-cell>
          <table:table-cell table:style-name="ce166" table:formula="of:= IF(ISNUMBER([.M7]);([.L7] - [.J7]) * [.J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O7:.Q7]) = 0; &quot;&quot;; SUM([.O7:.Q7]))">
            <text:p/>
          </table:table-cell>
          <table:table-cell table:style-name="ce166" table:formula="of:= IF(ISNUMBER([.R7]);([.Q7] - [.O7]) * [.O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T7:.V7]) = 0; &quot;&quot;; SUM([.T7:.V7]))">
            <text:p/>
          </table:table-cell>
          <table:table-cell table:style-name="ce166" table:formula="of:= IF(ISNUMBER([.W7]);([.V7] - [.T7]) * [.T$1]; &quot;&quot;)">
            <text:p/>
          </table:table-cell>
          <table:table-cell table:style-name="ce386"/>
          <table:table-cell table:style-name="ce166" table:formula="of:= IF(ISNUMBER([.Y7]); [.Y7] * [.Y$1]; &quot;&quot;)">
            <text:p/>
          </table:table-cell>
          <table:table-cell table:style-name="ce386"/>
          <table:table-cell table:style-name="ce166" table:formula="of:= IF(ISNUMBER([.AA7]); [.AA7] * [.AA$1]; &quot;&quot;)">
            <text:p/>
          </table:table-cell>
          <table:table-cell table:style-name="ce386"/>
          <table:table-cell table:style-name="ce166" table:formula="of:= IF(ISNUMBER([.AC7]); [.AC7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273" table:formula="of:= [.F6] + 5/60/24" office:value-type="time" office:time-value="PT14H35M00S" calcext:value-type="time">
            <text:p>14:35</text:p>
          </table:table-cell>
          <table:table-cell table:style-name="ce373" table:formula="of:= IF(COUNT([.I8];[.N8];[.S8];[.X8];[.Z8];[.AB8];[.AD8]) &lt; 1; &quot;&quot;; MAX(SUM([.I8];[.N8];[.S8];[.X8];[.Z8];[.AB8];[.AD8]); 0))">
            <text:p/>
          </table:table-cell>
          <table:table-cell table:style-name="ce376"/>
          <table:table-cell table:style-name="ce379" table:formula="of:= IF([.H8] = &quot;&quot;; &quot;&quot;; [.$H$1]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J8:.L8]) = 0; &quot;&quot;; SUM([.J8:.L8]))">
            <text:p/>
          </table:table-cell>
          <table:table-cell table:style-name="ce166" table:formula="of:= IF(ISNUMBER([.M8]);([.L8] - [.J8]) * [.J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O8:.Q8]) = 0; &quot;&quot;; SUM([.O8:.Q8]))">
            <text:p/>
          </table:table-cell>
          <table:table-cell table:style-name="ce166" table:formula="of:= IF(ISNUMBER([.R8]);([.Q8] - [.O8]) * [.O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T8:.V8]) = 0; &quot;&quot;; SUM([.T8:.V8]))">
            <text:p/>
          </table:table-cell>
          <table:table-cell table:style-name="ce166" table:formula="of:= IF(ISNUMBER([.W8]);([.V8] - [.T8]) * [.T$1]; &quot;&quot;)">
            <text:p/>
          </table:table-cell>
          <table:table-cell table:style-name="ce386"/>
          <table:table-cell table:style-name="ce166" table:formula="of:= IF(ISNUMBER([.Y8]); [.Y8] * [.Y$1]; &quot;&quot;)">
            <text:p/>
          </table:table-cell>
          <table:table-cell table:style-name="ce386"/>
          <table:table-cell table:style-name="ce166" table:formula="of:= IF(ISNUMBER([.AA8]); [.AA8] * [.AA$1]; &quot;&quot;)">
            <text:p/>
          </table:table-cell>
          <table:table-cell table:style-name="ce386"/>
          <table:table-cell table:style-name="ce166" table:formula="of:= IF(ISNUMBER([.AC8]); [.AC8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273" table:formula="of:= [.F7] + 5/60/24" office:value-type="time" office:time-value="PT14H40M00S" calcext:value-type="time">
            <text:p>14:40</text:p>
          </table:table-cell>
          <table:table-cell table:style-name="ce373" table:formula="of:= IF(COUNT([.I9];[.N9];[.S9];[.X9];[.Z9];[.AB9];[.AD9]) &lt; 1; &quot;&quot;; MAX(SUM([.I9];[.N9];[.S9];[.X9];[.Z9];[.AB9];[.AD9]); 0))">
            <text:p/>
          </table:table-cell>
          <table:table-cell table:style-name="ce376"/>
          <table:table-cell table:style-name="ce379" table:formula="of:= IF([.H9] = &quot;&quot;; &quot;&quot;; [.$H$1]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J9:.L9]) = 0; &quot;&quot;; SUM([.J9:.L9]))">
            <text:p/>
          </table:table-cell>
          <table:table-cell table:style-name="ce166" table:formula="of:= IF(ISNUMBER([.M9]);([.L9] - [.J9]) * [.J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O9:.Q9]) = 0; &quot;&quot;; SUM([.O9:.Q9]))">
            <text:p/>
          </table:table-cell>
          <table:table-cell table:style-name="ce166" table:formula="of:= IF(ISNUMBER([.R9]);([.Q9] - [.O9]) * [.O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T9:.V9]) = 0; &quot;&quot;; SUM([.T9:.V9]))">
            <text:p/>
          </table:table-cell>
          <table:table-cell table:style-name="ce166" table:formula="of:= IF(ISNUMBER([.W9]);([.V9] - [.T9]) * [.T$1]; &quot;&quot;)">
            <text:p/>
          </table:table-cell>
          <table:table-cell table:style-name="ce386"/>
          <table:table-cell table:style-name="ce166" table:formula="of:= IF(ISNUMBER([.Y9]); [.Y9] * [.Y$1]; &quot;&quot;)">
            <text:p/>
          </table:table-cell>
          <table:table-cell table:style-name="ce386"/>
          <table:table-cell table:style-name="ce166" table:formula="of:= IF(ISNUMBER([.AA9]); [.AA9] * [.AA$1]; &quot;&quot;)">
            <text:p/>
          </table:table-cell>
          <table:table-cell table:style-name="ce386"/>
          <table:table-cell table:style-name="ce166" table:formula="of:= IF(ISNUMBER([.AC9]); [.AC9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273" table:formula="of:= [.F8] + 5/60/24" office:value-type="time" office:time-value="PT14H40M00S" calcext:value-type="time">
            <text:p>14:40</text:p>
          </table:table-cell>
          <table:table-cell table:style-name="ce373" table:formula="of:= IF(COUNT([.I10];[.N10];[.S10];[.X10];[.Z10];[.AB10];[.AD10]) &lt; 1; &quot;&quot;; MAX(SUM([.I10];[.N10];[.S10];[.X10];[.Z10];[.AB10];[.AD10]); 0))">
            <text:p/>
          </table:table-cell>
          <table:table-cell table:style-name="ce376"/>
          <table:table-cell table:style-name="ce379" table:formula="of:= IF([.H10] = &quot;&quot;; &quot;&quot;; [.$H$1]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J10:.L10]) = 0; &quot;&quot;; SUM([.J10:.L10]))">
            <text:p/>
          </table:table-cell>
          <table:table-cell table:style-name="ce166" table:formula="of:= IF(ISNUMBER([.M10]);([.L10] - [.J10]) * [.J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O10:.Q10]) = 0; &quot;&quot;; SUM([.O10:.Q10]))">
            <text:p/>
          </table:table-cell>
          <table:table-cell table:style-name="ce166" table:formula="of:= IF(ISNUMBER([.R10]);([.Q10] - [.O10]) * [.O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T10:.V10]) = 0; &quot;&quot;; SUM([.T10:.V10]))">
            <text:p/>
          </table:table-cell>
          <table:table-cell table:style-name="ce166" table:formula="of:= IF(ISNUMBER([.W10]);([.V10] - [.T10]) * [.T$1]; &quot;&quot;)">
            <text:p/>
          </table:table-cell>
          <table:table-cell table:style-name="ce386"/>
          <table:table-cell table:style-name="ce166" table:formula="of:= IF(ISNUMBER([.Y10]); [.Y10] * [.Y$1]; &quot;&quot;)">
            <text:p/>
          </table:table-cell>
          <table:table-cell table:style-name="ce386"/>
          <table:table-cell table:style-name="ce166" table:formula="of:= IF(ISNUMBER([.AA10]); [.AA10] * [.AA$1]; &quot;&quot;)">
            <text:p/>
          </table:table-cell>
          <table:table-cell table:style-name="ce386"/>
          <table:table-cell table:style-name="ce166" table:formula="of:= IF(ISNUMBER([.AC10]); [.AC10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273" table:formula="of:= [.F9] + 5/60/24" office:value-type="time" office:time-value="PT14H45M00S" calcext:value-type="time">
            <text:p>14:45</text:p>
          </table:table-cell>
          <table:table-cell table:style-name="ce373" table:formula="of:= IF(COUNT([.I11];[.N11];[.S11];[.X11];[.Z11];[.AB11];[.AD11]) &lt; 1; &quot;&quot;; MAX(SUM([.I11];[.N11];[.S11];[.X11];[.Z11];[.AB11];[.AD11]); 0))">
            <text:p/>
          </table:table-cell>
          <table:table-cell table:style-name="ce376"/>
          <table:table-cell table:style-name="ce379" table:formula="of:= IF([.H11] = &quot;&quot;; &quot;&quot;; [.$H$1]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J11:.L11]) = 0; &quot;&quot;; SUM([.J11:.L11]))">
            <text:p/>
          </table:table-cell>
          <table:table-cell table:style-name="ce166" table:formula="of:= IF(ISNUMBER([.M11]);([.L11] - [.J11]) * [.J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O11:.Q11]) = 0; &quot;&quot;; SUM([.O11:.Q11]))">
            <text:p/>
          </table:table-cell>
          <table:table-cell table:style-name="ce166" table:formula="of:= IF(ISNUMBER([.R11]);([.Q11] - [.O11]) * [.O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T11:.V11]) = 0; &quot;&quot;; SUM([.T11:.V11]))">
            <text:p/>
          </table:table-cell>
          <table:table-cell table:style-name="ce166" table:formula="of:= IF(ISNUMBER([.W11]);([.V11] - [.T11]) * [.T$1]; &quot;&quot;)">
            <text:p/>
          </table:table-cell>
          <table:table-cell table:style-name="ce386"/>
          <table:table-cell table:style-name="ce166" table:formula="of:= IF(ISNUMBER([.Y11]); [.Y11] * [.Y$1]; &quot;&quot;)">
            <text:p/>
          </table:table-cell>
          <table:table-cell table:style-name="ce386"/>
          <table:table-cell table:style-name="ce166" table:formula="of:= IF(ISNUMBER([.AA11]); [.AA11] * [.AA$1]; &quot;&quot;)">
            <text:p/>
          </table:table-cell>
          <table:table-cell table:style-name="ce386"/>
          <table:table-cell table:style-name="ce166" table:formula="of:= IF(ISNUMBER([.AC11]); [.AC11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273" table:formula="of:= [.F10] + 5/60/24" office:value-type="time" office:time-value="PT14H45M00S" calcext:value-type="time">
            <text:p>14:45</text:p>
          </table:table-cell>
          <table:table-cell table:style-name="ce373" table:formula="of:= IF(COUNT([.I12];[.N12];[.S12];[.X12];[.Z12];[.AB12];[.AD12]) &lt; 1; &quot;&quot;; MAX(SUM([.I12];[.N12];[.S12];[.X12];[.Z12];[.AB12];[.AD12]); 0))">
            <text:p/>
          </table:table-cell>
          <table:table-cell table:style-name="ce376"/>
          <table:table-cell table:style-name="ce379" table:formula="of:= IF([.H12] = &quot;&quot;; &quot;&quot;; [.$H$1]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J12:.L12]) = 0; &quot;&quot;; SUM([.J12:.L12]))">
            <text:p/>
          </table:table-cell>
          <table:table-cell table:style-name="ce166" table:formula="of:= IF(ISNUMBER([.M12]);([.L12] - [.J12]) * [.J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O12:.Q12]) = 0; &quot;&quot;; SUM([.O12:.Q12]))">
            <text:p/>
          </table:table-cell>
          <table:table-cell table:style-name="ce166" table:formula="of:= IF(ISNUMBER([.R12]);([.Q12] - [.O12]) * [.O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T12:.V12]) = 0; &quot;&quot;; SUM([.T12:.V12]))">
            <text:p/>
          </table:table-cell>
          <table:table-cell table:style-name="ce166" table:formula="of:= IF(ISNUMBER([.W12]);([.V12] - [.T12]) * [.T$1]; &quot;&quot;)">
            <text:p/>
          </table:table-cell>
          <table:table-cell table:style-name="ce386"/>
          <table:table-cell table:style-name="ce166" table:formula="of:= IF(ISNUMBER([.Y12]); [.Y12] * [.Y$1]; &quot;&quot;)">
            <text:p/>
          </table:table-cell>
          <table:table-cell table:style-name="ce386"/>
          <table:table-cell table:style-name="ce166" table:formula="of:= IF(ISNUMBER([.AA12]); [.AA12] * [.AA$1]; &quot;&quot;)">
            <text:p/>
          </table:table-cell>
          <table:table-cell table:style-name="ce386"/>
          <table:table-cell table:style-name="ce166" table:formula="of:= IF(ISNUMBER([.AC12]); [.AC12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273" table:formula="of:= [.F11] + 5/60/24" office:value-type="time" office:time-value="PT14H50M00S" calcext:value-type="time">
            <text:p>14:50</text:p>
          </table:table-cell>
          <table:table-cell table:style-name="ce373" table:formula="of:= IF(COUNT([.I13];[.N13];[.S13];[.X13];[.Z13];[.AB13];[.AD13]) &lt; 1; &quot;&quot;; MAX(SUM([.I13];[.N13];[.S13];[.X13];[.Z13];[.AB13];[.AD13]); 0))">
            <text:p/>
          </table:table-cell>
          <table:table-cell table:style-name="ce376"/>
          <table:table-cell table:style-name="ce379" table:formula="of:= IF([.H13] = &quot;&quot;; &quot;&quot;; [.$H$1]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J13:.L13]) = 0; &quot;&quot;; SUM([.J13:.L13]))">
            <text:p/>
          </table:table-cell>
          <table:table-cell table:style-name="ce166" table:formula="of:= IF(ISNUMBER([.M13]);([.L13] - [.J13]) * [.J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O13:.Q13]) = 0; &quot;&quot;; SUM([.O13:.Q13]))">
            <text:p/>
          </table:table-cell>
          <table:table-cell table:style-name="ce166" table:formula="of:= IF(ISNUMBER([.R13]);([.Q13] - [.O13]) * [.O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T13:.V13]) = 0; &quot;&quot;; SUM([.T13:.V13]))">
            <text:p/>
          </table:table-cell>
          <table:table-cell table:style-name="ce166" table:formula="of:= IF(ISNUMBER([.W13]);([.V13] - [.T13]) * [.T$1]; &quot;&quot;)">
            <text:p/>
          </table:table-cell>
          <table:table-cell table:style-name="ce386"/>
          <table:table-cell table:style-name="ce166" table:formula="of:= IF(ISNUMBER([.Y13]); [.Y13] * [.Y$1]; &quot;&quot;)">
            <text:p/>
          </table:table-cell>
          <table:table-cell table:style-name="ce386"/>
          <table:table-cell table:style-name="ce166" table:formula="of:= IF(ISNUMBER([.AA13]); [.AA13] * [.AA$1]; &quot;&quot;)">
            <text:p/>
          </table:table-cell>
          <table:table-cell table:style-name="ce386"/>
          <table:table-cell table:style-name="ce166" table:formula="of:= IF(ISNUMBER([.AC13]); [.AC13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273" table:formula="of:= [.F12] + 5/60/24" office:value-type="time" office:time-value="PT14H50M00S" calcext:value-type="time">
            <text:p>14:50</text:p>
          </table:table-cell>
          <table:table-cell table:style-name="ce373" table:formula="of:= IF(COUNT([.I14];[.N14];[.S14];[.X14];[.Z14];[.AB14];[.AD14]) &lt; 1; &quot;&quot;; MAX(SUM([.I14];[.N14];[.S14];[.X14];[.Z14];[.AB14];[.AD14]); 0))">
            <text:p/>
          </table:table-cell>
          <table:table-cell table:style-name="ce376"/>
          <table:table-cell table:style-name="ce379" table:formula="of:= IF([.H14] = &quot;&quot;; &quot;&quot;; [.$H$1]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J14:.L14]) = 0; &quot;&quot;; SUM([.J14:.L14]))">
            <text:p/>
          </table:table-cell>
          <table:table-cell table:style-name="ce166" table:formula="of:= IF(ISNUMBER([.M14]);([.L14] - [.J14]) * [.J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O14:.Q14]) = 0; &quot;&quot;; SUM([.O14:.Q14]))">
            <text:p/>
          </table:table-cell>
          <table:table-cell table:style-name="ce166" table:formula="of:= IF(ISNUMBER([.R14]);([.Q14] - [.O14]) * [.O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T14:.V14]) = 0; &quot;&quot;; SUM([.T14:.V14]))">
            <text:p/>
          </table:table-cell>
          <table:table-cell table:style-name="ce166" table:formula="of:= IF(ISNUMBER([.W14]);([.V14] - [.T14]) * [.T$1]; &quot;&quot;)">
            <text:p/>
          </table:table-cell>
          <table:table-cell table:style-name="ce386"/>
          <table:table-cell table:style-name="ce166" table:formula="of:= IF(ISNUMBER([.Y14]); [.Y14] * [.Y$1]; &quot;&quot;)">
            <text:p/>
          </table:table-cell>
          <table:table-cell table:style-name="ce386"/>
          <table:table-cell table:style-name="ce166" table:formula="of:= IF(ISNUMBER([.AA14]); [.AA14] * [.AA$1]; &quot;&quot;)">
            <text:p/>
          </table:table-cell>
          <table:table-cell table:style-name="ce386"/>
          <table:table-cell table:style-name="ce166" table:formula="of:= IF(ISNUMBER([.AC14]); [.AC14] * [.AC$1]; &quot;&quot;)">
            <text:p/>
          </table:table-cell>
          <table:table-cell table:number-columns-repeated="34"/>
        </table:table-row>
        <table:table-row table:style-name="ro1">
          <table:covered-table-cell table:style-name="ce112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273" table:formula="of:= [.F13] + 5/60/24" office:value-type="time" office:time-value="PT14H55M00S" calcext:value-type="time">
            <text:p>14:55</text:p>
          </table:table-cell>
          <table:table-cell table:style-name="ce373" table:formula="of:= IF(COUNT([.I15];[.N15];[.S15];[.X15];[.Z15];[.AB15];[.AD15]) &lt; 1; &quot;&quot;; MAX(SUM([.I15];[.N15];[.S15];[.X15];[.Z15];[.AB15];[.AD15]); 0))">
            <text:p/>
          </table:table-cell>
          <table:table-cell table:style-name="ce376"/>
          <table:table-cell table:style-name="ce379" table:formula="of:= IF([.H15] = &quot;&quot;; &quot;&quot;; [.$H$1]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J15:.L15]) = 0; &quot;&quot;; SUM([.J15:.L15]))">
            <text:p/>
          </table:table-cell>
          <table:table-cell table:style-name="ce166" table:formula="of:= IF(ISNUMBER([.M15]);([.L15] - [.J15]) * [.J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O15:.Q15]) = 0; &quot;&quot;; SUM([.O15:.Q15]))">
            <text:p/>
          </table:table-cell>
          <table:table-cell table:style-name="ce166" table:formula="of:= IF(ISNUMBER([.R15]);([.Q15] - [.O15]) * [.O$1]; &quot;&quot;)">
            <text:p/>
          </table:table-cell>
          <table:table-cell table:style-name="ce382"/>
          <table:table-cell table:style-name="ce386" table:number-columns-repeated="2"/>
          <table:table-cell table:style-name="ce391" table:formula="of:= IF(SUM([.T15:.V15]) = 0; &quot;&quot;; SUM([.T15:.V15]))">
            <text:p/>
          </table:table-cell>
          <table:table-cell table:style-name="ce166" table:formula="of:= IF(ISNUMBER([.W15]);([.V15] - [.T15]) * [.T$1]; &quot;&quot;)">
            <text:p/>
          </table:table-cell>
          <table:table-cell table:style-name="ce386"/>
          <table:table-cell table:style-name="ce166" table:formula="of:= IF(ISNUMBER([.Y15]); [.Y15] * [.Y$1]; &quot;&quot;)">
            <text:p/>
          </table:table-cell>
          <table:table-cell table:style-name="ce386"/>
          <table:table-cell table:style-name="ce166" table:formula="of:= IF(ISNUMBER([.AA15]); [.AA15] * [.AA$1]; &quot;&quot;)">
            <text:p/>
          </table:table-cell>
          <table:table-cell table:style-name="ce386"/>
          <table:table-cell table:style-name="ce166" table:formula="of:= IF(ISNUMBER([.AC15]); [.AC15] * [.AC$1]; &quot;&quot;)">
            <text:p/>
          </table:table-cell>
          <table:table-cell table:number-columns-repeated="34"/>
        </table:table-row>
        <table:table-row table:style-name="ro1">
          <table:covered-table-cell table:style-name="ce109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74" table:formula="of:= [.F14] + 5/60/24" office:value-type="time" office:time-value="PT14H55M00S" calcext:value-type="time">
            <text:p>14:55</text:p>
          </table:table-cell>
          <table:table-cell table:style-name="ce374" table:formula="of:= IF(COUNT([.I16];[.N16];[.S16];[.X16];[.Z16];[.AB16];[.AD16]) &lt; 1; &quot;&quot;; MAX(SUM([.I16];[.N16];[.S16];[.X16];[.Z16];[.AB16];[.AD16]); 0))">
            <text:p/>
          </table:table-cell>
          <table:table-cell table:style-name="ce377"/>
          <table:table-cell table:style-name="ce380" table:formula="of:= IF([.H16] = &quot;&quot;; &quot;&quot;; [.$H$1])">
            <text:p/>
          </table:table-cell>
          <table:table-cell table:style-name="ce383"/>
          <table:table-cell table:style-name="ce388" table:number-columns-repeated="2"/>
          <table:table-cell table:style-name="ce394" table:formula="of:= IF(SUM([.J16:.L16]) = 0; &quot;&quot;; SUM([.J16:.L16]))">
            <text:p/>
          </table:table-cell>
          <table:table-cell table:style-name="ce167" table:formula="of:= IF(ISNUMBER([.M16]);([.L16] - [.J16]) * [.J$1]; &quot;&quot;)">
            <text:p/>
          </table:table-cell>
          <table:table-cell table:style-name="ce383"/>
          <table:table-cell table:style-name="ce388" table:number-columns-repeated="2"/>
          <table:table-cell table:style-name="ce394" table:formula="of:= IF(SUM([.O16:.Q16]) = 0; &quot;&quot;; SUM([.O16:.Q16]))">
            <text:p/>
          </table:table-cell>
          <table:table-cell table:style-name="ce167" table:formula="of:= IF(ISNUMBER([.R16]);([.Q16] - [.O16]) * [.O$1]; &quot;&quot;)">
            <text:p/>
          </table:table-cell>
          <table:table-cell table:style-name="ce383"/>
          <table:table-cell table:style-name="ce388" table:number-columns-repeated="2"/>
          <table:table-cell table:style-name="ce394" table:formula="of:= IF(SUM([.T16:.V16]) = 0; &quot;&quot;; SUM([.T16:.V16]))">
            <text:p/>
          </table:table-cell>
          <table:table-cell table:style-name="ce167" table:formula="of:= IF(ISNUMBER([.W16]);([.V16] - [.T16]) * [.T$1]; &quot;&quot;)">
            <text:p/>
          </table:table-cell>
          <table:table-cell table:style-name="ce388"/>
          <table:table-cell table:style-name="ce167" table:formula="of:= IF(ISNUMBER([.Y16]); [.Y16] * [.Y$1]; &quot;&quot;)">
            <text:p/>
          </table:table-cell>
          <table:table-cell table:style-name="ce388"/>
          <table:table-cell table:style-name="ce167" table:formula="of:= IF(ISNUMBER([.AA16]); [.AA16] * [.AA$1]; &quot;&quot;)">
            <text:p/>
          </table:table-cell>
          <table:table-cell table:style-name="ce388"/>
          <table:table-cell table:style-name="ce167" table:formula="of:= IF(ISNUMBER([.AC16]); [.AC16] * [.AC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Zusatz.G5:Zusatz.G16 Zusatz.J5:Zusatz.M16 Zusatz.O5:Zusatz.R16 Zusatz.Y5:Zusatz.Y16 Zusatz.T5:Zusatz.W16 Zusatz.AA5:Zusatz.AA16 Zusatz.AC5:Zusatz.AC16">
            <calcext:condition calcext:apply-style-name="ConditionalStyle_49" calcext:value="formula-is(#REF!)" calcext:base-cell-address="Zusatz.G5"/>
          </calcext:conditional-format>
          <calcext:conditional-format calcext:target-range-address="Zusatz.H5:Zusatz.I16">
            <calcext:condition calcext:apply-style-name="ConditionalStyle_41" calcext:value="formula-is(#REF!)" calcext:base-cell-address="Zusatz.H5"/>
          </calcext:conditional-format>
        </calcext:conditional-formats>
      </table:table>
      <table:named-expressions>
        <table:named-range table:name="Startnummer" table:base-cell-address="$Punkte.$O$2" table:cell-range-address="$Punkte.$S$2:.$S$13"/>
        <table:named-range table:name="Summe" table:base-cell-address="$Punkte.$N$2" table:cell-range-address="$Punkte.$N$2:.$N$13"/>
      </table:named-expressions>
      <table:database-ranges>
        <table:database-range table:name="__Anonymous_Sheet_DB__0" table:target-range-address="Punkte.C2:Punkte.AE13" table:contains-header="false">
          <table:sort>
            <table:sort-by table:field-number="13" table:order="descending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P0" style:volatile="true">
      <number:hours/>
      <number:text>:</number:text>
      <number:minutes number:style="long"/>
    </number:time-style>
    <number:text-style style:name="N112" number:title="Benutzerdefiniert">
      <number:text-content/>
      <style:map style:condition="value()&lt;=1.79769313486232E+308" style:apply-style-name="N112P0"/>
    </number:text-style>
    <number:time-style style:name="N113P0" style:volatile="true">
      <number:hours number:style="long"/>
      <number:text>:</number:text>
      <number:minutes number:style="long"/>
    </number:time-style>
    <number:text-style style:name="N113">
      <number:text-content/>
      <style:map style:condition="value()&lt;=1.79769313486232E+308" style:apply-style-name="N113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49" style:display-name="ConditionalStyle_49" style:family="table-cell" style:parent-style-name="Default">
      <style:table-cell-properties fo:background-color="#c6efce"/>
      <style:text-properties fo:color="#006100"/>
    </style:style>
    <style:style style:name="ConditionalStyle_5f_48" style:display-name="ConditionalStyle_48" style:family="table-cell" style:parent-style-name="Default">
      <style:table-cell-properties fo:background-color="#c6efce"/>
      <style:text-properties fo:color="#006100"/>
    </style:style>
    <style:style style:name="ConditionalStyle_5f_46" style:display-name="ConditionalStyle_46" style:family="table-cell" style:parent-style-name="Default">
      <style:table-cell-properties fo:background-color="#c6efce"/>
      <style:text-properties fo:color="#006100"/>
    </style:style>
    <style:style style:name="ConditionalStyle_5f_45" style:display-name="ConditionalStyle_45" style:family="table-cell" style:parent-style-name="Default">
      <style:table-cell-properties fo:background-color="#c6efce"/>
      <style:text-properties fo:color="#006100"/>
    </style:style>
    <style:style style:name="ConditionalStyle_5f_44" style:display-name="ConditionalStyle_44" style:family="table-cell" style:parent-style-name="Default">
      <style:table-cell-properties fo:background-color="#c6efce"/>
      <style:text-properties fo:color="#006100"/>
    </style:style>
    <style:style style:name="ConditionalStyle_5f_43" style:display-name="ConditionalStyle_43" style:family="table-cell" style:parent-style-name="Default">
      <style:table-cell-properties fo:background-color="#c6efce"/>
      <style:text-properties fo:color="#006100"/>
    </style:style>
    <style:style style:name="ConditionalStyle_5f_42" style:display-name="ConditionalStyle_42" style:family="table-cell" style:parent-style-name="Default">
      <style:table-cell-properties fo:background-color="#c6efce"/>
      <style:text-properties fo:color="#006100"/>
    </style:style>
    <style:style style:name="ConditionalStyle_5f_41" style:display-name="ConditionalStyle_41" style:family="table-cell" style:parent-style-name="Default">
      <style:table-cell-properties fo:background-color="#c6efce"/>
      <style:text-properties fo:color="#006100"/>
    </style:style>
    <style:style style:name="ConditionalStyle_5f_40" style:display-name="ConditionalStyle_40" style:family="table-cell" style:parent-style-name="Default">
      <style:table-cell-properties fo:background-color="#c6efce"/>
      <style:text-properties fo:color="#006100"/>
    </style:style>
    <style:style style:name="ConditionalStyle_5f_39" style:display-name="ConditionalStyle_39" style:family="table-cell" style:parent-style-name="Default">
      <style:table-cell-properties fo:background-color="#c6efce"/>
      <style:text-properties fo:color="#006100"/>
    </style:style>
    <style:style style:name="ConditionalStyle_5f_38" style:display-name="ConditionalStyle_38" style:family="table-cell" style:parent-style-name="Default">
      <style:table-cell-properties fo:background-color="#c6efce"/>
      <style:text-properties fo:color="#006100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61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6100"/>
    </style:style>
    <style:style style:name="ConditionalStyle_5f_34" style:display-name="ConditionalStyle_34" style:family="table-cell" style:parent-style-name="Default">
      <style:table-cell-properties fo:background-color="#c6efce"/>
      <style:text-properties fo:color="#006100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c6efce"/>
      <style:text-properties fo:color="#006100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9" style:display-name="ConditionalStyle_19" style:family="table-cell" style:parent-style-name="Default">
      <style:table-cell-properties fo:background-color="#c6efce"/>
      <style:text-properties fo:color="#006100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c6efce"/>
      <style:text-properties fo:color="#006100"/>
    </style:style>
    <style:style style:name="ConditionalStyle_5f_16" style:display-name="ConditionalStyle_16" style:family="table-cell" style:parent-style-name="Default">
      <style:table-cell-properties fo:background-color="#c6efce"/>
      <style:text-properties fo:color="#006100"/>
    </style:style>
    <style:style style:name="ConditionalStyle_5f_15" style:display-name="ConditionalStyle_15" style:family="table-cell" style:parent-style-name="Default">
      <style:table-cell-properties fo:background-color="#c6efce"/>
      <style:text-properties fo:color="#006100"/>
    </style:style>
    <style:style style:name="ConditionalStyle_5f_14" style:display-name="ConditionalStyle_14" style:family="table-cell" style:parent-style-name="Default">
      <style:table-cell-properties fo:background-color="#c6efce"/>
      <style:text-properties fo:color="#006100"/>
    </style:style>
    <style:style style:name="ConditionalStyle_5f_13" style:display-name="ConditionalStyle_13" style:family="table-cell" style:parent-style-name="Default">
      <style:table-cell-properties fo:background-color="#c6efce"/>
      <style:text-properties fo:color="#006100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42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32cm" fo:page-height="18cm" style:num-format="1" style:print-orientation="landscape" fo:margin-top="0cm" fo:margin-bottom="0cm" fo:margin-left="0cm" fo:margin-right="0cm" style:print-page-order="ttb" style:first-page-number="continue" style:scale-to="140%" style:table-centering="both" style:writing-mode="lr-tb" style:print="charts drawings objects zero-values"/>
      <style:header-style>
        <style:header-footer-properties fo:min-height="1.499cm" fo:margin-left="0cm" fo:margin-right="0cm" fo:margin-bottom="1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.00.0000</text:date>, <text:time style:data-style-name="N2" text:time-value="23:51:46.3137393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pielstände" style:display-name="PageStyle_Spielstän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platzierung" style:display-name="PageStyle_Teamplatzierung" style:page-layout-name="Mpm4">
      <style:header>
        <style:region-left>
          <text:p><text:time style:data-style-name="N2" text:time-value="23:51:46.314676840">00:00:00</text:time></text:p>
        </style:region-left>
        <style:region-center>
          <text:p><text:span text:style-name="MT1">RoboSAX 2023</text:span></text:p>
        </style:region-center>
        <style:region-right>
          <text:p><text:span text:style-name="MT2"><text:date style:data-style-name="N2" text:date-value="2023-05-11">00.00.0000</text:date>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Voigt</meta:initial-creator>
    <meta:creation-date>2022-06-03T22:31:32</meta:creation-date>
    <dc:date>2023-05-11T00:07:46.866581416</dc:date>
    <meta:editing-duration>P1DT14H22M19S</meta:editing-duration>
    <meta:editing-cycles>152</meta:editing-cycles>
    <meta:generator>LibreOffice/6.4.7.2$Linux_X86_64 LibreOffice_project/40$Build-2</meta:generator>
    <meta:document-statistic meta:table-count="8" meta:cell-count="1780" meta:object-count="8"/>
  </office:meta>
</office:document-meta>
</file>

<file path=Basic/Standard/RoboSAX.xml><?xml version="1.0" encoding="utf-8"?>
<!DOCTYPE module  PUBLIC '-//OpenOffice.org//DTD OfficeDocument 1.0//EN'  'module.dtd'>
<script:module xmlns:script="http://openoffice.org/2000/script" script:name="RoboSAX" script:language="StarBasic" script:moduleType="normal">REM  *****  BASIC  *****

sub Punkte_Sortieren
    dim document   as object
    dim dispatcher as object

    document = ThisComponent.CurrentController.Frame
    dispatcher = createUnoService("com.sun.star.frame.DispatchHelper")

    dim args1(0) as new com.sun.star.beans.PropertyValue
    args1(0).Name = "ToPoint"
    args1(0).Value = "$C$2:$AE$13"
    dispatcher.executeDispatch(document, ".uno:GoToCell", "", 0, args1())

    dim args2(11) as new com.sun.star.beans.PropertyValue
    args2(0).Name = "ByRows"
    args2(0).Value = true
    args2(1).Name = "HasHeader"
    args2(1).Value = false
    args2(2).Name = "CaseSensitive"
    args2(2).Value = false
    args2(3).Name = "NaturalSort"
    args2(3).Value = false
    args2(4).Name = "IncludeAttribs"
    args2(4).Value = true
    args2(5).Name = "UserDefIndex"
    args2(5).Value = 0
    args2(6).Name = "Col1"
    args2(6).Value = 16
    args2(7).Name = "Ascending1"
    args2(7).Value = false
    args2(8).Name = "Col2"
    args2(8).Value = 17
    args2(9).Name = "Ascending2"
    args2(9).Value = true
    args2(10).Name = "IncludeComments"
    args2(10).Value = false
    args2(11).Name = "IncludeImages"
    args2(11).Value = true
    dispatcher.executeDispatch(document, ".uno:DataSort", "", 0, args2())
end sub

sub Copy_To_Block(BlockNr As String)
    Dim Doc As Object
    Dim PunkteSheet, BlockSheet As Object
    Dim Source, Target As Object
    Dim BlockPunkteCellRange As Object
    Dim PunkteCount As Integer

    Doc = ThisComponent
    PunkteSheet = Doc.Sheets.getByName("Punkte")
    BlockSheet = Doc.Sheets.getByName("Block" + BlockNr)

    REM Check for Points
    BlockPunkteCellRange = BlockSheet.getCellRangeByName("G5:G16")
    PunkteCount = BlockPunkteCellRange.computeFunction(com.sun.star.sheet.GeneralFunction.COUNTNUMS)

    If (PunkteCount &gt; 0) Then
        MsgBox "Der ausgewählte Block enthält Punkte!"
    Else
        REM copy Name
        Source = PunkteSheet.getCellRangeByName("C2:C13")
        Target = BlockSheet.getCellRangeByName("D5:D16")
        Target.setDataArray(Source.getDataArray())
        REM copy Startnummer
        Source = PunkteSheet.getCellRangeByName("S2:S13")
        Target = BlockSheet.getCellRangeByName("B5:B16")
        Target.setDataArray(Source.getDataArray())
        REM copy Punkte
        Source = PunkteSheet.getCellRangeByName("N2:N13")
        Target = BlockSheet.getCellRangeByName("C5:C16")
        Target.setDataArray(Source.getDataArray())
        REM Target = BlockSheet.getCellRangeByName("B5")
        REM PunkteSheet.copyRange(Target.CellAddress, Source.RangeAddress)
    End If
    REM Source

end sub

sub Copy_To_Block1
    Copy_To_Block("1")
end sub
sub Copy_To_Block2
    Copy_To_Block("2")
end sub
sub Copy_To_Block3
    Copy_To_Block("3")
end sub
sub Copy_To_Block4
    Copy_To_Block("4")
end sub
sub Copy_To_Block5
    Copy_To_Block("5")
end sub


sub Punkte_Execute_Script(FileName As String)
    Dim Url, Path, Skript As String

    Url = ThisComponent.getURL()
    Path = replace(Url, "file://", "")
    Path = replace(Path, "punkte.ods", "")
    Skript = "bash -c 'cd " + Path + " &amp;&amp; ./" + FileName + "'"
    Shell(Skript, 1)
end sub

sub Punkte_Backup_And_Check
    ThisComponent.store()
    Punkte_Execute_Script("backup_and_check.sh")

end sub
sub Punkte_Export_To_Web
    Punkte_Execute_Script("export_to_web.sh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boSA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